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Arial2" svg:font-family="Arial" style:font-pitch="variable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2.686cm"/>
    </style:style>
    <style:style style:name="co2" style:family="table-column">
      <style:table-column-properties fo:break-before="auto" style:column-width="1.205cm"/>
    </style:style>
    <style:style style:name="co3" style:family="table-column">
      <style:table-column-properties fo:break-before="auto" style:column-width="3.207cm"/>
    </style:style>
    <style:style style:name="co4" style:family="table-column">
      <style:table-column-properties fo:break-before="auto" style:column-width="1.792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8.625cm"/>
    </style:style>
    <style:style style:name="co7" style:family="table-column">
      <style:table-column-properties fo:break-before="auto" style:column-width="2.238cm"/>
    </style:style>
    <style:style style:name="co8" style:family="table-column">
      <style:table-column-properties fo:break-before="auto" style:column-width="2.092cm"/>
    </style:style>
    <style:style style:name="co9" style:family="table-column">
      <style:table-column-properties fo:break-before="auto" style:column-width="2.632cm"/>
    </style:style>
    <style:style style:name="co10" style:family="table-column">
      <style:table-column-properties fo:break-before="auto" style:column-width="1.842cm"/>
    </style:style>
    <style:style style:name="co11" style:family="table-column">
      <style:table-column-properties fo:break-before="auto" style:column-width="1.688cm"/>
    </style:style>
    <style:style style:name="co12" style:family="table-column">
      <style:table-column-properties fo:break-before="auto" style:column-width="1.626cm"/>
    </style:style>
    <style:style style:name="co13" style:family="table-column">
      <style:table-column-properties fo:break-before="auto" style:column-width="1.535cm"/>
    </style:style>
    <style:style style:name="co14" style:family="table-column">
      <style:table-column-properties fo:break-before="auto" style:column-width="2.244cm"/>
    </style:style>
    <style:style style:name="co15" style:family="table-column">
      <style:table-column-properties fo:break-before="auto" style:column-width="5.659cm"/>
    </style:style>
    <style:style style:name="co16" style:family="table-column">
      <style:table-column-properties fo:break-before="auto" style:column-width="3.427cm"/>
    </style:style>
    <style:style style:name="co17" style:family="table-column">
      <style:table-column-properties fo:break-before="auto" style:column-width="1.741cm"/>
    </style:style>
    <style:style style:name="co18" style:family="table-column">
      <style:table-column-properties fo:break-before="auto" style:column-width="0.497cm"/>
    </style:style>
    <style:style style:name="co19" style:family="table-column">
      <style:table-column-properties fo:break-before="auto" style:column-width="3.067cm"/>
    </style:style>
    <style:style style:name="co20" style:family="table-column">
      <style:table-column-properties fo:break-before="auto" style:column-width="2.799cm"/>
    </style:style>
    <style:style style:name="co21" style:family="table-column">
      <style:table-column-properties fo:break-before="auto" style:column-width="3.528cm"/>
    </style:style>
    <style:style style:name="co22" style:family="table-column">
      <style:table-column-properties fo:break-before="auto" style:column-width="2.716cm"/>
    </style:style>
    <style:style style:name="co23" style:family="table-column">
      <style:table-column-properties fo:break-before="auto" style:column-width="4.115cm"/>
    </style:style>
    <style:style style:name="co24" style:family="table-column">
      <style:table-column-properties fo:break-before="auto" style:column-width="3.667cm"/>
    </style:style>
    <style:style style:name="co25" style:family="table-column">
      <style:table-column-properties fo:break-before="auto" style:column-width="3.332cm"/>
    </style:style>
    <style:style style:name="co26" style:family="table-column">
      <style:table-column-properties fo:break-before="auto" style:column-width="2.503cm"/>
    </style:style>
    <style:style style:name="co27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2.103cm"/>
    </style:style>
    <style:style style:name="co29" style:family="table-column">
      <style:table-column-properties fo:break-before="auto" style:column-width="1.981cm"/>
    </style:style>
    <style:style style:name="co30" style:family="table-column">
      <style:table-column-properties fo:break-before="auto" style:column-width="2.519cm"/>
    </style:style>
    <style:style style:name="co31" style:family="table-column">
      <style:table-column-properties fo:break-before="auto" style:column-width="3.547cm"/>
    </style:style>
    <style:style style:name="co32" style:family="table-column">
      <style:table-column-properties fo:break-before="auto" style:column-width="1.672cm"/>
    </style:style>
    <style:style style:name="co33" style:family="table-column">
      <style:table-column-properties fo:break-before="auto" style:column-width="1.75cm"/>
    </style:style>
    <style:style style:name="co34" style:family="table-column">
      <style:table-column-properties fo:break-before="auto" style:column-width="4.062cm"/>
    </style:style>
    <style:style style:name="co35" style:family="table-column">
      <style:table-column-properties fo:break-before="auto" style:column-width="2.35cm"/>
    </style:style>
    <style:style style:name="co36" style:family="table-column">
      <style:table-column-properties fo:break-before="auto" style:column-width="0.997cm"/>
    </style:style>
    <style:style style:name="co37" style:family="table-column">
      <style:table-column-properties fo:break-before="auto" style:column-width="5.221cm"/>
    </style:style>
    <style:style style:name="co38" style:family="table-column">
      <style:table-column-properties fo:break-before="auto" style:column-width="20.435cm"/>
    </style:style>
    <style:style style:name="co39" style:family="table-column">
      <style:table-column-properties fo:break-before="auto" style:column-width="0.773cm"/>
    </style:style>
    <style:style style:name="co40" style:family="table-column">
      <style:table-column-properties fo:break-before="auto" style:column-width="1.755cm"/>
    </style:style>
    <style:style style:name="co41" style:family="table-column">
      <style:table-column-properties fo:break-before="auto" style:column-width="4.953cm"/>
    </style:style>
    <style:style style:name="co42" style:family="table-column">
      <style:table-column-properties fo:break-before="auto" style:column-width="1.27cm"/>
    </style:style>
    <style:style style:name="co43" style:family="table-column">
      <style:table-column-properties fo:break-before="auto" style:column-width="0.441cm"/>
    </style:style>
    <style:style style:name="co44" style:family="table-column">
      <style:table-column-properties fo:break-before="auto" style:column-width="7.387cm"/>
    </style:style>
    <style:style style:name="co45" style:family="table-column">
      <style:table-column-properties fo:break-before="auto" style:column-width="1.187cm"/>
    </style:style>
    <style:style style:name="co46" style:family="table-column">
      <style:table-column-properties fo:break-before="auto" style:column-width="5.064cm"/>
    </style:style>
    <style:style style:name="co47" style:family="table-column">
      <style:table-column-properties fo:break-before="auto" style:column-width="1.028cm"/>
    </style:style>
    <style:style style:name="co48" style:family="table-column">
      <style:table-column-properties fo:break-before="auto" style:column-width="0.42cm"/>
    </style:style>
    <style:style style:name="co49" style:family="table-column">
      <style:table-column-properties fo:break-before="auto" style:column-width="6.059cm"/>
    </style:style>
    <style:style style:name="co50" style:family="table-column">
      <style:table-column-properties fo:break-before="auto" style:column-width="2.992cm"/>
    </style:style>
    <style:style style:name="co51" style:family="table-column">
      <style:table-column-properties fo:break-before="auto" style:column-width="1.625cm"/>
    </style:style>
    <style:style style:name="co52" style:family="table-column">
      <style:table-column-properties fo:break-before="auto" style:column-width="7.16cm"/>
    </style:style>
    <style:style style:name="ro1" style:family="table-row">
      <style:table-row-properties style:row-height="0.926cm" fo:break-before="auto" style:use-optimal-row-height="false"/>
    </style:style>
    <style:style style:name="ro2" style:family="table-row">
      <style:table-row-properties style:row-height="1.111cm" fo:break-before="auto" style:use-optimal-row-height="false"/>
    </style:style>
    <style:style style:name="ro3" style:family="table-row">
      <style:table-row-properties style:row-height="0.863cm" fo:break-before="auto" style:use-optimal-row-height="true"/>
    </style:style>
    <style:style style:name="ro4" style:family="table-row">
      <style:table-row-properties style:row-height="0.47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5cm" fo:break-before="auto" style:use-optimal-row-height="tru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979cm" fo:break-before="auto" style:use-optimal-row-height="false"/>
    </style:style>
    <style:style style:name="ta1" style:family="table" style:master-page-name="Default">
      <style:table-properties table:display="true" style:writing-mode="lr-tb" tableooo:tab-color="#ffff99"/>
    </style:style>
    <style:style style:name="ta2" style:family="table" style:master-page-name="Default">
      <style:table-properties table:display="true" style:writing-mode="lr-tb" tableooo:tab-color="#004586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084" number:language="es" number:country="E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99cc6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" style:family="table-cell" style:parent-style-name="Default">
      <style:table-cell-properties fo:background-color="#ffffff" style:rotation-align="none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13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10036">
      <style:table-cell-properties fo:border-bottom="0.74pt solid #000000" fo:background-color="#92d050" style:diagonal-bl-tr="none" style:diagonal-tl-br="none" fo:border-left="1.76pt solid #000000" fo:border-right="0.74pt solid #000000" style:rotation-align="none" fo:border-top="1.76pt solid #000000"/>
    </style:style>
    <style:style style:name="ce19" style:family="table-cell" style:parent-style-name="Default" style:data-style-name="N10036">
      <style:table-cell-properties fo:border-bottom="0.74pt solid #000000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0" style:family="table-cell" style:parent-style-name="Default" style:data-style-name="N110">
      <style:table-cell-properties fo:border-bottom="none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1" style:family="table-cell" style:parent-style-name="Default" style:data-style-name="N110">
      <style:table-cell-properties fo:border-bottom="0.74pt solid #000000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2" style:family="table-cell" style:parent-style-name="Default" style:data-style-name="N110">
      <style:table-cell-properties fo:border-bottom="1.76pt solid #000000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4" style:family="table-cell" style:parent-style-name="Default">
      <style:table-cell-properties fo:background-color="#92d05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3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34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42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4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border-left="none" fo:border-right="none" style:rotation-align="none" fo:border-top="1.7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92d050" style:diagonal-bl-tr="none" style:diagonal-tl-br="none" fo:border-left="none" fo:border-right="none" style:rotation-align="none" fo:border-top="0.74pt solid #000000"/>
    </style:style>
    <style:style style:name="ce46" style:family="table-cell" style:parent-style-name="Default" style:data-style-name="N10084">
      <style:table-cell-properties fo:border-bottom="1.76pt solid #000000" fo:background-color="#92d050" style:diagonal-bl-tr="none" style:diagonal-tl-br="none" fo:border-left="none" fo:border-right="none" style:rotation-align="none" fo:border-top="0.74pt solid #000000"/>
    </style:style>
    <style:style style:name="ce4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4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51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5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</style:style>
    <style:style style:name="ce5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</style:style>
    <style:style style:name="ce56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57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58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1.76pt solid #000000"/>
    </style:style>
    <style:style style:name="ce59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0.74pt solid #000000"/>
    </style:style>
    <style:style style:name="ce60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0.74pt solid #000000"/>
    </style:style>
    <style:style style:name="ce6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62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.524cm" style:writing-mode="page"/>
    </style:style>
    <style:style style:name="ce6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</style:style>
    <style:style style:name="ce6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67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68" style:family="table-cell" style:parent-style-name="Default">
      <style:table-cell-properties fo:border-bottom="0.74pt solid #000000" fo:background-color="#92d05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92d050" style:diagonal-bl-tr="none" style:diagonal-tl-br="none" fo:border-left="0.74pt solid #000000" fo:border-right="0.74pt solid #000000" style:rotation-align="none" fo:border-top="0.74pt solid #000000"/>
    </style:style>
    <style:style style:name="ce7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7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" style:family="table-cell" style:parent-style-name="Default">
      <style:table-cell-properties fo:border-bottom="1.76pt solid #000000" fo:background-color="#92d050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7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7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80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8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8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8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8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.524cm" style:writing-mode="page"/>
    </style:style>
    <style:style style:name="ce8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8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8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</style:style>
    <style:style style:name="ce9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9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9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</style:style>
    <style:style style:name="ce95" style:family="table-cell" style:parent-style-name="Default" style:data-style-name="N1003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</style:style>
    <style:style style:name="ce9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00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01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0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fo:border-left="none" fo:border-right="1.76pt solid #000000" style:rotation-align="none" fo:border-top="1.76pt solid #000000"/>
    </style:style>
    <style:style style:name="ce105" style:family="table-cell" style:parent-style-name="Default">
      <style:table-cell-properties fo:border-bottom="0.74pt solid #000000" fo:background-color="#ffffff" style:diagonal-bl-tr="none" style:diagonal-tl-br="none" fo:border-left="none" fo:border-right="1.76pt solid #000000" style:rotation-align="none" fo:border-top="0.74pt solid #000000"/>
    </style:style>
    <style:style style:name="ce106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0.74pt solid #000000"/>
    </style:style>
    <style:style style:name="ce107" style:family="table-cell" style:parent-style-name="Default" style:data-style-name="N10036">
      <style:table-cell-properties fo:border-bottom="0.74pt solid #000000" fo:background-color="#92d05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8" style:family="table-cell" style:parent-style-name="Default" style:data-style-name="N10036">
      <style:table-cell-properties fo:border-bottom="none" fo:background-color="#92d05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9" style:family="table-cell" style:parent-style-name="Default" style:data-style-name="N10036">
      <style:table-cell-properties fo:border-bottom="1.76pt solid #000000" fo:background-color="#92d05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11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1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1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14" style:family="table-cell" style:parent-style-name="Default" style:data-style-name="N100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</style:style>
    <style:style style:name="ce11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11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style:cell-protect="none" style:print-content="true"/>
    </style:style>
    <style:style style:name="ce122" style:family="table-cell" style:parent-style-name="Default">
      <style:table-cell-properties fo:border-bottom="none" fo:background-color="#dce6f2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4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5" style:family="table-cell" style:parent-style-name="Default">
      <style:table-cell-properties fo:border-bottom="none" fo:background-color="#99cc66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Default">
      <style:table-cell-properties fo:border-bottom="none" fo:background-color="#99cc66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7" style:family="table-cell" style:parent-style-name="Default">
      <style:table-cell-properties fo:border-bottom="0.06pt solid #000000" fo:background-color="#99cc66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>
      <style:table-cell-properties fo:border-bottom="0.06pt solid #000000" fo:background-color="#ccff99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Default">
      <style:table-cell-properties fo:border-bottom="none" fo:background-color="#dce6f2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fo:border="none" style:rotation-align="none"/>
    </style:style>
    <style:style style:name="ce131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2" style:family="table-cell" style:parent-style-name="Default" style:data-style-name="N21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</style:style>
    <style:style style:name="ce133" style:family="table-cell" style:parent-style-name="Default" style:data-style-name="N21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34" style:family="table-cell" style:parent-style-name="Default" style:data-style-name="N210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35" style:family="table-cell" style:parent-style-name="Default" style:data-style-name="N210">
      <style:table-cell-properties fo:border-bottom="0.06pt solid #000000" fo:background-color="#cc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3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37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8" style:family="table-cell" style:parent-style-name="Default" style:data-style-name="N210">
      <style:table-cell-properties fo:border-bottom="none" fo:background-color="#99cc66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</style:style>
    <style:style style:name="ce139" style:family="table-cell" style:parent-style-name="Default" style:data-style-name="N210">
      <style:table-cell-properties fo:background-color="#99cc66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0" style:family="table-cell" style:parent-style-name="Default" style:data-style-name="N210">
      <style:table-cell-properties fo:border-bottom="0.06pt solid #000000" fo:background-color="#99cc66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41" style:family="table-cell" style:parent-style-name="Default" style:data-style-name="N210">
      <style:table-cell-properties fo:border-bottom="0.06pt solid #000000" fo:background-color="#cc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42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fo:border-bottom="none" fo:background-color="#99cc6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>
      <style:table-cell-properties fo:border-bottom="none" fo:background-color="#99cc6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fo:border-bottom="0.06pt solid #000000" fo:background-color="#99cc6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fo:border-bottom="0.06pt solid #000000" fo:background-color="#ccff99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Droid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Default">
      <style:table-cell-properties fo:border-bottom="0.06pt solid #000000" fo:background-color="#b2b2b2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1" style:family="table-cell" style:parent-style-name="Default">
      <style:table-cell-properties fo:border-bottom="none" fo:background-color="#dce6f2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153" style:family="table-cell" style:parent-style-name="Default">
      <style:table-cell-properties fo:border-bottom="none" fo:background-color="#99cc66" style:cell-protect="none" style:print-content="true" style:diagonal-bl-tr="none" style:diagonal-tl-br="none" fo:border-left="0.06pt solid #000000" fo:border-right="0.06pt solid #000000" style:rotation-align="none" fo:border-top="0.06pt solid #000000"/>
    </style:style>
    <style:style style:name="ce154" style:family="table-cell" style:parent-style-name="Default">
      <style:table-cell-properties fo:border-bottom="none" fo:background-color="#99cc66" style:cell-protect="none" style:print-content="true" style:diagonal-bl-tr="none" style:diagonal-tl-br="none" fo:border-left="0.06pt solid #000000" fo:border-right="0.06pt solid #000000" style:rotation-align="none" fo:border-top="none"/>
    </style:style>
    <style:style style:name="ce155" style:family="table-cell" style:parent-style-name="Default">
      <style:table-cell-properties fo:border-bottom="none" style:diagonal-bl-tr="none" style:diagonal-tl-br="none" fo:background-color="transparent" fo:border-left="0.06pt solid #000000" fo:border-right="0.06pt solid #000000" style:rotation-align="none" fo:border-top="none"/>
    </style:style>
    <style:style style:name="ce156" style:family="table-cell" style:parent-style-name="Default">
      <style:table-cell-properties fo:border-bottom="none" fo:background-color="#99cc66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57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15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0" style:family="table-cell" style:parent-style-name="Default" style:data-style-name="N100">
      <style:table-cell-properties style:rotation-align="top"/>
    </style:style>
    <style:style style:name="ce161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62" style:family="table-cell" style:parent-style-name="Default">
      <style:table-cell-properties fo:background-color="#99cc66" fo:border="0.06pt solid #000000"/>
    </style:style>
    <style:style style:name="ce163" style:family="table-cell" style:parent-style-name="Default">
      <style:table-cell-properties fo:background-color="transparent"/>
    </style:style>
    <style:style style:name="ce164" style:family="table-cell" style:parent-style-name="Default" style:data-style-name="N215">
      <style:table-cell-properties fo:background-color="transparent"/>
    </style:style>
    <style:style style:name="ce165" style:family="table-cell" style:parent-style-name="Default">
      <style:table-cell-properties fo:border-bottom="none" fo:background-color="#99cc66" fo:border-left="0.06pt solid #000000" fo:border-right="none" fo:border-top="0.06pt solid #000000"/>
    </style:style>
    <style:style style:name="ce166" style:family="table-cell" style:parent-style-name="Default">
      <style:table-cell-properties fo:border-bottom="none" fo:border-left="0.06pt solid #000000" fo:border-right="none" fo:border-top="none"/>
    </style:style>
    <style:style style:name="ce167" style:family="table-cell" style:parent-style-name="Default">
      <style:table-cell-properties fo:border-bottom="0.06pt solid #000000" fo:border-left="0.06pt solid #000000" fo:border-right="none" fo:border-top="none"/>
    </style:style>
    <style:style style:name="ce16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>
      <style:table-cell-properties fo:background-color="#99cc66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" style:family="table-cell" style:parent-style-name="Default">
      <style:table-cell-properties fo:border-bottom="0.06pt solid #000000" fo:border-left="none" fo:border-right="none" fo:border-top="none"/>
    </style:style>
    <style:style style:name="ce171" style:family="table-cell" style:parent-style-name="Default">
      <style:table-cell-properties fo:border="0.06pt solid #000000"/>
    </style:style>
    <style:style style:name="ce172" style:family="table-cell" style:parent-style-name="Default">
      <style:table-cell-properties fo:border-bottom="none" fo:border-left="none" fo:border-right="none" fo:border-top="0.06pt solid #000000"/>
      <style:map style:condition="is-true-formula([.$C22]=&quot;RED&quot;)" style:apply-style-name="Rojo" style:base-cell-address="BAT_GENCODE.C22"/>
      <style:map style:condition="is-true-formula([.$C22]=&quot;GREEN&quot;)" style:apply-style-name="VERDE" style:base-cell-address="BAT_GENCODE.C22"/>
      <style:map style:condition="is-true-formula([.$C22]=&quot;ORANGE&quot;)" style:apply-style-name="Sin_20_título1" style:base-cell-address="BAT_GENCODE.C22"/>
      <style:map style:condition="is-true-formula([.$C22]=&quot;BLUE&quot;)" style:apply-style-name="AZUL" style:base-cell-address="BAT_GENCODE.C22"/>
      <style:map style:condition="is-true-formula([.$C22]=&quot;YELLOW&quot;)" style:apply-style-name="AMARILLO" style:base-cell-address="BAT_GENCODE.C22"/>
    </style:style>
    <style:style style:name="ce173" style:family="table-cell" style:parent-style-name="Default">
      <style:table-cell-properties fo:border-bottom="none" fo:border-left="none" fo:border-right="none" fo:border-top="0.06pt solid #000000"/>
      <style:map style:condition="is-true-formula([.$C26]=&quot;RED&quot;)" style:apply-style-name="Rojo" style:base-cell-address="BAT_GENCODE.C26"/>
      <style:map style:condition="is-true-formula([.$C26]=&quot;GREEN&quot;)" style:apply-style-name="VERDE" style:base-cell-address="BAT_GENCODE.C26"/>
      <style:map style:condition="is-true-formula([.$C26]=&quot;ORANGE&quot;)" style:apply-style-name="Sin_20_título1" style:base-cell-address="BAT_GENCODE.C26"/>
      <style:map style:condition="is-true-formula([.$C26]=&quot;BLUE&quot;)" style:apply-style-name="AZUL" style:base-cell-address="BAT_GENCODE.C26"/>
      <style:map style:condition="is-true-formula([.$C26]=&quot;YELLOW&quot;)" style:apply-style-name="AMARILLO" style:base-cell-address="BAT_GENCODE.C26"/>
    </style:style>
    <style:style style:name="ce174" style:family="table-cell" style:parent-style-name="Default">
      <style:table-cell-properties fo:border-bottom="none" fo:border-left="none" fo:border-right="none" fo:border-top="0.06pt solid #000000"/>
      <style:map style:condition="is-true-formula([.$C30]=&quot;RED&quot;)" style:apply-style-name="Rojo" style:base-cell-address="BAT_GENCODE.C30"/>
      <style:map style:condition="is-true-formula([.$C30]=&quot;GREEN&quot;)" style:apply-style-name="VERDE" style:base-cell-address="BAT_GENCODE.C30"/>
      <style:map style:condition="is-true-formula([.$C30]=&quot;ORANGE&quot;)" style:apply-style-name="Sin_20_título1" style:base-cell-address="BAT_GENCODE.C30"/>
      <style:map style:condition="is-true-formula([.$C30]=&quot;BLUE&quot;)" style:apply-style-name="AZUL" style:base-cell-address="BAT_GENCODE.C30"/>
      <style:map style:condition="is-true-formula([.$C30]=&quot;YELLOW&quot;)" style:apply-style-name="AMARILLO" style:base-cell-address="BAT_GENCODE.C30"/>
    </style:style>
    <style:style style:name="ce175" style:family="table-cell" style:parent-style-name="Default">
      <style:table-cell-properties fo:border-bottom="none" fo:border-left="none" fo:border-right="none" fo:border-top="0.06pt solid #000000"/>
      <style:map style:condition="is-true-formula([.$C34]=&quot;RED&quot;)" style:apply-style-name="Rojo" style:base-cell-address="BAT_GENCODE.C34"/>
      <style:map style:condition="is-true-formula([.$C34]=&quot;GREEN&quot;)" style:apply-style-name="VERDE" style:base-cell-address="BAT_GENCODE.C34"/>
      <style:map style:condition="is-true-formula([.$C34]=&quot;ORANGE&quot;)" style:apply-style-name="Sin_20_título1" style:base-cell-address="BAT_GENCODE.C34"/>
      <style:map style:condition="is-true-formula([.$C34]=&quot;BLUE&quot;)" style:apply-style-name="AZUL" style:base-cell-address="BAT_GENCODE.C34"/>
      <style:map style:condition="is-true-formula([.$C34]=&quot;YELLOW&quot;)" style:apply-style-name="AMARILLO" style:base-cell-address="BAT_GENCODE.C34"/>
    </style:style>
    <style:style style:name="ce176" style:family="table-cell" style:parent-style-name="Default">
      <style:table-cell-properties fo:border-bottom="none" fo:border-left="none" fo:border-right="none" fo:border-top="0.06pt solid #000000"/>
      <style:map style:condition="is-true-formula([.$C38]=&quot;RED&quot;)" style:apply-style-name="Rojo" style:base-cell-address="BAT_GENCODE.C38"/>
      <style:map style:condition="is-true-formula([.$C38]=&quot;GREEN&quot;)" style:apply-style-name="VERDE" style:base-cell-address="BAT_GENCODE.C38"/>
      <style:map style:condition="is-true-formula([.$C38]=&quot;ORANGE&quot;)" style:apply-style-name="Sin_20_título1" style:base-cell-address="BAT_GENCODE.C38"/>
      <style:map style:condition="is-true-formula([.$C38]=&quot;BLUE&quot;)" style:apply-style-name="AZUL" style:base-cell-address="BAT_GENCODE.C38"/>
      <style:map style:condition="is-true-formula([.$C38]=&quot;YELLOW&quot;)" style:apply-style-name="AMARILLO" style:base-cell-address="BAT_GENCODE.C38"/>
    </style:style>
    <style:style style:name="ce177" style:family="table-cell" style:parent-style-name="Default">
      <style:table-cell-properties fo:border-bottom="none" fo:border-left="none" fo:border-right="none" fo:border-top="0.06pt solid #000000"/>
      <style:map style:condition="is-true-formula([.$C42]=&quot;RED&quot;)" style:apply-style-name="Rojo" style:base-cell-address="BAT_GENCODE.C42"/>
      <style:map style:condition="is-true-formula([.$C42]=&quot;GREEN&quot;)" style:apply-style-name="VERDE" style:base-cell-address="BAT_GENCODE.C42"/>
      <style:map style:condition="is-true-formula([.$C42]=&quot;ORANGE&quot;)" style:apply-style-name="Sin_20_título1" style:base-cell-address="BAT_GENCODE.C42"/>
      <style:map style:condition="is-true-formula([.$C42]=&quot;BLUE&quot;)" style:apply-style-name="AZUL" style:base-cell-address="BAT_GENCODE.C42"/>
      <style:map style:condition="is-true-formula([.$C42]=&quot;YELLOW&quot;)" style:apply-style-name="AMARILLO" style:base-cell-address="BAT_GENCODE.C42"/>
    </style:style>
    <style:style style:name="ce178" style:family="table-cell" style:parent-style-name="Default">
      <style:table-cell-properties fo:border-bottom="none" fo:border-left="none" fo:border-right="none" fo:border-top="0.06pt solid #000000"/>
      <style:map style:condition="is-true-formula([.$C46]=&quot;RED&quot;)" style:apply-style-name="Rojo" style:base-cell-address="BAT_GENCODE.C46"/>
      <style:map style:condition="is-true-formula([.$C46]=&quot;GREEN&quot;)" style:apply-style-name="VERDE" style:base-cell-address="BAT_GENCODE.C46"/>
      <style:map style:condition="is-true-formula([.$C46]=&quot;ORANGE&quot;)" style:apply-style-name="Sin_20_título1" style:base-cell-address="BAT_GENCODE.C46"/>
      <style:map style:condition="is-true-formula([.$C46]=&quot;BLUE&quot;)" style:apply-style-name="AZUL" style:base-cell-address="BAT_GENCODE.C46"/>
      <style:map style:condition="is-true-formula([.$C46]=&quot;YELLOW&quot;)" style:apply-style-name="AMARILLO" style:base-cell-address="BAT_GENCODE.C46"/>
    </style:style>
    <style:style style:name="ce179" style:family="table-cell" style:parent-style-name="Default">
      <style:table-cell-properties fo:border-bottom="none" fo:border-left="none" fo:border-right="none" fo:border-top="0.06pt solid #000000"/>
      <style:map style:condition="is-true-formula([.$C50]=&quot;RED&quot;)" style:apply-style-name="Rojo" style:base-cell-address="BAT_GENCODE.C50"/>
      <style:map style:condition="is-true-formula([.$C50]=&quot;GREEN&quot;)" style:apply-style-name="VERDE" style:base-cell-address="BAT_GENCODE.C50"/>
      <style:map style:condition="is-true-formula([.$C50]=&quot;ORANGE&quot;)" style:apply-style-name="Sin_20_título1" style:base-cell-address="BAT_GENCODE.C50"/>
      <style:map style:condition="is-true-formula([.$C50]=&quot;BLUE&quot;)" style:apply-style-name="AZUL" style:base-cell-address="BAT_GENCODE.C50"/>
      <style:map style:condition="is-true-formula([.$C50]=&quot;YELLOW&quot;)" style:apply-style-name="AMARILLO" style:base-cell-address="BAT_GENCODE.C50"/>
    </style:style>
    <style:style style:name="ce180" style:family="table-cell" style:parent-style-name="Default">
      <style:table-cell-properties fo:background-color="#99cc66" style:cell-protect="none" style:print-content="true"/>
    </style:style>
    <style:style style:name="ce181" style:family="table-cell" style:parent-style-name="Default">
      <style:table-cell-properties fo:border-bottom="none" fo:border-left="none" fo:border-right="none" fo:border-top="0.06pt solid #000000"/>
    </style:style>
    <style:style style:name="ce182" style:family="table-cell" style:parent-style-name="Default">
      <style:table-cell-properties fo:border="none"/>
    </style:style>
    <style:style style:name="ce183" style:family="table-cell" style:parent-style-name="Default">
      <style:table-cell-properties style:cell-protect="protected" style:print-content="true" fo:background-color="transparent"/>
    </style:style>
    <style:style style:name="ce184" style:family="table-cell" style:parent-style-name="Default" style:data-style-name="N99">
      <style:table-cell-properties fo:border-bottom="0.06pt solid #000000" fo:border-left="none" fo:border-right="none" fo:border-top="none"/>
    </style:style>
    <style:style style:name="ce185" style:family="table-cell" style:parent-style-name="Default">
      <style:table-cell-properties fo:border-bottom="none" fo:border-left="none" fo:border-right="0.06pt solid #000000" fo:border-top="0.06pt solid #000000"/>
    </style:style>
    <style:style style:name="ce186" style:family="table-cell" style:parent-style-name="Default">
      <style:table-cell-properties fo:border-bottom="none" fo:border-left="none" fo:border-right="0.06pt solid #000000" fo:border-top="none"/>
    </style:style>
    <style:style style:name="ce187" style:family="table-cell" style:parent-style-name="Default">
      <style:table-cell-properties fo:border-bottom="0.06pt solid #000000" fo:border-left="none" fo:border-right="0.06pt solid #000000" fo:border-top="none"/>
    </style:style>
    <style:style style:name="ce188" style:family="table-cell" style:parent-style-name="Default">
      <style:table-cell-properties fo:background-color="#dddddd"/>
      <style:text-properties style:font-name="Courier New1"/>
    </style:style>
    <style:style style:name="ce189" style:family="table-cell" style:parent-style-name="Default" style:data-style-name="N21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0" style:family="table-cell" style:parent-style-name="Default">
      <style:text-properties fo:color="#cccccc" fo:font-style="italic" style:font-style-asian="italic" style:font-style-complex="italic"/>
    </style:style>
    <style:style style:name="ce191" style:family="table-cell" style:parent-style-name="Default" style:data-style-name="N210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9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193" style:family="table-cell" style:parent-style-name="Default">
      <style:table-cell-properties fo:border-bottom="none" style:text-align-source="fix" style:repeat-content="false" fo:wrap-option="wrap" fo:border-left="0.06pt solid #000000" style:direction="ltr" fo:border-right="0.06pt solid #000000" style:rotation-align="top" fo:border-top="0.06pt solid #000000" style:vertical-align="middle" loext:vertical-justify="auto"/>
      <style:paragraph-properties fo:text-align="center"/>
      <style:map style:condition="is-true-formula([.$C22]=&quot;RED&quot;)" style:apply-style-name="Rojo" style:base-cell-address="BAT_GENCODE.Q22"/>
      <style:map style:condition="is-true-formula([.$C22]=&quot;GREEN&quot;)" style:apply-style-name="VERDE" style:base-cell-address="BAT_GENCODE.Q22"/>
      <style:map style:condition="is-true-formula([.$C22]=&quot;ORANGE&quot;)" style:apply-style-name="Sin_20_título1" style:base-cell-address="BAT_GENCODE.Q22"/>
      <style:map style:condition="is-true-formula([.$C22]=&quot;BLUE&quot;)" style:apply-style-name="AZUL" style:base-cell-address="BAT_GENCODE.Q22"/>
      <style:map style:condition="is-true-formula([.$C22]=&quot;YELLOW&quot;)" style:apply-style-name="AMARILLO" style:base-cell-address="BAT_GENCODE.Q22"/>
    </style:style>
    <style:style style:name="ce19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map style:condition="is-true-formula([.$C22]=&quot;RED&quot;)" style:apply-style-name="Rojo" style:base-cell-address="BAT_GENCODE.Q22"/>
      <style:map style:condition="is-true-formula([.$C22]=&quot;GREEN&quot;)" style:apply-style-name="VERDE" style:base-cell-address="BAT_GENCODE.Q22"/>
      <style:map style:condition="is-true-formula([.$C22]=&quot;ORANGE&quot;)" style:apply-style-name="Sin_20_título1" style:base-cell-address="BAT_GENCODE.Q22"/>
      <style:map style:condition="is-true-formula([.$C22]=&quot;BLUE&quot;)" style:apply-style-name="AZUL" style:base-cell-address="BAT_GENCODE.Q22"/>
      <style:map style:condition="is-true-formula([.$C22]=&quot;YELLOW&quot;)" style:apply-style-name="AMARILLO" style:base-cell-address="BAT_GENCODE.Q22"/>
    </style:style>
    <style:style style:name="ce19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map style:condition="is-true-formula([.$C22]=&quot;RED&quot;)" style:apply-style-name="Rojo" style:base-cell-address="BAT_GENCODE.Q22"/>
      <style:map style:condition="is-true-formula([.$C22]=&quot;GREEN&quot;)" style:apply-style-name="VERDE" style:base-cell-address="BAT_GENCODE.Q22"/>
      <style:map style:condition="is-true-formula([.$C22]=&quot;ORANGE&quot;)" style:apply-style-name="Sin_20_título1" style:base-cell-address="BAT_GENCODE.Q22"/>
      <style:map style:condition="is-true-formula([.$C22]=&quot;BLUE&quot;)" style:apply-style-name="AZUL" style:base-cell-address="BAT_GENCODE.Q22"/>
      <style:map style:condition="is-true-formula([.$C22]=&quot;YELLOW&quot;)" style:apply-style-name="AMARILLO" style:base-cell-address="BAT_GENCODE.Q22"/>
    </style:style>
    <style:style style:name="ce19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map style:condition="is-true-formula([.$C22]=&quot;RED&quot;)" style:apply-style-name="Rojo" style:base-cell-address="BAT_GENCODE.Q22"/>
      <style:map style:condition="is-true-formula([.$C22]=&quot;GREEN&quot;)" style:apply-style-name="VERDE" style:base-cell-address="BAT_GENCODE.Q22"/>
      <style:map style:condition="is-true-formula([.$C22]=&quot;ORANGE&quot;)" style:apply-style-name="Sin_20_título1" style:base-cell-address="BAT_GENCODE.Q22"/>
      <style:map style:condition="is-true-formula([.$C22]=&quot;BLUE&quot;)" style:apply-style-name="AZUL" style:base-cell-address="BAT_GENCODE.Q22"/>
      <style:map style:condition="is-true-formula([.$C22]=&quot;YELLOW&quot;)" style:apply-style-name="AMARILLO" style:base-cell-address="BAT_GENCODE.Q22"/>
    </style:style>
    <style:style style:name="ce19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 loext:vertical-justify="auto"/>
      <style:paragraph-properties fo:text-align="center" fo:margin-left="0cm"/>
      <style:map style:condition="is-true-formula([.$C22]=&quot;RED&quot;)" style:apply-style-name="Rojo" style:base-cell-address="BAT_GENCODE.Q22"/>
      <style:map style:condition="is-true-formula([.$C22]=&quot;GREEN&quot;)" style:apply-style-name="VERDE" style:base-cell-address="BAT_GENCODE.Q22"/>
      <style:map style:condition="is-true-formula([.$C22]=&quot;ORANGE&quot;)" style:apply-style-name="Sin_20_título1" style:base-cell-address="BAT_GENCODE.Q22"/>
      <style:map style:condition="is-true-formula([.$C22]=&quot;BLUE&quot;)" style:apply-style-name="AZUL" style:base-cell-address="BAT_GENCODE.Q22"/>
      <style:map style:condition="is-true-formula([.$C22]=&quot;YELLOW&quot;)" style:apply-style-name="AMARILLO" style:base-cell-address="BAT_GENCODE.Q22"/>
    </style:style>
    <style:style style:name="ce19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map style:condition="is-true-formula([.$C22]=&quot;RED&quot;)" style:apply-style-name="Rojo" style:base-cell-address="BAT_GENCODE.Q22"/>
      <style:map style:condition="is-true-formula([.$C22]=&quot;GREEN&quot;)" style:apply-style-name="VERDE" style:base-cell-address="BAT_GENCODE.Q22"/>
      <style:map style:condition="is-true-formula([.$C22]=&quot;ORANGE&quot;)" style:apply-style-name="Sin_20_título1" style:base-cell-address="BAT_GENCODE.Q22"/>
      <style:map style:condition="is-true-formula([.$C22]=&quot;BLUE&quot;)" style:apply-style-name="AZUL" style:base-cell-address="BAT_GENCODE.Q22"/>
      <style:map style:condition="is-true-formula([.$C22]=&quot;YELLOW&quot;)" style:apply-style-name="AMARILLO" style:base-cell-address="BAT_GENCODE.Q22"/>
    </style:style>
    <style:style style:name="ce199" style:family="table-cell" style:parent-style-name="Default" style:data-style-name="N210">
      <style:table-cell-properties fo:border="0.06pt solid #000000"/>
    </style:style>
    <style:style style:name="ce200" style:family="table-cell" style:parent-style-name="Default" style:data-style-name="N2">
      <style:table-cell-properties fo:border="0.06pt solid #000000"/>
      <style:text-properties style:font-name="Arial" style:font-name-complex="Arial"/>
    </style:style>
    <style:style style:name="ce20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Default">
      <style:table-cell-properties style:diagonal-bl-tr="none" style:diagonal-tl-br="none" fo:border="0.06pt solid #000000" style:rotation-align="none"/>
    </style:style>
    <style:style style:name="ce203" style:family="table-cell" style:parent-style-name="Default" style:data-style-name="N212">
      <style:text-properties fo:color="#cccccc" fo:font-style="italic" style:font-style-asian="italic" style:font-style-complex="italic"/>
    </style:style>
    <style:style style:name="ce204" style:family="table-cell" style:parent-style-name="Default" style:data-style-name="N210">
      <style:text-properties fo:color="#cccccc" fo:font-style="italic" style:font-style-asian="italic" style:font-style-complex="italic"/>
    </style:style>
    <style:style style:name="ce205" style:family="table-cell" style:parent-style-name="Default">
      <style:table-cell-properties fo:border-bottom="none" fo:background-color="#cccccc" fo:border-left="0.06pt solid #000000" fo:border-right="0.06pt solid #000000" fo:border-top="0.06pt solid #000000"/>
      <style:text-properties style:font-name="Courier New1" fo:font-size="8pt" style:font-size-asian="8pt" style:font-size-complex="8pt"/>
    </style:style>
    <style:style style:name="ce206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style:font-name="Courier New1" fo:font-size="8pt" style:font-size-asian="8pt" style:font-size-complex="8pt"/>
    </style:style>
    <style:style style:name="ce207" style:family="table-cell" style:parent-style-name="Default">
      <style:table-cell-properties fo:border-bottom="0.06pt solid #000000" fo:background-color="#cccccc" fo:border-left="0.06pt solid #000000" fo:border-right="0.06pt solid #000000" fo:border-top="none"/>
      <style:text-properties style:font-name="Courier New1" fo:font-size="8pt" style:font-size-asian="8pt" style:font-size-complex="8pt"/>
    </style:style>
    <style:style style:name="ce208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209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210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211" style:family="table-cell" style:parent-style-name="Default">
      <style:table-cell-properties fo:background-color="#99cc99" fo:border="0.06pt solid #000000"/>
      <style:text-properties style:font-name="Courier New" fo:font-weight="bold" style:font-weight-asian="bold" style:font-weight-complex="bold"/>
    </style:style>
    <style:style style:name="ce212" style:family="table-cell" style:parent-style-name="Default">
      <style:table-cell-properties fo:border="0.06pt solid #000000"/>
      <style:text-properties style:font-name="Courier New"/>
    </style:style>
    <style:style style:name="ce213" style:family="table-cell" style:parent-style-name="Default">
      <style:table-cell-properties fo:background-color="#99cc99"/>
      <style:text-properties style:font-name="Courier New"/>
    </style:style>
    <style:style style:name="ce214" style:family="table-cell" style:parent-style-name="Default">
      <style:table-cell-properties fo:background-color="#99cc66"/>
    </style:style>
    <style:style style:name="ce215" style:family="table-cell" style:parent-style-name="Default">
      <style:table-cell-properties fo:background-color="#99cc99" fo:border="0.06pt solid #000000"/>
      <style:text-properties style:font-name="Courier New"/>
    </style:style>
    <style:style style:name="ce216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style:font-name="Courier New" fo:font-weight="bold" style:font-weight-asian="bold" style:font-weight-complex="bold"/>
    </style:style>
    <style:style style:name="ce217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font-name="Courier New"/>
    </style:style>
    <style:style style:name="ce218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style:font-name="Courier New"/>
    </style:style>
    <style:style style:name="ce219" style:family="table-cell" style:parent-style-name="Default">
      <style:table-cell-properties fo:background-color="#99cc99" fo:border="0.06pt solid #000000"/>
      <style:text-properties fo:font-weight="bold" style:font-weight-asian="bold" style:font-weight-complex="bold"/>
    </style:style>
    <style:style style:name="ce220" style:family="table-cell" style:parent-style-name="Default">
      <style:table-cell-properties fo:background-color="#99cc99"/>
    </style:style>
    <style:style style:name="ce221" style:family="table-cell" style:parent-style-name="Default">
      <style:table-cell-properties fo:border-bottom="none" fo:background-color="#dddddd" fo:border-left="0.06pt solid #000000" fo:border-right="none" fo:border-top="none"/>
      <style:text-properties style:font-name="Courier New"/>
    </style:style>
    <style:style style:name="ce222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style:font-name="Courier New"/>
    </style:style>
    <style:style style:name="ce223" style:family="table-cell" style:parent-style-name="Default">
      <style:table-cell-properties fo:background-color="#99cc99" fo:border="0.06pt solid #000000"/>
    </style:style>
    <style:style style:name="ce224" style:family="table-cell" style:parent-style-name="Default">
      <style:table-cell-properties fo:border-bottom="none" fo:background-color="#dddddd" fo:border-left="none" fo:border-right="none" fo:border-top="0.06pt solid #000000"/>
      <style:text-properties style:font-name="Courier New"/>
    </style:style>
    <style:style style:name="ce225" style:family="table-cell" style:parent-style-name="Default">
      <style:table-cell-properties fo:background-color="#dddddd"/>
      <style:text-properties style:font-name="Courier New"/>
    </style:style>
    <style:style style:name="ce226" style:family="table-cell" style:parent-style-name="Default">
      <style:table-cell-properties fo:border-bottom="0.06pt solid #000000" fo:background-color="#dddddd" fo:border-left="none" fo:border-right="none" fo:border-top="none"/>
      <style:text-properties style:font-name="Courier New"/>
    </style:style>
    <style:style style:name="ce227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style:font-name="Courier New"/>
    </style:style>
    <style:style style:name="ce228" style:family="table-cell" style:parent-style-name="Default">
      <style:table-cell-properties fo:border-bottom="none" fo:background-color="#dddddd" fo:border-left="none" fo:border-right="0.06pt solid #000000" fo:border-top="none"/>
      <style:text-properties style:font-name="Courier New"/>
    </style:style>
    <style:style style:name="ce229" style:family="table-cell" style:parent-style-name="Default">
      <style:table-cell-properties fo:border-bottom="0.06pt solid #000000" fo:background-color="#dddddd" fo:border-left="none" fo:border-right="0.06pt solid #000000" fo:border-top="none"/>
      <style:text-properties style:font-name="Courier New"/>
    </style:style>
    <style:style style:name="ce230" style:family="table-cell" style:parent-style-name="Default">
      <style:table-cell-properties fo:background-color="#e6e6e6" fo:border="0.06pt solid #000000"/>
    </style:style>
    <style:style style:name="ce231" style:family="table-cell" style:parent-style-name="Default" style:data-style-name="N100">
      <style:table-cell-properties fo:background-color="#e6e6e6" fo:border="0.06pt solid #000000" style:rotation-align="top"/>
    </style:style>
    <style:style style:name="ce232" style:family="table-cell" style:parent-style-name="Default">
      <style:table-cell-properties fo:border-bottom="none" fo:background-color="#e6e6e6" fo:border-left="0.06pt solid #000000" fo:border-right="none" fo:border-top="0.06pt solid #000000"/>
    </style:style>
    <style:style style:name="ce233" style:family="table-cell" style:parent-style-name="Default">
      <style:table-cell-properties fo:background-color="#e6e6e6" fo:border="none"/>
    </style:style>
    <style:style style:name="ce234" style:family="table-cell" style:parent-style-name="Default">
      <style:table-cell-properties fo:background-color="#aecf00"/>
    </style:style>
    <style:style style:name="ce235" style:family="table-cell" style:parent-style-name="Default">
      <style:table-cell-properties fo:background-color="#e6e6e6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6" style:family="table-cell" style:parent-style-name="Default">
      <style:table-cell-properties fo:border-bottom="none" fo:border-left="none" fo:border-right="none" fo:border-top="0.06pt solid #000000"/>
      <style:map style:condition="is-true-formula([.$C22]=&quot;RED&quot;)" style:apply-style-name="Rojo" style:base-cell-address="BAT_GENCODE.C22"/>
      <style:map style:condition="is-true-formula([.$C22]=&quot;GREEN&quot;)" style:apply-style-name="VERDE" style:base-cell-address="BAT_GENCODE.C22"/>
      <style:map style:condition="is-true-formula([.$C22]=&quot;ORANGE&quot;)" style:apply-style-name="Sin_20_título1" style:base-cell-address="BAT_GENCODE.C22"/>
      <style:map style:condition="is-true-formula([.$C22]=&quot;BLUE&quot;)" style:apply-style-name="AZUL" style:base-cell-address="BAT_GENCODE.C22"/>
      <style:map style:condition="is-true-formula([.$C22]=&quot;YELLOW&quot;)" style:apply-style-name="AMARILLO" style:base-cell-address="BAT_GENCODE.C22"/>
    </style:style>
    <style:style style:name="ce237" style:family="table-cell" style:parent-style-name="Default">
      <style:map style:condition="is-true-formula([.$C22]=&quot;RED&quot;)" style:apply-style-name="Rojo" style:base-cell-address="BAT_GENCODE.C22"/>
      <style:map style:condition="is-true-formula([.$C22]=&quot;GREEN&quot;)" style:apply-style-name="VERDE" style:base-cell-address="BAT_GENCODE.C22"/>
      <style:map style:condition="is-true-formula([.$C22]=&quot;ORANGE&quot;)" style:apply-style-name="Sin_20_título1" style:base-cell-address="BAT_GENCODE.C22"/>
      <style:map style:condition="is-true-formula([.$C22]=&quot;BLUE&quot;)" style:apply-style-name="AZUL" style:base-cell-address="BAT_GENCODE.C22"/>
      <style:map style:condition="is-true-formula([.$C22]=&quot;YELLOW&quot;)" style:apply-style-name="AMARILLO" style:base-cell-address="BAT_GENCODE.C22"/>
    </style:style>
    <style:style style:name="ce238" style:family="table-cell" style:parent-style-name="Default">
      <style:table-cell-properties fo:border-bottom="0.06pt solid #000000" fo:border-left="none" fo:border-right="none" fo:border-top="none"/>
      <style:map style:condition="is-true-formula([.$C22]=&quot;RED&quot;)" style:apply-style-name="Rojo" style:base-cell-address="BAT_GENCODE.C22"/>
      <style:map style:condition="is-true-formula([.$C22]=&quot;GREEN&quot;)" style:apply-style-name="VERDE" style:base-cell-address="BAT_GENCODE.C22"/>
      <style:map style:condition="is-true-formula([.$C22]=&quot;ORANGE&quot;)" style:apply-style-name="Sin_20_título1" style:base-cell-address="BAT_GENCODE.C22"/>
      <style:map style:condition="is-true-formula([.$C22]=&quot;BLUE&quot;)" style:apply-style-name="AZUL" style:base-cell-address="BAT_GENCODE.C22"/>
      <style:map style:condition="is-true-formula([.$C22]=&quot;YELLOW&quot;)" style:apply-style-name="AMARILLO" style:base-cell-address="BAT_GENCODE.C22"/>
    </style:style>
    <style:style style:name="ce239" style:family="table-cell" style:parent-style-name="Default">
      <style:table-cell-properties fo:border-bottom="0.74pt dotted #000000" style:text-align-source="fix" style:repeat-content="false" fo:border-left="none" fo:border-right="none" fo:border-top="none"/>
      <style:paragraph-properties fo:text-align="end" fo:margin-left="0cm"/>
    </style:style>
    <style:style style:name="ce240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241" style:family="table-cell" style:parent-style-name="Default">
      <style:table-cell-properties fo:border-bottom="0.74pt dotted #000000" fo:border-left="none" fo:border-right="none" fo:border-top="none"/>
    </style:style>
    <style:style style:name="ce242" style:family="table-cell" style:parent-style-name="Default">
      <style:table-cell-properties fo:border-bottom="none" style:text-align-source="fix" style:repeat-content="false" fo:wrap-option="wrap" fo:border-left="0.06pt solid #000000" style:direction="ltr" fo:border-right="0.06pt solid #000000" style:rotation-align="top" fo:border-top="0.06pt solid #000000" style:vertical-align="middle" loext:vertical-justify="auto"/>
      <style:paragraph-properties fo:text-align="center"/>
      <style:text-properties style:font-name="Arial" fo:font-size="10pt" style:font-size-asian="10pt" style:font-size-complex="10pt"/>
      <style:map style:condition="is-true-formula([.$C22]=&quot;RED&quot;)" style:apply-style-name="Rojo" style:base-cell-address="BAT_GENCODE.C22"/>
      <style:map style:condition="is-true-formula([.$C22]=&quot;GREEN&quot;)" style:apply-style-name="VERDE" style:base-cell-address="BAT_GENCODE.C22"/>
      <style:map style:condition="is-true-formula([.$C22]=&quot;ORANGE&quot;)" style:apply-style-name="Sin_20_título1" style:base-cell-address="BAT_GENCODE.C22"/>
      <style:map style:condition="is-true-formula([.$C22]=&quot;BLUE&quot;)" style:apply-style-name="AZUL" style:base-cell-address="BAT_GENCODE.C22"/>
      <style:map style:condition="is-true-formula([.$C22]=&quot;YELLOW&quot;)" style:apply-style-name="AMARILLO" style:base-cell-address="BAT_GENCODE.C22"/>
    </style:style>
    <style:style style:name="ce2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1a1a1a" style:font-name="Arial" fo:font-size="10pt" fo:language="none" fo:country="none" style:font-name-asian="Cantarell" style:font-size-asian="10pt" style:language-asian="none" style:country-asian="none" style:font-name-complex="Cantarell" style:font-size-complex="10pt" style:language-complex="none" style:country-complex="none"/>
      <style:map style:condition="is-true-formula([.$C22]=&quot;RED&quot;)" style:apply-style-name="Rojo" style:base-cell-address="BAT_GENCODE.C22"/>
      <style:map style:condition="is-true-formula([.$C22]=&quot;GREEN&quot;)" style:apply-style-name="VERDE" style:base-cell-address="BAT_GENCODE.C22"/>
      <style:map style:condition="is-true-formula([.$C22]=&quot;ORANGE&quot;)" style:apply-style-name="Sin_20_título1" style:base-cell-address="BAT_GENCODE.C22"/>
      <style:map style:condition="is-true-formula([.$C22]=&quot;BLUE&quot;)" style:apply-style-name="AZUL" style:base-cell-address="BAT_GENCODE.C22"/>
      <style:map style:condition="is-true-formula([.$C22]=&quot;YELLOW&quot;)" style:apply-style-name="AMARILLO" style:base-cell-address="BAT_GENCODE.C22"/>
    </style:style>
    <style:style style:name="ce244" style:family="table-cell" style:parent-style-name="Default">
      <style:table-cell-properties fo:border-bottom="0.74pt dotte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Arial" fo:font-size="10pt" style:font-size-asian="10pt" style:font-size-complex="10pt"/>
      <style:map style:condition="is-true-formula([.$C22]=&quot;RED&quot;)" style:apply-style-name="Rojo" style:base-cell-address="BAT_GENCODE.C22"/>
      <style:map style:condition="is-true-formula([.$C22]=&quot;GREEN&quot;)" style:apply-style-name="VERDE" style:base-cell-address="BAT_GENCODE.C22"/>
      <style:map style:condition="is-true-formula([.$C22]=&quot;ORANGE&quot;)" style:apply-style-name="Sin_20_título1" style:base-cell-address="BAT_GENCODE.C22"/>
      <style:map style:condition="is-true-formula([.$C22]=&quot;BLUE&quot;)" style:apply-style-name="AZUL" style:base-cell-address="BAT_GENCODE.C22"/>
      <style:map style:condition="is-true-formula([.$C22]=&quot;YELLOW&quot;)" style:apply-style-name="AMARILLO" style:base-cell-address="BAT_GENCODE.C22"/>
    </style:style>
    <style:style style:name="ce24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Arial" fo:font-size="10pt" style:font-size-asian="10pt" style:font-size-complex="10pt"/>
      <style:map style:condition="is-true-formula([.$C22]=&quot;RED&quot;)" style:apply-style-name="Rojo" style:base-cell-address="BAT_GENCODE.C22"/>
      <style:map style:condition="is-true-formula([.$C22]=&quot;GREEN&quot;)" style:apply-style-name="VERDE" style:base-cell-address="BAT_GENCODE.C22"/>
      <style:map style:condition="is-true-formula([.$C22]=&quot;ORANGE&quot;)" style:apply-style-name="Sin_20_título1" style:base-cell-address="BAT_GENCODE.C22"/>
      <style:map style:condition="is-true-formula([.$C22]=&quot;BLUE&quot;)" style:apply-style-name="AZUL" style:base-cell-address="BAT_GENCODE.C22"/>
      <style:map style:condition="is-true-formula([.$C22]=&quot;YELLOW&quot;)" style:apply-style-name="AMARILLO" style:base-cell-address="BAT_GENCODE.C22"/>
    </style:style>
    <style:style style:name="ce24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 loext:vertical-justify="auto"/>
      <style:paragraph-properties fo:text-align="center" fo:margin-left="0cm"/>
      <style:text-properties style:font-name="Arial" fo:font-size="10pt" style:font-size-asian="10pt" style:font-size-complex="10pt"/>
      <style:map style:condition="is-true-formula([.$C22]=&quot;RED&quot;)" style:apply-style-name="Rojo" style:base-cell-address="BAT_GENCODE.C22"/>
      <style:map style:condition="is-true-formula([.$C22]=&quot;GREEN&quot;)" style:apply-style-name="VERDE" style:base-cell-address="BAT_GENCODE.C22"/>
      <style:map style:condition="is-true-formula([.$C22]=&quot;ORANGE&quot;)" style:apply-style-name="Sin_20_título1" style:base-cell-address="BAT_GENCODE.C22"/>
      <style:map style:condition="is-true-formula([.$C22]=&quot;BLUE&quot;)" style:apply-style-name="AZUL" style:base-cell-address="BAT_GENCODE.C22"/>
      <style:map style:condition="is-true-formula([.$C22]=&quot;YELLOW&quot;)" style:apply-style-name="AMARILLO" style:base-cell-address="BAT_GENCODE.C22"/>
    </style:style>
    <style:style style:name="ce2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Arial" fo:font-size="10pt" style:font-size-asian="10pt" style:font-size-complex="10pt"/>
      <style:map style:condition="is-true-formula([.$C22]=&quot;RED&quot;)" style:apply-style-name="Rojo" style:base-cell-address="BAT_GENCODE.C22"/>
      <style:map style:condition="is-true-formula([.$C22]=&quot;GREEN&quot;)" style:apply-style-name="VERDE" style:base-cell-address="BAT_GENCODE.C22"/>
      <style:map style:condition="is-true-formula([.$C22]=&quot;ORANGE&quot;)" style:apply-style-name="Sin_20_título1" style:base-cell-address="BAT_GENCODE.C22"/>
      <style:map style:condition="is-true-formula([.$C22]=&quot;BLUE&quot;)" style:apply-style-name="AZUL" style:base-cell-address="BAT_GENCODE.C22"/>
      <style:map style:condition="is-true-formula([.$C22]=&quot;YELLOW&quot;)" style:apply-style-name="AMARILLO" style:base-cell-address="BAT_GENCODE.C22"/>
    </style:style>
    <style:style style:name="ce24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Arial" fo:font-size="10pt" style:font-size-asian="10pt" style:font-size-complex="10pt"/>
      <style:map style:condition="is-true-formula([.$C22]=&quot;RED&quot;)" style:apply-style-name="Rojo" style:base-cell-address="BAT_GENCODE.C22"/>
      <style:map style:condition="is-true-formula([.$C22]=&quot;GREEN&quot;)" style:apply-style-name="VERDE" style:base-cell-address="BAT_GENCODE.C22"/>
      <style:map style:condition="is-true-formula([.$C22]=&quot;ORANGE&quot;)" style:apply-style-name="Sin_20_título1" style:base-cell-address="BAT_GENCODE.C22"/>
      <style:map style:condition="is-true-formula([.$C22]=&quot;BLUE&quot;)" style:apply-style-name="AZUL" style:base-cell-address="BAT_GENCODE.C22"/>
      <style:map style:condition="is-true-formula([.$C22]=&quot;YELLOW&quot;)" style:apply-style-name="AMARILLO" style:base-cell-address="BAT_GENCODE.C22"/>
    </style:style>
    <style:style style:name="ce249" style:family="table-cell" style:parent-style-name="Default">
      <style:table-cell-properties fo:border-bottom="none" fo:background-color="#dddddd" fo:border-left="0.06pt solid #000000" fo:border-right="none" fo:border-top="0.06pt solid #000000"/>
      <style:text-properties style:font-name="Courier New"/>
    </style:style>
    <style:style style:name="ce250" style:family="table-cell" style:parent-style-name="Default">
      <style:table-cell-properties fo:border-bottom="none" fo:background-color="#e6e6e6" fo:border-left="0.06pt solid #000000" fo:border-right="none" fo:border-top="0.06pt solid #000000"/>
      <style:text-properties style:font-name="Courier New"/>
    </style:style>
    <style:style style:name="ce251" style:family="table-cell" style:parent-style-name="Default">
      <style:table-cell-properties fo:border-bottom="none" fo:background-color="#e6e6e6" fo:border-left="0.06pt solid #000000" fo:border-right="none" fo:border-top="none"/>
      <style:text-properties style:font-name="Courier New"/>
    </style:style>
    <style:style style:name="ce252" style:family="table-cell" style:parent-style-name="Default">
      <style:table-cell-properties fo:border-bottom="0.06pt solid #000000" fo:background-color="#e6e6e6" fo:border-left="0.06pt solid #000000" fo:border-right="none" fo:border-top="none"/>
      <style:text-properties style:font-name="Courier New"/>
    </style:style>
    <style:style style:name="ce253" style:family="table-cell" style:parent-style-name="Default">
      <style:table-cell-properties fo:border-bottom="none" fo:background-color="#e6e6e6" fo:border-left="none" fo:border-right="none" fo:border-top="0.06pt solid #000000"/>
    </style:style>
    <style:style style:name="ce254" style:family="table-cell" style:parent-style-name="Default">
      <style:table-cell-properties fo:background-color="#e6e6e6"/>
    </style:style>
    <style:style style:name="ce255" style:family="table-cell" style:parent-style-name="Default">
      <style:table-cell-properties fo:border-bottom="0.06pt solid #000000" fo:background-color="#e6e6e6" fo:border-left="none" fo:border-right="none" fo:border-top="none"/>
    </style:style>
    <style:style style:name="ce256" style:family="table-cell" style:parent-style-name="Default">
      <style:table-cell-properties fo:border-bottom="none" fo:background-color="#e6e6e6" fo:border-left="none" fo:border-right="0.06pt solid #000000" fo:border-top="0.06pt solid #000000"/>
    </style:style>
    <style:style style:name="ce257" style:family="table-cell" style:parent-style-name="Default">
      <style:table-cell-properties fo:border-bottom="none" fo:background-color="#e6e6e6" fo:border-left="none" fo:border-right="0.06pt solid #000000" fo:border-top="none"/>
    </style:style>
    <style:style style:name="ce258" style:family="table-cell" style:parent-style-name="Default">
      <style:table-cell-properties fo:border-bottom="0.06pt solid #000000" fo:background-color="#e6e6e6" fo:border-left="none" fo:border-right="0.06pt solid #000000" fo:border-top="none"/>
    </style:style>
    <style:style style:name="gr1" style:family="graphic">
      <style:graphic-properties draw:stroke="solid" svg:stroke-width="0cm" svg:stroke-color="#000000" draw:marker-start="Fin_20_de_20_línea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94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Fin_20_de_20_línea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89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474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964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DataTypes.$B$2:.$B$11])" table:allow-empty-cell="true" table:display-list="unsorted" table:base-cell-address="DataTypes.G7">
          <table:error-message table:message-type="stop" table:display="true"/>
        </table:content-validation>
        <table:content-validation table:name="val2" table:condition="of:cell-content-is-in-list([.$A$6:.$A$14])" table:allow-empty-cell="true" table:display-list="unsorted" table:base-cell-address="BAT.A49">
          <table:error-message table:message-type="stop" table:display="true"/>
        </table:content-validation>
        <table:content-validation table:name="val3" table:condition="of:cell-content-is-in-list(&quot;RED&quot;;&quot;ORANGE&quot;;&quot;YELLOW&quot;;&quot;GREEN&quot;;&quot;BLUE&quot;)" table:allow-empty-cell="true" table:display-list="unsorted" table:base-cell-address="BAT_GENCODE.C22">
          <table:error-message table:message-type="stop" table:display="true"/>
        </table:content-validation>
        <table:content-validation table:name="val4" table:base-cell-address="BAT_GENCODE_HYST.A50">
          <table:error-message table:message-type="stop" table:display="true"/>
        </table:content-validation>
      </table:content-validations>
      <table:table table:name="Cov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7" table:default-cell-style-name="Default"/>
        <table:table-column table:style-name="co6" table:default-cell-style-name="Default"/>
        <table:table-column table:style-name="co4" table:number-columns-repeated="1011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4.046cm" svg:height="2.146cm" svg:x="2.761cm" svg:y="0cm" draw:caption-point-x="-0.085cm" draw:caption-point-y="0.01cm">
              <dc:date>2014-09-12T00:00:00</dc:date>
              <text:p text:style-name="P1"><text:span text:style-name="T1">F30JJV0:</text:span></text:p>
              <text:p text:style-name="P1"><text:span text:style-name="T2">Product name</text:span></text:p>
            </office:annotation>
            <text:p>BAT</text:p>
          </table:table-cell>
          <table:table-cell table:style-name="ce23" office:value-type="string" calcext:value-type="string" table:number-columns-spanned="12" table:number-rows-spanned="1">
            <text:p>UCANca 1D Discretizer Specification</text:p>
          </table:table-cell>
          <table:covered-table-cell table:number-columns-repeated="10" table:style-name="ce43"/>
          <table:covered-table-cell table:style-name="ce23"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13" table:number-rows-spanned="1">
            <office:annotation draw:style-name="gr2" draw:text-style-name="P1" svg:width="4.07cm" svg:height="2.094cm" svg:x="29.855cm" svg:y="0.214cm" draw:caption-point-x="2.183cm" draw:caption-point-y="0.722cm">
              <dc:date>2014-09-12T00:00:00</dc:date>
              <text:p text:style-name="P1"><text:span text:style-name="T1">Txinto:</text:span></text:p>
              <text:p text:style-name="P1"><text:span text:style-name="T2">Project Name</text:span></text:p>
              <text:p text:style-name="P1"><text:span text:style-name="T2"/></text:p>
            </office:annotation>
            <text:p>gatATAC</text:p>
          </table:table-cell>
          <table:covered-table-cell table:number-columns-repeated="11" table:style-name="ce24"/>
          <table:covered-table-cell table:style-name="ce101"/>
          <table:table-cell table:number-columns-repeated="1011"/>
        </table:table-row>
        <table:table-row table:style-name="ro3">
          <table:table-cell table:style-name="ce3" office:value-type="string" calcext:value-type="string" table:number-columns-spanned="13" table:number-rows-spanned="1">
            <text:p>BAT</text:p>
          </table:table-cell>
          <table:covered-table-cell table:number-columns-repeated="11" table:style-name="ce25"/>
          <table:covered-table-cell table:style-name="ce102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Identification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5">
          <table:table-cell table:style-name="ce6" office:value-type="string" calcext:value-type="string" table:number-columns-spanned="2" table:number-rows-spanned="1">
            <text:p>Reference:</text:p>
          </table:table-cell>
          <table:covered-table-cell table:style-name="ce27"/>
          <table:table-cell table:style-name="ce44" table:formula="of:=CONCATENATE(&quot;uCANca_&quot;;[.A1];&quot;_1D_Discretizer_Spec_&quot;;[.A3])" office:value-type="string" office:string-value="uCANca_BAT_1D_Discretizer_Spec_BAT" calcext:value-type="string" table:number-columns-spanned="4" table:number-rows-spanned="1">
            <text:p>uCANca_BAT_1D_Discretizer_Spec_BAT</text:p>
          </table:table-cell>
          <table:covered-table-cell table:number-columns-repeated="3" table:style-name="ce58"/>
          <table:table-cell table:style-name="ce58" table:number-columns-repeated="6"/>
          <table:table-cell table:style-name="ce104"/>
          <table:table-cell table:number-columns-repeated="1011"/>
        </table:table-row>
        <table:table-row table:style-name="ro5">
          <table:table-cell table:style-name="ce7" office:value-type="string" calcext:value-type="string" table:number-columns-spanned="2" table:number-rows-spanned="1">
            <text:p>Version:</text:p>
          </table:table-cell>
          <table:covered-table-cell table:style-name="ce28"/>
          <table:table-cell table:style-name="ce45" office:value-type="string" calcext:value-type="string">
            <text:p>1.0</text:p>
          </table:table-cell>
          <table:table-cell table:style-name="ce59" table:number-columns-repeated="9"/>
          <table:table-cell table:style-name="ce105"/>
          <table:table-cell table:number-columns-repeated="1011"/>
        </table:table-row>
        <table:table-row table:style-name="ro5">
          <table:table-cell table:style-name="ce8" office:value-type="string" calcext:value-type="string" table:number-columns-spanned="2" table:number-rows-spanned="1">
            <text:p>Date:</text:p>
          </table:table-cell>
          <table:covered-table-cell table:style-name="ce29"/>
          <table:table-cell table:style-name="ce46" office:value-type="date" office:date-value="2014-11-12" calcext:value-type="date">
            <text:p>2014-11-12</text:p>
          </table:table-cell>
          <table:table-cell table:style-name="ce60" table:number-columns-repeated="9"/>
          <table:table-cell table:style-name="ce106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Reference documents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4">
          <table:table-cell table:style-name="ce9" office:value-type="string" calcext:value-type="string" table:number-columns-spanned="3" table:number-rows-spanned="1">
            <text:p>Reference</text:p>
          </table:table-cell>
          <table:covered-table-cell table:style-name="ce30"/>
          <table:covered-table-cell table:style-name="ce47"/>
          <table:table-cell table:style-name="ce14" office:value-type="string" calcext:value-type="string" table:number-columns-spanned="9" table:number-rows-spanned="1">
            <text:p>Description</text:p>
          </table:table-cell>
          <table:covered-table-cell table:number-columns-repeated="7" table:style-name="ce35"/>
          <table:covered-table-cell table:style-name="ce63"/>
          <table:table-cell table:style-name="ce17" office:value-type="string" calcext:value-type="string">
            <text:p>Date</text:p>
          </table:table-cell>
          <table:table-cell table:number-columns-repeated="1011"/>
        </table:table-row>
        <table:table-row table:style-name="ro6">
          <table:table-cell table:style-name="ce10" table:number-columns-spanned="3" table:number-rows-spanned="1"/>
          <table:covered-table-cell table:style-name="ce31"/>
          <table:covered-table-cell table:style-name="ce48"/>
          <table:table-cell table:style-name="ce61" table:number-columns-spanned="9" table:number-rows-spanned="1"/>
          <table:covered-table-cell table:number-columns-repeated="7" table:style-name="ce31"/>
          <table:covered-table-cell table:style-name="ce48"/>
          <table:table-cell table:style-name="ce107"/>
          <table:table-cell table:number-columns-repeated="1011"/>
        </table:table-row>
        <table:table-row table:style-name="ro6">
          <table:table-cell table:style-name="ce11" table:number-columns-spanned="3" table:number-rows-spanned="1"/>
          <table:covered-table-cell table:style-name="ce32"/>
          <table:covered-table-cell table:style-name="ce49"/>
          <table:table-cell table:style-name="ce62" table:number-columns-spanned="9" table:number-rows-spanned="1"/>
          <table:covered-table-cell table:number-columns-repeated="7" table:style-name="ce33"/>
          <table:covered-table-cell table:style-name="ce50"/>
          <table:table-cell table:style-name="ce108"/>
          <table:table-cell table:number-columns-repeated="1011"/>
        </table:table-row>
        <table:table-row table:style-name="ro6">
          <table:table-cell table:style-name="ce12" table:number-columns-spanned="3" table:number-rows-spanned="1"/>
          <table:covered-table-cell table:style-name="ce33"/>
          <table:covered-table-cell table:style-name="ce50"/>
          <table:table-cell table:style-name="ce62" table:number-columns-spanned="9" table:number-rows-spanned="1"/>
          <table:covered-table-cell table:number-columns-repeated="7" table:style-name="ce33"/>
          <table:covered-table-cell table:style-name="ce50"/>
          <table:table-cell table:style-name="ce108"/>
          <table:table-cell table:number-columns-repeated="1011"/>
        </table:table-row>
        <table:table-row table:style-name="ro4">
          <table:table-cell table:style-name="ce13" table:number-columns-spanned="3" table:number-rows-spanned="1"/>
          <table:covered-table-cell table:style-name="ce34"/>
          <table:covered-table-cell table:style-name="ce51"/>
          <table:table-cell table:style-name="ce36" table:number-columns-spanned="9" table:number-rows-spanned="1"/>
          <table:covered-table-cell table:number-columns-repeated="7" table:style-name="ce34"/>
          <table:covered-table-cell table:style-name="ce51"/>
          <table:table-cell table:style-name="ce109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Author(s)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4">
          <table:table-cell table:style-name="ce14" office:value-type="string" calcext:value-type="string" table:number-columns-spanned="4" table:number-rows-spanned="1">
            <text:p>Name</text:p>
          </table:table-cell>
          <table:covered-table-cell table:number-columns-repeated="2" table:style-name="ce35"/>
          <table:covered-table-cell table:style-name="ce63"/>
          <table:table-cell table:style-name="ce17" office:value-type="string" calcext:value-type="string">
            <text:p>Initial</text:p>
          </table:table-cell>
          <table:table-cell table:style-name="ce14" office:value-type="string" calcext:value-type="string" table:number-columns-spanned="8" table:number-rows-spanned="1">
            <text:p>Function</text:p>
          </table:table-cell>
          <table:covered-table-cell table:number-columns-repeated="6" table:style-name="ce35"/>
          <table:covered-table-cell table:style-name="ce63"/>
          <table:table-cell table:number-columns-repeated="1011"/>
        </table:table-row>
        <table:table-row table:style-name="ro6">
          <table:table-cell table:style-name="ce15" office:value-type="string" calcext:value-type="string" table:number-columns-spanned="4" table:number-rows-spanned="1">
            <text:p>Txinto Vaz</text:p>
          </table:table-cell>
          <table:covered-table-cell table:number-columns-repeated="2" table:style-name="ce31"/>
          <table:covered-table-cell table:style-name="ce48"/>
          <table:table-cell table:style-name="ce68" office:value-type="string" calcext:value-type="string">
            <text:p>TV</text:p>
          </table:table-cell>
          <table:table-cell table:style-name="ce73" office:value-type="string" calcext:value-type="string" table:number-columns-spanned="8" table:number-rows-spanned="1">
            <text:p>SW/System Product Engineer</text:p>
          </table:table-cell>
          <table:covered-table-cell table:number-columns-repeated="6" table:style-name="ce79"/>
          <table:covered-table-cell table:style-name="ce110"/>
          <table:table-cell table:number-columns-repeated="1011"/>
        </table:table-row>
        <table:table-row table:style-name="ro4">
          <table:table-cell table:style-name="ce13" table:number-columns-spanned="4" table:number-rows-spanned="1"/>
          <table:covered-table-cell table:number-columns-repeated="2" table:style-name="ce34"/>
          <table:covered-table-cell table:style-name="ce51"/>
          <table:table-cell table:style-name="ce69"/>
          <table:table-cell table:style-name="ce74" table:number-columns-spanned="8" table:number-rows-spanned="1"/>
          <table:covered-table-cell table:number-columns-repeated="6" table:style-name="ce80"/>
          <table:covered-table-cell table:style-name="ce111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Reviewer(s)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4">
          <table:table-cell table:style-name="ce14" office:value-type="string" calcext:value-type="string" table:number-columns-spanned="4" table:number-rows-spanned="1">
            <text:p>Name</text:p>
          </table:table-cell>
          <table:covered-table-cell table:number-columns-repeated="2" table:style-name="ce35"/>
          <table:covered-table-cell table:style-name="ce63"/>
          <table:table-cell table:style-name="ce17" office:value-type="string" calcext:value-type="string">
            <text:p>Initial</text:p>
          </table:table-cell>
          <table:table-cell table:style-name="ce75" office:value-type="string" calcext:value-type="string" table:number-columns-spanned="6" table:number-rows-spanned="1">
            <text:p>Function</text:p>
          </table:table-cell>
          <table:covered-table-cell table:number-columns-repeated="5" table:style-name="ce35"/>
          <table:table-cell table:style-name="ce14" office:value-type="string" calcext:value-type="string" table:number-columns-spanned="2" table:number-rows-spanned="1">
            <text:p>Date</text:p>
          </table:table-cell>
          <table:covered-table-cell table:style-name="ce63"/>
          <table:table-cell table:number-columns-repeated="1011"/>
        </table:table-row>
        <table:table-row table:style-name="ro6">
          <table:table-cell table:style-name="ce10" table:number-columns-spanned="4" table:number-rows-spanned="1"/>
          <table:covered-table-cell table:number-columns-repeated="2" table:style-name="ce31"/>
          <table:covered-table-cell table:style-name="ce48"/>
          <table:table-cell table:style-name="ce70"/>
          <table:table-cell table:style-name="ce70" table:number-columns-spanned="6" table:number-rows-spanned="1"/>
          <table:covered-table-cell table:number-columns-repeated="4" table:style-name="ce79"/>
          <table:covered-table-cell table:style-name="ce86"/>
          <table:table-cell table:style-name="ce91" table:number-columns-spanned="2" table:number-rows-spanned="1"/>
          <table:covered-table-cell table:style-name="ce110"/>
          <table:table-cell table:number-columns-repeated="1011"/>
        </table:table-row>
        <table:table-row table:style-name="ro6">
          <table:table-cell table:style-name="ce12" table:number-columns-spanned="4" table:number-rows-spanned="1"/>
          <table:covered-table-cell table:number-columns-repeated="2" table:style-name="ce33"/>
          <table:covered-table-cell table:style-name="ce50"/>
          <table:table-cell table:style-name="ce71"/>
          <table:table-cell table:style-name="ce71" table:number-columns-spanned="6" table:number-rows-spanned="1"/>
          <table:covered-table-cell table:number-columns-repeated="4" table:style-name="ce81"/>
          <table:covered-table-cell table:style-name="ce87"/>
          <table:table-cell table:style-name="ce92" table:number-columns-spanned="2" table:number-rows-spanned="1"/>
          <table:covered-table-cell table:style-name="ce112"/>
          <table:table-cell table:number-columns-repeated="1011"/>
        </table:table-row>
        <table:table-row table:style-name="ro4">
          <table:table-cell table:style-name="ce13" table:number-columns-spanned="4" table:number-rows-spanned="1"/>
          <table:covered-table-cell table:number-columns-repeated="3" table:style-name="ce36"/>
          <table:table-cell table:style-name="ce69"/>
          <table:table-cell table:style-name="ce76" table:number-columns-spanned="6" table:number-rows-spanned="1"/>
          <table:covered-table-cell table:number-columns-repeated="5" table:style-name="ce76"/>
          <table:table-cell table:style-name="ce74" table:number-columns-spanned="2" table:number-rows-spanned="1"/>
          <table:covered-table-cell table:style-name="ce74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Approving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4">
          <table:table-cell table:style-name="ce14" office:value-type="string" calcext:value-type="string" table:number-columns-spanned="4" table:number-rows-spanned="1">
            <text:p>Name</text:p>
          </table:table-cell>
          <table:covered-table-cell table:number-columns-repeated="2" table:style-name="ce35"/>
          <table:covered-table-cell table:style-name="ce63"/>
          <table:table-cell table:style-name="ce17" office:value-type="string" calcext:value-type="string">
            <text:p>Initial</text:p>
          </table:table-cell>
          <table:table-cell table:style-name="ce75" office:value-type="string" calcext:value-type="string" table:number-columns-spanned="6" table:number-rows-spanned="1">
            <text:p>Function</text:p>
          </table:table-cell>
          <table:covered-table-cell table:number-columns-repeated="5" table:style-name="ce35"/>
          <table:table-cell table:style-name="ce14" office:value-type="string" calcext:value-type="string" table:number-columns-spanned="2" table:number-rows-spanned="1">
            <text:p>Date</text:p>
          </table:table-cell>
          <table:covered-table-cell table:style-name="ce63"/>
          <table:table-cell table:number-columns-repeated="1011"/>
        </table:table-row>
        <table:table-row table:style-name="ro6">
          <table:table-cell table:style-name="ce15" office:value-type="string" calcext:value-type="string" table:number-columns-spanned="4" table:number-rows-spanned="1">
            <text:p>XXX</text:p>
          </table:table-cell>
          <table:covered-table-cell table:number-columns-repeated="2" table:style-name="ce31"/>
          <table:covered-table-cell table:style-name="ce48"/>
          <table:table-cell table:style-name="ce68" office:value-type="string" calcext:value-type="string">
            <text:p>XX</text:p>
          </table:table-cell>
          <table:table-cell table:style-name="ce77" office:value-type="string" calcext:value-type="string" table:number-columns-spanned="6" table:number-rows-spanned="1">
            <text:p>XXXX</text:p>
          </table:table-cell>
          <table:covered-table-cell table:number-columns-repeated="5" table:style-name="ce82"/>
          <table:table-cell table:style-name="ce93" table:number-columns-spanned="2" table:number-rows-spanned="1"/>
          <table:covered-table-cell table:style-name="ce113"/>
          <table:table-cell table:number-columns-repeated="1011"/>
        </table:table-row>
        <table:table-row table:style-name="ro5">
          <table:table-cell table:style-name="ce16" office:value-type="string" calcext:value-type="string" table:number-columns-spanned="4" table:number-rows-spanned="1">
            <text:p>YYY</text:p>
          </table:table-cell>
          <table:covered-table-cell table:number-columns-repeated="2" table:style-name="ce34"/>
          <table:covered-table-cell table:style-name="ce51"/>
          <table:table-cell table:style-name="ce72" office:value-type="string" calcext:value-type="string">
            <text:p>YY</text:p>
          </table:table-cell>
          <table:table-cell table:style-name="ce78" office:value-type="string" calcext:value-type="string" table:number-columns-spanned="6" table:number-rows-spanned="1">
            <text:p>YYYY</text:p>
          </table:table-cell>
          <table:covered-table-cell table:number-columns-repeated="5" table:style-name="ce80"/>
          <table:table-cell table:style-name="ce74" table:number-columns-spanned="2" table:number-rows-spanned="1"/>
          <table:covered-table-cell table:style-name="ce111"/>
          <table:table-cell table:number-columns-repeated="1011"/>
        </table:table-row>
        <table:table-row table:style-name="ro6">
          <table:table-cell table:style-name="ce4" table:number-columns-repeated="13"/>
          <table:table-cell table:number-columns-repeated="1011"/>
        </table:table-row>
        <table:table-row table:style-name="ro7" table:visibility="collapse">
          <table:table-cell table:style-name="ce4"/>
          <table:table-cell table:style-name="ce37" table:formula="of:=[$Cover.$A$1]" office:value-type="string" office:string-value="BAT" calcext:value-type="string" table:number-columns-spanned="8" table:number-rows-spanned="1">
            <text:p>BAT</text:p>
          </table:table-cell>
          <table:covered-table-cell table:number-columns-repeated="6" table:style-name="ce52"/>
          <table:covered-table-cell table:style-name="ce83"/>
          <table:table-cell table:style-name="ce4"/>
          <table:table-cell table:style-name="ce88" office:value-type="string" calcext:value-type="string">
            <text:p>Author : </text:p>
          </table:table-cell>
          <table:table-cell table:style-name="ce94" table:formula="of:=[$Cover.$A$19]" office:value-type="string" office:string-value="Txinto Vaz" calcext:value-type="string">
            <text:p>Txinto Vaz</text:p>
          </table:table-cell>
          <table:table-cell table:style-name="ce4"/>
          <table:table-cell table:number-columns-repeated="1011"/>
        </table:table-row>
        <table:table-row table:style-name="ro4" table:visibility="collapse">
          <table:table-cell table:style-name="ce4"/>
          <table:table-cell table:style-name="ce38" table:formula="of:=[$Cover.$A$2]" office:value-type="string" office:string-value="gatATAC" calcext:value-type="string" table:number-columns-spanned="8" table:number-rows-spanned="1">
            <text:p>gatATAC</text:p>
          </table:table-cell>
          <table:covered-table-cell table:number-columns-repeated="6" table:style-name="ce53"/>
          <table:covered-table-cell table:style-name="ce84"/>
          <table:table-cell table:style-name="ce4"/>
          <table:table-cell table:style-name="ce88" office:value-type="string" calcext:value-type="string">
            <text:p>Reference : </text:p>
          </table:table-cell>
          <table:table-cell table:style-name="ce94" table:formula="of:=[$Cover.$C$6]" office:value-type="string" office:string-value="uCANca_BAT_1D_Discretizer_Spec_BAT" calcext:value-type="string">
            <text:p>uCANca_BAT_1D_Discretizer_Spec_BAT</text:p>
          </table:table-cell>
          <table:table-cell table:style-name="ce4"/>
          <table:table-cell table:number-columns-repeated="1011"/>
        </table:table-row>
        <table:table-row table:style-name="ro4" table:visibility="collapse">
          <table:table-cell table:style-name="ce4"/>
          <table:table-cell table:style-name="ce39" office:value-type="string" calcext:value-type="string">
            <text:p>Project N°</text:p>
          </table:table-cell>
          <table:table-cell table:style-name="ce54" table:formula="of:=[$Cover.$A$3]" office:value-type="string" office:string-value="BAT" calcext:value-type="string" table:number-columns-spanned="7" table:number-rows-spanned="1">
            <text:p>BAT</text:p>
          </table:table-cell>
          <table:covered-table-cell table:number-columns-repeated="5" table:style-name="ce64"/>
          <table:covered-table-cell table:style-name="ce85"/>
          <table:table-cell table:style-name="ce4"/>
          <table:table-cell table:style-name="ce88" office:value-type="string" calcext:value-type="string">
            <text:p>Revision Date : </text:p>
          </table:table-cell>
          <table:table-cell table:style-name="ce95" table:formula="of:=[$Cover.$C$8]" office:value-type="date" office:date-value="2014-11-12" calcext:value-type="date" table:number-columns-spanned="2" table:number-rows-spanned="1">
            <text:p>12/11/2014</text:p>
          </table:table-cell>
          <table:covered-table-cell table:style-name="ce114"/>
          <table:table-cell table:number-columns-repeated="1011"/>
        </table:table-row>
        <table:table-row table:style-name="ro6">
          <table:table-cell table:style-name="ce4" office:value-type="string" calcext:value-type="string">
            <text:p>All printed copies of this document are for “INFORMATION ONLY” and must be verified as being current before use. <text:s/></text:p>
          </table:table-cell>
          <table:table-cell table:style-name="ce4" table:number-columns-repeated="12"/>
          <table:table-cell table:number-columns-repeated="1011"/>
        </table:table-row>
        <table:table-row table:style-name="ro6">
          <table:table-cell table:style-name="ce4" office:value-type="string" calcext:value-type="string">
            <text:p>This document is Inergy’s property. It cannot be reproduced without expressed authorisation from Inergy’s representative.</text:p>
          </table:table-cell>
          <table:table-cell table:style-name="ce4" table:number-columns-repeated="12"/>
          <table:table-cell table:number-columns-repeated="1011"/>
        </table:table-row>
        <table:table-row table:style-name="ro6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14" office:value-type="string" calcext:value-type="string" table:number-columns-spanned="13" table:number-rows-spanned="1">
            <text:p>History</text:p>
          </table:table-cell>
          <table:covered-table-cell table:number-columns-repeated="11" table:style-name="ce35"/>
          <table:covered-table-cell table:style-name="ce63"/>
          <table:table-cell table:number-columns-repeated="1011"/>
        </table:table-row>
        <table:table-row table:style-name="ro4">
          <table:table-cell table:style-name="ce17" office:value-type="string" calcext:value-type="string">
            <text:p>Date</text:p>
          </table:table-cell>
          <table:table-cell table:style-name="ce40" office:value-type="string" calcext:value-type="string">
            <text:p>Version</text:p>
          </table:table-cell>
          <table:table-cell table:style-name="ce14" office:value-type="string" calcext:value-type="string" table:number-columns-spanned="9" table:number-rows-spanned="1">
            <text:p>Description</text:p>
          </table:table-cell>
          <table:covered-table-cell table:number-columns-repeated="7" table:style-name="ce35"/>
          <table:covered-table-cell table:style-name="ce63"/>
          <table:table-cell table:style-name="ce96" office:value-type="string" calcext:value-type="string" table:number-columns-spanned="2" table:number-rows-spanned="1">
            <text:p>Authors</text:p>
          </table:table-cell>
          <table:covered-table-cell table:style-name="ce115"/>
          <table:table-cell table:number-columns-repeated="1011"/>
        </table:table-row>
        <table:table-row table:style-name="ro5">
          <table:table-cell table:style-name="ce18"/>
          <table:table-cell table:style-name="ce41" office:value-type="string" calcext:value-type="string">
            <text:p>1.0</text:p>
          </table:table-cell>
          <table:table-cell table:style-name="ce55" office:value-type="string" calcext:value-type="string" table:number-columns-spanned="9" table:number-rows-spanned="1">
            <text:p>Document creation.</text:p>
          </table:table-cell>
          <table:covered-table-cell table:number-columns-repeated="7" table:style-name="ce65"/>
          <table:covered-table-cell table:style-name="ce89"/>
          <table:table-cell table:style-name="ce97" office:value-type="string" calcext:value-type="string" table:number-columns-spanned="2" table:number-rows-spanned="1">
            <text:p>TV</text:p>
          </table:table-cell>
          <table:covered-table-cell table:style-name="ce116"/>
          <table:table-cell table:number-columns-repeated="1011"/>
        </table:table-row>
        <table:table-row table:style-name="ro8">
          <table:table-cell table:style-name="ce19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8" table:number-columns-spanned="2" table:number-rows-spanned="1"/>
          <table:covered-table-cell table:style-name="ce117"/>
          <table:table-cell table:number-columns-repeated="1011"/>
        </table:table-row>
        <table:table-row table:style-name="ro5">
          <table:table-cell table:style-name="ce19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8" table:number-columns-spanned="2" table:number-rows-spanned="1"/>
          <table:covered-table-cell table:style-name="ce117"/>
          <table:table-cell table:number-columns-repeated="1011"/>
        </table:table-row>
        <table:table-row table:style-name="ro8">
          <table:table-cell table:style-name="ce20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9" table:number-columns-spanned="2" table:number-rows-spanned="1"/>
          <table:covered-table-cell table:style-name="ce117"/>
          <table:table-cell table:number-columns-repeated="1011"/>
        </table:table-row>
        <table:table-row table:style-name="ro8">
          <table:table-cell table:style-name="ce20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9" table:number-columns-spanned="2" table:number-rows-spanned="1"/>
          <table:covered-table-cell table:style-name="ce117"/>
          <table:table-cell table:number-columns-repeated="1011"/>
        </table:table-row>
        <table:table-row table:style-name="ro9">
          <table:table-cell table:style-name="ce20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9" table:number-columns-spanned="2" table:number-rows-spanned="1"/>
          <table:covered-table-cell table:style-name="ce117"/>
          <table:table-cell table:number-columns-repeated="1011"/>
        </table:table-row>
        <table:table-row table:style-name="ro6">
          <table:table-cell table:style-name="ce21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9" table:number-columns-spanned="2" table:number-rows-spanned="1"/>
          <table:covered-table-cell table:style-name="ce117"/>
          <table:table-cell table:number-columns-repeated="1011"/>
        </table:table-row>
        <table:table-row table:style-name="ro4">
          <table:table-cell table:style-name="ce22"/>
          <table:table-cell table:style-name="ce42"/>
          <table:table-cell table:style-name="ce57" table:number-columns-spanned="9" table:number-rows-spanned="1"/>
          <table:covered-table-cell table:number-columns-repeated="7" table:style-name="ce67"/>
          <table:covered-table-cell table:style-name="ce57"/>
          <table:table-cell table:style-name="ce100" table:number-columns-spanned="2" table:number-rows-spanned="1"/>
          <table:covered-table-cell table:style-name="ce100"/>
          <table:table-cell table:number-columns-repeated="1011"/>
        </table:table-row>
        <table:table-row table:style-name="ro6">
          <table:table-cell table:style-name="ce4" table:number-columns-repeated="13"/>
          <table:table-cell table:number-columns-repeated="1011"/>
        </table:table-row>
        <table:table-row table:style-name="ro6" table:number-rows-repeated="104851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ataTypes" table:style-name="ta2">
        <office:forms form:automatic-focus="false" form:apply-design-mode="false"/>
        <table:table-column table:style-name="co7" table:default-cell-style-name="ce118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1019" table:default-cell-style-name="Default"/>
        <table:table-row table:style-name="ro5">
          <table:table-cell office:value-type="string" calcext:value-type="string">
            <text:p>id</text:p>
          </table:table-cell>
          <table:table-cell table:style-name="ce118" office:value-type="string" calcext:value-type="string">
            <text:p>name</text:p>
          </table:table-cell>
          <table:table-cell table:style-name="ce118" office:value-type="string" calcext:value-type="string">
            <text:p>size</text:p>
          </table:table-cell>
          <table:table-cell table:style-name="ce118" office:value-type="string" calcext:value-type="string">
            <text:p>c_data_type</text:p>
          </table:table-cell>
          <table:table-cell table:style-name="ce118" office:value-type="string" calcext:value-type="string">
            <text:p>A2L_data_type</text:p>
          </table:table-cell>
          <table:table-cell table:style-name="ce118" table:number-columns-repeated="1018"/>
          <table:table-cell/>
        </table:table-row>
        <table:table-row table:style-name="ro5">
          <table:table-cell table:style-name="ce119" office:value-type="float" office:value="1" calcext:value-type="float">
            <text:p>1</text:p>
          </table:table-cell>
          <table:table-cell table:style-name="ce120" office:value-type="string" calcext:value-type="string">
            <text:p>UI_8</text:p>
          </table:table-cell>
          <table:table-cell table:style-name="ce121" office:value-type="float" office:value="8" calcext:value-type="float">
            <text:p>8</text:p>
          </table:table-cell>
          <table:table-cell table:style-name="ce120" office:value-type="string" calcext:value-type="string">
            <text:p>UI_8</text:p>
          </table:table-cell>
          <table:table-cell table:style-name="ce120" office:value-type="string" calcext:value-type="string">
            <text:p>UBYTE</text:p>
          </table:table-cell>
          <table:table-cell table:number-columns-repeated="1019"/>
        </table:table-row>
        <table:table-row table:style-name="ro5">
          <table:table-cell table:style-name="ce119" office:value-type="float" office:value="2" calcext:value-type="float">
            <text:p>2</text:p>
          </table:table-cell>
          <table:table-cell table:style-name="ce120" office:value-type="string" calcext:value-type="string">
            <text:p>UI_16</text:p>
          </table:table-cell>
          <table:table-cell table:style-name="ce121" office:value-type="float" office:value="16" calcext:value-type="float">
            <text:p>16</text:p>
          </table:table-cell>
          <table:table-cell table:style-name="ce120" office:value-type="string" calcext:value-type="string">
            <text:p>UI_16</text:p>
          </table:table-cell>
          <table:table-cell table:style-name="ce120" office:value-type="string" calcext:value-type="string">
            <text:p>UWORD</text:p>
          </table:table-cell>
          <table:table-cell table:number-columns-repeated="1019"/>
        </table:table-row>
        <table:table-row table:style-name="ro5">
          <table:table-cell table:style-name="ce119" office:value-type="float" office:value="3" calcext:value-type="float">
            <text:p>3</text:p>
          </table:table-cell>
          <table:table-cell table:style-name="ce120" office:value-type="string" calcext:value-type="string">
            <text:p>UI_32</text:p>
          </table:table-cell>
          <table:table-cell table:style-name="ce121" office:value-type="float" office:value="32" calcext:value-type="float">
            <text:p>32</text:p>
          </table:table-cell>
          <table:table-cell table:style-name="ce120" office:value-type="string" calcext:value-type="string">
            <text:p>UI_32</text:p>
          </table:table-cell>
          <table:table-cell table:style-name="ce120" office:value-type="string" calcext:value-type="string">
            <text:p>ULONG</text:p>
          </table:table-cell>
          <table:table-cell table:number-columns-repeated="1019"/>
        </table:table-row>
        <table:table-row table:style-name="ro5">
          <table:table-cell table:style-name="ce119" office:value-type="float" office:value="4" calcext:value-type="float">
            <text:p>4</text:p>
          </table:table-cell>
          <table:table-cell table:style-name="ce120" office:value-type="string" calcext:value-type="string">
            <text:p>FL_32</text:p>
          </table:table-cell>
          <table:table-cell table:style-name="ce121" office:value-type="float" office:value="32" calcext:value-type="float">
            <text:p>32</text:p>
          </table:table-cell>
          <table:table-cell table:style-name="ce120" office:value-type="string" calcext:value-type="string">
            <text:p>FL_32</text:p>
          </table:table-cell>
          <table:table-cell table:style-name="ce120" office:value-type="string" calcext:value-type="string">
            <text:p>ULONG</text:p>
          </table:table-cell>
          <table:table-cell table:number-columns-repeated="1019"/>
        </table:table-row>
        <table:table-row table:style-name="ro5">
          <table:table-cell table:style-name="ce119" office:value-type="float" office:value="5" calcext:value-type="float">
            <text:p>5</text:p>
          </table:table-cell>
          <table:table-cell table:style-name="ce120" office:value-type="string" calcext:value-type="string">
            <text:p>SI_32</text:p>
          </table:table-cell>
          <table:table-cell table:style-name="ce121" office:value-type="float" office:value="32" calcext:value-type="float">
            <text:p>32</text:p>
          </table:table-cell>
          <table:table-cell table:style-name="ce120" office:value-type="string" calcext:value-type="string">
            <text:p>SI_32</text:p>
          </table:table-cell>
          <table:table-cell table:style-name="ce120" office:value-type="string" calcext:value-type="string">
            <text:p>SLONG</text:p>
          </table:table-cell>
          <table:table-cell table:number-columns-repeated="1019"/>
        </table:table-row>
        <table:table-row table:style-name="ro5">
          <table:table-cell table:style-name="ce119" office:value-type="float" office:value="6" calcext:value-type="float">
            <text:p>6</text:p>
          </table:table-cell>
          <table:table-cell table:style-name="ce120" office:value-type="string" calcext:value-type="string">
            <text:p>SI_16</text:p>
          </table:table-cell>
          <table:table-cell table:style-name="ce121" office:value-type="float" office:value="16" calcext:value-type="float">
            <text:p>16</text:p>
          </table:table-cell>
          <table:table-cell table:style-name="ce120" office:value-type="string" calcext:value-type="string">
            <text:p>SI_16</text:p>
          </table:table-cell>
          <table:table-cell table:style-name="ce120" office:value-type="string" calcext:value-type="string">
            <text:p>SWORD</text:p>
          </table:table-cell>
          <table:table-cell table:number-columns-repeated="1019"/>
        </table:table-row>
        <table:table-row table:style-name="ro5">
          <table:table-cell table:style-name="ce119" office:value-type="float" office:value="7" calcext:value-type="float">
            <text:p>7</text:p>
          </table:table-cell>
          <table:table-cell table:style-name="ce120" office:value-type="string" calcext:value-type="string">
            <text:p>SI_8</text:p>
          </table:table-cell>
          <table:table-cell table:style-name="ce121" office:value-type="float" office:value="8" calcext:value-type="float">
            <text:p>8</text:p>
          </table:table-cell>
          <table:table-cell table:style-name="ce120" office:value-type="string" calcext:value-type="string">
            <text:p>SI_8</text:p>
          </table:table-cell>
          <table:table-cell table:style-name="ce120" office:value-type="string" calcext:value-type="string">
            <text:p>SBYTE</text:p>
          </table:table-cell>
          <table:table-cell table:number-columns-repeated="1019"/>
        </table:table-row>
        <table:table-row table:style-name="ro5">
          <table:table-cell table:style-name="ce119" office:value-type="float" office:value="8" calcext:value-type="float">
            <text:p>8</text:p>
          </table:table-cell>
          <table:table-cell table:style-name="ce120" office:value-type="string" calcext:value-type="string">
            <text:p>BOOL</text:p>
          </table:table-cell>
          <table:table-cell table:style-name="ce121" office:value-type="float" office:value="1" calcext:value-type="float">
            <text:p>1</text:p>
          </table:table-cell>
          <table:table-cell table:number-columns-repeated="2" table:style-name="ce120" office:value-type="string" calcext:value-type="string">
            <text:p>BOOL</text:p>
          </table:table-cell>
          <table:table-cell table:number-columns-repeated="1019"/>
        </table:table-row>
        <table:table-row table:style-name="ro5">
          <table:table-cell table:style-name="ce119" office:value-type="float" office:value="9" calcext:value-type="float">
            <text:p>9</text:p>
          </table:table-cell>
          <table:table-cell table:style-name="ce120" office:value-type="string" calcext:value-type="string">
            <text:p>PWM</text:p>
          </table:table-cell>
          <table:table-cell table:style-name="ce121" office:value-type="float" office:value="15" calcext:value-type="float">
            <text:p>15</text:p>
          </table:table-cell>
          <table:table-cell table:style-name="ce120" office:value-type="string" calcext:value-type="string">
            <text:p>UI_16</text:p>
          </table:table-cell>
          <table:table-cell table:style-name="ce120" office:value-type="string" calcext:value-type="string">
            <text:p>UWORD</text:p>
          </table:table-cell>
          <table:table-cell table:number-columns-repeated="1019"/>
        </table:table-row>
        <table:table-row table:style-name="ro5">
          <table:table-cell table:style-name="ce119" office:value-type="float" office:value="10" calcext:value-type="float">
            <text:p>10</text:p>
          </table:table-cell>
          <table:table-cell table:style-name="ce120" office:value-type="string" calcext:value-type="string">
            <text:p>ADC</text:p>
          </table:table-cell>
          <table:table-cell table:style-name="ce121" office:value-type="float" office:value="12" calcext:value-type="float">
            <text:p>12</text:p>
          </table:table-cell>
          <table:table-cell table:style-name="ce120" office:value-type="string" calcext:value-type="string">
            <text:p>UI_16</text:p>
          </table:table-cell>
          <table:table-cell table:style-name="ce120" office:value-type="string" calcext:value-type="string">
            <text:p>UWORD</text:p>
          </table:table-cell>
          <table:table-cell table:number-columns-repeated="1019"/>
        </table:table-row>
        <table:table-row table:style-name="ro5" table:number-rows-repeated="39">
          <table:table-cell table:style-name="ce119"/>
          <table:table-cell table:style-name="ce121" table:number-columns-repeated="4"/>
          <table:table-cell table:number-columns-repeated="1019"/>
        </table:table-row>
        <table:table-row table:style-name="ro5" table:number-rows-repeated="10485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AT" table:style-name="ta2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number-columns-repeated="20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number-columns-repeated="3" table:default-cell-style-name="Default"/>
        <table:table-column table:style-name="co24" table:default-cell-style-name="Default"/>
        <table:table-column table:style-name="co7" table:number-columns-repeated="24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number-columns-repeated="3" table:default-cell-style-name="Default"/>
        <table:table-column table:style-name="co24" table:default-cell-style-name="Default"/>
        <table:table-column table:style-name="co7" table:number-columns-repeated="24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number-columns-repeated="3" table:default-cell-style-name="Default"/>
        <table:table-column table:style-name="co24" table:default-cell-style-name="Default"/>
        <table:table-column table:style-name="co7" table:number-columns-repeated="284" table:default-cell-style-name="Default"/>
        <table:table-row table:style-name="ro5">
          <table:table-cell table:style-name="ce122" office:value-type="string" calcext:value-type="string">
            <text:p>BAT_PROT_SENS meausrement</text:p>
          </table:table-cell>
          <table:table-cell table:style-name="ce129" table:number-columns-repeated="2"/>
          <table:table-cell/>
          <table:table-cell table:style-name="ce129" office:value-type="string" calcext:value-type="string">
            <text:p>TP4B</text:p>
          </table:table-cell>
          <table:table-cell table:style-name="ce129"/>
          <table:table-cell table:style-name="ce151"/>
          <table:table-cell table:style-name="ce159"/>
          <table:table-cell table:number-columns-repeated="1016"/>
        </table:table-row>
        <table:table-row table:style-name="ro5">
          <table:table-cell table:style-name="ce123" office:value-type="string" calcext:value-type="string">
            <text:p>BAT_PROT_SENS (voltage) = (BAT_PROT - 1,75 * 90mA) / 0,13544</text:p>
          </table:table-cell>
          <table:table-cell table:style-name="ce130" table:number-columns-repeated="3"/>
          <table:table-cell/>
          <table:table-cell table:style-name="ce130"/>
          <table:table-cell table:style-name="ce152"/>
          <table:table-cell table:style-name="ce159"/>
          <table:table-cell table:number-columns-repeated="1016"/>
        </table:table-row>
        <table:table-row table:style-name="ro5">
          <table:table-cell table:style-name="ce124" office:value-type="string" calcext:value-type="string">
            <text:p>BAT_PROT (V)</text:p>
          </table:table-cell>
          <table:table-cell table:style-name="ce131" office:value-type="string" calcext:value-type="string">
            <text:p>BAT_PROT_SENS (V)-calculation</text:p>
          </table:table-cell>
          <table:table-cell table:style-name="ce137" office:value-type="string" calcext:value-type="string">
            <text:p>measurement</text:p>
          </table:table-cell>
          <table:table-cell table:style-name="ce142" office:value-type="string" calcext:value-type="string">
            <text:p>Tolerance</text:p>
          </table:table-cell>
          <table:table-cell/>
          <table:table-cell table:style-name="ce147" office:value-type="string" calcext:value-type="string">
            <text:p>Acquisition resolution</text:p>
          </table:table-cell>
          <table:table-cell table:style-name="ce153" table:formula="of:=4.7/34.7" office:value-type="float" office:value="0.135446685878963" calcext:value-type="float">
            <text:p>0,1354466859</text:p>
          </table:table-cell>
          <table:table-cell table:style-name="ce159"/>
          <table:table-cell table:number-columns-repeated="1016"/>
        </table:table-row>
        <table:table-row table:style-name="ro5">
          <table:table-cell table:style-name="ce125" office:value-type="float" office:value="0" calcext:value-type="float">
            <text:p>0</text:p>
          </table:table-cell>
          <table:table-cell table:style-name="ce132" table:formula="of:=([.A4]-[.G$6])*[.G$3]" office:value-type="float" office:value="0" calcext:value-type="float">
            <text:p>0,000</text:p>
          </table:table-cell>
          <table:table-cell table:style-name="ce138" office:value-type="float" office:value="0" calcext:value-type="float">
            <text:p>0,000</text:p>
          </table:table-cell>
          <table:table-cell table:style-name="ce143" office:value-type="string" calcext:value-type="string">
            <text:p>'+/- 0,1 V</text:p>
          </table:table-cell>
          <table:table-cell/>
          <table:table-cell table:style-name="ce148" office:value-type="string" calcext:value-type="string">
            <text:p>Offset1?</text:p>
          </table:table-cell>
          <table:table-cell table:style-name="ce154" office:value-type="float" office:value="3.95" calcext:value-type="float">
            <text:p>3,95</text:p>
          </table:table-cell>
          <table:table-cell table:style-name="ce159"/>
          <table:table-cell table:number-columns-repeated="1016"/>
        </table:table-row>
        <table:table-row table:style-name="ro5">
          <table:table-cell table:style-name="ce126" office:value-type="float" office:value="7" calcext:value-type="float">
            <text:p>7</text:p>
          </table:table-cell>
          <table:table-cell table:style-name="ce133" table:formula="of:=([.A5]-[.G$6])*[.G$3]" office:value-type="float" office:value="0.948126801152738" calcext:value-type="float">
            <text:p>0,948</text:p>
          </table:table-cell>
          <table:table-cell table:style-name="ce139" office:value-type="float" office:value="0.9176" calcext:value-type="float">
            <text:p>0,918</text:p>
          </table:table-cell>
          <table:table-cell table:style-name="ce144" office:value-type="string" calcext:value-type="string">
            <text:p>'+/- 0,1 V</text:p>
          </table:table-cell>
          <table:table-cell/>
          <table:table-cell table:style-name="ce148" office:value-type="string" calcext:value-type="string">
            <text:p>Offset2?</text:p>
          </table:table-cell>
          <table:table-cell table:style-name="ce154" office:value-type="float" office:value="0" calcext:value-type="float">
            <text:p>0</text:p>
          </table:table-cell>
          <table:table-cell table:style-name="ce159"/>
          <table:table-cell table:number-columns-repeated="1016"/>
        </table:table-row>
        <table:table-row table:style-name="ro5">
          <table:table-cell table:style-name="ce126" office:value-type="float" office:value="9" calcext:value-type="float">
            <text:p>9</text:p>
          </table:table-cell>
          <table:table-cell table:style-name="ce133" table:formula="of:=([.A6]-[.G$6])*[.G$3]" office:value-type="float" office:value="1.21902017291066" calcext:value-type="float">
            <text:p>1,219</text:p>
          </table:table-cell>
          <table:table-cell table:style-name="ce139" office:value-type="float" office:value="1.1883" calcext:value-type="float">
            <text:p>1,188</text:p>
          </table:table-cell>
          <table:table-cell table:style-name="ce144" office:value-type="string" calcext:value-type="string">
            <text:p>'+/- 0,1 V</text:p>
          </table:table-cell>
          <table:table-cell/>
          <table:table-cell table:style-name="ce148" office:value-type="string" calcext:value-type="string">
            <text:p>Acquisition offset</text:p>
          </table:table-cell>
          <table:table-cell table:style-name="ce155" table:formula="of:=[.G4]*[.G5]" office:value-type="float" office:value="0" calcext:value-type="float">
            <text:p>0</text:p>
          </table:table-cell>
          <table:table-cell table:style-name="ce159"/>
          <table:table-cell table:number-columns-repeated="1016"/>
        </table:table-row>
        <table:table-row table:style-name="ro5">
          <table:table-cell table:style-name="ce126" office:value-type="float" office:value="13.5" calcext:value-type="float">
            <text:p>13,5</text:p>
          </table:table-cell>
          <table:table-cell table:style-name="ce133" table:formula="of:=([.A7]-[.G$6])*[.G$3]" office:value-type="float" office:value="1.82853025936599" calcext:value-type="float">
            <text:p>1,829</text:p>
          </table:table-cell>
          <table:table-cell table:style-name="ce139" office:value-type="float" office:value="1.7727" calcext:value-type="float">
            <text:p>1,773</text:p>
          </table:table-cell>
          <table:table-cell table:style-name="ce144" office:value-type="string" calcext:value-type="string">
            <text:p>'+/- 0,1 V</text:p>
          </table:table-cell>
          <table:table-cell/>
          <table:table-cell table:style-name="ce148" office:value-type="string" calcext:value-type="string">
            <text:p>DataType</text:p>
          </table:table-cell>
          <table:table-cell table:style-name="ce154" table:content-validation-name="val1" office:value-type="string" calcext:value-type="string">
            <text:p>ADC</text:p>
          </table:table-cell>
          <table:table-cell table:style-name="ce159"/>
          <table:table-cell table:number-columns-repeated="1016"/>
        </table:table-row>
        <table:table-row table:style-name="ro5">
          <table:table-cell table:style-name="ce126" office:value-type="float" office:value="16" calcext:value-type="float">
            <text:p>16</text:p>
          </table:table-cell>
          <table:table-cell table:style-name="ce133" table:formula="of:=([.A8]-[.G$6])*[.G$3]" office:value-type="float" office:value="2.1671469740634" calcext:value-type="float">
            <text:p>2,167</text:p>
          </table:table-cell>
          <table:table-cell table:style-name="ce139" office:value-type="float" office:value="2.0548" calcext:value-type="float">
            <text:p>2,055</text:p>
          </table:table-cell>
          <table:table-cell table:style-name="ce144" office:value-type="string" calcext:value-type="string">
            <text:p>'+/- 0,1 V</text:p>
          </table:table-cell>
          <table:table-cell/>
          <table:table-cell table:style-name="ce148" table:formula="of:=CONCATENATE([.G7];&quot; Size&quot;)" office:value-type="string" office:string-value="ADC Size" calcext:value-type="string">
            <text:p>ADC Size</text:p>
          </table:table-cell>
          <table:table-cell table:style-name="ce154" table:formula="of:=VLOOKUP([.G7];[$DataTypes.$B$2:.$C$11];2;0)" office:value-type="float" office:value="12" calcext:value-type="float">
            <text:p>12</text:p>
          </table:table-cell>
          <table:table-cell table:style-name="ce159"/>
          <table:table-cell table:number-columns-repeated="1016"/>
        </table:table-row>
        <table:table-row table:style-name="ro5">
          <table:table-cell table:style-name="ce127" office:value-type="float" office:value="18" calcext:value-type="float">
            <text:p>18</text:p>
          </table:table-cell>
          <table:table-cell table:style-name="ce134" table:formula="of:=([.A9]-[.G$6])*[.G$3]" office:value-type="float" office:value="2.43804034582133" calcext:value-type="float">
            <text:p>2,438</text:p>
          </table:table-cell>
          <table:table-cell table:style-name="ce140" office:value-type="float" office:value="2.2425" calcext:value-type="float">
            <text:p>2,243</text:p>
          </table:table-cell>
          <table:table-cell table:style-name="ce145" office:value-type="string" calcext:value-type="string">
            <text:p>+/- 0,1 V</text:p>
          </table:table-cell>
          <table:table-cell/>
          <table:table-cell table:style-name="ce148" table:formula="of:=CONCATENATE([.G7];&quot; Max&quot;)" office:value-type="string" office:string-value="ADC Max" calcext:value-type="string">
            <text:p>ADC Max</text:p>
          </table:table-cell>
          <table:table-cell table:style-name="ce154" table:formula="of:=POWER(2;[.G8])" office:value-type="float" office:value="4096" calcext:value-type="float">
            <text:p>4096</text:p>
          </table:table-cell>
          <table:table-cell table:style-name="ce159"/>
          <table:table-cell table:number-columns-repeated="1016"/>
        </table:table-row>
        <table:table-row table:style-name="ro5">
          <table:table-cell table:style-name="ce128" office:value-type="float" office:value="20" calcext:value-type="float">
            <text:p>20</text:p>
          </table:table-cell>
          <table:table-cell table:style-name="ce135" table:formula="of:=([.A10]-[.G$6])*[.G$3]" office:value-type="float" office:value="2.70893371757925" calcext:value-type="float">
            <text:p>2,709</text:p>
          </table:table-cell>
          <table:table-cell table:style-name="ce141" table:formula="of:=(([.A10]-[.A8])*(([.C9]-[.C8])/([.A9]-[.A8])))+[.C8]" office:value-type="float" office:value="2.4302" calcext:value-type="float">
            <text:p>2,430</text:p>
          </table:table-cell>
          <table:table-cell table:style-name="ce146" office:value-type="string" calcext:value-type="string">
            <text:p>+/- 0,1 V</text:p>
          </table:table-cell>
          <table:table-cell/>
          <table:table-cell table:style-name="ce148" office:value-type="string" calcext:value-type="string">
            <text:p>Full Scale</text:p>
          </table:table-cell>
          <table:table-cell table:style-name="ce156" office:value-type="float" office:value="5" calcext:value-type="float">
            <text:p>5</text:p>
          </table:table-cell>
          <table:table-cell table:style-name="ce159"/>
          <table:table-cell table:number-columns-repeated="1016"/>
        </table:table-row>
        <table:table-row table:style-name="ro5">
          <table:table-cell/>
          <table:table-cell table:style-name="ce136" table:number-columns-repeated="3"/>
          <table:table-cell/>
          <table:table-cell table:style-name="ce149" table:formula="of:=CONCATENATE([.G7];&quot; resolution&quot;)" office:value-type="string" office:string-value="ADC resolution" calcext:value-type="string">
            <text:p>ADC resolution</text:p>
          </table:table-cell>
          <table:table-cell table:style-name="ce157" table:formula="of:=[.G10]/[.G9]" office:value-type="float" office:value="0.001220703125" calcext:value-type="float">
            <text:p>0,0012207031</text:p>
          </table:table-cell>
          <table:table-cell table:style-name="ce159"/>
          <table:table-cell table:number-columns-repeated="1016"/>
        </table:table-row>
        <table:table-row table:style-name="ro5">
          <table:table-cell table:number-columns-repeated="5"/>
          <table:table-cell table:style-name="ce150" office:value-type="string" calcext:value-type="string">
            <text:p>Total resolution</text:p>
          </table:table-cell>
          <table:table-cell table:style-name="ce158" table:formula="of:=[.G11]/[.G3]" office:value-type="float" office:value="0.00901242519946806" calcext:value-type="float">
            <text:p>0,0090124252</text:p>
          </table:table-cell>
          <table:table-cell table:style-name="ce159"/>
          <table:table-cell table:number-columns-repeated="1016"/>
        </table:table-row>
        <table:table-row table:style-name="ro5" table:number-rows-repeated="39">
          <table:table-cell table:number-columns-repeated="1024"/>
        </table:table-row>
        <table:table-row table:style-name="ro5">
          <table:table-cell table:number-columns-repeated="7"/>
          <table:table-cell table:style-name="ce159"/>
          <table:table-cell table:number-columns-repeated="1016"/>
        </table:table-row>
        <table:table-row table:style-name="ro5">
          <table:table-cell table:number-columns-repeated="7"/>
          <table:table-cell table:style-name="ce159"/>
          <table:table-cell table:number-columns-repeated="1016"/>
        </table:table-row>
      </table:table>
      <table:table table:name="BAT_GENCODE" table:style-name="ta3">
        <office:forms form:automatic-focus="false" form:apply-design-mode="false"/>
        <table:table-column table:style-name="co25" table:default-cell-style-name="ce166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number-columns-repeated="4" table:default-cell-style-name="Default"/>
        <table:table-column table:style-name="co27" table:default-cell-style-name="ce171"/>
        <table:table-column table:style-name="co27" table:default-cell-style-name="ce188"/>
        <table:table-column table:style-name="co30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ce195"/>
        <table:table-column table:style-name="co27" table:number-columns-repeated="2" table:default-cell-style-name="Default"/>
        <table:table-column table:style-name="co35" table:number-columns-repeated="2" table:default-cell-style-name="Default"/>
        <table:table-column table:style-name="co27" table:default-cell-style-name="Default"/>
        <table:table-column table:style-name="co36" table:default-cell-style-name="Default"/>
        <table:table-column table:style-name="co27" table:visibility="collapse" table:number-columns-repeated="2" table:default-cell-style-name="Default"/>
        <table:table-column table:style-name="co37" table:visibility="collapse" table:default-cell-style-name="Default"/>
        <table:table-column table:style-name="co27" table:visibility="collapse" table:number-columns-repeated="2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7" table:number-columns-repeated="961" table:default-cell-style-name="Default"/>
        <table:table-row table:style-name="ro5">
          <table:table-cell table:style-name="Default" office:value-type="string" calcext:value-type="string">
            <text:p>Signal:</text:p>
          </table:table-cell>
          <table:table-cell office:value-type="string" calcext:value-type="string">
            <text:p>SAMPLE1_SENS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number-columns-repeated="1005"/>
        </table:table-row>
        <table:table-row table:style-name="ro5">
          <table:table-cell table:style-name="Default" office:value-type="string" calcext:value-type="string">
            <text:p>Abbrev</text:p>
          </table:table-cell>
          <table:table-cell office:value-type="string" calcext:value-type="string">
            <text:p>S1</text:p>
          </table:table-cell>
          <table:table-cell table:number-columns-repeated="7"/>
          <table:table-cell table:style-name="Default" table:number-columns-repeated="2"/>
          <table:table-cell table:number-columns-repeated="3"/>
          <table:table-cell table:style-name="ce190" table:number-columns-repeated="4"/>
          <table:table-cell table:number-columns-repeated="1004"/>
        </table:table-row>
        <table:table-row table:style-name="ro5">
          <table:table-cell table:style-name="ce160" office:value-type="string" calcext:value-type="string">
            <text:p>DataType</text:p>
          </table:table-cell>
          <table:table-cell table:formula="of:=VLOOKUP([BAT.G7];[$DataTypes.B9:.E11];3;0)" office:value-type="string" office:string-value="UI_16" calcext:value-type="string">
            <text:p>UI_16</text:p>
          </table:table-cell>
          <table:table-cell table:number-columns-repeated="3"/>
          <table:table-cell table:style-name="ce168" office:value-type="string" calcext:value-type="string" table:number-columns-spanned="13" table:number-rows-spanned="1">
            <text:p>Interpolation</text:p>
          </table:table-cell>
          <table:covered-table-cell table:number-columns-repeated="3"/>
          <table:covered-table-cell table:number-columns-repeated="2" table:style-name="Default"/>
          <table:covered-table-cell table:number-columns-repeated="4"/>
          <table:covered-table-cell table:style-name="ce133"/>
          <table:covered-table-cell table:style-name="Default"/>
          <table:covered-table-cell/>
          <table:table-cell table:number-columns-repeated="1004"/>
        </table:table-row>
        <table:table-row table:style-name="ro5">
          <table:table-cell table:style-name="ce161"/>
          <table:table-cell table:style-name="ce168"/>
          <table:table-cell table:style-name="ce168" office:value-type="string" calcext:value-type="string" table:number-columns-spanned="3" table:number-rows-spanned="1">
            <text:p>Direct conversion (if possible)</text:p>
          </table:table-cell>
          <table:covered-table-cell table:number-columns-repeated="2" table:style-name="ce161"/>
          <table:table-cell table:style-name="ce168" office:value-type="string" calcext:value-type="string" table:number-columns-spanned="5" table:number-rows-spanned="1">
            <text:p>interpolation look up values</text:p>
          </table:table-cell>
          <table:covered-table-cell table:number-columns-repeated="4" table:style-name="ce161"/>
          <table:table-cell table:style-name="ce168" office:value-type="string" calcext:value-type="string" table:number-columns-spanned="4" table:number-rows-spanned="1">
            <text:p>interpolation over calc</text:p>
          </table:table-cell>
          <table:covered-table-cell table:number-columns-repeated="3" table:style-name="ce161"/>
          <table:table-cell table:style-name="ce191" office:value-type="string" calcext:value-type="string" table:number-columns-spanned="4" table:number-rows-spanned="1">
            <text:p>interpolation over measure</text:p>
          </table:table-cell>
          <table:covered-table-cell table:number-columns-repeated="3" table:style-name="ce161"/>
          <table:table-cell table:style-name="ce168" office:value-type="string" calcext:value-type="string" table:number-columns-spanned="2" table:number-rows-spanned="1">
            <text:p>Summary</text:p>
          </table:table-cell>
          <table:covered-table-cell table:style-name="ce161"/>
          <table:table-cell table:style-name="ce168" office:value-type="string" calcext:value-type="string" table:number-columns-spanned="3" table:number-rows-spanned="1">
            <text:p>Raw</text:p>
          </table:table-cell>
          <table:covered-table-cell table:number-columns-repeated="2" table:style-name="ce161"/>
          <table:table-cell table:style-name="ce161" table:number-columns-repeated="26"/>
          <table:table-cell table:style-name="ce161" office:value-type="string" calcext:value-type="string">
            <text:p>Code</text:p>
          </table:table-cell>
          <table:table-cell table:style-name="ce161" table:number-columns-repeated="972"/>
        </table:table-row>
        <table:table-row table:style-name="ro5">
          <table:table-cell table:style-name="ce161" office:value-type="string" calcext:value-type="string">
            <text:p>Range Name</text:p>
          </table:table-cell>
          <table:table-cell table:style-name="ce161" office:value-type="string" calcext:value-type="string">
            <text:p>Min Value</text:p>
          </table:table-cell>
          <table:table-cell table:style-name="ce161" office:value-type="string" calcext:value-type="string">
            <text:p>calculated</text:p>
          </table:table-cell>
          <table:table-cell table:style-name="ce161" office:value-type="string" calcext:value-type="string">
            <text:p>measured</text:p>
          </table:table-cell>
          <table:table-cell table:style-name="ce161" office:value-type="string" calcext:value-type="string">
            <text:p>tolerance</text:p>
          </table:table-cell>
          <table:table-cell table:style-name="ce161" office:value-type="string" calcext:value-type="string">
            <text:p>prev</text:p>
          </table:table-cell>
          <table:table-cell table:style-name="ce161" office:value-type="string" calcext:value-type="string">
            <text:p>post</text:p>
          </table:table-cell>
          <table:table-cell table:style-name="ce161" office:value-type="string" calcext:value-type="string">
            <text:p>Def – prev</text:p>
          </table:table-cell>
          <table:table-cell table:style-name="ce161" office:value-type="string" calcext:value-type="string">
            <text:p>Post – Def</text:p>
          </table:table-cell>
          <table:table-cell table:style-name="ce161" office:value-type="string" calcext:value-type="string">
            <text:p>tolerance</text:p>
          </table:table-cell>
          <table:table-cell table:style-name="ce161" office:value-type="string" calcext:value-type="string">
            <text:p>prev val</text:p>
          </table:table-cell>
          <table:table-cell table:style-name="ce161" office:value-type="string" calcext:value-type="string">
            <text:p>post val</text:p>
          </table:table-cell>
          <table:table-cell table:style-name="ce161" office:value-type="string" calcext:value-type="string">
            <text:p>post val – prev val</text:p>
          </table:table-cell>
          <table:table-cell table:style-name="ce161" office:value-type="string" calcext:value-type="string">
            <text:p>result</text:p>
          </table:table-cell>
          <table:table-cell table:style-name="ce161" office:value-type="string" calcext:value-type="string">
            <text:p>prev val</text:p>
          </table:table-cell>
          <table:table-cell table:style-name="ce161" office:value-type="string" calcext:value-type="string">
            <text:p>post val</text:p>
          </table:table-cell>
          <table:table-cell table:style-name="ce161" office:value-type="string" calcext:value-type="string">
            <text:p>post val – prev val</text:p>
          </table:table-cell>
          <table:table-cell table:style-name="ce161" office:value-type="string" calcext:value-type="string">
            <text:p>result</text:p>
          </table:table-cell>
          <table:table-cell table:style-name="ce161" office:value-type="string" calcext:value-type="string">
            <text:p>Result</text:p>
          </table:table-cell>
          <table:table-cell table:style-name="ce161" office:value-type="string" calcext:value-type="string">
            <text:p>Tolerance</text:p>
          </table:table-cell>
          <table:table-cell table:style-name="ce161" office:value-type="string" calcext:value-type="string">
            <text:p>calculated</text:p>
          </table:table-cell>
          <table:table-cell table:style-name="ce161" office:value-type="string" calcext:value-type="string">
            <text:p>truncated</text:p>
          </table:table-cell>
          <table:table-cell table:style-name="ce161" office:value-type="string" calcext:value-type="string">
            <text:p>Hex</text:p>
          </table:table-cell>
          <table:table-cell table:style-name="ce161" table:number-columns-repeated="26"/>
          <table:table-cell table:style-name="ce161">
            <office:annotation draw:style-name="gr3" draw:text-style-name="P2" svg:width="2.899cm" svg:height="0.669cm" svg:x="75.034cm" svg:y="0.306cm" draw:caption-point-x="-0.61cm" draw:caption-point-y="1.51cm">
              <dc:date>2014-11-06T00:00:00</dc:date>
              <text:p text:style-name="P2"><text:span text:style-name="T3">º</text:span></text:p>
            </office:annotation>
          </table:table-cell>
          <table:table-cell table:style-name="ce161"/>
          <table:table-cell table:style-name="ce211" table:formula="of:=[.B3]&amp;&quot; &quot;" office:value-type="string" office:string-value="UI_16 " calcext:value-type="string">
            <office:annotation office:display="true" draw:style-name="gr4" draw:text-style-name="P2" svg:width="2.899cm" svg:height="1.781cm" svg:x="84.736cm" svg:y="0cm" draw:caption-point-x="-7.784cm" draw:caption-point-y="1.816cm">
              <dc:date>2014-11-06T00:00:00</dc:date>
              <text:p text:style-name="P3"><text:span text:style-name="T3">Use green areas to tune the typedefs, structs...</text:span></text:p>
            </office:annotation>
            <text:p>UI_16 </text:p>
          </table:table-cell>
          <table:table-cell table:style-name="ce211" table:formula="of:=[.$B$1]&amp;&quot;_values[] = {&quot;" office:value-type="string" office:string-value="SAMPLE1_SENS_values[] = {" calcext:value-type="string">
            <text:p>SAMPLE1_SENS_values[] = {</text:p>
          </table:table-cell>
          <table:table-cell table:style-name="ce211"/>
          <table:table-cell table:style-name="ce161"/>
          <table:table-cell table:style-name="ce216" table:formula="of:=CONCATENATE([.AZ5];[.BA5];[.BB5])" office:value-type="string" office:string-value="UI_16 SAMPLE1_SENS_values[] = {" calcext:value-type="string">
            <office:annotation office:display="true" draw:style-name="gr5" draw:text-style-name="P2" svg:width="2.899cm" svg:height="2.176cm" svg:x="93.464cm" svg:y="3.196cm" draw:caption-point-x="-2.461cm" draw:caption-point-y="-1.38cm">
              <dc:date>2014-11-06T00:00:00</dc:date>
              <text:p text:style-name="P3"><text:span text:style-name="T3">Copy from here towards down for obtaining typedef, struct, table definitions.</text:span></text:p>
            </office:annotation>
            <text:p>UI_16 SAMPLE1_SENS_values[] = {</text:p>
          </table:table-cell>
          <table:table-cell table:style-name="ce219" office:value-type="string" calcext:value-type="string">
            <text:p>typedef_enum {</text:p>
          </table:table-cell>
          <table:table-cell table:style-name="ce219" table:number-columns-repeated="3"/>
          <table:table-cell table:style-name="ce216" table:formula="of:=[.BE5]" office:value-type="string" office:string-value="typedef_enum {" calcext:value-type="string">
            <office:annotation office:display="true" draw:style-name="gr5" draw:text-style-name="P2" svg:width="2.899cm" svg:height="2.176cm" svg:x="101.474cm" svg:y="7.114cm" draw:caption-point-x="3.287cm" draw:caption-point-y="-5.298cm">
              <dc:date>2014-11-06T00:00:00</dc:date>
              <text:p text:style-name="P3"><text:span text:style-name="T3">Copy from here towards down for obtaining enum definitions.</text:span></text:p>
            </office:annotation>
            <text:p>typedef_enum {</text:p>
          </table:table-cell>
          <table:table-cell table:style-name="ce161" table:number-columns-repeated="961"/>
        </table:table-row>
        <table:table-row table:style-name="ro5">
          <table:table-cell table:style-name="ce162" office:value-type="string" calcext:value-type="string">
            <office:annotation office:display="true" draw:style-name="gr6" draw:text-style-name="P2" svg:width="6.002cm" svg:height="2.674cm" svg:x="17.472cm" svg:y="4.311cm" draw:caption-point-x="-14.151cm" draw:caption-point-y="-2.044cm">
              <dc:date>2014-11-06T00:00:00</dc:date>
              <text:p text:style-name="P3"><text:span text:style-name="T3">Green areas are for fulfilling with requirements:</text:span></text:p>
              <text:p text:style-name="P3"><text:span text:style-name="T3">Please note the name of the range and the minimum value within the range (lower frontier)</text:span></text:p>
            </office:annotation>
            <text:p>LOW</text:p>
          </table:table-cell>
          <table:table-cell table:style-name="ce169" office:value-type="float" office:value="0" calcext:value-type="float">
            <text:p>0</text:p>
          </table:table-cell>
          <table:table-cell table:style-name="ce171" table:formula="of:=VLOOKUP([.$B6];[BAT.$A$4:.$D$20];2;0)" office:value-type="float" office:value="0" calcext:value-type="float">
            <text:p>0</text:p>
          </table:table-cell>
          <table:table-cell table:style-name="ce171" table:formula="of:=VLOOKUP([.$B6];[BAT.$A$4:.$D$20];3;0)" office:value-type="float" office:value="0" calcext:value-type="float">
            <text:p>0</text:p>
          </table:table-cell>
          <table:table-cell table:style-name="ce171" table:formula="of:=VLOOKUP([.$B6];[BAT.$A$4:.$D$20];4;0)" office:value-type="string" office:string-value="'+/- 0,1 V" calcext:value-type="string">
            <office:annotation office:display="true" draw:style-name="gr7" draw:text-style-name="P2" svg:width="2.899cm" svg:height="2.571cm" svg:x="13.054cm" svg:y="1.749cm" draw:caption-point-x="-0.888cm" draw:caption-point-y="0.518cm">
              <dc:date>2014-11-06T00:00:00</dc:date>
              <text:p text:style-name="P3"><text:span text:style-name="T3">If available, the values in the transfer function given in by hardware teams will be used.</text:span></text:p>
            </office:annotation>
            <text:p>'+/- 0,1 V</text:p>
          </table:table-cell>
          <table:table-cell table:style-name="ce171" table:formula="of:=VLOOKUP([.$B6];[BAT.$A$4:.$D$20];1;1)" office:value-type="float" office:value="0" calcext:value-type="float">
            <text:p>0</text:p>
          </table:table-cell>
          <table:table-cell table:style-name="ce171" table:formula="of:=INDEX([BAT.$A$5:.$A$20];MATCH([.$F6];[BAT.$A$4:.$A$20]);1)" office:value-type="float" office:value="7" calcext:value-type="float">
            <text:p>7</text:p>
          </table:table-cell>
          <table:table-cell table:style-name="ce171" table:formula="of:=[.B6]-[.F6]" office:value-type="float" office:value="0" calcext:value-type="float">
            <text:p>0</text:p>
          </table:table-cell>
          <table:table-cell table:style-name="ce171" table:formula="of:=[.G6]-[.F6]" office:value-type="float" office:value="7" calcext:value-type="float">
            <text:p>7</text:p>
          </table:table-cell>
          <table:table-cell table:formula="of:=VLOOKUP([.B6];[BAT.$A$4:.$D$20];4;1)" office:value-type="string" office:string-value="'+/- 0,1 V" calcext:value-type="string">
            <text:p>'+/- 0,1 V</text:p>
          </table:table-cell>
          <table:table-cell table:style-name="ce171" table:formula="of:=VLOOKUP([.F6];[BAT.$A$4:.$D$20];2;0)" office:value-type="float" office:value="0" calcext:value-type="float">
            <office:annotation office:display="true" draw:style-name="gr8" draw:text-style-name="P2" svg:width="2.899cm" svg:height="4.941cm" svg:x="27.016cm" svg:y="0.57cm" draw:caption-point-x="-1.304cm" draw:caption-point-y="1.697cm">
              <dc:date>2014-11-06T00:00:00</dc:date>
              <text:p text:style-name="P3"><text:span text:style-name="T3">If interpolation using the measured values is not possible, then interpolation will be used on formula generated values (calculated values).</text:span></text:p>
            </office:annotation>
            <text:p>0</text:p>
          </table:table-cell>
          <table:table-cell table:style-name="ce171" table:formula="of:=VLOOKUP([.G6];[BAT.$A$4:.$D$20];2;0)" office:value-type="float" office:value="0.948126801152738" calcext:value-type="float">
            <text:p>0,9481268012</text:p>
          </table:table-cell>
          <table:table-cell table:style-name="ce171" table:formula="of:=[.L6]-[.K6]" office:value-type="float" office:value="0.948126801152738" calcext:value-type="float">
            <text:p>0,9481268012</text:p>
          </table:table-cell>
          <table:table-cell table:style-name="ce189" table:formula="of:=([.M6]*([.H6]/[.I6]))+[.K6]" office:value-type="float" office:value="0" calcext:value-type="float">
            <text:p>0,000</text:p>
          </table:table-cell>
          <table:table-cell table:style-name="ce171" table:formula="of:=VLOOKUP([.F6];[BAT.$A$4:.$D$20];3;0)" office:value-type="float" office:value="0" calcext:value-type="float">
            <office:annotation office:display="true" draw:style-name="gr9" draw:text-style-name="P2" svg:width="2.899cm" svg:height="3.361cm" svg:x="21.587cm" svg:y="4.161cm" draw:caption-point-x="14.121cm" draw:caption-point-y="-1.894cm">
              <dc:date>2014-11-06T00:00:00</dc:date>
              <text:p text:style-name="P3"><text:span text:style-name="T3">If not data not available for required value, then interpolation using the measured values is used.</text:span></text:p>
            </office:annotation>
            <text:p>0</text:p>
          </table:table-cell>
          <table:table-cell table:style-name="ce171" table:formula="of:=VLOOKUP([.G6];[BAT.$A$4:.$D$20];3;0)" office:value-type="float" office:value="0.9176" calcext:value-type="float">
            <text:p>0,9176</text:p>
          </table:table-cell>
          <table:table-cell table:style-name="ce171" table:formula="of:=[.P6]-[.O6]" office:value-type="float" office:value="0.9176" calcext:value-type="float">
            <text:p>0,9176</text:p>
          </table:table-cell>
          <table:table-cell table:style-name="ce189" table:formula="of:=IF(OR([.O6]=&quot;&quot;;[.P6]=&quot;&quot;);;([.Q6]*([.H6]/[.I6]))+[.O6])" office:value-type="float" office:value="0" calcext:value-type="float">
            <text:p>0,000</text:p>
          </table:table-cell>
          <table:table-cell table:style-name="ce199" table:formula="of:=IF(ISERROR([.D6]);IF(ISERROR([.R6]);[.N6];[.R6]);[.D6])" office:value-type="float" office:value="0" calcext:value-type="float">
            <office:annotation office:display="true" draw:style-name="gr10" draw:text-style-name="P2" svg:width="2.899cm" svg:height="4.151cm" svg:x="43.81cm" svg:y="3.249cm" draw:caption-point-x="2.226cm" draw:caption-point-y="-0.982cm">
              <dc:date>2014-11-06T00:00:00</dc:date>
              <text:p text:style-name="P3"><text:span text:style-name="T3">In the summary the final choice values are shown (real,interpolation on measurements, interpolation of calculated values...)</text:span></text:p>
            </office:annotation>
            <text:p>0,000</text:p>
          </table:table-cell>
          <table:table-cell table:style-name="ce199" table:formula="of:=IF(ISERROR([.E6]);[.J6];[.E6])" office:value-type="string" office:string-value="'+/- 0,1 V" calcext:value-type="string">
            <text:p>'+/- 0,1 V</text:p>
          </table:table-cell>
          <table:table-cell table:style-name="ce200" table:formula="of:=[.S6]/[BAT.$G$11]" office:value-type="float" office:value="0" calcext:value-type="float">
            <text:p>0,00</text:p>
          </table:table-cell>
          <table:table-cell table:style-name="ce201" table:formula="of:=ROUND([.U6])" office:value-type="float" office:value="0" calcext:value-type="float">
            <text:p>0</text:p>
          </table:table-cell>
          <table:table-cell table:style-name="ce202" table:formula="of:=DEC2HEX([.V6])" office:value-type="string" office:string-value="0" calcext:value-type="string">
            <office:annotation office:display="true" draw:style-name="gr11" draw:text-style-name="P2" svg:width="2.899cm" svg:height="3.756cm" svg:x="49.762cm" svg:y="5.421cm" draw:caption-point-x="4.227cm" draw:caption-point-y="-3.154cm">
              <dc:date>2014-11-06T00:00:00</dc:date>
              <text:p text:style-name="P3"><text:span text:style-name="T3">Raw values calculated using the resolution of the ADC port, the resolution and offset of the acquisition hardware, and the data type.</text:span></text:p>
            </office:annotation>
            <text:p>0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6])&gt;0;CONCATENATE([.$B$2];&quot;_&quot;;[.$A6];&quot;_CAL&quot;);&quot;&quot;)" office:value-type="string" office:string-value="S1_LOW_CAL" calcext:value-type="string">
            <text:p>S1_LOW_CAL</text:p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0x</text:p>
          </table:table-cell>
          <table:table-cell table:style-name="ce190" table:formula="of:=CONCATENATE(REPT(&quot;0&quot;;4-LEN([.W6]));[.W6])" office:value-type="string" office:string-value="0000" calcext:value-type="string">
            <text:p>0000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6]" office:value-type="float" office:value="0" calcext:value-type="float">
            <text:p>0</text:p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[.V6]" office:value-type="float" office:value="0" calcext:value-type="float">
            <text:p>00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TRUNC([.S6];3)" office:value-type="float" office:value="0" calcext:value-type="float">
            <text:p>0,000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5" table:formula="of:=IF(ISBLANK([.A6]);&quot;&quot;;CONCATENATE([.X6];[.Y6];CONCATENATE([.Z6];REPT(&quot; &quot;;40-LEN([.Z6]));[.AA6];[.AB6];[.AC6];[.AD6];[.AE6];[.AF6];[.AG6];[.AH6];[.AI6];[.AJ6];[.AK6];[.AL6];[.AM6];[.AN6];[.AO6];[.AP6];[.AQ6];[.AR6];[.AS6];[.AT6];[.AU6];[.AV6];[.AW6])))" office:value-type="string" office:string-value="#define S1_LOW_CAL                               ((UI_UI_16)0x0000)      /* 0V 0 adc 0 Vadc */" calcext:value-type="string">
            <office:annotation office:display="true" draw:style-name="gr12" draw:text-style-name="P2" svg:width="5.736cm" svg:height="2.164cm" svg:x="66.445cm" svg:y="5.172cm" draw:caption-point-x="7.979cm" draw:caption-point-y="-2.905cm">
              <dc:date>2014-11-06T00:00:00</dc:date>
              <text:p text:style-name="P3"><text:span text:style-name="T3">Copy from here towards down for obtaining the source code for inside micro-controller initialization.</text:span></text:p>
            </office:annotation>
            <text:p>#define S1_LOW_CAL <text:s text:c="30"/>((UI_UI_16)0x0000) <text:s text:c="5"/>/* 0V 0 adc 0 Vadc */</text:p>
          </table:table-cell>
          <table:table-cell table:style-name="ce208"/>
          <table:table-cell table:style-name="ce212"/>
          <table:table-cell table:style-name="ce212" table:formula="of:=CONCATENATE(&quot;&quot;;[.$Z6])" office:value-type="string" office:string-value="S1_LOW_CAL" calcext:value-type="string">
            <text:p>S1_LOW_CAL</text:p>
          </table:table-cell>
          <table:table-cell table:style-name="ce215" table:formula="of:=IF(LEN([.$BA7])&gt;0;&quot;,&quot;;&quot;&quot;)" office:value-type="string" office:string-value="," calcext:value-type="string">
            <text:p>,</text:p>
          </table:table-cell>
          <table:table-cell table:style-name="ce171"/>
          <table:table-cell table:style-name="ce217" table:formula="of:=IF(LEN([.BA6])&gt;0;CONCATENATE([.BA6];[.BB6]);&quot;&quot;)" office:value-type="string" office:string-value="S1_LOW_CAL," calcext:value-type="string">
            <text:p>S1_LOW_CAL,</text:p>
          </table:table-cell>
          <table:table-cell table:style-name="ce171"/>
          <table:table-cell table:style-name="ce171" table:formula="of:=CONCATENATE(&quot;&quot;;[.$Z6])" office:value-type="string" office:string-value="S1_LOW_CAL" calcext:value-type="string">
            <text:p>S1_LOW_CAL</text:p>
          </table:table-cell>
          <table:table-cell table:style-name="ce223" table:formula="of:=IF(LEN([.$BA6])&gt;0;&quot;_IDX&quot;;&quot;&quot;)" office:value-type="string" office:string-value="_IDX" calcext:value-type="string">
            <text:p>_IDX</text:p>
          </table:table-cell>
          <table:table-cell table:style-name="ce223" table:formula="of:=IF(LEN([.$BA7])&gt;0;&quot;,&quot;;&quot;&quot;)" office:value-type="string" office:string-value="," calcext:value-type="string">
            <text:p>,</text:p>
          </table:table-cell>
          <table:table-cell table:style-name="ce217" table:formula="of:=IF(LEN([.BF6])&gt;0;CONCATENATE([.BF6];[.BG6];[.BH6]);&quot;&quot;)" office:value-type="string" office:string-value="S1_LOW_CAL_IDX," calcext:value-type="string">
            <text:p>S1_LOW_CAL_IDX,</text:p>
          </table:table-cell>
          <table:table-cell table:style-name="ce171" table:number-columns-repeated="961"/>
        </table:table-row>
        <table:table-row table:style-name="ro5">
          <table:table-cell table:style-name="ce162" office:value-type="string" calcext:value-type="string">
            <text:p>NORMAL</text:p>
          </table:table-cell>
          <table:table-cell table:style-name="ce169" office:value-type="float" office:value="4.5" calcext:value-type="float">
            <text:p>4,5</text:p>
          </table:table-cell>
          <table:table-cell table:style-name="ce171" table:formula="of:=VLOOKUP([.$B7];[BAT.$A$4:.$D$20];2;0)" office:value-type="string" office:string-value="" calcext:value-type="error">
            <text:p>#N/A</text:p>
          </table:table-cell>
          <table:table-cell table:style-name="ce171" table:formula="of:=VLOOKUP([.$B7];[BAT.$A$4:.$D$20];3;0)" office:value-type="string" office:string-value="" calcext:value-type="error">
            <text:p>#N/A</text:p>
          </table:table-cell>
          <table:table-cell table:style-name="ce171" table:formula="of:=VLOOKUP([.$B7];[BAT.$A$4:.$D$20];4;0)" office:value-type="string" office:string-value="" calcext:value-type="error">
            <text:p>#N/A</text:p>
          </table:table-cell>
          <table:table-cell table:style-name="ce171" table:formula="of:=VLOOKUP([.$B7];[BAT.$A$4:.$D$20];1;1)" office:value-type="float" office:value="0" calcext:value-type="float">
            <text:p>0</text:p>
          </table:table-cell>
          <table:table-cell table:style-name="ce171" table:formula="of:=INDEX([BAT.$A$5:.$A$20];MATCH([.$F7];[BAT.$A$4:.$A$20]);1)" office:value-type="float" office:value="7" calcext:value-type="float">
            <text:p>7</text:p>
          </table:table-cell>
          <table:table-cell table:style-name="ce171" table:formula="of:=[.B7]-[.F7]" office:value-type="float" office:value="4.5" calcext:value-type="float">
            <text:p>4,5</text:p>
          </table:table-cell>
          <table:table-cell table:style-name="ce171" table:formula="of:=[.G7]-[.F7]" office:value-type="float" office:value="7" calcext:value-type="float">
            <text:p>7</text:p>
          </table:table-cell>
          <table:table-cell table:formula="of:=VLOOKUP([.B7];[BAT.$A$4:.$D$20];4;1)" office:value-type="string" office:string-value="'+/- 0,1 V" calcext:value-type="string">
            <text:p>'+/- 0,1 V</text:p>
          </table:table-cell>
          <table:table-cell table:style-name="ce171" table:formula="of:=VLOOKUP([.F7];[BAT.$A$4:.$D$20];2;0)" office:value-type="float" office:value="0" calcext:value-type="float">
            <text:p>0</text:p>
          </table:table-cell>
          <table:table-cell table:style-name="ce171" table:formula="of:=VLOOKUP([.G7];[BAT.$A$4:.$D$20];2;0)" office:value-type="float" office:value="0.948126801152738" calcext:value-type="float">
            <text:p>0,9481268012</text:p>
          </table:table-cell>
          <table:table-cell table:style-name="ce171" table:formula="of:=[.L7]-[.K7]" office:value-type="float" office:value="0.948126801152738" calcext:value-type="float">
            <text:p>0,9481268012</text:p>
          </table:table-cell>
          <table:table-cell table:style-name="ce189" table:formula="of:=([.M7]*([.H7]/[.I7]))+[.K7]" office:value-type="float" office:value="0.609510086455332" calcext:value-type="float">
            <text:p>0,610</text:p>
          </table:table-cell>
          <table:table-cell table:style-name="ce171" table:formula="of:=VLOOKUP([.F7];[BAT.$A$4:.$D$20];3;0)" office:value-type="float" office:value="0" calcext:value-type="float">
            <text:p>0</text:p>
          </table:table-cell>
          <table:table-cell table:style-name="ce171" table:formula="of:=VLOOKUP([.G7];[BAT.$A$4:.$D$20];3;0)" office:value-type="float" office:value="0.9176" calcext:value-type="float">
            <text:p>0,9176</text:p>
          </table:table-cell>
          <table:table-cell table:style-name="ce171" table:formula="of:=[.P7]-[.O7]" office:value-type="float" office:value="0.9176" calcext:value-type="float">
            <text:p>0,9176</text:p>
          </table:table-cell>
          <table:table-cell table:style-name="ce189" table:formula="of:=IF(OR([.O7]=&quot;&quot;;[.P7]=&quot;&quot;);;([.Q7]*([.H7]/[.I7]))+[.O7])" office:value-type="float" office:value="0.589885714285714" calcext:value-type="float">
            <text:p>0,590</text:p>
          </table:table-cell>
          <table:table-cell table:style-name="ce199" table:formula="of:=IF(ISERROR([.D7]);IF(ISERROR([.R7]);[.N7];[.R7]);[.D7])" office:value-type="float" office:value="0.589885714285714" calcext:value-type="float">
            <text:p>0,590</text:p>
          </table:table-cell>
          <table:table-cell table:style-name="ce199" table:formula="of:=IF(ISERROR([.E7]);[.J7];[.E7])" office:value-type="string" office:string-value="'+/- 0,1 V" calcext:value-type="string">
            <text:p>'+/- 0,1 V</text:p>
          </table:table-cell>
          <table:table-cell table:style-name="ce200" table:formula="of:=[.S7]/[BAT.$G$11]" office:value-type="float" office:value="483.234377142857" calcext:value-type="float">
            <text:p>483,23</text:p>
          </table:table-cell>
          <table:table-cell table:style-name="ce201" table:formula="of:=ROUND([.U7])" office:value-type="float" office:value="483" calcext:value-type="float">
            <text:p>483</text:p>
          </table:table-cell>
          <table:table-cell table:style-name="ce202" table:formula="of:=DEC2HEX([.V7])" office:value-type="string" office:string-value="1E3" calcext:value-type="string">
            <text:p>1E3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7])&gt;0;CONCATENATE([.$B$2];&quot;_&quot;;[.$A7];&quot;_CAL&quot;);&quot;&quot;)" office:value-type="string" office:string-value="S1_NORMAL_CAL" calcext:value-type="string">
            <text:p>S1_NORMAL_CAL</text:p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1x</text:p>
          </table:table-cell>
          <table:table-cell table:style-name="ce190" table:formula="of:=CONCATENATE(REPT(&quot;0&quot;;4-LEN([.W7]));[.W7])" office:value-type="string" office:string-value="01E3" calcext:value-type="string">
            <text:p>01E3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7]" office:value-type="float" office:value="4.5" calcext:value-type="float">
            <text:p>4,5</text:p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[.V7]" office:value-type="float" office:value="483" calcext:value-type="float">
            <text:p>483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TRUNC([.S7];3)" office:value-type="float" office:value="0.589" calcext:value-type="float">
            <text:p>0,589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6" table:formula="of:=IF(ISBLANK([.A7]);&quot;&quot;;CONCATENATE([.X7];[.Y7];CONCATENATE([.Z7];REPT(&quot; &quot;;40-LEN([.Z7]));[.AA7];[.AB7];[.AC7];[.AD7];[.AE7];[.AF7];[.AG7];[.AH7];[.AI7];[.AJ7];[.AK7];[.AL7];[.AM7];[.AN7];[.AO7];[.AP7];[.AQ7];[.AR7];[.AS7];[.AT7];[.AU7];[.AV7];[.AW7])))" office:value-type="string" office:string-value="#define S1_NORMAL_CAL                            ((UI_UI_16)1x01E3)      /* 4,5V 483 adc 0,589 Vadc */" calcext:value-type="string">
            <text:p>#define S1_NORMAL_CAL <text:s text:c="27"/>((UI_UI_16)1x01E3) <text:s text:c="5"/>/* 4,5V 483 adc 0,589 Vadc */</text:p>
          </table:table-cell>
          <table:table-cell table:style-name="ce209"/>
          <table:table-cell table:style-name="ce212"/>
          <table:table-cell table:style-name="ce212" table:formula="of:=CONCATENATE(&quot;&quot;;[.$Z7])" office:value-type="string" office:string-value="S1_NORMAL_CAL" calcext:value-type="string">
            <text:p>S1_NORMAL_CAL</text:p>
          </table:table-cell>
          <table:table-cell table:style-name="ce215" table:formula="of:=IF(LEN([.$BA8])&gt;0;&quot;,&quot;;&quot;&quot;)" office:value-type="string" office:string-value="," calcext:value-type="string">
            <text:p>,</text:p>
          </table:table-cell>
          <table:table-cell table:style-name="ce171"/>
          <table:table-cell table:style-name="ce217" table:formula="of:=IF(LEN([.BA7])&gt;0;CONCATENATE([.BA7];[.BB7]);&quot;&quot;)" office:value-type="string" office:string-value="S1_NORMAL_CAL," calcext:value-type="string">
            <text:p>S1_NORMAL_CAL,</text:p>
          </table:table-cell>
          <table:table-cell/>
          <table:table-cell table:style-name="ce171" table:formula="of:=CONCATENATE(&quot;&quot;;[.$Z7])" office:value-type="string" office:string-value="S1_NORMAL_CAL" calcext:value-type="string">
            <text:p>S1_NORMAL_CAL</text:p>
          </table:table-cell>
          <table:table-cell table:style-name="ce223" table:formula="of:=IF(LEN([.$BA7])&gt;0;&quot;_IDX&quot;;&quot;&quot;)" office:value-type="string" office:string-value="_IDX" calcext:value-type="string">
            <text:p>_IDX</text:p>
          </table:table-cell>
          <table:table-cell table:style-name="ce223" table:formula="of:=IF(LEN([.$BA8])&gt;0;&quot;,&quot;;&quot;&quot;)" office:value-type="string" office:string-value="," calcext:value-type="string">
            <text:p>,</text:p>
          </table:table-cell>
          <table:table-cell table:style-name="ce217" table:formula="of:=IF(LEN([.BF7])&gt;0;CONCATENATE([.BF7];[.BG7];[.BH7]);&quot;&quot;)" office:value-type="string" office:string-value="S1_NORMAL_CAL_IDX," calcext:value-type="string">
            <text:p>S1_NORMAL_CAL_IDX,</text:p>
          </table:table-cell>
          <table:table-cell table:number-columns-repeated="961"/>
        </table:table-row>
        <table:table-row table:style-name="ro5">
          <table:table-cell table:style-name="ce162" office:value-type="string" calcext:value-type="string">
            <office:annotation office:display="true" draw:style-name="gr6" draw:text-style-name="P2" svg:width="6.002cm" svg:height="2.674cm" svg:x="13.221cm" svg:y="6.536cm" draw:caption-point-x="-9.9cm" draw:caption-point-y="-3.366cm">
              <dc:date>2014-11-06T00:00:00</dc:date>
              <text:p text:style-name="P2"><text:span text:style-name="T3">Green areas are for fulfilling with requirements:</text:span></text:p>
              <text:p text:style-name="P2"><text:span text:style-name="T3">Please note the name of the range and the minimum value within the range (lower frontier)</text:span></text:p>
            </office:annotation>
            <text:p>HIGH</text:p>
          </table:table-cell>
          <table:table-cell table:style-name="ce169" office:value-type="float" office:value="15.5" calcext:value-type="float">
            <text:p>15,5</text:p>
          </table:table-cell>
          <table:table-cell table:style-name="ce171" table:formula="of:=VLOOKUP([.$B8];[BAT.$A$4:.$D$20];2;0)" office:value-type="string" office:string-value="" calcext:value-type="error">
            <text:p>#N/A</text:p>
          </table:table-cell>
          <table:table-cell table:style-name="ce171" table:formula="of:=VLOOKUP([.$B8];[BAT.$A$4:.$D$20];3;0)" office:value-type="string" office:string-value="" calcext:value-type="error">
            <text:p>#N/A</text:p>
          </table:table-cell>
          <table:table-cell table:style-name="ce171" table:formula="of:=VLOOKUP([.$B8];[BAT.$A$4:.$D$20];4;0)" office:value-type="string" office:string-value="" calcext:value-type="error">
            <text:p>#N/A</text:p>
          </table:table-cell>
          <table:table-cell table:style-name="ce171" table:formula="of:=VLOOKUP([.$B8];[BAT.$A$4:.$D$20];1;1)" office:value-type="float" office:value="13.5" calcext:value-type="float">
            <text:p>13,5</text:p>
          </table:table-cell>
          <table:table-cell table:style-name="ce171" table:formula="of:=INDEX([BAT.$A$5:.$A$20];MATCH([.$F8];[BAT.$A$4:.$A$20]);1)" office:value-type="float" office:value="16" calcext:value-type="float">
            <text:p>16</text:p>
          </table:table-cell>
          <table:table-cell table:style-name="ce171" table:formula="of:=[.B8]-[.F8]" office:value-type="float" office:value="2" calcext:value-type="float">
            <text:p>2</text:p>
          </table:table-cell>
          <table:table-cell table:style-name="ce171" table:formula="of:=[.G8]-[.F8]" office:value-type="float" office:value="2.5" calcext:value-type="float">
            <text:p>2,5</text:p>
          </table:table-cell>
          <table:table-cell table:formula="of:=VLOOKUP([.B8];[BAT.$A$4:.$D$20];4;1)" office:value-type="string" office:string-value="'+/- 0,1 V" calcext:value-type="string">
            <text:p>'+/- 0,1 V</text:p>
          </table:table-cell>
          <table:table-cell table:style-name="ce171" table:formula="of:=VLOOKUP([.F8];[BAT.$A$4:.$D$20];2;0)" office:value-type="float" office:value="1.82853025936599" calcext:value-type="float">
            <text:p>1,8285302594</text:p>
          </table:table-cell>
          <table:table-cell table:style-name="ce171" table:formula="of:=VLOOKUP([.G8];[BAT.$A$4:.$D$20];2;0)" office:value-type="float" office:value="2.1671469740634" calcext:value-type="float">
            <text:p>2,1671469741</text:p>
          </table:table-cell>
          <table:table-cell table:style-name="ce171" table:formula="of:=[.L8]-[.K8]" office:value-type="float" office:value="0.33861671469741" calcext:value-type="float">
            <text:p>0,3386167147</text:p>
          </table:table-cell>
          <table:table-cell table:style-name="ce189" table:formula="of:=([.M8]*([.H8]/[.I8]))+[.K8]" office:value-type="float" office:value="2.09942363112392" calcext:value-type="float">
            <text:p>2,099</text:p>
          </table:table-cell>
          <table:table-cell table:style-name="ce171" table:formula="of:=VLOOKUP([.F8];[BAT.$A$4:.$D$20];3;0)" office:value-type="float" office:value="1.7727" calcext:value-type="float">
            <text:p>1,7727</text:p>
          </table:table-cell>
          <table:table-cell table:style-name="ce171" table:formula="of:=VLOOKUP([.G8];[BAT.$A$4:.$D$20];3;0)" office:value-type="float" office:value="2.0548" calcext:value-type="float">
            <text:p>2,0548</text:p>
          </table:table-cell>
          <table:table-cell table:style-name="ce171" table:formula="of:=[.P8]-[.O8]" office:value-type="float" office:value="0.2821" calcext:value-type="float">
            <text:p>0,2821</text:p>
          </table:table-cell>
          <table:table-cell table:style-name="ce189" table:formula="of:=IF(OR([.O8]=&quot;&quot;;[.P8]=&quot;&quot;);;([.Q8]*([.H8]/[.I8]))+[.O8])" office:value-type="float" office:value="1.99838" calcext:value-type="float">
            <text:p>1,998</text:p>
          </table:table-cell>
          <table:table-cell table:style-name="ce199" table:formula="of:=IF(ISERROR([.D8]);IF(ISERROR([.R8]);[.N8];[.R8]);[.D8])" office:value-type="float" office:value="1.99838" calcext:value-type="float">
            <text:p>1,998</text:p>
          </table:table-cell>
          <table:table-cell table:style-name="ce199" table:formula="of:=IF(ISERROR([.E8]);[.J8];[.E8])" office:value-type="string" office:string-value="'+/- 0,1 V" calcext:value-type="string">
            <text:p>'+/- 0,1 V</text:p>
          </table:table-cell>
          <table:table-cell table:style-name="ce200" table:formula="of:=[.S8]/[BAT.$G$11]" office:value-type="float" office:value="1637.072896" calcext:value-type="float">
            <text:p>1637,07</text:p>
          </table:table-cell>
          <table:table-cell table:style-name="ce201" table:formula="of:=ROUND([.U8])" office:value-type="float" office:value="1637" calcext:value-type="float">
            <text:p>1637</text:p>
          </table:table-cell>
          <table:table-cell table:style-name="ce202" table:formula="of:=DEC2HEX([.V8])" office:value-type="string" office:string-value="665" calcext:value-type="string">
            <text:p>665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8])&gt;0;CONCATENATE([.$B$2];&quot;_&quot;;[.$A8];&quot;_CAL&quot;);&quot;&quot;)" office:value-type="string" office:string-value="S1_HIGH_CAL" calcext:value-type="string">
            <text:p>S1_HIGH_CAL</text:p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2x</text:p>
          </table:table-cell>
          <table:table-cell table:style-name="ce190" table:formula="of:=CONCATENATE(REPT(&quot;0&quot;;4-LEN([.W8]));[.W8])" office:value-type="string" office:string-value="0665" calcext:value-type="string">
            <text:p>0665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8]" office:value-type="float" office:value="15.5" calcext:value-type="float">
            <text:p>15,5</text:p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[.V8]" office:value-type="float" office:value="1637" calcext:value-type="float">
            <text:p>1637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TRUNC([.S8];3)" office:value-type="float" office:value="1.998" calcext:value-type="float">
            <text:p>1,998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6" table:formula="of:=IF(ISBLANK([.A8]);&quot;&quot;;CONCATENATE([.X8];[.Y8];CONCATENATE([.Z8];REPT(&quot; &quot;;40-LEN([.Z8]));[.AA8];[.AB8];[.AC8];[.AD8];[.AE8];[.AF8];[.AG8];[.AH8];[.AI8];[.AJ8];[.AK8];[.AL8];[.AM8];[.AN8];[.AO8];[.AP8];[.AQ8];[.AR8];[.AS8];[.AT8];[.AU8];[.AV8];[.AW8])))" office:value-type="string" office:string-value="#define S1_HIGH_CAL                              ((UI_UI_16)2x0665)      /* 15,5V 1637 adc 1,998 Vadc */" calcext:value-type="string">
            <text:p>#define S1_HIGH_CAL <text:s text:c="29"/>((UI_UI_16)2x0665) <text:s text:c="5"/>/* 15,5V 1637 adc 1,998 Vadc */</text:p>
          </table:table-cell>
          <table:table-cell table:style-name="ce209"/>
          <table:table-cell table:style-name="ce212"/>
          <table:table-cell table:style-name="ce212" table:formula="of:=CONCATENATE(&quot;&quot;;[.$Z8])" office:value-type="string" office:string-value="S1_HIGH_CAL" calcext:value-type="string">
            <text:p>S1_HIGH_CAL</text:p>
          </table:table-cell>
          <table:table-cell table:style-name="ce215" table:formula="of:=IF(LEN([.$BA9])&gt;0;&quot;,&quot;;&quot;&quot;)">
            <text:p/>
          </table:table-cell>
          <table:table-cell table:style-name="ce171"/>
          <table:table-cell table:style-name="ce217" table:formula="of:=IF(LEN([.BA8])&gt;0;CONCATENATE([.BA8];[.BB8]);&quot;&quot;)" office:value-type="string" office:string-value="S1_HIGH_CAL" calcext:value-type="string">
            <text:p>S1_HIGH_CAL</text:p>
          </table:table-cell>
          <table:table-cell/>
          <table:table-cell table:style-name="ce171" table:formula="of:=CONCATENATE(&quot;&quot;;[.$Z8])" office:value-type="string" office:string-value="S1_HIGH_CAL" calcext:value-type="string">
            <text:p>S1_HIGH_CAL</text:p>
          </table:table-cell>
          <table:table-cell table:style-name="ce223" table:formula="of:=IF(LEN([.$BA8])&gt;0;&quot;_IDX&quot;;&quot;&quot;)" office:value-type="string" office:string-value="_IDX" calcext:value-type="string">
            <text:p>_IDX</text:p>
          </table:table-cell>
          <table:table-cell table:style-name="ce223" table:formula="of:=IF(LEN([.$BA9])&gt;0;&quot;,&quot;;&quot;&quot;)">
            <text:p/>
          </table:table-cell>
          <table:table-cell table:style-name="ce217" table:formula="of:=IF(LEN([.BF8])&gt;0;CONCATENATE([.BF8];[.BG8];[.BH8]);&quot;&quot;)" office:value-type="string" office:string-value="S1_HIGH_CAL_IDX" calcext:value-type="string">
            <text:p>S1_HIGH_CAL_IDX</text:p>
          </table:table-cell>
          <table:table-cell table:number-columns-repeated="961"/>
        </table:table-row>
        <table:table-row table:style-name="ro5">
          <table:table-cell table:style-name="ce162"/>
          <table:table-cell table:style-name="ce169"/>
          <table:table-cell table:style-name="ce171" table:formula="of:=VLOOKUP([.$B9];[BAT.$A$4:.$D$20];2;0)" office:value-type="string" office:string-value="" calcext:value-type="error">
            <text:p>#N/A</text:p>
          </table:table-cell>
          <table:table-cell table:style-name="ce171" table:formula="of:=VLOOKUP([.$B9];[BAT.$A$4:.$D$20];3;0)" office:value-type="string" office:string-value="" calcext:value-type="error">
            <text:p>#N/A</text:p>
          </table:table-cell>
          <table:table-cell table:style-name="ce171" table:formula="of:=VLOOKUP([.$B9];[BAT.$A$4:.$D$20];4;0)" office:value-type="string" office:string-value="" calcext:value-type="error">
            <text:p>#N/A</text:p>
          </table:table-cell>
          <table:table-cell table:style-name="ce171" table:formula="of:=VLOOKUP([.$B9];[BAT.$A$4:.$D$20];1;1)" office:value-type="string" office:string-value="" calcext:value-type="error">
            <text:p>#N/A</text:p>
          </table:table-cell>
          <table:table-cell table:style-name="ce171" table:formula="of:=INDEX([BAT.$A$5:.$A$20];MATCH([.$F9];[BAT.$A$4:.$A$20]);1)" office:value-type="string" office:string-value="" calcext:value-type="error">
            <text:p>#N/A</text:p>
          </table:table-cell>
          <table:table-cell table:style-name="ce171" table:formula="of:=[.B9]-[.F9]" office:value-type="string" office:string-value="" calcext:value-type="error">
            <text:p>#N/A</text:p>
          </table:table-cell>
          <table:table-cell table:style-name="ce171" table:formula="of:=[.G9]-[.F9]" office:value-type="string" office:string-value="" calcext:value-type="error">
            <text:p>#N/A</text:p>
          </table:table-cell>
          <table:table-cell table:formula="of:=VLOOKUP([.B9];[BAT.$A$4:.$D$20];4;1)" office:value-type="string" office:string-value="" calcext:value-type="error">
            <text:p>#N/A</text:p>
          </table:table-cell>
          <table:table-cell table:style-name="ce171" table:formula="of:=VLOOKUP([.F9];[BAT.$A$4:.$D$20];2;0)" office:value-type="string" office:string-value="" calcext:value-type="error">
            <text:p>#N/A</text:p>
          </table:table-cell>
          <table:table-cell table:style-name="ce171" table:formula="of:=VLOOKUP([.G9];[BAT.$A$4:.$D$20];2;0)" office:value-type="string" office:string-value="" calcext:value-type="error">
            <text:p>#N/A</text:p>
          </table:table-cell>
          <table:table-cell table:style-name="ce171" table:formula="of:=[.L9]-[.K9]" office:value-type="string" office:string-value="" calcext:value-type="error">
            <text:p>#N/A</text:p>
          </table:table-cell>
          <table:table-cell table:style-name="ce189" table:formula="of:=([.M9]*([.H9]/[.I9]))+[.K9]" office:value-type="string" office:string-value="" calcext:value-type="error">
            <text:p>#N/A</text:p>
          </table:table-cell>
          <table:table-cell table:style-name="ce171" table:formula="of:=VLOOKUP([.F9];[BAT.$A$4:.$D$20];3;0)" office:value-type="string" office:string-value="" calcext:value-type="error">
            <text:p>#N/A</text:p>
          </table:table-cell>
          <table:table-cell table:style-name="ce171" table:formula="of:=VLOOKUP([.G9];[BAT.$A$4:.$D$20];3;0)" office:value-type="string" office:string-value="" calcext:value-type="error">
            <text:p>#N/A</text:p>
          </table:table-cell>
          <table:table-cell table:style-name="ce171" table:formula="of:=[.P9]-[.O9]" office:value-type="string" office:string-value="" calcext:value-type="error">
            <text:p>#N/A</text:p>
          </table:table-cell>
          <table:table-cell table:style-name="ce189" table:formula="of:=IF(OR([.O9]=&quot;&quot;;[.P9]=&quot;&quot;);;([.Q9]*([.H9]/[.I9]))+[.O9])" office:value-type="string" office:string-value="" calcext:value-type="error">
            <text:p>#N/A</text:p>
          </table:table-cell>
          <table:table-cell table:style-name="ce199" table:formula="of:=IF(ISERROR([.D9]);IF(ISERROR([.R9]);[.N9];[.R9]);[.D9])" office:value-type="string" office:string-value="" calcext:value-type="error">
            <text:p>#N/A</text:p>
          </table:table-cell>
          <table:table-cell table:style-name="ce199" table:formula="of:=IF(ISERROR([.E9]);[.J9];[.E9])" office:value-type="string" office:string-value="" calcext:value-type="error">
            <text:p>#N/A</text:p>
          </table:table-cell>
          <table:table-cell table:style-name="ce200" table:formula="of:=[.S9]/[BAT.$G$11]" office:value-type="string" office:string-value="" calcext:value-type="error">
            <text:p>#N/A</text:p>
          </table:table-cell>
          <table:table-cell table:style-name="ce201" table:formula="of:=ROUND([.U9])" office:value-type="string" office:string-value="" calcext:value-type="error">
            <text:p>#N/A</text:p>
          </table:table-cell>
          <table:table-cell table:style-name="ce202" table:formula="of:=DEC2HEX([.V9])" office:value-type="string" office:string-value="" calcext:value-type="error">
            <text:p>#N/A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9])&gt;0;CONCATENATE([.$B$2];&quot;_&quot;;[.$A9];&quot;_CAL&quot;);&quot;&quot;)">
            <text:p/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3x</text:p>
          </table:table-cell>
          <table:table-cell table:style-name="ce190" table:formula="of:=CONCATENATE(REPT(&quot;0&quot;;4-LEN([.W9]));[.W9])" office:value-type="string" office:string-value="" calcext:value-type="error">
            <text:p>#N/A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9]" office:value-type="float" office:value="0" calcext:value-type="float">
            <text:p>0</text:p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[.V9]" office:value-type="string" office:string-value="" calcext:value-type="error">
            <text:p>#N/A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TRUNC([.S9];3)" office:value-type="string" office:string-value="" calcext:value-type="error">
            <text:p>#N/A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6" table:formula="of:=IF(ISBLANK([.A9]);&quot;&quot;;CONCATENATE([.X9];[.Y9];CONCATENATE([.Z9];REPT(&quot; &quot;;40-LEN([.Z9]));[.AA9];[.AB9];[.AC9];[.AD9];[.AE9];[.AF9];[.AG9];[.AH9];[.AI9];[.AJ9];[.AK9];[.AL9];[.AM9];[.AN9];[.AO9];[.AP9];[.AQ9];[.AR9];[.AS9];[.AT9];[.AU9];[.AV9];[.AW9])))">
            <text:p/>
          </table:table-cell>
          <table:table-cell table:style-name="ce209"/>
          <table:table-cell table:style-name="ce212"/>
          <table:table-cell table:style-name="ce212" table:formula="of:=CONCATENATE(&quot;&quot;;[.$Z9])">
            <text:p/>
          </table:table-cell>
          <table:table-cell table:style-name="ce215" table:formula="of:=IF(LEN([.$BA10])&gt;0;&quot;,&quot;;&quot;&quot;)">
            <text:p/>
          </table:table-cell>
          <table:table-cell table:style-name="ce171"/>
          <table:table-cell table:style-name="ce217" table:formula="of:=IF(LEN([.BA9])&gt;0;CONCATENATE([.BA9];[.BB9]);&quot;&quot;)">
            <text:p/>
          </table:table-cell>
          <table:table-cell/>
          <table:table-cell table:style-name="ce171" table:formula="of:=CONCATENATE(&quot;&quot;;[.$Z9])">
            <text:p/>
          </table:table-cell>
          <table:table-cell table:style-name="ce223" table:formula="of:=IF(LEN([.$BA9])&gt;0;&quot;_IDX&quot;;&quot;&quot;)">
            <text:p/>
          </table:table-cell>
          <table:table-cell table:style-name="ce223" table:formula="of:=IF(LEN([.$BA10])&gt;0;&quot;,&quot;;&quot;&quot;)">
            <text:p/>
          </table:table-cell>
          <table:table-cell table:style-name="ce217" table:formula="of:=IF(LEN([.BF9])&gt;0;CONCATENATE([.BF9];[.BG9];[.BH9]);&quot;&quot;)">
            <text:p/>
          </table:table-cell>
          <table:table-cell table:number-columns-repeated="961"/>
        </table:table-row>
        <table:table-row table:style-name="ro5">
          <table:table-cell table:style-name="ce162"/>
          <table:table-cell table:style-name="ce169"/>
          <table:table-cell table:style-name="ce171" table:formula="of:=VLOOKUP([.$B10];[BAT.$A$4:.$D$20];2;0)" office:value-type="string" office:string-value="" calcext:value-type="error">
            <text:p>#N/A</text:p>
          </table:table-cell>
          <table:table-cell table:style-name="ce171" table:formula="of:=VLOOKUP([.$B10];[BAT.$A$4:.$D$20];3;0)" office:value-type="string" office:string-value="" calcext:value-type="error">
            <text:p>#N/A</text:p>
          </table:table-cell>
          <table:table-cell table:style-name="ce171" table:formula="of:=VLOOKUP([.$B10];[BAT.$A$4:.$D$20];4;0)" office:value-type="string" office:string-value="" calcext:value-type="error">
            <text:p>#N/A</text:p>
          </table:table-cell>
          <table:table-cell table:style-name="ce171" table:formula="of:=VLOOKUP([.$B10];[BAT.$A$4:.$D$20];1;1)" office:value-type="string" office:string-value="" calcext:value-type="error">
            <text:p>#N/A</text:p>
          </table:table-cell>
          <table:table-cell table:style-name="ce171" table:formula="of:=INDEX([BAT.$A$5:.$A$20];MATCH([.$F10];[BAT.$A$4:.$A$20]);1)" office:value-type="string" office:string-value="" calcext:value-type="error">
            <text:p>#N/A</text:p>
          </table:table-cell>
          <table:table-cell table:style-name="ce171" table:formula="of:=[.B10]-[.F10]" office:value-type="string" office:string-value="" calcext:value-type="error">
            <text:p>#N/A</text:p>
          </table:table-cell>
          <table:table-cell table:style-name="ce171" table:formula="of:=[.G10]-[.F10]" office:value-type="string" office:string-value="" calcext:value-type="error">
            <text:p>#N/A</text:p>
          </table:table-cell>
          <table:table-cell table:formula="of:=VLOOKUP([.B10];[BAT.$A$4:.$D$20];4;1)" office:value-type="string" office:string-value="" calcext:value-type="error">
            <text:p>#N/A</text:p>
          </table:table-cell>
          <table:table-cell table:style-name="ce171" table:formula="of:=VLOOKUP([.F10];[BAT.$A$4:.$D$20];2;0)" office:value-type="string" office:string-value="" calcext:value-type="error">
            <text:p>#N/A</text:p>
          </table:table-cell>
          <table:table-cell table:style-name="ce171" table:formula="of:=VLOOKUP([.G10];[BAT.$A$4:.$D$20];2;0)" office:value-type="string" office:string-value="" calcext:value-type="error">
            <text:p>#N/A</text:p>
          </table:table-cell>
          <table:table-cell table:style-name="ce171" table:formula="of:=[.L10]-[.K10]" office:value-type="string" office:string-value="" calcext:value-type="error">
            <text:p>#N/A</text:p>
          </table:table-cell>
          <table:table-cell table:style-name="ce189" table:formula="of:=([.M10]*([.H10]/[.I10]))+[.K10]" office:value-type="string" office:string-value="" calcext:value-type="error">
            <text:p>#N/A</text:p>
          </table:table-cell>
          <table:table-cell table:style-name="ce171" table:formula="of:=VLOOKUP([.F10];[BAT.$A$4:.$D$20];3;0)" office:value-type="string" office:string-value="" calcext:value-type="error">
            <text:p>#N/A</text:p>
          </table:table-cell>
          <table:table-cell table:style-name="ce171" table:formula="of:=VLOOKUP([.G10];[BAT.$A$4:.$D$20];3;0)" office:value-type="string" office:string-value="" calcext:value-type="error">
            <text:p>#N/A</text:p>
          </table:table-cell>
          <table:table-cell table:style-name="ce171" table:formula="of:=[.P10]-[.O10]" office:value-type="string" office:string-value="" calcext:value-type="error">
            <text:p>#N/A</text:p>
          </table:table-cell>
          <table:table-cell table:style-name="ce189" table:formula="of:=IF(OR([.O10]=&quot;&quot;;[.P10]=&quot;&quot;);;([.Q10]*([.H10]/[.I10]))+[.O10])" office:value-type="string" office:string-value="" calcext:value-type="error">
            <text:p>#N/A</text:p>
          </table:table-cell>
          <table:table-cell table:style-name="ce199" table:formula="of:=IF(ISERROR([.D10]);IF(ISERROR([.R10]);[.N10];[.R10]);[.D10])" office:value-type="string" office:string-value="" calcext:value-type="error">
            <text:p>#N/A</text:p>
          </table:table-cell>
          <table:table-cell table:style-name="ce199" table:formula="of:=IF(ISERROR([.E10]);[.J10];[.E10])" office:value-type="string" office:string-value="" calcext:value-type="error">
            <text:p>#N/A</text:p>
          </table:table-cell>
          <table:table-cell table:style-name="ce200" table:formula="of:=[.S10]/[BAT.$G$11]" office:value-type="string" office:string-value="" calcext:value-type="error">
            <text:p>#N/A</text:p>
          </table:table-cell>
          <table:table-cell table:style-name="ce201" table:formula="of:=ROUND([.U10])" office:value-type="string" office:string-value="" calcext:value-type="error">
            <text:p>#N/A</text:p>
          </table:table-cell>
          <table:table-cell table:style-name="ce202" table:formula="of:=DEC2HEX([.V10])" office:value-type="string" office:string-value="" calcext:value-type="error">
            <text:p>#N/A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10])&gt;0;CONCATENATE([.$B$2];&quot;_&quot;;[.$A10];&quot;_CAL&quot;);&quot;&quot;)">
            <text:p/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4x</text:p>
          </table:table-cell>
          <table:table-cell table:style-name="ce190" table:formula="of:=CONCATENATE(REPT(&quot;0&quot;;4-LEN([.W10]));[.W10])" office:value-type="string" office:string-value="" calcext:value-type="error">
            <text:p>#N/A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10]" office:value-type="float" office:value="0" calcext:value-type="float">
            <text:p>0</text:p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[.V10]" office:value-type="string" office:string-value="" calcext:value-type="error">
            <text:p>#N/A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TRUNC([.S10];3)" office:value-type="string" office:string-value="" calcext:value-type="error">
            <text:p>#N/A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6" table:formula="of:=IF(ISBLANK([.A10]);&quot;&quot;;CONCATENATE([.X10];[.Y10];CONCATENATE([.Z10];REPT(&quot; &quot;;40-LEN([.Z10]));[.AA10];[.AB10];[.AC10];[.AD10];[.AE10];[.AF10];[.AG10];[.AH10];[.AI10];[.AJ10];[.AK10];[.AL10];[.AM10];[.AN10];[.AO10];[.AP10];[.AQ10];[.AR10];[.AS10];[.AT10];[.AU10];[.AV10];[.AW10])))">
            <text:p/>
          </table:table-cell>
          <table:table-cell table:style-name="ce209"/>
          <table:table-cell table:style-name="ce212"/>
          <table:table-cell table:style-name="ce212" table:formula="of:=CONCATENATE(&quot;&quot;;[.$Z10])">
            <text:p/>
          </table:table-cell>
          <table:table-cell table:style-name="ce215" table:formula="of:=IF(LEN([.$BA11])&gt;0;&quot;,&quot;;&quot;&quot;)">
            <text:p/>
          </table:table-cell>
          <table:table-cell table:style-name="ce171"/>
          <table:table-cell table:style-name="ce217" table:formula="of:=IF(LEN([.BA10])&gt;0;CONCATENATE([.BA10];[.BB10]);&quot;&quot;)">
            <text:p/>
          </table:table-cell>
          <table:table-cell/>
          <table:table-cell table:style-name="ce171" table:formula="of:=CONCATENATE(&quot;&quot;;[.$Z10])">
            <text:p/>
          </table:table-cell>
          <table:table-cell table:style-name="ce223" table:formula="of:=IF(LEN([.$BA10])&gt;0;&quot;_IDX&quot;;&quot;&quot;)">
            <text:p/>
          </table:table-cell>
          <table:table-cell table:style-name="ce223" table:formula="of:=IF(LEN([.$BA11])&gt;0;&quot;,&quot;;&quot;&quot;)">
            <text:p/>
          </table:table-cell>
          <table:table-cell table:style-name="ce217" table:formula="of:=IF(LEN([.BF10])&gt;0;CONCATENATE([.BF10];[.BG10];[.BH10]);&quot;&quot;)">
            <text:p/>
          </table:table-cell>
          <table:table-cell table:number-columns-repeated="961"/>
        </table:table-row>
        <table:table-row table:style-name="ro5">
          <table:table-cell table:style-name="ce162"/>
          <table:table-cell table:style-name="ce169"/>
          <table:table-cell table:style-name="ce171" table:formula="of:=VLOOKUP([.$B11];[BAT.$A$4:.$D$20];2;0)" office:value-type="string" office:string-value="" calcext:value-type="error">
            <text:p>#N/A</text:p>
          </table:table-cell>
          <table:table-cell table:style-name="ce171" table:formula="of:=VLOOKUP([.$B11];[BAT.$A$4:.$D$20];3;0)" office:value-type="string" office:string-value="" calcext:value-type="error">
            <text:p>#N/A</text:p>
          </table:table-cell>
          <table:table-cell table:style-name="ce171" table:formula="of:=VLOOKUP([.$B11];[BAT.$A$4:.$D$20];4;0)" office:value-type="string" office:string-value="" calcext:value-type="error">
            <text:p>#N/A</text:p>
          </table:table-cell>
          <table:table-cell table:style-name="ce171" table:formula="of:=VLOOKUP([.$B11];[BAT.$A$4:.$D$20];1;1)" office:value-type="string" office:string-value="" calcext:value-type="error">
            <text:p>#N/A</text:p>
          </table:table-cell>
          <table:table-cell table:style-name="ce171" table:formula="of:=INDEX([BAT.$A$5:.$A$20];MATCH([.$F11];[BAT.$A$4:.$A$20]);1)" office:value-type="string" office:string-value="" calcext:value-type="error">
            <text:p>#N/A</text:p>
          </table:table-cell>
          <table:table-cell table:style-name="ce171" table:formula="of:=[.B11]-[.F11]" office:value-type="string" office:string-value="" calcext:value-type="error">
            <text:p>#N/A</text:p>
          </table:table-cell>
          <table:table-cell table:style-name="ce171" table:formula="of:=[.G11]-[.F11]" office:value-type="string" office:string-value="" calcext:value-type="error">
            <text:p>#N/A</text:p>
          </table:table-cell>
          <table:table-cell table:formula="of:=VLOOKUP([.B11];[BAT.$A$4:.$D$20];4;1)" office:value-type="string" office:string-value="" calcext:value-type="error">
            <text:p>#N/A</text:p>
          </table:table-cell>
          <table:table-cell table:style-name="ce171" table:formula="of:=VLOOKUP([.F11];[BAT.$A$4:.$D$20];2;0)" office:value-type="string" office:string-value="" calcext:value-type="error">
            <text:p>#N/A</text:p>
          </table:table-cell>
          <table:table-cell table:style-name="ce171" table:formula="of:=VLOOKUP([.G11];[BAT.$A$4:.$D$20];2;0)" office:value-type="string" office:string-value="" calcext:value-type="error">
            <text:p>#N/A</text:p>
          </table:table-cell>
          <table:table-cell table:style-name="ce171" table:formula="of:=[.L11]-[.K11]" office:value-type="string" office:string-value="" calcext:value-type="error">
            <text:p>#N/A</text:p>
          </table:table-cell>
          <table:table-cell table:style-name="ce189" table:formula="of:=([.M11]*([.H11]/[.I11]))+[.K11]" office:value-type="string" office:string-value="" calcext:value-type="error">
            <text:p>#N/A</text:p>
          </table:table-cell>
          <table:table-cell table:style-name="ce171" table:formula="of:=VLOOKUP([.F11];[BAT.$A$4:.$D$20];3;0)" office:value-type="string" office:string-value="" calcext:value-type="error">
            <text:p>#N/A</text:p>
          </table:table-cell>
          <table:table-cell table:style-name="ce171" table:formula="of:=VLOOKUP([.G11];[BAT.$A$4:.$D$20];3;0)" office:value-type="string" office:string-value="" calcext:value-type="error">
            <text:p>#N/A</text:p>
          </table:table-cell>
          <table:table-cell table:style-name="ce171" table:formula="of:=[.P11]-[.O11]" office:value-type="string" office:string-value="" calcext:value-type="error">
            <text:p>#N/A</text:p>
          </table:table-cell>
          <table:table-cell table:style-name="ce189" table:formula="of:=IF(OR([.O11]=&quot;&quot;;[.P11]=&quot;&quot;);;([.Q11]*([.H11]/[.I11]))+[.O11])" office:value-type="string" office:string-value="" calcext:value-type="error">
            <text:p>#N/A</text:p>
          </table:table-cell>
          <table:table-cell table:style-name="ce199" table:formula="of:=IF(ISERROR([.D11]);IF(ISERROR([.R11]);[.N11];[.R11]);[.D11])" office:value-type="string" office:string-value="" calcext:value-type="error">
            <text:p>#N/A</text:p>
          </table:table-cell>
          <table:table-cell table:style-name="ce199" table:formula="of:=IF(ISERROR([.E11]);[.J11];[.E11])" office:value-type="string" office:string-value="" calcext:value-type="error">
            <text:p>#N/A</text:p>
          </table:table-cell>
          <table:table-cell table:style-name="ce200" table:formula="of:=[.S11]/[BAT.$G$11]" office:value-type="string" office:string-value="" calcext:value-type="error">
            <text:p>#N/A</text:p>
          </table:table-cell>
          <table:table-cell table:style-name="ce201" table:formula="of:=ROUND([.U11])" office:value-type="string" office:string-value="" calcext:value-type="error">
            <text:p>#N/A</text:p>
          </table:table-cell>
          <table:table-cell table:style-name="ce202" table:formula="of:=DEC2HEX([.V11])" office:value-type="string" office:string-value="" calcext:value-type="error">
            <text:p>#N/A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11])&gt;0;CONCATENATE([.$B$2];&quot;_&quot;;[.$A11];&quot;_CAL&quot;);&quot;&quot;)">
            <text:p/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5x</text:p>
          </table:table-cell>
          <table:table-cell table:style-name="ce190" table:formula="of:=CONCATENATE(REPT(&quot;0&quot;;4-LEN([.W11]));[.W11])" office:value-type="string" office:string-value="" calcext:value-type="error">
            <text:p>#N/A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11]" office:value-type="float" office:value="0" calcext:value-type="float">
            <text:p>0</text:p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[.V11]" office:value-type="string" office:string-value="" calcext:value-type="error">
            <text:p>#N/A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TRUNC([.S11];3)" office:value-type="string" office:string-value="" calcext:value-type="error">
            <text:p>#N/A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6" table:formula="of:=IF(ISBLANK([.A11]);&quot;&quot;;CONCATENATE([.X11];[.Y11];CONCATENATE([.Z11];REPT(&quot; &quot;;40-LEN([.Z11]));[.AA11];[.AB11];[.AC11];[.AD11];[.AE11];[.AF11];[.AG11];[.AH11];[.AI11];[.AJ11];[.AK11];[.AL11];[.AM11];[.AN11];[.AO11];[.AP11];[.AQ11];[.AR11];[.AS11];[.AT11];[.AU11];[.AV11];[.AW11])))">
            <text:p/>
          </table:table-cell>
          <table:table-cell table:style-name="ce209"/>
          <table:table-cell table:style-name="ce212"/>
          <table:table-cell table:style-name="ce212" table:formula="of:=CONCATENATE(&quot;&quot;;[.$Z11])">
            <text:p/>
          </table:table-cell>
          <table:table-cell table:style-name="ce215" table:formula="of:=IF(LEN([.$BA12])&gt;0;&quot;,&quot;;&quot;&quot;)">
            <text:p/>
          </table:table-cell>
          <table:table-cell table:style-name="ce171"/>
          <table:table-cell table:style-name="ce217" table:formula="of:=IF(LEN([.BA11])&gt;0;CONCATENATE([.BA11];[.BB11]);&quot;&quot;)">
            <text:p/>
          </table:table-cell>
          <table:table-cell/>
          <table:table-cell table:style-name="ce171" table:formula="of:=CONCATENATE(&quot;&quot;;[.$Z11])">
            <text:p/>
          </table:table-cell>
          <table:table-cell table:style-name="ce223" table:formula="of:=IF(LEN([.$BA11])&gt;0;&quot;_IDX&quot;;&quot;&quot;)">
            <text:p/>
          </table:table-cell>
          <table:table-cell table:style-name="ce223" table:formula="of:=IF(LEN([.$BA12])&gt;0;&quot;,&quot;;&quot;&quot;)">
            <text:p/>
          </table:table-cell>
          <table:table-cell table:style-name="ce217" table:formula="of:=IF(LEN([.BF11])&gt;0;CONCATENATE([.BF11];[.BG11];[.BH11]);&quot;&quot;)">
            <text:p/>
          </table:table-cell>
          <table:table-cell table:number-columns-repeated="961"/>
        </table:table-row>
        <table:table-row table:style-name="ro5">
          <table:table-cell table:style-name="ce162"/>
          <table:table-cell table:style-name="ce169"/>
          <table:table-cell table:style-name="ce171" table:formula="of:=VLOOKUP([.$B12];[BAT.$A$4:.$D$20];2;0)" office:value-type="string" office:string-value="" calcext:value-type="error">
            <text:p>#N/A</text:p>
          </table:table-cell>
          <table:table-cell table:style-name="ce171" table:formula="of:=VLOOKUP([.$B12];[BAT.$A$4:.$D$20];3;0)" office:value-type="string" office:string-value="" calcext:value-type="error">
            <text:p>#N/A</text:p>
          </table:table-cell>
          <table:table-cell table:style-name="ce171" table:formula="of:=VLOOKUP([.$B12];[BAT.$A$4:.$D$20];4;0)" office:value-type="string" office:string-value="" calcext:value-type="error">
            <text:p>#N/A</text:p>
          </table:table-cell>
          <table:table-cell table:style-name="ce171" table:formula="of:=VLOOKUP([.$B12];[BAT.$A$4:.$D$20];1;1)" office:value-type="string" office:string-value="" calcext:value-type="error">
            <text:p>#N/A</text:p>
          </table:table-cell>
          <table:table-cell table:style-name="ce171" table:formula="of:=INDEX([BAT.$A$5:.$A$20];MATCH([.$F12];[BAT.$A$4:.$A$20]);1)" office:value-type="string" office:string-value="" calcext:value-type="error">
            <text:p>#N/A</text:p>
          </table:table-cell>
          <table:table-cell table:style-name="ce171" table:formula="of:=[.B12]-[.F12]" office:value-type="string" office:string-value="" calcext:value-type="error">
            <text:p>#N/A</text:p>
          </table:table-cell>
          <table:table-cell table:style-name="ce171" table:formula="of:=[.G12]-[.F12]" office:value-type="string" office:string-value="" calcext:value-type="error">
            <text:p>#N/A</text:p>
          </table:table-cell>
          <table:table-cell table:formula="of:=VLOOKUP([.B12];[BAT.$A$4:.$D$20];4;1)" office:value-type="string" office:string-value="" calcext:value-type="error">
            <text:p>#N/A</text:p>
          </table:table-cell>
          <table:table-cell table:style-name="ce171" table:formula="of:=VLOOKUP([.F12];[BAT.$A$4:.$D$20];2;0)" office:value-type="string" office:string-value="" calcext:value-type="error">
            <text:p>#N/A</text:p>
          </table:table-cell>
          <table:table-cell table:style-name="ce171" table:formula="of:=VLOOKUP([.G12];[BAT.$A$4:.$D$20];2;0)" office:value-type="string" office:string-value="" calcext:value-type="error">
            <text:p>#N/A</text:p>
          </table:table-cell>
          <table:table-cell table:style-name="ce171" table:formula="of:=[.L12]-[.K12]" office:value-type="string" office:string-value="" calcext:value-type="error">
            <text:p>#N/A</text:p>
          </table:table-cell>
          <table:table-cell table:style-name="ce189" table:formula="of:=([.M12]*([.H12]/[.I12]))+[.K12]" office:value-type="string" office:string-value="" calcext:value-type="error">
            <text:p>#N/A</text:p>
          </table:table-cell>
          <table:table-cell table:style-name="ce171" table:formula="of:=VLOOKUP([.F12];[BAT.$A$4:.$D$20];3;0)" office:value-type="string" office:string-value="" calcext:value-type="error">
            <text:p>#N/A</text:p>
          </table:table-cell>
          <table:table-cell table:style-name="ce171" table:formula="of:=VLOOKUP([.G12];[BAT.$A$4:.$D$20];3;0)" office:value-type="string" office:string-value="" calcext:value-type="error">
            <text:p>#N/A</text:p>
          </table:table-cell>
          <table:table-cell table:style-name="ce171" table:formula="of:=[.P12]-[.O12]" office:value-type="string" office:string-value="" calcext:value-type="error">
            <text:p>#N/A</text:p>
          </table:table-cell>
          <table:table-cell table:style-name="ce189" table:formula="of:=IF(OR([.O12]=&quot;&quot;;[.P12]=&quot;&quot;);;([.Q12]*([.H12]/[.I12]))+[.O12])" office:value-type="string" office:string-value="" calcext:value-type="error">
            <text:p>#N/A</text:p>
          </table:table-cell>
          <table:table-cell table:style-name="ce199" table:formula="of:=IF(ISERROR([.D12]);IF(ISERROR([.R12]);[.N12];[.R12]);[.D12])" office:value-type="string" office:string-value="" calcext:value-type="error">
            <text:p>#N/A</text:p>
          </table:table-cell>
          <table:table-cell table:style-name="ce199" table:formula="of:=IF(ISERROR([.E12]);[.J12];[.E12])" office:value-type="string" office:string-value="" calcext:value-type="error">
            <text:p>#N/A</text:p>
          </table:table-cell>
          <table:table-cell table:style-name="ce200" table:formula="of:=[.S12]/[BAT.$G$11]" office:value-type="string" office:string-value="" calcext:value-type="error">
            <text:p>#N/A</text:p>
          </table:table-cell>
          <table:table-cell table:style-name="ce201" table:formula="of:=ROUND([.U12])" office:value-type="string" office:string-value="" calcext:value-type="error">
            <text:p>#N/A</text:p>
          </table:table-cell>
          <table:table-cell table:style-name="ce202" table:formula="of:=DEC2HEX([.V12])" office:value-type="string" office:string-value="" calcext:value-type="error">
            <text:p>#N/A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12])&gt;0;CONCATENATE([.$B$2];&quot;_&quot;;[.$A12];&quot;_CAL&quot;);&quot;&quot;)">
            <text:p/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6x</text:p>
          </table:table-cell>
          <table:table-cell table:style-name="ce190" table:formula="of:=CONCATENATE(REPT(&quot;0&quot;;4-LEN([.W12]));[.W12])" office:value-type="string" office:string-value="" calcext:value-type="error">
            <text:p>#N/A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12]" office:value-type="float" office:value="0" calcext:value-type="float">
            <text:p>0</text:p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[.V12]" office:value-type="string" office:string-value="" calcext:value-type="error">
            <text:p>#N/A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TRUNC([.S12];3)" office:value-type="string" office:string-value="" calcext:value-type="error">
            <text:p>#N/A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6" table:formula="of:=IF(ISBLANK([.A12]);&quot;&quot;;CONCATENATE([.X12];[.Y12];CONCATENATE([.Z12];REPT(&quot; &quot;;40-LEN([.Z12]));[.AA12];[.AB12];[.AC12];[.AD12];[.AE12];[.AF12];[.AG12];[.AH12];[.AI12];[.AJ12];[.AK12];[.AL12];[.AM12];[.AN12];[.AO12];[.AP12];[.AQ12];[.AR12];[.AS12];[.AT12];[.AU12];[.AV12];[.AW12])))">
            <text:p/>
          </table:table-cell>
          <table:table-cell table:style-name="ce209"/>
          <table:table-cell table:style-name="ce212"/>
          <table:table-cell table:style-name="ce212" table:formula="of:=CONCATENATE(&quot;&quot;;[.$Z12])">
            <text:p/>
          </table:table-cell>
          <table:table-cell table:style-name="ce215" table:formula="of:=IF(LEN([.$BA13])&gt;0;&quot;,&quot;;&quot;&quot;)">
            <text:p/>
          </table:table-cell>
          <table:table-cell table:style-name="ce171"/>
          <table:table-cell table:style-name="ce217" table:formula="of:=IF(LEN([.BA12])&gt;0;CONCATENATE([.BA12];[.BB12]);&quot;&quot;)">
            <text:p/>
          </table:table-cell>
          <table:table-cell/>
          <table:table-cell table:style-name="ce171" table:formula="of:=CONCATENATE(&quot;&quot;;[.$Z12])">
            <text:p/>
          </table:table-cell>
          <table:table-cell table:style-name="ce223" table:formula="of:=IF(LEN([.$BA12])&gt;0;&quot;_IDX&quot;;&quot;&quot;)">
            <text:p/>
          </table:table-cell>
          <table:table-cell table:style-name="ce223" table:formula="of:=IF(LEN([.$BA13])&gt;0;&quot;,&quot;;&quot;&quot;)">
            <text:p/>
          </table:table-cell>
          <table:table-cell table:style-name="ce217" table:formula="of:=IF(LEN([.BF12])&gt;0;CONCATENATE([.BF12];[.BG12];[.BH12]);&quot;&quot;)">
            <text:p/>
          </table:table-cell>
          <table:table-cell table:number-columns-repeated="961"/>
        </table:table-row>
        <table:table-row table:style-name="ro5">
          <table:table-cell table:style-name="ce162"/>
          <table:table-cell table:style-name="ce169"/>
          <table:table-cell table:style-name="ce171" table:formula="of:=VLOOKUP([.$B13];[BAT.$A$4:.$D$20];2;0)" office:value-type="string" office:string-value="" calcext:value-type="error">
            <text:p>#N/A</text:p>
          </table:table-cell>
          <table:table-cell table:style-name="ce171" table:formula="of:=VLOOKUP([.$B13];[BAT.$A$4:.$D$20];3;0)" office:value-type="string" office:string-value="" calcext:value-type="error">
            <text:p>#N/A</text:p>
          </table:table-cell>
          <table:table-cell table:style-name="ce171" table:formula="of:=VLOOKUP([.$B13];[BAT.$A$4:.$D$20];4;0)" office:value-type="string" office:string-value="" calcext:value-type="error">
            <text:p>#N/A</text:p>
          </table:table-cell>
          <table:table-cell table:style-name="ce171" table:formula="of:=VLOOKUP([.$B13];[BAT.$A$4:.$D$20];1;1)" office:value-type="string" office:string-value="" calcext:value-type="error">
            <text:p>#N/A</text:p>
          </table:table-cell>
          <table:table-cell table:style-name="ce171" table:formula="of:=INDEX([BAT.$A$5:.$A$20];MATCH([.$F13];[BAT.$A$4:.$A$20]);1)" office:value-type="string" office:string-value="" calcext:value-type="error">
            <text:p>#N/A</text:p>
          </table:table-cell>
          <table:table-cell table:style-name="ce171" table:formula="of:=[.B13]-[.F13]" office:value-type="string" office:string-value="" calcext:value-type="error">
            <text:p>#N/A</text:p>
          </table:table-cell>
          <table:table-cell table:style-name="ce171" table:formula="of:=[.G13]-[.F13]" office:value-type="string" office:string-value="" calcext:value-type="error">
            <text:p>#N/A</text:p>
          </table:table-cell>
          <table:table-cell table:formula="of:=VLOOKUP([.B13];[BAT.$A$4:.$D$20];4;1)" office:value-type="string" office:string-value="" calcext:value-type="error">
            <text:p>#N/A</text:p>
          </table:table-cell>
          <table:table-cell table:style-name="ce171" table:formula="of:=VLOOKUP([.F13];[BAT.$A$4:.$D$20];2;0)" office:value-type="string" office:string-value="" calcext:value-type="error">
            <text:p>#N/A</text:p>
          </table:table-cell>
          <table:table-cell table:style-name="ce171" table:formula="of:=VLOOKUP([.G13];[BAT.$A$4:.$D$20];2;0)" office:value-type="string" office:string-value="" calcext:value-type="error">
            <text:p>#N/A</text:p>
          </table:table-cell>
          <table:table-cell table:style-name="ce171" table:formula="of:=[.L13]-[.K13]" office:value-type="string" office:string-value="" calcext:value-type="error">
            <text:p>#N/A</text:p>
          </table:table-cell>
          <table:table-cell table:style-name="ce189" table:formula="of:=([.M13]*([.H13]/[.I13]))+[.K13]" office:value-type="string" office:string-value="" calcext:value-type="error">
            <text:p>#N/A</text:p>
          </table:table-cell>
          <table:table-cell table:style-name="ce171" table:formula="of:=VLOOKUP([.F13];[BAT.$A$4:.$D$20];3;0)" office:value-type="string" office:string-value="" calcext:value-type="error">
            <text:p>#N/A</text:p>
          </table:table-cell>
          <table:table-cell table:style-name="ce171" table:formula="of:=VLOOKUP([.G13];[BAT.$A$4:.$D$20];3;0)" office:value-type="string" office:string-value="" calcext:value-type="error">
            <text:p>#N/A</text:p>
          </table:table-cell>
          <table:table-cell table:style-name="ce171" table:formula="of:=[.P13]-[.O13]" office:value-type="string" office:string-value="" calcext:value-type="error">
            <text:p>#N/A</text:p>
          </table:table-cell>
          <table:table-cell table:style-name="ce189" table:formula="of:=IF(OR([.O13]=&quot;&quot;;[.P13]=&quot;&quot;);;([.Q13]*([.H13]/[.I13]))+[.O13])" office:value-type="string" office:string-value="" calcext:value-type="error">
            <text:p>#N/A</text:p>
          </table:table-cell>
          <table:table-cell table:style-name="ce199" table:formula="of:=IF(ISERROR([.D13]);IF(ISERROR([.R13]);[.N13];[.R13]);[.D13])" office:value-type="string" office:string-value="" calcext:value-type="error">
            <text:p>#N/A</text:p>
          </table:table-cell>
          <table:table-cell table:style-name="ce199" table:formula="of:=IF(ISERROR([.E13]);[.J13];[.E13])" office:value-type="string" office:string-value="" calcext:value-type="error">
            <text:p>#N/A</text:p>
          </table:table-cell>
          <table:table-cell table:style-name="ce200" table:formula="of:=[.S13]/[BAT.$G$11]" office:value-type="string" office:string-value="" calcext:value-type="error">
            <text:p>#N/A</text:p>
          </table:table-cell>
          <table:table-cell table:style-name="ce201" table:formula="of:=ROUND([.U13])" office:value-type="string" office:string-value="" calcext:value-type="error">
            <text:p>#N/A</text:p>
          </table:table-cell>
          <table:table-cell table:style-name="ce202" table:formula="of:=DEC2HEX([.V13])" office:value-type="string" office:string-value="" calcext:value-type="error">
            <text:p>#N/A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13])&gt;0;CONCATENATE([.$B$2];&quot;_&quot;;[.$A13];&quot;_CAL&quot;);&quot;&quot;)">
            <text:p/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7x</text:p>
          </table:table-cell>
          <table:table-cell table:style-name="ce190" table:formula="of:=CONCATENATE(REPT(&quot;0&quot;;4-LEN([.W13]));[.W13])" office:value-type="string" office:string-value="" calcext:value-type="error">
            <text:p>#N/A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13]" office:value-type="float" office:value="0" calcext:value-type="float">
            <text:p>0</text:p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[.V13]" office:value-type="string" office:string-value="" calcext:value-type="error">
            <text:p>#N/A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TRUNC([.S13];3)" office:value-type="string" office:string-value="" calcext:value-type="error">
            <text:p>#N/A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6" table:formula="of:=IF(ISBLANK([.A13]);&quot;&quot;;CONCATENATE([.X13];[.Y13];CONCATENATE([.Z13];REPT(&quot; &quot;;40-LEN([.Z13]));[.AA13];[.AB13];[.AC13];[.AD13];[.AE13];[.AF13];[.AG13];[.AH13];[.AI13];[.AJ13];[.AK13];[.AL13];[.AM13];[.AN13];[.AO13];[.AP13];[.AQ13];[.AR13];[.AS13];[.AT13];[.AU13];[.AV13];[.AW13])))">
            <text:p/>
          </table:table-cell>
          <table:table-cell table:style-name="ce209"/>
          <table:table-cell table:style-name="ce212"/>
          <table:table-cell table:style-name="ce212" table:formula="of:=CONCATENATE(&quot;&quot;;[.$Z13])">
            <text:p/>
          </table:table-cell>
          <table:table-cell table:style-name="ce215" table:formula="of:=IF(LEN([.$BA14])&gt;0;&quot;,&quot;;&quot;&quot;)">
            <text:p/>
          </table:table-cell>
          <table:table-cell table:style-name="ce171"/>
          <table:table-cell table:style-name="ce217" table:formula="of:=IF(LEN([.BA13])&gt;0;CONCATENATE([.BA13];[.BB13]);&quot;&quot;)">
            <text:p/>
          </table:table-cell>
          <table:table-cell/>
          <table:table-cell table:style-name="ce171" table:formula="of:=CONCATENATE(&quot;&quot;;[.$Z13])">
            <text:p/>
          </table:table-cell>
          <table:table-cell table:style-name="ce223" table:formula="of:=IF(LEN([.$BA13])&gt;0;&quot;_IDX&quot;;&quot;&quot;)">
            <text:p/>
          </table:table-cell>
          <table:table-cell table:style-name="ce223" table:formula="of:=IF(LEN([.$BA14])&gt;0;&quot;,&quot;;&quot;&quot;)">
            <text:p/>
          </table:table-cell>
          <table:table-cell table:style-name="ce217" table:formula="of:=IF(LEN([.BF13])&gt;0;CONCATENATE([.BF13];[.BG13];[.BH13]);&quot;&quot;)">
            <text:p/>
          </table:table-cell>
          <table:table-cell table:number-columns-repeated="961"/>
        </table:table-row>
        <table:table-row table:style-name="ro5">
          <table:table-cell table:style-name="ce162"/>
          <table:table-cell table:style-name="ce169"/>
          <table:table-cell table:style-name="ce171" table:formula="of:=VLOOKUP([.$B14];[BAT.$A$4:.$D$20];2;0)" office:value-type="string" office:string-value="" calcext:value-type="error">
            <text:p>#N/A</text:p>
          </table:table-cell>
          <table:table-cell table:style-name="ce171" table:formula="of:=VLOOKUP([.$B14];[BAT.$A$4:.$D$20];3;0)" office:value-type="string" office:string-value="" calcext:value-type="error">
            <text:p>#N/A</text:p>
          </table:table-cell>
          <table:table-cell table:style-name="ce171" table:formula="of:=VLOOKUP([.$B14];[BAT.$A$4:.$D$20];4;0)" office:value-type="string" office:string-value="" calcext:value-type="error">
            <text:p>#N/A</text:p>
          </table:table-cell>
          <table:table-cell table:style-name="ce171" table:formula="of:=VLOOKUP([.$B14];[BAT.$A$4:.$D$20];1;1)" office:value-type="string" office:string-value="" calcext:value-type="error">
            <text:p>#N/A</text:p>
          </table:table-cell>
          <table:table-cell table:style-name="ce171" table:formula="of:=INDEX([BAT.$A$5:.$A$20];MATCH([.$F14];[BAT.$A$4:.$A$20]);1)" office:value-type="string" office:string-value="" calcext:value-type="error">
            <text:p>#N/A</text:p>
          </table:table-cell>
          <table:table-cell table:style-name="ce171" table:formula="of:=[.B14]-[.F14]" office:value-type="string" office:string-value="" calcext:value-type="error">
            <text:p>#N/A</text:p>
          </table:table-cell>
          <table:table-cell table:style-name="ce171" table:formula="of:=[.G14]-[.F14]" office:value-type="string" office:string-value="" calcext:value-type="error">
            <text:p>#N/A</text:p>
          </table:table-cell>
          <table:table-cell table:formula="of:=VLOOKUP([.B14];[BAT.$A$4:.$D$20];4;1)" office:value-type="string" office:string-value="" calcext:value-type="error">
            <text:p>#N/A</text:p>
          </table:table-cell>
          <table:table-cell table:style-name="ce171" table:formula="of:=VLOOKUP([.F14];[BAT.$A$4:.$D$20];2;0)" office:value-type="string" office:string-value="" calcext:value-type="error">
            <text:p>#N/A</text:p>
          </table:table-cell>
          <table:table-cell table:style-name="ce171" table:formula="of:=VLOOKUP([.G14];[BAT.$A$4:.$D$20];2;0)" office:value-type="string" office:string-value="" calcext:value-type="error">
            <text:p>#N/A</text:p>
          </table:table-cell>
          <table:table-cell table:style-name="ce171" table:formula="of:=[.L14]-[.K14]" office:value-type="string" office:string-value="" calcext:value-type="error">
            <text:p>#N/A</text:p>
          </table:table-cell>
          <table:table-cell table:style-name="ce189" table:formula="of:=([.M14]*([.H14]/[.I14]))+[.K14]" office:value-type="string" office:string-value="" calcext:value-type="error">
            <text:p>#N/A</text:p>
          </table:table-cell>
          <table:table-cell table:style-name="ce171" table:formula="of:=VLOOKUP([.F14];[BAT.$A$4:.$D$20];3;0)" office:value-type="string" office:string-value="" calcext:value-type="error">
            <text:p>#N/A</text:p>
          </table:table-cell>
          <table:table-cell table:style-name="ce171" table:formula="of:=VLOOKUP([.G14];[BAT.$A$4:.$D$20];3;0)" office:value-type="string" office:string-value="" calcext:value-type="error">
            <text:p>#N/A</text:p>
          </table:table-cell>
          <table:table-cell table:style-name="ce171" table:formula="of:=[.P14]-[.O14]" office:value-type="string" office:string-value="" calcext:value-type="error">
            <text:p>#N/A</text:p>
          </table:table-cell>
          <table:table-cell table:style-name="ce189" table:formula="of:=IF(OR([.O14]=&quot;&quot;;[.P14]=&quot;&quot;);;([.Q14]*([.H14]/[.I14]))+[.O14])" office:value-type="string" office:string-value="" calcext:value-type="error">
            <text:p>#N/A</text:p>
          </table:table-cell>
          <table:table-cell table:style-name="ce199" table:formula="of:=IF(ISERROR([.D14]);IF(ISERROR([.R14]);[.N14];[.R14]);[.D14])" office:value-type="string" office:string-value="" calcext:value-type="error">
            <text:p>#N/A</text:p>
          </table:table-cell>
          <table:table-cell table:style-name="ce199" table:formula="of:=IF(ISERROR([.E14]);[.J14];[.E14])" office:value-type="string" office:string-value="" calcext:value-type="error">
            <text:p>#N/A</text:p>
          </table:table-cell>
          <table:table-cell table:style-name="ce200" table:formula="of:=[.S14]/[BAT.$G$11]" office:value-type="string" office:string-value="" calcext:value-type="error">
            <text:p>#N/A</text:p>
          </table:table-cell>
          <table:table-cell table:style-name="ce201" table:formula="of:=ROUND([.U14])" office:value-type="string" office:string-value="" calcext:value-type="error">
            <text:p>#N/A</text:p>
          </table:table-cell>
          <table:table-cell table:style-name="ce202" table:formula="of:=DEC2HEX([.V14])" office:value-type="string" office:string-value="" calcext:value-type="error">
            <text:p>#N/A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14])&gt;0;CONCATENATE([.$B$2];&quot;_&quot;;[.$A14];&quot;_CAL&quot;);&quot;&quot;)">
            <text:p/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8x</text:p>
          </table:table-cell>
          <table:table-cell table:style-name="ce190" table:formula="of:=CONCATENATE(REPT(&quot;0&quot;;4-LEN([.W14]));[.W14])" office:value-type="string" office:string-value="" calcext:value-type="error">
            <text:p>#N/A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14]" office:value-type="float" office:value="0" calcext:value-type="float">
            <text:p>0</text:p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[.V14]" office:value-type="string" office:string-value="" calcext:value-type="error">
            <text:p>#N/A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TRUNC([.S14];3)" office:value-type="string" office:string-value="" calcext:value-type="error">
            <text:p>#N/A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7" table:formula="of:=IF(ISBLANK([.A14]);&quot;&quot;;CONCATENATE([.X14];[.Y14];CONCATENATE([.Z14];REPT(&quot; &quot;;40-LEN([.Z14]));[.AA14];[.AB14];[.AC14];[.AD14];[.AE14];[.AF14];[.AG14];[.AH14];[.AI14];[.AJ14];[.AK14];[.AL14];[.AM14];[.AN14];[.AO14];[.AP14];[.AQ14];[.AR14];[.AS14];[.AT14];[.AU14];[.AV14];[.AW14])))">
            <text:p/>
          </table:table-cell>
          <table:table-cell table:style-name="ce210"/>
          <table:table-cell table:style-name="ce212"/>
          <table:table-cell table:style-name="ce212" table:formula="of:=CONCATENATE(&quot;&quot;;[.$Z14])">
            <text:p/>
          </table:table-cell>
          <table:table-cell table:style-name="ce212"/>
          <table:table-cell table:style-name="ce171"/>
          <table:table-cell table:style-name="ce217" table:formula="of:=IF(LEN([.BA14])&gt;0;CONCATENATE([.BA14];[.BB14]);&quot;&quot;)">
            <text:p/>
          </table:table-cell>
          <table:table-cell/>
          <table:table-cell table:style-name="ce171" table:formula="of:=CONCATENATE(&quot;&quot;;[.$Z14])">
            <text:p/>
          </table:table-cell>
          <table:table-cell table:style-name="ce223" table:formula="of:=IF(LEN([.$BA14])&gt;0;&quot;_IDX&quot;;&quot;&quot;)">
            <text:p/>
          </table:table-cell>
          <table:table-cell table:style-name="ce171"/>
          <table:table-cell table:style-name="ce217" table:formula="of:=IF(LEN([.BF14])&gt;0;CONCATENATE([.BF14];[.BG14];[.BH14]);&quot;&quot;)">
            <text:p/>
          </table:table-cell>
          <table:table-cell table:number-columns-repeated="961"/>
        </table:table-row>
        <table:table-row table:style-name="ro5">
          <table:table-cell table:style-name="Default"/>
          <table:table-cell table:number-columns-repeated="8"/>
          <table:table-cell table:style-name="Default" table:number-columns-repeated="2"/>
          <table:table-cell table:number-columns-repeated="5"/>
          <table:table-cell table:style-name="Default"/>
          <table:table-cell table:number-columns-repeated="34"/>
          <table:table-cell table:style-name="ce213" office:value-type="string" calcext:value-type="string">
            <text:p>}</text:p>
          </table:table-cell>
          <table:table-cell table:style-name="ce213"/>
          <table:table-cell table:style-name="ce213" office:value-type="string" calcext:value-type="string">
            <text:p>;</text:p>
          </table:table-cell>
          <table:table-cell/>
          <table:table-cell table:style-name="ce218" table:formula="of:=CONCATENATE([.AZ15];[.BA15];[.BB15])" office:value-type="string" office:string-value="};" calcext:value-type="string">
            <text:p>};</text:p>
          </table:table-cell>
          <table:table-cell table:style-name="ce220" office:value-type="string" calcext:value-type="string">
            <text:p>} t_enum_</text:p>
          </table:table-cell>
          <table:table-cell table:style-name="ce220" table:formula="of:=[.B1]" office:value-type="string" office:string-value="SAMPLE1_SENS" calcext:value-type="string">
            <text:p>SAMPLE1_SENS</text:p>
          </table:table-cell>
          <table:table-cell table:style-name="ce220" office:value-type="string" calcext:value-type="string">
            <text:p>;</text:p>
          </table:table-cell>
          <table:table-cell/>
          <table:table-cell table:style-name="ce218" table:formula="of:=IF(LEN([.BF15])&gt;0;CONCATENATE([.BE15];[.BF15];[.BG15]);&quot;&quot;)" office:value-type="string" office:string-value="} t_enum_SAMPLE1_SENS;" calcext:value-type="string">
            <text:p>} t_enum_SAMPLE1_SENS;</text:p>
          </table:table-cell>
          <table:table-cell table:number-columns-repeated="961"/>
        </table:table-row>
        <table:table-row table:style-name="ro5">
          <table:table-cell table:style-name="Default"/>
          <table:table-cell table:number-columns-repeated="8"/>
          <table:table-cell table:style-name="Default" table:number-columns-repeated="2"/>
          <table:table-cell table:number-columns-repeated="5"/>
          <table:table-cell table:style-name="Default"/>
          <table:table-cell table:number-columns-repeated="34"/>
          <table:table-cell office:value-type="string" calcext:value-type="string">
            <text:p>input</text:p>
          </table:table-cell>
          <table:table-cell table:style-name="ce214" office:value-type="string" calcext:value-type="string">
            <office:annotation office:display="true" draw:style-name="gr4" draw:text-style-name="P2" svg:width="2.899cm" svg:height="1.781cm" svg:x="72.109cm" svg:y="8.534cm" draw:caption-point-x="9.796cm" draw:caption-point-y="-1.751cm">
              <dc:date>2014-11-06T00:00:00</dc:date>
              <text:p text:style-name="P3"><text:span text:style-name="T3">Use green areas to tune the discretizer source code.</text:span></text:p>
            </office:annotation>
            <text:p>_input</text:p>
          </table:table-cell>
          <table:table-cell table:number-columns-repeated="969"/>
        </table:table-row>
        <table:table-row table:style-name="ro5">
          <table:table-cell table:style-name="ce163" table:number-columns-repeated="2"/>
          <table:table-cell table:number-columns-repeated="7"/>
          <table:table-cell table:style-name="Default"/>
          <table:table-cell table:style-name="ce180" table:number-columns-repeated="3"/>
          <table:table-cell table:number-columns-repeated="3"/>
          <table:table-cell table:style-name="Default"/>
          <table:table-cell table:number-columns-repeated="34"/>
          <table:table-cell office:value-type="string" calcext:value-type="string">
            <text:p>output</text:p>
          </table:table-cell>
          <table:table-cell table:style-name="ce214" office:value-type="string" calcext:value-type="string">
            <text:p>_range_unfilt</text:p>
          </table:table-cell>
          <table:table-cell table:number-columns-repeated="969"/>
        </table:table-row>
        <table:table-row table:style-name="ro5">
          <table:table-cell table:style-name="ce163" table:number-columns-repeated="2"/>
          <table:table-cell/>
          <table:table-cell table:style-name="ce180" office:value-type="string" calcext:value-type="string">
            <text:p><text:s/>/* <text:s text:c="9"/></text:p>
          </table:table-cell>
          <table:table-cell table:style-name="ce180" office:value-type="string" calcext:value-type="string">
            <text:p>-----</text:p>
          </table:table-cell>
          <table:table-cell table:style-name="ce180">
            <office:annotation office:display="true" draw:style-name="gr4" draw:text-style-name="P2" svg:width="2.899cm" svg:height="1.781cm" svg:x="13.56cm" svg:y="5.291cm" draw:caption-point-x="0.863cm" draw:caption-point-y="2.395cm">
              <dc:date>2014-11-06T00:00:00</dc:date>
              <text:p text:style-name="P3"><text:span text:style-name="T3">Use these green areas to tune the figure for source code comments.</text:span></text:p>
            </office:annotation>
          </table:table-cell>
          <table:table-cell table:style-name="ce180" office:value-type="string" calcext:value-type="string">
            <text:p>| <text:s text:c="9"/></text:p>
          </table:table-cell>
          <table:table-cell/>
          <table:table-cell table:style-name="ce180" office:value-type="string" calcext:value-type="string">
            <text:p><text:s text:c="2"/>*/</text:p>
          </table:table-cell>
          <table:table-cell table:style-name="ce180" table:number-columns-repeated="4"/>
          <table:table-cell table:number-columns-repeated="3"/>
          <table:table-cell table:style-name="Default"/>
          <table:table-cell table:number-columns-repeated="34"/>
          <table:table-cell office:value-type="string" calcext:value-type="string">
            <text:p>if (</text:p>
          </table:table-cell>
          <table:table-cell table:formula="of:=CONCATENATE([.$B$2];[.BA16])" office:value-type="string" office:string-value="S1_input" calcext:value-type="string">
            <text:p>S1_input</text:p>
          </table:table-cell>
          <table:table-cell table:style-name="ce214" office:value-type="string" calcext:value-type="string">
            <text:p>&lt;=</text:p>
          </table:table-cell>
          <table:table-cell/>
          <table:table-cell table:formula="of:=[.BA7]" office:value-type="string" office:string-value="S1_NORMAL_CAL" calcext:value-type="string">
            <text:p>S1_NORMAL_CAL</text:p>
          </table:table-cell>
          <table:table-cell office:value-type="string" calcext:value-type="string">
            <text:p>){</text:p>
          </table:table-cell>
          <table:table-cell table:style-name="ce221" table:formula="of:=IF(LEN([.BD19])&gt;0;CONCATENATE(IF(LEN([.BD18])&gt;0;CONCATENATE([.AZ18];[.BA18];[.BB18];[.BC18];[.BD18];[.BE18]);[.AZ$34]);&quot;&quot;);&quot;&quot;)" office:value-type="string" office:string-value="if (S1_input&lt;=S1_NORMAL_CAL){" calcext:value-type="string">
            <text:p>if (S1_input&lt;=S1_NORMAL_CAL){</text:p>
          </table:table-cell>
          <table:table-cell table:style-name="ce224" table:number-columns-repeated="2"/>
          <table:table-cell table:style-name="ce227"/>
          <table:table-cell table:number-columns-repeated="961"/>
        </table:table-row>
        <table:table-row table:style-name="ro5">
          <table:table-cell table:style-name="ce164"/>
          <table:table-cell table:style-name="ce163"/>
          <table:table-cell/>
          <table:table-cell table:style-name="ce180" office:value-type="string" calcext:value-type="string">
            <text:p><text:s/>/* <text:s text:c="9"/></text:p>
          </table:table-cell>
          <table:table-cell table:style-name="ce183"/>
          <table:table-cell table:style-name="ce180" office:value-type="string" calcext:value-type="string">
            <text:p>v</text:p>
          </table:table-cell>
          <table:table-cell table:style-name="ce180" office:value-type="string" calcext:value-type="string">
            <text:p>| - - - - - - - - - - - - - - - <text:s/>*/</text:p>
          </table:table-cell>
          <table:table-cell table:style-name="ce180" table:number-columns-repeated="6"/>
          <table:table-cell table:number-columns-repeated="3"/>
          <table:table-cell table:style-name="Default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CONCATENATE([.$B$2];[.BA17])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A6]" office:value-type="string" office:string-value="S1_LOW_CAL" calcext:value-type="string">
            <text:p>S1_LOW_CAL</text:p>
          </table:table-cell>
          <table:table-cell office:value-type="string" calcext:value-type="string">
            <text:p>;</text:p>
          </table:table-cell>
          <table:table-cell table:style-name="ce221" table:formula="of:=IF(LEN([.BD19])&gt;0;CONCATENATE([.AZ19];[.BA19];[.BB19];[.BC19];[.BD19];[.BE19]);&quot;&quot;)" office:value-type="string" office:string-value="    S1_range_unfilt=S1_LOW_CAL;" calcext:value-type="string">
            <text:p><text:s text:c="4"/>S1_range_unfilt=S1_LOW_CAL;</text:p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style-name="Default"/>
          <table:table-cell table:number-columns-repeated="2"/>
          <table:table-cell table:style-name="ce180" office:value-type="string" calcext:value-type="string">
            <text:p><text:s/>/* <text:s text:c="9"/></text:p>
          </table:table-cell>
          <table:table-cell table:style-name="ce180" office:value-type="string" calcext:value-type="string">
            <text:p>-----</text:p>
          </table:table-cell>
          <table:table-cell table:style-name="ce180"/>
          <table:table-cell table:style-name="ce180" office:value-type="string" calcext:value-type="string">
            <text:p>|________________________________*/</text:p>
          </table:table-cell>
          <table:table-cell/>
          <table:table-cell table:style-name="ce180" table:number-columns-repeated="5"/>
          <table:table-cell table:number-columns-repeated="3"/>
          <table:table-cell table:style-name="Default"/>
          <table:table-cell table:number-columns-repeated="34"/>
          <table:table-cell office:value-type="string" calcext:value-type="string">
            <text:p>} else if (</text:p>
          </table:table-cell>
          <table:table-cell table:formula="of:=[.BA18]" office:value-type="string" office:string-value="S1_input" calcext:value-type="string">
            <text:p>S1_input</text:p>
          </table:table-cell>
          <table:table-cell table:formula="of:=[.BB18]" office:value-type="string" office:string-value="&lt;=" calcext:value-type="string">
            <text:p>&lt;=</text:p>
          </table:table-cell>
          <table:table-cell/>
          <table:table-cell table:formula="of:=[.BA8]" office:value-type="string" office:string-value="S1_HIGH_CAL" calcext:value-type="string">
            <text:p>S1_HIGH_CAL</text:p>
          </table:table-cell>
          <table:table-cell office:value-type="string" calcext:value-type="string">
            <text:p>){</text:p>
          </table:table-cell>
          <table:table-cell table:style-name="ce221" table:formula="of:=IF(LEN([.BD21])&gt;0;CONCATENATE(IF(LEN([.BD20])&gt;0;CONCATENATE([.AZ20];[.BA20];[.BB20];[.BC20];[.BD20];[.BE20]);[.AZ$34]);&quot;&quot;);&quot;&quot;)" office:value-type="string" office:string-value="} else if (S1_input&lt;=S1_HIGH_CAL){" calcext:value-type="string">
            <text:p>} else if (S1_input&lt;=S1_HIGH_CAL){</text:p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style-name="Default"/>
          <table:table-cell table:number-columns-repeated="2"/>
          <table:table-cell table:style-name="ce180" office:value-type="string" calcext:value-type="string">
            <text:p><text:s/>/* <text:s text:c="9"/></text:p>
          </table:table-cell>
          <table:table-cell table:style-name="ce180" office:value-type="string" calcext:value-type="string">
            <text:p>-----</text:p>
          </table:table-cell>
          <table:table-cell table:style-name="ce180"/>
          <table:table-cell table:style-name="ce180" office:value-type="string" calcext:value-type="string">
            <text:p>_________________________________*/</text:p>
          </table:table-cell>
          <table:table-cell table:style-name="ce180" table:number-columns-repeated="3"/>
          <table:table-cell table:formula="of:=CONCATENATE([.D21];[.E21];[.F21];[.G21];[.H21];[.I21];[.J21])" office:value-type="string" office:string-value=" /*          -----_________________________________*/" calcext:value-type="string">
            <office:annotation office:display="true" draw:style-name="gr7" draw:text-style-name="P2" svg:width="3.54cm" svg:height="2.571cm" svg:x="26.156cm" svg:y="6.835cm" draw:caption-point-x="-0.444cm" draw:caption-point-y="2.206cm">
              <dc:date>2014-11-06T00:00:00</dc:date>
              <text:p text:style-name="P3"><text:span text:style-name="T3">Copy from here towards down for obtaining the figure for source code comment.</text:span></text:p>
              <text:p text:style-name="P3"><text:span text:style-name="T3"/></text:p>
            </office:annotation>
            <text:p><text:s/>/* <text:s text:c="9"/>-----_________________________________*/</text:p>
          </table:table-cell>
          <table:table-cell table:number-columns-repeated="4"/>
          <table:table-cell>
            <office:annotation office:display="true" draw:style-name="gr8" draw:text-style-name="P2" svg:width="2.899cm" svg:height="4.941cm" svg:x="35.4cm" svg:y="3.591cm" draw:caption-point-x="2.058cm" draw:caption-point-y="5.45cm">
              <dc:date>2014-11-06T00:00:00</dc:date>
              <text:p text:style-name="P3"><text:span text:style-name="T3">Here you can find the auto-generated documentation figure. <text:s/>You should use screen capture, because conditional format colors are <text:s/>lost on clipboard.</text:span></text:p>
            </office:annotation>
          </table:table-cell>
          <table:table-cell table:style-name="Default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19]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D18]" office:value-type="string" office:string-value="S1_NORMAL_CAL" calcext:value-type="string">
            <text:p>S1_NORMAL_CAL</text:p>
          </table:table-cell>
          <table:table-cell office:value-type="string" calcext:value-type="string">
            <text:p>;</text:p>
          </table:table-cell>
          <table:table-cell table:style-name="ce221" table:formula="of:=IF(LEN([.BD21])&gt;0;CONCATENATE([.AZ21];[.BA21];[.BB21];[.BC21];[.BD21];[.BE21]);&quot;&quot;)" office:value-type="string" office:string-value="    S1_range_unfilt=S1_NORMAL_CAL;" calcext:value-type="string">
            <text:p><text:s text:c="4"/>S1_range_unfilt=S1_NORMAL_CAL;</text:p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style-name="ce165" table:content-validation-name="val2" office:value-type="string" calcext:value-type="string">
            <office:annotation office:display="true" draw:style-name="gr13" draw:text-style-name="P2" svg:width="2.899cm" svg:height="1.386cm" svg:x="10.51cm" svg:y="11.325cm" draw:caption-point-x="-7.189cm" draw:caption-point-y="-1.833cm">
              <dc:date>2014-11-06T00:00:00</dc:date>
              <text:p text:style-name="P3"><text:span text:style-name="T3">Select the range in order to obtain the figures.</text:span></text:p>
            </office:annotation>
            <text:p>HIGH</text:p>
          </table:table-cell>
          <table:table-cell table:formula="of:=IF(LEN([.A22])&gt;0;VLOOKUP([.A22];[.$A$6:.$B$15];2;0);&quot;&quot;)" office:value-type="float" office:value="15.5" calcext:value-type="float">
            <text:p>15,5</text:p>
          </table:table-cell>
          <table:table-cell table:style-name="ce172" table:content-validation-name="val3" office:value-type="string" calcext:value-type="string">
            <office:annotation office:display="true" draw:style-name="gr14" draw:text-style-name="P2" svg:width="2.899cm" svg:height="0.991cm" svg:x="8.581cm" svg:y="9.697cm" draw:caption-point-x="-0.499cm" draw:caption-point-y="-0.205cm">
              <dc:date>2014-11-06T00:00:00</dc:date>
              <text:p text:style-name="P3"><text:span text:style-name="T3">Select the color for the range.</text:span></text:p>
            </office:annotation>
            <text:p>RED</text:p>
          </table:table-cell>
          <table:table-cell table:style-name="ce181" table:formula="of:=[.D23]" office:value-type="string" office:string-value=" /*          " calcext:value-type="string">
            <text:p><text:s/>/* <text:s text:c="9"/></text:p>
          </table:table-cell>
          <table:table-cell table:style-name="ce181" table:formula="of:=[.E23]" office:value-type="string" office:string-value="-----" calcext:value-type="string">
            <text:p>-----</text:p>
          </table:table-cell>
          <table:table-cell table:style-name="ce181" table:formula="of:=[.F23]">
            <text:p/>
          </table:table-cell>
          <table:table-cell table:style-name="ce181" table:formula="of:=[.G23]" office:value-type="string" office:string-value="|          " calcext:value-type="string">
            <text:p>| <text:s text:c="9"/></text:p>
          </table:table-cell>
          <table:table-cell table:style-name="ce181" table:formula="of:=IF(ISBLANK([.$A22]);&quot;&quot;;REPT(&quot; &quot;;20))" office:value-type="string" office:string-value="                    " calcext:value-type="string">
            <text:p><text:s text:c="20"/></text:p>
          </table:table-cell>
          <table:table-cell table:style-name="ce181" table:formula="of:=IF(ISBLANK([.$A22]);&quot;&quot;;CONCATENATE(&quot;&quot;;[.I$23]))" office:value-type="string" office:string-value="  */" calcext:value-type="string">
            <text:p><text:s text:c="2"/>*/</text:p>
          </table:table-cell>
          <table:table-cell table:style-name="ce185" table:formula="of:=IF(ISBLANK([.$A$22]);&quot;&quot;;CONCATENATE(&quot;&quot;;[.J$17]))">
            <text:p/>
          </table:table-cell>
          <table:table-cell table:formula="of:=CONCATENATE([.D22];[.E22];[.F22];[.G22];[.H22];[.I22];[.J22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193"/>
          <table:table-cell table:number-columns-repeated="34"/>
          <table:table-cell table:formula="of:=[.AZ20]" office:value-type="string" office:string-value="} else if (" calcext:value-type="string">
            <text:p>} else if (</text:p>
          </table:table-cell>
          <table:table-cell table:formula="of:=[.BA20]" office:value-type="string" office:string-value="S1_input" calcext:value-type="string">
            <text:p>S1_input</text:p>
          </table:table-cell>
          <table:table-cell table:formula="of:=[.BB20]" office:value-type="string" office:string-value="&lt;=" calcext:value-type="string">
            <text:p>&lt;=</text:p>
          </table:table-cell>
          <table:table-cell/>
          <table:table-cell table:formula="of:=[.BA9]">
            <text:p/>
          </table:table-cell>
          <table:table-cell office:value-type="string" calcext:value-type="string">
            <text:p>){</text:p>
          </table:table-cell>
          <table:table-cell table:style-name="ce221" table:formula="of:=IF(LEN([.BD23])&gt;0;CONCATENATE(IF(LEN([.BD22])&gt;0;CONCATENATE([.AZ22];[.BA22];[.BB22];[.BC22];[.BD22];[.BE22]);[.AZ$34]);&quot;&quot;);&quot;&quot;)" office:value-type="string" office:string-value="} else {" calcext:value-type="string">
            <text:p>} else {</text:p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number-columns-repeated="2"/>
          <table:table-cell table:formula="of:=[.C22]" office:value-type="string" office:string-value="RED" calcext:value-type="string">
            <text:p>RED</text:p>
          </table:table-cell>
          <table:table-cell table:formula="of:=IF(ISBLANK([.$A22])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ISBLANK([.$A22]);&quot;&quot;;CONCATENATE(&quot;&quot;;[.E$18]))" office:value-type="string" office:string-value="-----" calcext:value-type="string">
            <text:p>-----</text:p>
          </table:table-cell>
          <table:table-cell table:formula="of:=IF(ISBLANK([.$A22]);&quot;&quot;;CONCATENATE(&quot;&quot;;[.F$18]))">
            <text:p/>
          </table:table-cell>
          <table:table-cell table:formula="of:=IF(ISBLANK([.$A22]);&quot;&quot;;CONCATENATE(&quot;&quot;;[.G$18]))" office:value-type="string" office:string-value="|          " calcext:value-type="string">
            <text:p>| <text:s text:c="9"/></text:p>
          </table:table-cell>
          <table:table-cell table:formula="of:=IF(ISBLANK([.$A22]);&quot;&quot;;[.$A22]&amp;REPT(&quot; &quot;;20-LEN([.$A22])))" office:value-type="string" office:string-value="HIGH                " calcext:value-type="string">
            <text:p>HIGH <text:s text:c="15"/></text:p>
          </table:table-cell>
          <table:table-cell table:formula="of:=IF(ISBLANK([.$A22]);&quot;&quot;;CONCATENATE(&quot;&quot;;[.I$18]))" office:value-type="string" office:string-value="  */" calcext:value-type="string">
            <text:p><text:s text:c="2"/>*/</text:p>
          </table:table-cell>
          <table:table-cell table:style-name="ce186" table:formula="of:=IF(ISBLANK([.$A22]);&quot;&quot;;CONCATENATE(&quot;&quot;;[.J$18]))">
            <text:p/>
          </table:table-cell>
          <table:table-cell table:formula="of:=CONCATENATE([.D23];[.E23];[.F23];[.G23];[.H23];[.I23];[.J23])" office:value-type="string" office:string-value=" /*          -----|          HIGH                  */" calcext:value-type="string">
            <text:p><text:s/>/* <text:s text:c="9"/>-----| <text:s text:c="9"/>HIGH <text:s text:c="17"/>*/</text:p>
          </table:table-cell>
          <table:table-cell table:number-columns-repeated="5"/>
          <table:table-cell table:style-name="ce194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1]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0]" office:value-type="string" office:string-value="S1_HIGH_CAL" calcext:value-type="string">
            <text:p>S1_HIGH_CAL</text:p>
          </table:table-cell>
          <table:table-cell office:value-type="string" calcext:value-type="string">
            <text:p>;</text:p>
          </table:table-cell>
          <table:table-cell table:style-name="ce221" table:formula="of:=IF(LEN([.BD23])&gt;0;CONCATENATE([.AZ23];[.BA23];[.BB23];[.BC23];[.BD23];[.BE23]);&quot;&quot;)" office:value-type="string" office:string-value="    S1_range_unfilt=S1_HIGH_CAL;" calcext:value-type="string">
            <text:p><text:s text:c="4"/>S1_range_unfilt=S1_HIGH_CAL;</text:p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number-columns-repeated="2"/>
          <table:table-cell table:formula="of:=[.C23]" office:value-type="string" office:string-value="RED" calcext:value-type="string">
            <text:p>RED</text:p>
          </table:table-cell>
          <table:table-cell table:style-name="ce182" table:formula="of:=[.D25]" office:value-type="string" office:string-value=" /*          " calcext:value-type="string">
            <text:p><text:s/>/* <text:s text:c="9"/></text:p>
          </table:table-cell>
          <table:table-cell table:style-name="ce182" table:formula="of:=[.E23]" office:value-type="string" office:string-value="-----" calcext:value-type="string">
            <text:p>-----</text:p>
          </table:table-cell>
          <table:table-cell table:style-name="ce182" table:formula="of:=[.F23]">
            <text:p/>
          </table:table-cell>
          <table:table-cell table:style-name="ce182" table:formula="of:=[.G23]" office:value-type="string" office:string-value="|          " calcext:value-type="string">
            <text:p>| <text:s text:c="9"/></text:p>
          </table:table-cell>
          <table:table-cell table:style-name="ce182" table:formula="of:=IF(ISBLANK([.$A22]);&quot;&quot;;REPT(&quot; &quot;;20))" office:value-type="string" office:string-value="                    " calcext:value-type="string">
            <text:p><text:s text:c="20"/></text:p>
          </table:table-cell>
          <table:table-cell table:style-name="ce182" table:formula="of:=IF(ISBLANK([.$A22]);&quot;&quot;;CONCATENATE(&quot;&quot;;[.I$23]))" office:value-type="string" office:string-value="  */" calcext:value-type="string">
            <text:p><text:s text:c="2"/>*/</text:p>
          </table:table-cell>
          <table:table-cell table:style-name="ce182" table:formula="of:=IF(ISBLANK([.$A$22]);&quot;&quot;;CONCATENATE(&quot;&quot;;[.J$17]))">
            <text:p/>
          </table:table-cell>
          <table:table-cell table:formula="of:=CONCATENATE([.D24];[.E24];[.F24];[.G24];[.H24];[.I24];[.J24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formula="of:=CONCATENATE(&quot;&quot;;[.A22])" office:value-type="string" office:string-value="HIGH" calcext:value-type="string">
            <text:p>HIGH</text:p>
          </table:table-cell>
          <table:table-cell table:number-columns-repeated="34"/>
          <table:table-cell table:formula="of:=[.AZ22]" office:value-type="string" office:string-value="} else if (" calcext:value-type="string">
            <text:p>} else if (</text:p>
          </table:table-cell>
          <table:table-cell table:formula="of:=[.BA22]" office:value-type="string" office:string-value="S1_input" calcext:value-type="string">
            <text:p>S1_input</text:p>
          </table:table-cell>
          <table:table-cell table:formula="of:=[.BB22]" office:value-type="string" office:string-value="&lt;=" calcext:value-type="string">
            <text:p>&lt;=</text:p>
          </table:table-cell>
          <table:table-cell/>
          <table:table-cell table:formula="of:=[.BA10]">
            <text:p/>
          </table:table-cell>
          <table:table-cell office:value-type="string" calcext:value-type="string">
            <text:p>){</text:p>
          </table:table-cell>
          <table:table-cell table:style-name="ce221" table:formula="of:=IF(LEN([.BD25])&gt;0;CONCATENATE(IF(LEN([.BD24])&gt;0;CONCATENATE([.AZ24];[.BA24];[.BB24];[.BC24];[.BD24];[.BE24]);[.AZ$34]);&quot;&quot;);&quot;&quot;)">
            <text:p/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style-name="ce167"/>
          <table:table-cell table:style-name="ce170"/>
          <table:table-cell table:style-name="ce170" table:formula="of:=[.C24]" office:value-type="string" office:string-value="RED" calcext:value-type="string">
            <text:p>RED</text:p>
          </table:table-cell>
          <table:table-cell table:style-name="ce170" table:formula="of:=IF(ISBLANK([.$A22])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70" table:formula="of:=CONCATENATE(REPT(&quot; &quot;;4-LEN(TEXT([.B22];&quot;0,0&quot;)));TEXT([.B22];&quot;0,0&quot;))" office:value-type="string" office:string-value="15,5" calcext:value-type="string">
            <text:p>15,5</text:p>
          </table:table-cell>
          <table:table-cell table:style-name="ce170" table:formula="of:=IF(ISBLANK([.$A22]);&quot;&quot;;CONCATENATE(&quot;&quot;;[.F$19]))" office:value-type="string" office:string-value="v" calcext:value-type="string">
            <text:p>v</text:p>
          </table:table-cell>
          <table:table-cell table:style-name="ce184" table:formula="of:=IF(LEN([.$A22])=0;&quot;&quot;;IF(ISBLANK([.A26]);CONCATENATE(&quot;&quot;;[.G$20]);CONCATENATE(&quot;&quot;;[.G$19])))" office:value-type="string" office:string-value="| - - - - - - - - - - - - - - -  */" calcext:value-type="string">
            <text:p>| - - - - - - - - - - - - - - - <text:s/>*/</text:p>
          </table:table-cell>
          <table:table-cell table:style-name="ce170" table:formula="of:=IF(ISBLANK([.$A22]);&quot;&quot;;CONCATENATE(&quot;&quot;;[.H$19]))">
            <text:p/>
          </table:table-cell>
          <table:table-cell table:style-name="ce170" table:formula="of:=IF(ISBLANK([.$A$22]);&quot;&quot;;CONCATENATE(&quot;&quot;;[.I$19]))">
            <text:p/>
          </table:table-cell>
          <table:table-cell table:style-name="ce187" table:formula="of:=IF(ISBLANK([.$A$22]);&quot;&quot;;CONCATENATE(&quot;&quot;;[.J$19]))">
            <text:p/>
          </table:table-cell>
          <table:table-cell table:formula="of:=CONCATENATE([.D25];[.E25];[.F25];[.G25];[.H25];[.I25];[.J25])" office:value-type="string" office:string-value=" /*          15,5v| - - - - - - - - - - - - - - -  */" calcext:value-type="string">
            <text:p><text:s/>/* <text:s text:c="9"/>15,5v| - - - - - - - - - - - - - - - <text:s/>*/</text:p>
          </table:table-cell>
          <table:table-cell table:number-columns-repeated="4"/>
          <table:table-cell table:style-name="ce192" table:formula="of:=[.E25]&amp;&quot; v&quot;" office:value-type="string" office:string-value="15,5 v" calcext:value-type="string">
            <text:p>15,5 v</text:p>
          </table:table-cell>
          <table:table-cell table:style-name="ce196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3]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2]">
            <text:p/>
          </table:table-cell>
          <table:table-cell office:value-type="string" calcext:value-type="string">
            <text:p>;</text:p>
          </table:table-cell>
          <table:table-cell table:style-name="ce221" table:formula="of:=IF(LEN([.BD25])&gt;0;CONCATENATE([.AZ25];[.BA25];[.BB25];[.BC25];[.BD25];[.BE25]);&quot;&quot;)">
            <text:p/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style-name="ce165" table:content-validation-name="val2" office:value-type="string" calcext:value-type="string">
            <text:p>NORMAL</text:p>
          </table:table-cell>
          <table:table-cell table:formula="of:=IF(LEN([.A26])&gt;0;VLOOKUP([.A26];[.$A$6:.$B$15];2;0);&quot;&quot;)" office:value-type="float" office:value="4.5" calcext:value-type="float">
            <text:p>4,5</text:p>
          </table:table-cell>
          <table:table-cell table:style-name="ce173" table:content-validation-name="val3" office:value-type="string" calcext:value-type="string">
            <text:p>GREEN</text:p>
          </table:table-cell>
          <table:table-cell table:style-name="ce181" table:formula="of:=[.D27]" office:value-type="string" office:string-value=" /*          " calcext:value-type="string">
            <text:p><text:s/>/* <text:s text:c="9"/></text:p>
          </table:table-cell>
          <table:table-cell table:style-name="ce181" table:formula="of:=[.E27]" office:value-type="string" office:string-value="-----" calcext:value-type="string">
            <text:p>-----</text:p>
          </table:table-cell>
          <table:table-cell table:style-name="ce181" table:formula="of:=[.F27]">
            <text:p/>
          </table:table-cell>
          <table:table-cell table:style-name="ce181" table:formula="of:=[.G27]" office:value-type="string" office:string-value="|          " calcext:value-type="string">
            <text:p>| <text:s text:c="9"/></text:p>
          </table:table-cell>
          <table:table-cell table:style-name="ce181" table:formula="of:=IF(ISBLANK([.$A26]);&quot;&quot;;REPT(&quot; &quot;;20))" office:value-type="string" office:string-value="                    " calcext:value-type="string">
            <text:p><text:s text:c="20"/></text:p>
          </table:table-cell>
          <table:table-cell table:style-name="ce181" table:formula="of:=IF(ISBLANK([.$A26]);&quot;&quot;;CONCATENATE(&quot;&quot;;[.I$23]))" office:value-type="string" office:string-value="  */" calcext:value-type="string">
            <text:p><text:s text:c="2"/>*/</text:p>
          </table:table-cell>
          <table:table-cell table:style-name="ce185" table:formula="of:=IF(ISBLANK([.$A$22]);&quot;&quot;;CONCATENATE(&quot;&quot;;[.J$17]))">
            <text:p/>
          </table:table-cell>
          <table:table-cell table:formula="of:=CONCATENATE([.D26];[.E26];[.F26];[.G26];[.H26];[.I26];[.J26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197"/>
          <table:table-cell table:number-columns-repeated="34"/>
          <table:table-cell table:formula="of:=[.AZ24]" office:value-type="string" office:string-value="} else if (" calcext:value-type="string">
            <text:p>} else if (</text:p>
          </table:table-cell>
          <table:table-cell table:formula="of:=[.BA24]" office:value-type="string" office:string-value="S1_input" calcext:value-type="string">
            <text:p>S1_input</text:p>
          </table:table-cell>
          <table:table-cell table:formula="of:=[.BB24]" office:value-type="string" office:string-value="&lt;=" calcext:value-type="string">
            <text:p>&lt;=</text:p>
          </table:table-cell>
          <table:table-cell/>
          <table:table-cell table:formula="of:=[.BA11]">
            <text:p/>
          </table:table-cell>
          <table:table-cell office:value-type="string" calcext:value-type="string">
            <text:p>){</text:p>
          </table:table-cell>
          <table:table-cell table:style-name="ce221" table:formula="of:=IF(LEN([.BD27])&gt;0;CONCATENATE(IF(LEN([.BD26])&gt;0;CONCATENATE([.AZ26];[.BA26];[.BB26];[.BC26];[.BD26];[.BE26]);[.AZ$34]);&quot;&quot;);&quot;&quot;)">
            <text:p/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number-columns-repeated="2"/>
          <table:table-cell table:formula="of:=[.C26]" office:value-type="string" office:string-value="GREEN" calcext:value-type="string">
            <text:p>GREEN</text:p>
          </table:table-cell>
          <table:table-cell table:formula="of:=IF(ISBLANK([.$A26])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ISBLANK([.$A26]);&quot;&quot;;CONCATENATE(&quot;&quot;;[.E$18]))" office:value-type="string" office:string-value="-----" calcext:value-type="string">
            <text:p>-----</text:p>
          </table:table-cell>
          <table:table-cell table:formula="of:=IF(ISBLANK([.$A26]);&quot;&quot;;CONCATENATE(&quot;&quot;;[.F$18]))">
            <text:p/>
          </table:table-cell>
          <table:table-cell table:formula="of:=IF(ISBLANK([.$A26]);&quot;&quot;;CONCATENATE(&quot;&quot;;[.G$18]))" office:value-type="string" office:string-value="|          " calcext:value-type="string">
            <text:p>| <text:s text:c="9"/></text:p>
          </table:table-cell>
          <table:table-cell table:formula="of:=IF(ISBLANK([.$A26]);&quot;&quot;;[.$A26]&amp;REPT(&quot; &quot;;20-LEN([.$A26])))" office:value-type="string" office:string-value="NORMAL              " calcext:value-type="string">
            <text:p>NORMAL <text:s text:c="13"/></text:p>
          </table:table-cell>
          <table:table-cell table:formula="of:=IF(ISBLANK([.$A26]);&quot;&quot;;CONCATENATE(&quot;&quot;;[.I$18]))" office:value-type="string" office:string-value="  */" calcext:value-type="string">
            <text:p><text:s text:c="2"/>*/</text:p>
          </table:table-cell>
          <table:table-cell table:style-name="ce186" table:formula="of:=IF(ISBLANK([.$A26]);&quot;&quot;;CONCATENATE(&quot;&quot;;[.J$18]))">
            <text:p/>
          </table:table-cell>
          <table:table-cell table:formula="of:=CONCATENATE([.D27];[.E27];[.F27];[.G27];[.H27];[.I27];[.J27])" office:value-type="string" office:string-value=" /*          -----|          NORMAL                */" calcext:value-type="string">
            <text:p><text:s/>/* <text:s text:c="9"/>-----| <text:s text:c="9"/>NORMAL <text:s text:c="15"/>*/</text:p>
          </table:table-cell>
          <table:table-cell table:number-columns-repeated="5"/>
          <table:table-cell table:style-name="ce194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5]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4]">
            <text:p/>
          </table:table-cell>
          <table:table-cell office:value-type="string" calcext:value-type="string">
            <text:p>;</text:p>
          </table:table-cell>
          <table:table-cell table:style-name="ce221" table:formula="of:=IF(LEN([.BD27])&gt;0;CONCATENATE([.AZ27];[.BA27];[.BB27];[.BC27];[.BD27];[.BE27]);&quot;&quot;)">
            <text:p/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number-columns-repeated="2"/>
          <table:table-cell table:formula="of:=[.C27]" office:value-type="string" office:string-value="GREEN" calcext:value-type="string">
            <text:p>GREEN</text:p>
          </table:table-cell>
          <table:table-cell table:style-name="ce182" table:formula="of:=[.D29]" office:value-type="string" office:string-value=" /*          " calcext:value-type="string">
            <text:p><text:s/>/* <text:s text:c="9"/></text:p>
          </table:table-cell>
          <table:table-cell table:style-name="ce182" table:formula="of:=[.E27]" office:value-type="string" office:string-value="-----" calcext:value-type="string">
            <text:p>-----</text:p>
          </table:table-cell>
          <table:table-cell table:style-name="ce182" table:formula="of:=[.F27]">
            <text:p/>
          </table:table-cell>
          <table:table-cell table:style-name="ce182" table:formula="of:=[.G27]" office:value-type="string" office:string-value="|          " calcext:value-type="string">
            <text:p>| <text:s text:c="9"/></text:p>
          </table:table-cell>
          <table:table-cell table:style-name="ce182" table:formula="of:=IF(ISBLANK([.$A26]);&quot;&quot;;REPT(&quot; &quot;;20))" office:value-type="string" office:string-value="                    " calcext:value-type="string">
            <text:p><text:s text:c="20"/></text:p>
          </table:table-cell>
          <table:table-cell table:style-name="ce182" table:formula="of:=IF(ISBLANK([.$A26]);&quot;&quot;;CONCATENATE(&quot;&quot;;[.I$23]))" office:value-type="string" office:string-value="  */" calcext:value-type="string">
            <text:p><text:s text:c="2"/>*/</text:p>
          </table:table-cell>
          <table:table-cell table:style-name="ce182" table:formula="of:=IF(ISBLANK([.$A$22]);&quot;&quot;;CONCATENATE(&quot;&quot;;[.J$17]))">
            <text:p/>
          </table:table-cell>
          <table:table-cell table:formula="of:=CONCATENATE([.D28];[.E28];[.F28];[.G28];[.H28];[.I28];[.J28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formula="of:=CONCATENATE(&quot;&quot;;[.A26])" office:value-type="string" office:string-value="NORMAL" calcext:value-type="string">
            <text:p>NORMAL</text:p>
          </table:table-cell>
          <table:table-cell table:number-columns-repeated="34"/>
          <table:table-cell table:formula="of:=[.AZ26]" office:value-type="string" office:string-value="} else if (" calcext:value-type="string">
            <text:p>} else if (</text:p>
          </table:table-cell>
          <table:table-cell table:formula="of:=[.BA26]" office:value-type="string" office:string-value="S1_input" calcext:value-type="string">
            <text:p>S1_input</text:p>
          </table:table-cell>
          <table:table-cell table:formula="of:=[.BB26]" office:value-type="string" office:string-value="&lt;=" calcext:value-type="string">
            <text:p>&lt;=</text:p>
          </table:table-cell>
          <table:table-cell/>
          <table:table-cell table:formula="of:=[.BA12]">
            <text:p/>
          </table:table-cell>
          <table:table-cell office:value-type="string" calcext:value-type="string">
            <text:p>){</text:p>
          </table:table-cell>
          <table:table-cell table:style-name="ce221" table:formula="of:=IF(LEN([.BD29])&gt;0;CONCATENATE(IF(LEN([.BD28])&gt;0;CONCATENATE([.AZ28];[.BA28];[.BB28];[.BC28];[.BD28];[.BE28]);[.AZ$34]);&quot;&quot;);&quot;&quot;)">
            <text:p/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style-name="ce167"/>
          <table:table-cell table:style-name="ce170"/>
          <table:table-cell table:style-name="ce170" table:formula="of:=[.C28]" office:value-type="string" office:string-value="GREEN" calcext:value-type="string">
            <text:p>GREEN</text:p>
          </table:table-cell>
          <table:table-cell table:style-name="ce170" table:formula="of:=IF(ISBLANK([.$A26])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70" table:formula="of:=CONCATENATE(REPT(&quot; &quot;;4-LEN(TEXT([.B26];&quot;0,0&quot;)));TEXT([.B26];&quot;0,0&quot;))" office:value-type="string" office:string-value=" 4,5" calcext:value-type="string">
            <text:p><text:s/>4,5</text:p>
          </table:table-cell>
          <table:table-cell table:style-name="ce170" table:formula="of:=IF(ISBLANK([.$A26]);&quot;&quot;;CONCATENATE(&quot;&quot;;[.F$19]))" office:value-type="string" office:string-value="v" calcext:value-type="string">
            <text:p>v</text:p>
          </table:table-cell>
          <table:table-cell table:style-name="ce184" table:formula="of:=IF(LEN([.$A26])=0;&quot;&quot;;IF(ISBLANK([.A30]);CONCATENATE(&quot;&quot;;[.G$20]);CONCATENATE(&quot;&quot;;[.G$19])))" office:value-type="string" office:string-value="| - - - - - - - - - - - - - - -  */" calcext:value-type="string">
            <text:p>| - - - - - - - - - - - - - - - <text:s/>*/</text:p>
          </table:table-cell>
          <table:table-cell table:style-name="ce170" table:formula="of:=IF(ISBLANK([.$A26]);&quot;&quot;;CONCATENATE(&quot;&quot;;[.H$19]))">
            <text:p/>
          </table:table-cell>
          <table:table-cell table:style-name="ce170" table:formula="of:=IF(ISBLANK([.$A$22]);&quot;&quot;;CONCATENATE(&quot;&quot;;[.I$19]))">
            <text:p/>
          </table:table-cell>
          <table:table-cell table:style-name="ce187" table:formula="of:=IF(ISBLANK([.$A$22]);&quot;&quot;;CONCATENATE(&quot;&quot;;[.J$19]))">
            <text:p/>
          </table:table-cell>
          <table:table-cell table:formula="of:=CONCATENATE([.D29];[.E29];[.F29];[.G29];[.H29];[.I29];[.J29])" office:value-type="string" office:string-value=" /*           4,5v| - - - - - - - - - - - - - - -  */" calcext:value-type="string">
            <text:p><text:s/>/* <text:s text:c="10"/>4,5v| - - - - - - - - - - - - - - - <text:s/>*/</text:p>
          </table:table-cell>
          <table:table-cell table:number-columns-repeated="4"/>
          <table:table-cell table:style-name="ce192" table:formula="of:=[.E29]&amp;&quot; v&quot;" office:value-type="string" office:string-value=" 4,5 v" calcext:value-type="string">
            <text:p><text:s/>4,5 v</text:p>
          </table:table-cell>
          <table:table-cell table:style-name="ce196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7]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8]">
            <text:p/>
          </table:table-cell>
          <table:table-cell office:value-type="string" calcext:value-type="string">
            <text:p>;</text:p>
          </table:table-cell>
          <table:table-cell table:style-name="ce221" table:formula="of:=IF(LEN([.BD29])&gt;0;CONCATENATE([.AZ29];[.BA29];[.BB29];[.BC29];[.BD29];[.BE29]);&quot;&quot;)">
            <text:p/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style-name="ce165" table:content-validation-name="val2" office:value-type="string" calcext:value-type="string">
            <text:p>LOW</text:p>
          </table:table-cell>
          <table:table-cell table:formula="of:=IF(LEN([.A30])&gt;0;VLOOKUP([.A30];[.$A$6:.$B$15];2;0);&quot;&quot;)" office:value-type="float" office:value="0" calcext:value-type="float">
            <text:p>0</text:p>
          </table:table-cell>
          <table:table-cell table:style-name="ce174" table:content-validation-name="val3" office:value-type="string" calcext:value-type="string">
            <text:p>RED</text:p>
          </table:table-cell>
          <table:table-cell table:style-name="ce181" table:formula="of:=[.D31]" office:value-type="string" office:string-value=" /*          " calcext:value-type="string">
            <text:p><text:s/>/* <text:s text:c="9"/></text:p>
          </table:table-cell>
          <table:table-cell table:style-name="ce181" table:formula="of:=[.E31]" office:value-type="string" office:string-value="-----" calcext:value-type="string">
            <text:p>-----</text:p>
          </table:table-cell>
          <table:table-cell table:style-name="ce181" table:formula="of:=[.F31]">
            <text:p/>
          </table:table-cell>
          <table:table-cell table:style-name="ce181" table:formula="of:=[.G31]" office:value-type="string" office:string-value="|          " calcext:value-type="string">
            <text:p>| <text:s text:c="9"/></text:p>
          </table:table-cell>
          <table:table-cell table:style-name="ce181" table:formula="of:=IF(ISBLANK([.$A30]);&quot;&quot;;REPT(&quot; &quot;;20))" office:value-type="string" office:string-value="                    " calcext:value-type="string">
            <text:p><text:s text:c="20"/></text:p>
          </table:table-cell>
          <table:table-cell table:style-name="ce181" table:formula="of:=IF(ISBLANK([.$A30]);&quot;&quot;;CONCATENATE(&quot;&quot;;[.I$23]))" office:value-type="string" office:string-value="  */" calcext:value-type="string">
            <text:p><text:s text:c="2"/>*/</text:p>
          </table:table-cell>
          <table:table-cell table:style-name="ce185" table:formula="of:=IF(ISBLANK([.$A$22]);&quot;&quot;;CONCATENATE(&quot;&quot;;[.J$17]))">
            <text:p/>
          </table:table-cell>
          <table:table-cell table:formula="of:=CONCATENATE([.D30];[.E30];[.F30];[.G30];[.H30];[.I30];[.J30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197"/>
          <table:table-cell table:number-columns-repeated="34"/>
          <table:table-cell table:formula="of:=[.AZ28]" office:value-type="string" office:string-value="} else if (" calcext:value-type="string">
            <text:p>} else if (</text:p>
          </table:table-cell>
          <table:table-cell table:formula="of:=[.BA28]" office:value-type="string" office:string-value="S1_input" calcext:value-type="string">
            <text:p>S1_input</text:p>
          </table:table-cell>
          <table:table-cell table:formula="of:=[.BB28]" office:value-type="string" office:string-value="&lt;=" calcext:value-type="string">
            <text:p>&lt;=</text:p>
          </table:table-cell>
          <table:table-cell/>
          <table:table-cell table:formula="of:=[.BA13]">
            <text:p/>
          </table:table-cell>
          <table:table-cell office:value-type="string" calcext:value-type="string">
            <text:p>){</text:p>
          </table:table-cell>
          <table:table-cell table:style-name="ce221" table:formula="of:=IF(LEN([.BD31])&gt;0;CONCATENATE(IF(LEN([.BD30])&gt;0;CONCATENATE([.AZ30];[.BA30];[.BB30];[.BC30];[.BD30];[.BE30]);[.AZ$34]);&quot;&quot;);&quot;&quot;)">
            <text:p/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number-columns-repeated="2"/>
          <table:table-cell table:formula="of:=[.C30]" office:value-type="string" office:string-value="RED" calcext:value-type="string">
            <text:p>RED</text:p>
          </table:table-cell>
          <table:table-cell table:formula="of:=IF(ISBLANK([.$A30])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ISBLANK([.$A30]);&quot;&quot;;CONCATENATE(&quot;&quot;;[.E$18]))" office:value-type="string" office:string-value="-----" calcext:value-type="string">
            <text:p>-----</text:p>
          </table:table-cell>
          <table:table-cell table:formula="of:=IF(ISBLANK([.$A30]);&quot;&quot;;CONCATENATE(&quot;&quot;;[.F$18]))">
            <text:p/>
          </table:table-cell>
          <table:table-cell table:formula="of:=IF(ISBLANK([.$A30]);&quot;&quot;;CONCATENATE(&quot;&quot;;[.G$18]))" office:value-type="string" office:string-value="|          " calcext:value-type="string">
            <text:p>| <text:s text:c="9"/></text:p>
          </table:table-cell>
          <table:table-cell table:formula="of:=IF(ISBLANK([.$A30]);&quot;&quot;;[.$A30]&amp;REPT(&quot; &quot;;20-LEN([.$A30])))" office:value-type="string" office:string-value="LOW                 " calcext:value-type="string">
            <text:p>LOW <text:s text:c="16"/></text:p>
          </table:table-cell>
          <table:table-cell table:formula="of:=IF(ISBLANK([.$A30]);&quot;&quot;;CONCATENATE(&quot;&quot;;[.I$18]))" office:value-type="string" office:string-value="  */" calcext:value-type="string">
            <text:p><text:s text:c="2"/>*/</text:p>
          </table:table-cell>
          <table:table-cell table:style-name="ce186" table:formula="of:=IF(ISBLANK([.$A30]);&quot;&quot;;CONCATENATE(&quot;&quot;;[.J$18]))">
            <text:p/>
          </table:table-cell>
          <table:table-cell table:formula="of:=CONCATENATE([.D31];[.E31];[.F31];[.G31];[.H31];[.I31];[.J31])" office:value-type="string" office:string-value=" /*          -----|          LOW                   */" calcext:value-type="string">
            <text:p><text:s/>/* <text:s text:c="9"/>-----| <text:s text:c="9"/>LOW <text:s text:c="18"/>*/</text:p>
          </table:table-cell>
          <table:table-cell table:number-columns-repeated="5"/>
          <table:table-cell table:style-name="ce194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9]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A14]">
            <text:p/>
          </table:table-cell>
          <table:table-cell office:value-type="string" calcext:value-type="string">
            <text:p>;</text:p>
          </table:table-cell>
          <table:table-cell table:style-name="ce221" table:formula="of:=IF(LEN([.BD31])&gt;0;CONCATENATE([.AZ31];[.BA31];[.BB31];[.BC31];[.BD31];[.BE31]);&quot;&quot;)">
            <text:p/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number-columns-repeated="2"/>
          <table:table-cell table:formula="of:=[.C31]" office:value-type="string" office:string-value="RED" calcext:value-type="string">
            <text:p>RED</text:p>
          </table:table-cell>
          <table:table-cell table:style-name="ce182" table:formula="of:=[.D33]" office:value-type="string" office:string-value=" /*          " calcext:value-type="string">
            <text:p><text:s/>/* <text:s text:c="9"/></text:p>
          </table:table-cell>
          <table:table-cell table:style-name="ce182" table:formula="of:=[.E31]" office:value-type="string" office:string-value="-----" calcext:value-type="string">
            <text:p>-----</text:p>
          </table:table-cell>
          <table:table-cell table:style-name="ce182" table:formula="of:=[.F31]">
            <text:p/>
          </table:table-cell>
          <table:table-cell table:style-name="ce182" table:formula="of:=[.G31]" office:value-type="string" office:string-value="|          " calcext:value-type="string">
            <text:p>| <text:s text:c="9"/></text:p>
          </table:table-cell>
          <table:table-cell table:style-name="ce182" table:formula="of:=IF(ISBLANK([.$A30]);&quot;&quot;;REPT(&quot; &quot;;20))" office:value-type="string" office:string-value="                    " calcext:value-type="string">
            <text:p><text:s text:c="20"/></text:p>
          </table:table-cell>
          <table:table-cell table:style-name="ce182" table:formula="of:=IF(ISBLANK([.$A30]);&quot;&quot;;CONCATENATE(&quot;&quot;;[.I$23]))" office:value-type="string" office:string-value="  */" calcext:value-type="string">
            <text:p><text:s text:c="2"/>*/</text:p>
          </table:table-cell>
          <table:table-cell table:style-name="ce182" table:formula="of:=IF(ISBLANK([.$A$22]);&quot;&quot;;CONCATENATE(&quot;&quot;;[.J$17]))">
            <text:p/>
          </table:table-cell>
          <table:table-cell table:formula="of:=CONCATENATE([.D32];[.E32];[.F32];[.G32];[.H32];[.I32];[.J32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formula="of:=CONCATENATE(&quot;&quot;;[.A30])" office:value-type="string" office:string-value="LOW" calcext:value-type="string">
            <text:p>LOW</text:p>
          </table:table-cell>
          <table:table-cell table:number-columns-repeated="34"/>
          <table:table-cell table:formula="of:=[.AZ30]" office:value-type="string" office:string-value="} else if (" calcext:value-type="string">
            <text:p>} else if (</text:p>
          </table:table-cell>
          <table:table-cell table:formula="of:=[.BA30]" office:value-type="string" office:string-value="S1_input" calcext:value-type="string">
            <text:p>S1_input</text:p>
          </table:table-cell>
          <table:table-cell table:formula="of:=[.BB30]" office:value-type="string" office:string-value="&lt;=" calcext:value-type="string">
            <text:p>&lt;=</text:p>
          </table:table-cell>
          <table:table-cell/>
          <table:table-cell table:formula="of:=[.BA13]">
            <text:p/>
          </table:table-cell>
          <table:table-cell office:value-type="string" calcext:value-type="string">
            <text:p>){</text:p>
          </table:table-cell>
          <table:table-cell table:style-name="ce221" table:formula="of:=IF(LEN([.BD33])&gt;0;CONCATENATE(IF(LEN([.BD32])&gt;0;CONCATENATE([.AZ32];[.BA32];[.BB32];[.BC32];[.BD32];[.BE32]);[.AZ$34]);&quot;&quot;);&quot;&quot;)">
            <text:p/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style-name="ce167"/>
          <table:table-cell table:style-name="ce170"/>
          <table:table-cell table:style-name="ce170" table:formula="of:=[.C32]" office:value-type="string" office:string-value="RED" calcext:value-type="string">
            <text:p>RED</text:p>
          </table:table-cell>
          <table:table-cell table:style-name="ce170" table:formula="of:=IF(ISBLANK([.$A30])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70" table:formula="of:=CONCATENATE(REPT(&quot; &quot;;4-LEN(TEXT([.B30];&quot;0,0&quot;)));TEXT([.B30];&quot;0,0&quot;))" office:value-type="string" office:string-value=" 0,0" calcext:value-type="string">
            <text:p><text:s/>0,0</text:p>
          </table:table-cell>
          <table:table-cell table:style-name="ce170" table:formula="of:=IF(ISBLANK([.$A30]);&quot;&quot;;CONCATENATE(&quot;&quot;;[.F$19]))" office:value-type="string" office:string-value="v" calcext:value-type="string">
            <text:p>v</text:p>
          </table:table-cell>
          <table:table-cell table:style-name="ce184" table:formula="of:=IF(LEN([.$A30])=0;&quot;&quot;;IF(ISBLANK([.A34]);CONCATENATE(&quot;&quot;;[.G$20]);CONCATENATE(&quot;&quot;;[.G$19])))" office:value-type="string" office:string-value="|________________________________*/" calcext:value-type="string">
            <text:p>|________________________________*/</text:p>
          </table:table-cell>
          <table:table-cell table:style-name="ce170" table:formula="of:=IF(ISBLANK([.$A30]);&quot;&quot;;CONCATENATE(&quot;&quot;;[.H$19]))">
            <text:p/>
          </table:table-cell>
          <table:table-cell table:style-name="ce170" table:formula="of:=IF(ISBLANK([.$A$22]);&quot;&quot;;CONCATENATE(&quot;&quot;;[.I$19]))">
            <text:p/>
          </table:table-cell>
          <table:table-cell table:style-name="ce187" table:formula="of:=IF(ISBLANK([.$A$22]);&quot;&quot;;CONCATENATE(&quot;&quot;;[.J$19]))">
            <text:p/>
          </table:table-cell>
          <table:table-cell table:formula="of:=CONCATENATE([.D33];[.E33];[.F33];[.G33];[.H33];[.I33];[.J33])" office:value-type="string" office:string-value=" /*           0,0v|________________________________*/" calcext:value-type="string">
            <text:p><text:s/>/* <text:s text:c="10"/>0,0v|________________________________*/</text:p>
          </table:table-cell>
          <table:table-cell table:number-columns-repeated="4"/>
          <table:table-cell table:style-name="ce192" table:formula="of:=[.E33]&amp;&quot; v&quot;" office:value-type="string" office:string-value=" 0,0 v" calcext:value-type="string">
            <text:p><text:s/>0,0 v</text:p>
          </table:table-cell>
          <table:table-cell table:style-name="ce196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31]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D32]">
            <text:p/>
          </table:table-cell>
          <table:table-cell office:value-type="string" calcext:value-type="string">
            <text:p>;</text:p>
          </table:table-cell>
          <table:table-cell table:style-name="ce221" table:formula="of:=IF(LEN([.BD33])&gt;0;CONCATENATE([.AZ33];[.BA33];[.BB33];[.BC33];[.BD33];[.BE33]);&quot;&quot;)">
            <text:p/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style-name="ce165" table:content-validation-name="val2"/>
          <table:table-cell table:formula="of:=IF(LEN([.A34])&gt;0;VLOOKUP([.A34];[.$A$6:.$B$15];2;0);&quot;&quot;)">
            <text:p/>
          </table:table-cell>
          <table:table-cell table:style-name="ce175" table:content-validation-name="val3"/>
          <table:table-cell table:style-name="ce181" table:formula="of:=[.D35]">
            <text:p/>
          </table:table-cell>
          <table:table-cell table:style-name="ce181" table:formula="of:=[.E35]">
            <text:p/>
          </table:table-cell>
          <table:table-cell table:style-name="ce181" table:formula="of:=[.F35]">
            <text:p/>
          </table:table-cell>
          <table:table-cell table:style-name="ce181" table:formula="of:=[.G35]">
            <text:p/>
          </table:table-cell>
          <table:table-cell table:style-name="ce181" table:formula="of:=IF(ISBLANK([.$A34]);&quot;&quot;;REPT(&quot; &quot;;20))">
            <text:p/>
          </table:table-cell>
          <table:table-cell table:style-name="ce181" table:formula="of:=IF(ISBLANK([.$A34]);&quot;&quot;;CONCATENATE(&quot;&quot;;[.I$23]))">
            <text:p/>
          </table:table-cell>
          <table:table-cell table:style-name="ce185" table:formula="of:=IF(ISBLANK([.$A$22]);&quot;&quot;;CONCATENATE(&quot;&quot;;[.J$17]))">
            <text:p/>
          </table:table-cell>
          <table:table-cell table:formula="of:=CONCATENATE([.D34];[.E34];[.F34];[.G34];[.H34];[.I34];[.J34])">
            <text:p/>
          </table:table-cell>
          <table:table-cell table:number-columns-repeated="5"/>
          <table:table-cell table:style-name="ce197"/>
          <table:table-cell table:number-columns-repeated="34"/>
          <table:table-cell office:value-type="string" calcext:value-type="string">
            <text:p>} else {</text:p>
          </table:table-cell>
          <table:table-cell table:number-columns-repeated="5"/>
          <table:table-cell table:style-name="ce221" table:formula="of:=IF(LEN([.BD35])&gt;0;CONCATENATE(IF(LEN([.BD34])&gt;0;CONCATENATE([.AZ34];[.BA34];[.BB34];[.BC34];[.BD34];[.BE34]);[.AZ$34]);&quot;&quot;);&quot;&quot;)">
            <text:p/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number-columns-repeated="2"/>
          <table:table-cell table:formula="of:=[.C34]" office:value-type="float" office:value="0" calcext:value-type="float">
            <text:p>0</text:p>
          </table:table-cell>
          <table:table-cell table:formula="of:=IF(ISBLANK([.$A34]);&quot;&quot;;CONCATENATE(&quot;&quot;;[.D$18]))">
            <text:p/>
          </table:table-cell>
          <table:table-cell table:formula="of:=IF(ISBLANK([.$A34]);&quot;&quot;;CONCATENATE(&quot;&quot;;[.E$18]))">
            <text:p/>
          </table:table-cell>
          <table:table-cell table:formula="of:=IF(ISBLANK([.$A34]);&quot;&quot;;CONCATENATE(&quot;&quot;;[.F$18]))">
            <text:p/>
          </table:table-cell>
          <table:table-cell table:formula="of:=IF(ISBLANK([.$A34]);&quot;&quot;;CONCATENATE(&quot;&quot;;[.G$18]))">
            <text:p/>
          </table:table-cell>
          <table:table-cell table:formula="of:=IF(ISBLANK([.$A34]);&quot;&quot;;[.$A34]&amp;REPT(&quot; &quot;;20-LEN([.$A34])))">
            <text:p/>
          </table:table-cell>
          <table:table-cell table:formula="of:=IF(ISBLANK([.$A34]);&quot;&quot;;CONCATENATE(&quot;&quot;;[.I$18]))">
            <text:p/>
          </table:table-cell>
          <table:table-cell table:style-name="ce186" table:formula="of:=IF(ISBLANK([.$A34]);&quot;&quot;;CONCATENATE(&quot;&quot;;[.J$18]))">
            <text:p/>
          </table:table-cell>
          <table:table-cell table:formula="of:=CONCATENATE([.D35];[.E35];[.F35];[.G35];[.H35];[.I35];[.J35])">
            <text:p/>
          </table:table-cell>
          <table:table-cell table:number-columns-repeated="5"/>
          <table:table-cell table:style-name="ce194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33]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A14]">
            <text:p/>
          </table:table-cell>
          <table:table-cell office:value-type="string" calcext:value-type="string">
            <text:p>;</text:p>
          </table:table-cell>
          <table:table-cell table:style-name="ce221" table:formula="of:=IF(LEN([.BD35])&gt;0;CONCATENATE([.AZ35];[.BA35];[.BB35];[.BC35];[.BD35];[.BE35]);&quot;&quot;)">
            <text:p/>
          </table:table-cell>
          <table:table-cell table:style-name="ce225" table:number-columns-repeated="2"/>
          <table:table-cell table:style-name="ce228"/>
          <table:table-cell table:number-columns-repeated="961"/>
        </table:table-row>
        <table:table-row table:style-name="ro5">
          <table:table-cell table:number-columns-repeated="2"/>
          <table:table-cell table:formula="of:=[.C35]" office:value-type="float" office:value="0" calcext:value-type="float">
            <text:p>0</text:p>
          </table:table-cell>
          <table:table-cell table:style-name="ce182" table:formula="of:=[.D37]">
            <text:p/>
          </table:table-cell>
          <table:table-cell table:style-name="ce182" table:formula="of:=[.E35]">
            <text:p/>
          </table:table-cell>
          <table:table-cell table:style-name="ce182" table:formula="of:=[.F35]">
            <text:p/>
          </table:table-cell>
          <table:table-cell table:style-name="ce182" table:formula="of:=[.G35]">
            <text:p/>
          </table:table-cell>
          <table:table-cell table:style-name="ce182" table:formula="of:=IF(ISBLANK([.$A34]);&quot;&quot;;REPT(&quot; &quot;;20))">
            <text:p/>
          </table:table-cell>
          <table:table-cell table:style-name="ce182" table:formula="of:=IF(ISBLANK([.$A34]);&quot;&quot;;CONCATENATE(&quot;&quot;;[.I$23]))">
            <text:p/>
          </table:table-cell>
          <table:table-cell table:style-name="ce182" table:formula="of:=IF(ISBLANK([.$A$22]);&quot;&quot;;CONCATENATE(&quot;&quot;;[.J$17]))">
            <text:p/>
          </table:table-cell>
          <table:table-cell table:formula="of:=CONCATENATE([.D36];[.E36];[.F36];[.G36];[.H36];[.I36];[.J36])">
            <text:p/>
          </table:table-cell>
          <table:table-cell table:number-columns-repeated="5"/>
          <table:table-cell table:formula="of:=CONCATENATE(&quot;&quot;;[.A34])">
            <text:p/>
          </table:table-cell>
          <table:table-cell table:number-columns-repeated="34"/>
          <table:table-cell office:value-type="string" calcext:value-type="string">
            <text:p>}</text:p>
          </table:table-cell>
          <table:table-cell table:number-columns-repeated="5"/>
          <table:table-cell table:style-name="ce222" table:formula="of:=[.AZ36]" office:value-type="string" office:string-value="}" calcext:value-type="string">
            <text:p>}</text:p>
          </table:table-cell>
          <table:table-cell table:style-name="ce226" table:number-columns-repeated="2"/>
          <table:table-cell table:style-name="ce229"/>
          <table:table-cell table:number-columns-repeated="961"/>
        </table:table-row>
        <table:table-row table:style-name="ro5">
          <table:table-cell table:style-name="ce167"/>
          <table:table-cell table:style-name="ce170"/>
          <table:table-cell table:style-name="ce170" table:formula="of:=[.C36]" office:value-type="float" office:value="0" calcext:value-type="float">
            <text:p>0</text:p>
          </table:table-cell>
          <table:table-cell table:style-name="ce170" table:formula="of:=IF(ISBLANK([.$A34]);&quot;&quot;;CONCATENATE(&quot;&quot;;[.D$19]))">
            <text:p/>
          </table:table-cell>
          <table:table-cell table:style-name="ce170" table:formula="of:=CONCATENATE(REPT(&quot; &quot;;4-LEN(TEXT([.B34];&quot;0,0&quot;)));TEXT([.B34];&quot;0,0&quot;))" office:value-type="string" office:string-value="    " calcext:value-type="string">
            <text:p><text:s text:c="4"/></text:p>
          </table:table-cell>
          <table:table-cell table:style-name="ce170" table:formula="of:=IF(ISBLANK([.$A34]);&quot;&quot;;CONCATENATE(&quot;&quot;;[.F$19]))">
            <text:p/>
          </table:table-cell>
          <table:table-cell table:style-name="ce184" table:formula="of:=IF(LEN([.$A34])=0;&quot;&quot;;IF(ISBLANK([.A38]);CONCATENATE(&quot;&quot;;[.G$20]);CONCATENATE(&quot;&quot;;[.G$19])))">
            <text:p/>
          </table:table-cell>
          <table:table-cell table:style-name="ce170" table:formula="of:=IF(ISBLANK([.$A34]);&quot;&quot;;CONCATENATE(&quot;&quot;;[.H$19]))">
            <text:p/>
          </table:table-cell>
          <table:table-cell table:style-name="ce170" table:formula="of:=IF(ISBLANK([.$A$22]);&quot;&quot;;CONCATENATE(&quot;&quot;;[.I$19]))">
            <text:p/>
          </table:table-cell>
          <table:table-cell table:style-name="ce187" table:formula="of:=IF(ISBLANK([.$A$22]);&quot;&quot;;CONCATENATE(&quot;&quot;;[.J$19]))">
            <text:p/>
          </table:table-cell>
          <table:table-cell table:formula="of:=CONCATENATE([.D37];[.E37];[.F37];[.G37];[.H37];[.I37];[.J37])" office:value-type="string" office:string-value="    " calcext:value-type="string">
            <text:p><text:s text:c="4"/></text:p>
          </table:table-cell>
          <table:table-cell table:number-columns-repeated="4"/>
          <table:table-cell table:style-name="ce192" table:formula="of:=[.E37]&amp;&quot; v&quot;" office:value-type="string" office:string-value="     v" calcext:value-type="string">
            <text:p><text:s text:c="5"/>v</text:p>
          </table:table-cell>
          <table:table-cell table:style-name="ce196"/>
          <table:table-cell table:number-columns-repeated="1005"/>
        </table:table-row>
        <table:table-row table:style-name="ro5">
          <table:table-cell table:style-name="ce165" table:content-validation-name="val2"/>
          <table:table-cell table:formula="of:=IF(LEN([.A38])&gt;0;VLOOKUP([.A38];[.$A$6:.$B$15];2;0);&quot;&quot;)">
            <text:p/>
          </table:table-cell>
          <table:table-cell table:style-name="ce176" table:content-validation-name="val3"/>
          <table:table-cell table:style-name="ce181" table:formula="of:=[.D39]">
            <text:p/>
          </table:table-cell>
          <table:table-cell table:style-name="ce181" table:formula="of:=[.E39]">
            <text:p/>
          </table:table-cell>
          <table:table-cell table:style-name="ce181" table:formula="of:=[.F39]">
            <text:p/>
          </table:table-cell>
          <table:table-cell table:style-name="ce181" table:formula="of:=[.G39]">
            <text:p/>
          </table:table-cell>
          <table:table-cell table:style-name="ce181" table:formula="of:=IF(ISBLANK([.$A38]);&quot;&quot;;REPT(&quot; &quot;;20))">
            <text:p/>
          </table:table-cell>
          <table:table-cell table:style-name="ce181" table:formula="of:=IF(ISBLANK([.$A38]);&quot;&quot;;CONCATENATE(&quot;&quot;;[.I$23]))">
            <text:p/>
          </table:table-cell>
          <table:table-cell table:style-name="ce185" table:formula="of:=IF(ISBLANK([.$A$22]);&quot;&quot;;CONCATENATE(&quot;&quot;;[.J$17]))">
            <text:p/>
          </table:table-cell>
          <table:table-cell table:formula="of:=CONCATENATE([.D38];[.E38];[.F38];[.G38];[.H38];[.I38];[.J38])">
            <text:p/>
          </table:table-cell>
          <table:table-cell table:number-columns-repeated="5"/>
          <table:table-cell table:style-name="ce197"/>
          <table:table-cell table:number-columns-repeated="1005"/>
        </table:table-row>
        <table:table-row table:style-name="ro5">
          <table:table-cell table:number-columns-repeated="2"/>
          <table:table-cell table:formula="of:=[.C38]" office:value-type="float" office:value="0" calcext:value-type="float">
            <text:p>0</text:p>
          </table:table-cell>
          <table:table-cell table:formula="of:=IF(ISBLANK([.$A38]);&quot;&quot;;CONCATENATE(&quot;&quot;;[.D$18]))">
            <text:p/>
          </table:table-cell>
          <table:table-cell table:formula="of:=IF(ISBLANK([.$A38]);&quot;&quot;;CONCATENATE(&quot;&quot;;[.E$18]))">
            <text:p/>
          </table:table-cell>
          <table:table-cell table:formula="of:=IF(ISBLANK([.$A38]);&quot;&quot;;CONCATENATE(&quot;&quot;;[.F$18]))">
            <text:p/>
          </table:table-cell>
          <table:table-cell table:formula="of:=IF(ISBLANK([.$A38]);&quot;&quot;;CONCATENATE(&quot;&quot;;[.G$18]))">
            <text:p/>
          </table:table-cell>
          <table:table-cell table:formula="of:=IF(ISBLANK([.$A38]);&quot;&quot;;[.$A38]&amp;REPT(&quot; &quot;;20-LEN([.$A38])))">
            <text:p/>
          </table:table-cell>
          <table:table-cell table:formula="of:=IF(ISBLANK([.$A38]);&quot;&quot;;CONCATENATE(&quot;&quot;;[.I$18]))">
            <text:p/>
          </table:table-cell>
          <table:table-cell table:style-name="ce186" table:formula="of:=IF(ISBLANK([.$A38]);&quot;&quot;;CONCATENATE(&quot;&quot;;[.J$18]))">
            <text:p/>
          </table:table-cell>
          <table:table-cell table:formula="of:=CONCATENATE([.D39];[.E39];[.F39];[.G39];[.H39];[.I39];[.J39])">
            <text:p/>
          </table:table-cell>
          <table:table-cell table:number-columns-repeated="5"/>
          <table:table-cell table:style-name="ce194"/>
          <table:table-cell table:number-columns-repeated="1005"/>
        </table:table-row>
        <table:table-row table:style-name="ro5">
          <table:table-cell table:number-columns-repeated="2"/>
          <table:table-cell table:formula="of:=[.C39]" office:value-type="float" office:value="0" calcext:value-type="float">
            <text:p>0</text:p>
          </table:table-cell>
          <table:table-cell table:style-name="ce182" table:formula="of:=[.D41]">
            <text:p/>
          </table:table-cell>
          <table:table-cell table:style-name="ce182" table:formula="of:=[.E39]">
            <text:p/>
          </table:table-cell>
          <table:table-cell table:style-name="ce182" table:formula="of:=[.F39]">
            <text:p/>
          </table:table-cell>
          <table:table-cell table:style-name="ce182" table:formula="of:=[.G39]">
            <text:p/>
          </table:table-cell>
          <table:table-cell table:style-name="ce182" table:formula="of:=IF(ISBLANK([.$A38]);&quot;&quot;;REPT(&quot; &quot;;20))">
            <text:p/>
          </table:table-cell>
          <table:table-cell table:style-name="ce182" table:formula="of:=IF(ISBLANK([.$A38]);&quot;&quot;;CONCATENATE(&quot;&quot;;[.I$23]))">
            <text:p/>
          </table:table-cell>
          <table:table-cell table:style-name="ce182" table:formula="of:=IF(ISBLANK([.$A$22]);&quot;&quot;;CONCATENATE(&quot;&quot;;[.J$17]))">
            <text:p/>
          </table:table-cell>
          <table:table-cell table:formula="of:=CONCATENATE([.D40];[.E40];[.F40];[.G40];[.H40];[.I40];[.J40])">
            <text:p/>
          </table:table-cell>
          <table:table-cell table:number-columns-repeated="5"/>
          <table:table-cell table:formula="of:=CONCATENATE(&quot;&quot;;[.A38])">
            <text:p/>
          </table:table-cell>
          <table:table-cell table:number-columns-repeated="1005"/>
        </table:table-row>
        <table:table-row table:style-name="ro5">
          <table:table-cell table:style-name="ce167"/>
          <table:table-cell table:style-name="ce170"/>
          <table:table-cell table:style-name="ce170" table:formula="of:=[.C40]" office:value-type="float" office:value="0" calcext:value-type="float">
            <text:p>0</text:p>
          </table:table-cell>
          <table:table-cell table:style-name="ce170" table:formula="of:=IF(ISBLANK([.$A38]);&quot;&quot;;CONCATENATE(&quot;&quot;;[.D$19]))">
            <text:p/>
          </table:table-cell>
          <table:table-cell table:style-name="ce170" table:formula="of:=CONCATENATE(REPT(&quot; &quot;;4-LEN(TEXT([.B38];&quot;0,0&quot;)));TEXT([.B38];&quot;0,0&quot;))" office:value-type="string" office:string-value="    " calcext:value-type="string">
            <text:p><text:s text:c="4"/></text:p>
          </table:table-cell>
          <table:table-cell table:style-name="ce170" table:formula="of:=IF(ISBLANK([.$A38]);&quot;&quot;;CONCATENATE(&quot;&quot;;[.F$19]))">
            <text:p/>
          </table:table-cell>
          <table:table-cell table:style-name="ce184" table:formula="of:=IF(LEN([.$A38])=0;&quot;&quot;;IF(ISBLANK([.A42]);CONCATENATE(&quot;&quot;;[.G$20]);CONCATENATE(&quot;&quot;;[.G$19])))">
            <text:p/>
          </table:table-cell>
          <table:table-cell table:style-name="ce170" table:formula="of:=IF(ISBLANK([.$A38]);&quot;&quot;;CONCATENATE(&quot;&quot;;[.H$19]))">
            <text:p/>
          </table:table-cell>
          <table:table-cell table:style-name="ce170" table:formula="of:=IF(ISBLANK([.$A$22]);&quot;&quot;;CONCATENATE(&quot;&quot;;[.I$19]))">
            <text:p/>
          </table:table-cell>
          <table:table-cell table:style-name="ce187" table:formula="of:=IF(ISBLANK([.$A$22]);&quot;&quot;;CONCATENATE(&quot;&quot;;[.J$19]))">
            <text:p/>
          </table:table-cell>
          <table:table-cell table:formula="of:=CONCATENATE([.D41];[.E41];[.F41];[.G41];[.H41];[.I41];[.J41])" office:value-type="string" office:string-value="    " calcext:value-type="string">
            <text:p><text:s text:c="4"/></text:p>
          </table:table-cell>
          <table:table-cell table:number-columns-repeated="4"/>
          <table:table-cell table:style-name="ce192" table:formula="of:=[.E41]&amp;&quot; v&quot;" office:value-type="string" office:string-value="     v" calcext:value-type="string">
            <text:p><text:s text:c="5"/>v</text:p>
          </table:table-cell>
          <table:table-cell table:style-name="ce196"/>
          <table:table-cell table:number-columns-repeated="1005"/>
        </table:table-row>
        <table:table-row table:style-name="ro5">
          <table:table-cell table:style-name="ce165" table:content-validation-name="val2"/>
          <table:table-cell table:formula="of:=IF(LEN([.A42])&gt;0;VLOOKUP([.A42];[.$A$6:.$B$15];2;0);&quot;&quot;)">
            <text:p/>
          </table:table-cell>
          <table:table-cell table:style-name="ce177" table:content-validation-name="val3"/>
          <table:table-cell table:style-name="ce181" table:formula="of:=[.D43]">
            <text:p/>
          </table:table-cell>
          <table:table-cell table:style-name="ce181" table:formula="of:=[.E43]">
            <text:p/>
          </table:table-cell>
          <table:table-cell table:style-name="ce181" table:formula="of:=[.F43]">
            <text:p/>
          </table:table-cell>
          <table:table-cell table:style-name="ce181" table:formula="of:=[.G43]">
            <text:p/>
          </table:table-cell>
          <table:table-cell table:style-name="ce181" table:formula="of:=IF(ISBLANK([.$A42]);&quot;&quot;;REPT(&quot; &quot;;20))">
            <text:p/>
          </table:table-cell>
          <table:table-cell table:style-name="ce181" table:formula="of:=IF(ISBLANK([.$A42]);&quot;&quot;;CONCATENATE(&quot;&quot;;[.I$23]))">
            <text:p/>
          </table:table-cell>
          <table:table-cell table:style-name="ce185" table:formula="of:=IF(ISBLANK([.$A$22]);&quot;&quot;;CONCATENATE(&quot;&quot;;[.J$17]))">
            <text:p/>
          </table:table-cell>
          <table:table-cell table:formula="of:=CONCATENATE([.D42];[.E42];[.F42];[.G42];[.H42];[.I42];[.J42])">
            <text:p/>
          </table:table-cell>
          <table:table-cell table:number-columns-repeated="5"/>
          <table:table-cell table:style-name="ce198"/>
          <table:table-cell table:number-columns-repeated="1005"/>
        </table:table-row>
        <table:table-row table:style-name="ro5">
          <table:table-cell table:number-columns-repeated="2"/>
          <table:table-cell table:formula="of:=[.C42]" office:value-type="float" office:value="0" calcext:value-type="float">
            <text:p>0</text:p>
          </table:table-cell>
          <table:table-cell table:formula="of:=IF(ISBLANK([.$A42]);&quot;&quot;;CONCATENATE(&quot;&quot;;[.D$18]))">
            <text:p/>
          </table:table-cell>
          <table:table-cell table:formula="of:=IF(ISBLANK([.$A42]);&quot;&quot;;CONCATENATE(&quot;&quot;;[.E$18]))">
            <text:p/>
          </table:table-cell>
          <table:table-cell table:formula="of:=IF(ISBLANK([.$A42]);&quot;&quot;;CONCATENATE(&quot;&quot;;[.F$18]))">
            <text:p/>
          </table:table-cell>
          <table:table-cell table:formula="of:=IF(ISBLANK([.$A42]);&quot;&quot;;CONCATENATE(&quot;&quot;;[.G$18]))">
            <text:p/>
          </table:table-cell>
          <table:table-cell table:formula="of:=IF(ISBLANK([.$A42]);&quot;&quot;;[.$A42]&amp;REPT(&quot; &quot;;20-LEN([.$A42])))">
            <text:p/>
          </table:table-cell>
          <table:table-cell table:formula="of:=IF(ISBLANK([.$A42]);&quot;&quot;;CONCATENATE(&quot;&quot;;[.I$18]))">
            <text:p/>
          </table:table-cell>
          <table:table-cell table:style-name="ce186" table:formula="of:=IF(ISBLANK([.$A42]);&quot;&quot;;CONCATENATE(&quot;&quot;;[.J$18]))">
            <text:p/>
          </table:table-cell>
          <table:table-cell table:formula="of:=CONCATENATE([.D43];[.E43];[.F43];[.G43];[.H43];[.I43];[.J43])">
            <text:p/>
          </table:table-cell>
          <table:table-cell table:number-columns-repeated="1011"/>
        </table:table-row>
        <table:table-row table:style-name="ro5">
          <table:table-cell table:number-columns-repeated="2"/>
          <table:table-cell table:formula="of:=[.C43]" office:value-type="float" office:value="0" calcext:value-type="float">
            <text:p>0</text:p>
          </table:table-cell>
          <table:table-cell table:style-name="ce182" table:formula="of:=[.D45]">
            <text:p/>
          </table:table-cell>
          <table:table-cell table:style-name="ce182" table:formula="of:=[.E43]">
            <text:p/>
          </table:table-cell>
          <table:table-cell table:style-name="ce182" table:formula="of:=[.F43]">
            <text:p/>
          </table:table-cell>
          <table:table-cell table:style-name="ce182" table:formula="of:=[.G43]">
            <text:p/>
          </table:table-cell>
          <table:table-cell table:style-name="ce182" table:formula="of:=IF(ISBLANK([.$A42]);&quot;&quot;;REPT(&quot; &quot;;20))">
            <text:p/>
          </table:table-cell>
          <table:table-cell table:style-name="ce182" table:formula="of:=IF(ISBLANK([.$A42]);&quot;&quot;;CONCATENATE(&quot;&quot;;[.I$23]))">
            <text:p/>
          </table:table-cell>
          <table:table-cell table:style-name="ce182" table:formula="of:=IF(ISBLANK([.$A$22]);&quot;&quot;;CONCATENATE(&quot;&quot;;[.J$17]))">
            <text:p/>
          </table:table-cell>
          <table:table-cell table:formula="of:=CONCATENATE([.D44];[.E44];[.F44];[.G44];[.H44];[.I44];[.J44])">
            <text:p/>
          </table:table-cell>
          <table:table-cell table:number-columns-repeated="5"/>
          <table:table-cell table:formula="of:=CONCATENATE(&quot;&quot;;[.A42])">
            <text:p/>
          </table:table-cell>
          <table:table-cell table:number-columns-repeated="1005"/>
        </table:table-row>
        <table:table-row table:style-name="ro5">
          <table:table-cell table:style-name="ce167"/>
          <table:table-cell/>
          <table:table-cell table:style-name="ce170" table:formula="of:=[.C44]" office:value-type="float" office:value="0" calcext:value-type="float">
            <text:p>0</text:p>
          </table:table-cell>
          <table:table-cell table:style-name="ce170" table:formula="of:=IF(ISBLANK([.$A42]);&quot;&quot;;CONCATENATE(&quot;&quot;;[.D$19]))">
            <text:p/>
          </table:table-cell>
          <table:table-cell table:style-name="ce170" table:formula="of:=CONCATENATE(REPT(&quot; &quot;;4-LEN(TEXT([.B42];&quot;0,0&quot;)));TEXT([.B42];&quot;0,0&quot;))" office:value-type="string" office:string-value="    " calcext:value-type="string">
            <text:p><text:s text:c="4"/></text:p>
          </table:table-cell>
          <table:table-cell table:style-name="ce170" table:formula="of:=IF(ISBLANK([.$A42]);&quot;&quot;;CONCATENATE(&quot;&quot;;[.F$19]))">
            <text:p/>
          </table:table-cell>
          <table:table-cell table:style-name="ce184" table:formula="of:=IF(LEN([.$A42])=0;&quot;&quot;;IF(ISBLANK([.A46]);CONCATENATE(&quot;&quot;;[.G$20]);CONCATENATE(&quot;&quot;;[.G$19])))">
            <text:p/>
          </table:table-cell>
          <table:table-cell table:style-name="ce170" table:formula="of:=IF(ISBLANK([.$A42]);&quot;&quot;;CONCATENATE(&quot;&quot;;[.H$19]))">
            <text:p/>
          </table:table-cell>
          <table:table-cell table:style-name="ce170" table:formula="of:=IF(ISBLANK([.$A$22]);&quot;&quot;;CONCATENATE(&quot;&quot;;[.I$19]))">
            <text:p/>
          </table:table-cell>
          <table:table-cell table:style-name="ce187" table:formula="of:=IF(ISBLANK([.$A$22]);&quot;&quot;;CONCATENATE(&quot;&quot;;[.J$19]))">
            <text:p/>
          </table:table-cell>
          <table:table-cell table:formula="of:=CONCATENATE([.D45];[.E45];[.F45];[.G45];[.H45];[.I45];[.J45])" office:value-type="string" office:string-value="    " calcext:value-type="string">
            <text:p><text:s text:c="4"/></text:p>
          </table:table-cell>
          <table:table-cell table:number-columns-repeated="4"/>
          <table:table-cell table:style-name="ce192" table:formula="of:=[.E45]&amp;&quot; v&quot;" office:value-type="string" office:string-value="     v" calcext:value-type="string">
            <text:p><text:s text:c="5"/>v</text:p>
          </table:table-cell>
          <table:table-cell table:style-name="ce196"/>
          <table:table-cell table:number-columns-repeated="1005"/>
        </table:table-row>
        <table:table-row table:style-name="ro5">
          <table:table-cell table:style-name="ce165" table:content-validation-name="val2"/>
          <table:table-cell table:formula="of:=IF(LEN([.A46])&gt;0;VLOOKUP([.A46];[.$A$6:.$B$15];2;0);&quot;&quot;)">
            <text:p/>
          </table:table-cell>
          <table:table-cell table:style-name="ce178" table:content-validation-name="val3"/>
          <table:table-cell table:style-name="ce181" table:formula="of:=[.D47]">
            <text:p/>
          </table:table-cell>
          <table:table-cell table:style-name="ce181" table:formula="of:=[.E47]">
            <text:p/>
          </table:table-cell>
          <table:table-cell table:style-name="ce181" table:formula="of:=[.F47]">
            <text:p/>
          </table:table-cell>
          <table:table-cell table:style-name="ce181" table:formula="of:=[.G47]">
            <text:p/>
          </table:table-cell>
          <table:table-cell table:style-name="ce181" table:formula="of:=IF(ISBLANK([.$A46]);&quot;&quot;;REPT(&quot; &quot;;20))">
            <text:p/>
          </table:table-cell>
          <table:table-cell table:style-name="ce181" table:formula="of:=IF(ISBLANK([.$A46]);&quot;&quot;;CONCATENATE(&quot;&quot;;[.I$23]))">
            <text:p/>
          </table:table-cell>
          <table:table-cell table:style-name="ce185" table:formula="of:=IF(ISBLANK([.$A$22]);&quot;&quot;;CONCATENATE(&quot;&quot;;[.J$17]))">
            <text:p/>
          </table:table-cell>
          <table:table-cell table:formula="of:=CONCATENATE([.D46];[.E46];[.F46];[.G46];[.H46];[.I46];[.J46])">
            <text:p/>
          </table:table-cell>
          <table:table-cell table:number-columns-repeated="5"/>
          <table:table-cell table:style-name="ce198"/>
          <table:table-cell table:number-columns-repeated="1005"/>
        </table:table-row>
        <table:table-row table:style-name="ro5">
          <table:table-cell table:number-columns-repeated="2"/>
          <table:table-cell table:formula="of:=[.C46]" office:value-type="float" office:value="0" calcext:value-type="float">
            <text:p>0</text:p>
          </table:table-cell>
          <table:table-cell table:formula="of:=IF(ISBLANK([.$A46]);&quot;&quot;;CONCATENATE(&quot;&quot;;[.D$18]))">
            <text:p/>
          </table:table-cell>
          <table:table-cell table:formula="of:=IF(ISBLANK([.$A46]);&quot;&quot;;CONCATENATE(&quot;&quot;;[.E$18]))">
            <text:p/>
          </table:table-cell>
          <table:table-cell table:formula="of:=IF(ISBLANK([.$A46]);&quot;&quot;;CONCATENATE(&quot;&quot;;[.F$18]))">
            <text:p/>
          </table:table-cell>
          <table:table-cell table:formula="of:=IF(ISBLANK([.$A46]);&quot;&quot;;CONCATENATE(&quot;&quot;;[.G$18]))">
            <text:p/>
          </table:table-cell>
          <table:table-cell table:formula="of:=IF(ISBLANK([.$A46]);&quot;&quot;;[.$A46]&amp;REPT(&quot; &quot;;20-LEN([.$A46])))">
            <text:p/>
          </table:table-cell>
          <table:table-cell table:formula="of:=IF(ISBLANK([.$A46]);&quot;&quot;;CONCATENATE(&quot;&quot;;[.I$18]))">
            <text:p/>
          </table:table-cell>
          <table:table-cell table:style-name="ce186" table:formula="of:=IF(ISBLANK([.$A46]);&quot;&quot;;CONCATENATE(&quot;&quot;;[.J$18]))">
            <text:p/>
          </table:table-cell>
          <table:table-cell table:formula="of:=CONCATENATE([.D47];[.E47];[.F47];[.G47];[.H47];[.I47];[.J47])">
            <text:p/>
          </table:table-cell>
          <table:table-cell table:number-columns-repeated="1011"/>
        </table:table-row>
        <table:table-row table:style-name="ro5">
          <table:table-cell table:number-columns-repeated="2"/>
          <table:table-cell table:formula="of:=[.C47]" office:value-type="float" office:value="0" calcext:value-type="float">
            <text:p>0</text:p>
          </table:table-cell>
          <table:table-cell table:style-name="ce182" table:formula="of:=[.D49]">
            <text:p/>
          </table:table-cell>
          <table:table-cell table:style-name="ce182" table:formula="of:=[.E47]">
            <text:p/>
          </table:table-cell>
          <table:table-cell table:style-name="ce182" table:formula="of:=[.F47]">
            <text:p/>
          </table:table-cell>
          <table:table-cell table:style-name="ce182" table:formula="of:=[.G47]">
            <text:p/>
          </table:table-cell>
          <table:table-cell table:style-name="ce182" table:formula="of:=IF(ISBLANK([.$A46]);&quot;&quot;;REPT(&quot; &quot;;20))">
            <text:p/>
          </table:table-cell>
          <table:table-cell table:style-name="ce182" table:formula="of:=IF(ISBLANK([.$A46]);&quot;&quot;;CONCATENATE(&quot;&quot;;[.I$23]))">
            <text:p/>
          </table:table-cell>
          <table:table-cell table:style-name="ce182" table:formula="of:=IF(ISBLANK([.$A$22]);&quot;&quot;;CONCATENATE(&quot;&quot;;[.J$17]))">
            <text:p/>
          </table:table-cell>
          <table:table-cell table:formula="of:=CONCATENATE([.D48];[.E48];[.F48];[.G48];[.H48];[.I48];[.J48])">
            <text:p/>
          </table:table-cell>
          <table:table-cell table:number-columns-repeated="5"/>
          <table:table-cell table:formula="of:=CONCATENATE(&quot;&quot;;[.A46])">
            <text:p/>
          </table:table-cell>
          <table:table-cell table:number-columns-repeated="1005"/>
        </table:table-row>
        <table:table-row table:style-name="ro5">
          <table:table-cell table:style-name="ce167"/>
          <table:table-cell table:style-name="ce170"/>
          <table:table-cell table:style-name="ce170" table:formula="of:=[.C48]" office:value-type="float" office:value="0" calcext:value-type="float">
            <text:p>0</text:p>
          </table:table-cell>
          <table:table-cell table:style-name="ce170" table:formula="of:=IF(ISBLANK([.$A46]);&quot;&quot;;CONCATENATE(&quot;&quot;;[.D$19]))">
            <text:p/>
          </table:table-cell>
          <table:table-cell table:style-name="ce170" table:formula="of:=CONCATENATE(REPT(&quot; &quot;;4-LEN(TEXT([.B46];&quot;0,0&quot;)));TEXT([.B46];&quot;0,0&quot;))" office:value-type="string" office:string-value="    " calcext:value-type="string">
            <text:p><text:s text:c="4"/></text:p>
          </table:table-cell>
          <table:table-cell table:style-name="ce170" table:formula="of:=IF(ISBLANK([.$A46]);&quot;&quot;;CONCATENATE(&quot;&quot;;[.F$19]))">
            <text:p/>
          </table:table-cell>
          <table:table-cell table:style-name="ce184" table:formula="of:=IF(LEN([.$A46])=0;&quot;&quot;;IF(ISBLANK([.A50]);CONCATENATE(&quot;&quot;;[.G$20]);CONCATENATE(&quot;&quot;;[.G$19])))">
            <text:p/>
          </table:table-cell>
          <table:table-cell table:style-name="ce170" table:formula="of:=IF(ISBLANK([.$A46]);&quot;&quot;;CONCATENATE(&quot;&quot;;[.H$19]))">
            <text:p/>
          </table:table-cell>
          <table:table-cell table:style-name="ce170" table:formula="of:=IF(ISBLANK([.$A$22]);&quot;&quot;;CONCATENATE(&quot;&quot;;[.I$19]))">
            <text:p/>
          </table:table-cell>
          <table:table-cell table:style-name="ce187" table:formula="of:=IF(ISBLANK([.$A$22]);&quot;&quot;;CONCATENATE(&quot;&quot;;[.J$19]))">
            <text:p/>
          </table:table-cell>
          <table:table-cell table:formula="of:=CONCATENATE([.D49];[.E49];[.F49];[.G49];[.H49];[.I49];[.J49])" office:value-type="string" office:string-value="    " calcext:value-type="string">
            <text:p><text:s text:c="4"/></text:p>
          </table:table-cell>
          <table:table-cell table:number-columns-repeated="4"/>
          <table:table-cell table:style-name="ce192" table:formula="of:=[.E49]&amp;&quot; v&quot;" office:value-type="string" office:string-value="     v" calcext:value-type="string">
            <text:p><text:s text:c="5"/>v</text:p>
          </table:table-cell>
          <table:table-cell table:style-name="ce196"/>
          <table:table-cell table:number-columns-repeated="1005"/>
        </table:table-row>
        <table:table-row table:style-name="ro5">
          <table:table-cell table:style-name="ce165" table:content-validation-name="val2"/>
          <table:table-cell table:formula="of:=IF(LEN([.A50])&gt;0;VLOOKUP([.A50];[.$A$6:.$B$15];2;0);&quot;&quot;)">
            <text:p/>
          </table:table-cell>
          <table:table-cell table:style-name="ce179" table:content-validation-name="val3"/>
          <table:table-cell table:style-name="ce181" table:formula="of:=[.D51]">
            <text:p/>
          </table:table-cell>
          <table:table-cell table:style-name="ce181" table:formula="of:=[.E51]">
            <text:p/>
          </table:table-cell>
          <table:table-cell table:style-name="ce181" table:formula="of:=[.F51]">
            <text:p/>
          </table:table-cell>
          <table:table-cell table:style-name="ce181" table:formula="of:=[.G51]">
            <text:p/>
          </table:table-cell>
          <table:table-cell table:style-name="ce181" table:formula="of:=IF(ISBLANK([.$A50]);&quot;&quot;;REPT(&quot; &quot;;20))">
            <text:p/>
          </table:table-cell>
          <table:table-cell table:style-name="ce181" table:formula="of:=IF(ISBLANK([.$A50]);&quot;&quot;;CONCATENATE(&quot;&quot;;[.I$23]))">
            <text:p/>
          </table:table-cell>
          <table:table-cell table:style-name="ce185" table:formula="of:=IF(ISBLANK([.$A$22]);&quot;&quot;;CONCATENATE(&quot;&quot;;[.J$17]))">
            <text:p/>
          </table:table-cell>
          <table:table-cell table:formula="of:=CONCATENATE([.D50];[.E50];[.F50];[.G50];[.H50];[.I50];[.J50])">
            <text:p/>
          </table:table-cell>
          <table:table-cell table:number-columns-repeated="5"/>
          <table:table-cell table:style-name="ce198"/>
          <table:table-cell table:number-columns-repeated="1005"/>
        </table:table-row>
        <table:table-row table:style-name="ro5">
          <table:table-cell table:number-columns-repeated="2"/>
          <table:table-cell table:formula="of:=[.C50]" office:value-type="float" office:value="0" calcext:value-type="float">
            <text:p>0</text:p>
          </table:table-cell>
          <table:table-cell table:formula="of:=IF(ISBLANK([.$A50]);&quot;&quot;;CONCATENATE(&quot;&quot;;[.D$18]))">
            <text:p/>
          </table:table-cell>
          <table:table-cell table:formula="of:=IF(ISBLANK([.$A50]);&quot;&quot;;CONCATENATE(&quot;&quot;;[.E$18]))">
            <text:p/>
          </table:table-cell>
          <table:table-cell table:formula="of:=IF(ISBLANK([.$A50]);&quot;&quot;;CONCATENATE(&quot;&quot;;[.F$18]))">
            <text:p/>
          </table:table-cell>
          <table:table-cell table:formula="of:=IF(ISBLANK([.$A50]);&quot;&quot;;CONCATENATE(&quot;&quot;;[.G$18]))">
            <text:p/>
          </table:table-cell>
          <table:table-cell table:formula="of:=IF(ISBLANK([.$A50]);&quot;&quot;;[.$A50]&amp;REPT(&quot; &quot;;20-LEN([.$A50])))">
            <text:p/>
          </table:table-cell>
          <table:table-cell table:formula="of:=IF(ISBLANK([.$A50]);&quot;&quot;;CONCATENATE(&quot;&quot;;[.I$18]))">
            <text:p/>
          </table:table-cell>
          <table:table-cell table:style-name="ce186" table:formula="of:=IF(ISBLANK([.$A50]);&quot;&quot;;CONCATENATE(&quot;&quot;;[.J$18]))">
            <text:p/>
          </table:table-cell>
          <table:table-cell table:formula="of:=CONCATENATE([.D51];[.E51];[.F51];[.G51];[.H51];[.I51];[.J51])">
            <text:p/>
          </table:table-cell>
          <table:table-cell table:number-columns-repeated="1011"/>
        </table:table-row>
        <table:table-row table:style-name="ro5">
          <table:table-cell table:number-columns-repeated="2"/>
          <table:table-cell table:formula="of:=[.C51]" office:value-type="float" office:value="0" calcext:value-type="float">
            <text:p>0</text:p>
          </table:table-cell>
          <table:table-cell table:style-name="ce182" table:formula="of:=[.D53]">
            <text:p/>
          </table:table-cell>
          <table:table-cell table:style-name="ce182" table:formula="of:=[.E51]">
            <text:p/>
          </table:table-cell>
          <table:table-cell table:style-name="ce182" table:formula="of:=[.F51]">
            <text:p/>
          </table:table-cell>
          <table:table-cell table:style-name="ce182" table:formula="of:=[.G51]">
            <text:p/>
          </table:table-cell>
          <table:table-cell table:style-name="ce182" table:formula="of:=IF(ISBLANK([.$A50]);&quot;&quot;;REPT(&quot; &quot;;20))">
            <text:p/>
          </table:table-cell>
          <table:table-cell table:style-name="ce182" table:formula="of:=IF(ISBLANK([.$A50]);&quot;&quot;;CONCATENATE(&quot;&quot;;[.I$23]))">
            <text:p/>
          </table:table-cell>
          <table:table-cell table:style-name="ce182" table:formula="of:=IF(ISBLANK([.$A$22]);&quot;&quot;;CONCATENATE(&quot;&quot;;[.J$17]))">
            <text:p/>
          </table:table-cell>
          <table:table-cell table:formula="of:=CONCATENATE([.D52];[.E52];[.F52];[.G52];[.H52];[.I52];[.J52])">
            <text:p/>
          </table:table-cell>
          <table:table-cell table:number-columns-repeated="5"/>
          <table:table-cell table:formula="of:=CONCATENATE(&quot;&quot;;[.A50])">
            <text:p/>
          </table:table-cell>
          <table:table-cell table:number-columns-repeated="1005"/>
        </table:table-row>
        <table:table-row table:style-name="ro5">
          <table:table-cell table:style-name="ce167"/>
          <table:table-cell table:style-name="ce170"/>
          <table:table-cell table:style-name="ce170" table:formula="of:=[.C52]" office:value-type="float" office:value="0" calcext:value-type="float">
            <text:p>0</text:p>
          </table:table-cell>
          <table:table-cell table:style-name="ce170" table:formula="of:=IF(ISBLANK([.$A50]);&quot;&quot;;CONCATENATE(&quot;&quot;;[.D$19]))">
            <text:p/>
          </table:table-cell>
          <table:table-cell table:style-name="ce170" table:formula="of:=CONCATENATE(REPT(&quot; &quot;;4-LEN(TEXT([.B50];&quot;0,0&quot;)));TEXT([.B50];&quot;0,0&quot;))" office:value-type="string" office:string-value="    " calcext:value-type="string">
            <text:p><text:s text:c="4"/></text:p>
          </table:table-cell>
          <table:table-cell table:style-name="ce170" table:formula="of:=IF(ISBLANK([.$A50]);&quot;&quot;;CONCATENATE(&quot;&quot;;[.F$19]))">
            <text:p/>
          </table:table-cell>
          <table:table-cell table:style-name="ce184" table:formula="of:=IF(LEN([.$A50])=0;&quot;&quot;;IF(ISBLANK([.A54]);CONCATENATE(&quot;&quot;;[.G$20]);CONCATENATE(&quot;&quot;;[.G$19])))">
            <text:p/>
          </table:table-cell>
          <table:table-cell table:style-name="ce170" table:formula="of:=IF(ISBLANK([.$A50]);&quot;&quot;;CONCATENATE(&quot;&quot;;[.H$19]))">
            <text:p/>
          </table:table-cell>
          <table:table-cell table:style-name="ce170" table:formula="of:=IF(ISBLANK([.$A$22]);&quot;&quot;;CONCATENATE(&quot;&quot;;[.I$19]))">
            <text:p/>
          </table:table-cell>
          <table:table-cell table:style-name="ce187" table:formula="of:=IF(ISBLANK([.$A$22]);&quot;&quot;;CONCATENATE(&quot;&quot;;[.J$19]))">
            <text:p/>
          </table:table-cell>
          <table:table-cell table:formula="of:=CONCATENATE([.D53];[.E53];[.F53];[.G53];[.H53];[.I53];[.J53])" office:value-type="string" office:string-value="    " calcext:value-type="string">
            <text:p><text:s text:c="4"/></text:p>
          </table:table-cell>
          <table:table-cell table:number-columns-repeated="4"/>
          <table:table-cell table:style-name="ce192" table:formula="of:=[.E53]&amp;&quot; v&quot;" office:value-type="string" office:string-value="     v" calcext:value-type="string">
            <text:p><text:s text:c="5"/>v</text:p>
          </table:table-cell>
          <table:table-cell table:style-name="ce196"/>
          <table:table-cell table:number-columns-repeated="1005"/>
        </table:table-row>
        <calcext:conditional-formats>
          <calcext:conditional-format calcext:target-range-address="BAT_GENCODE.C22:BAT_GENCODE.C22">
            <calcext:condition calcext:apply-style-name="Rojo" calcext:value="formula-is([.$C22]=&quot;RED&quot;)" calcext:base-cell-address="BAT_GENCODE.C22"/>
            <calcext:condition calcext:apply-style-name="VERDE" calcext:value="formula-is([.$C22]=&quot;GREEN&quot;)" calcext:base-cell-address="BAT_GENCODE.C22"/>
            <calcext:condition calcext:apply-style-name="Sin título1" calcext:value="formula-is([.$C22]=&quot;ORANGE&quot;)" calcext:base-cell-address="BAT_GENCODE.C22"/>
            <calcext:condition calcext:apply-style-name="AZUL" calcext:value="formula-is([.$C22]=&quot;BLUE&quot;)" calcext:base-cell-address="BAT_GENCODE.C22"/>
            <calcext:condition calcext:apply-style-name="AMARILLO" calcext:value="formula-is([.$C22]=&quot;YELLOW&quot;)" calcext:base-cell-address="BAT_GENCODE.C22"/>
          </calcext:conditional-format>
          <calcext:conditional-format calcext:target-range-address="BAT_GENCODE.Q22:BAT_GENCODE.Q53">
            <calcext:condition calcext:apply-style-name="Rojo" calcext:value="formula-is([.$C22]=&quot;RED&quot;)" calcext:base-cell-address="BAT_GENCODE.Q22"/>
            <calcext:condition calcext:apply-style-name="VERDE" calcext:value="formula-is([.$C22]=&quot;GREEN&quot;)" calcext:base-cell-address="BAT_GENCODE.Q22"/>
            <calcext:condition calcext:apply-style-name="Sin título1" calcext:value="formula-is([.$C22]=&quot;ORANGE&quot;)" calcext:base-cell-address="BAT_GENCODE.Q22"/>
            <calcext:condition calcext:apply-style-name="AZUL" calcext:value="formula-is([.$C22]=&quot;BLUE&quot;)" calcext:base-cell-address="BAT_GENCODE.Q22"/>
            <calcext:condition calcext:apply-style-name="AMARILLO" calcext:value="formula-is([.$C22]=&quot;YELLOW&quot;)" calcext:base-cell-address="BAT_GENCODE.Q22"/>
          </calcext:conditional-format>
          <calcext:conditional-format calcext:target-range-address="BAT_GENCODE.C26:BAT_GENCODE.C26">
            <calcext:condition calcext:apply-style-name="Rojo" calcext:value="formula-is([.$C26]=&quot;RED&quot;)" calcext:base-cell-address="BAT_GENCODE.C26"/>
            <calcext:condition calcext:apply-style-name="VERDE" calcext:value="formula-is([.$C26]=&quot;GREEN&quot;)" calcext:base-cell-address="BAT_GENCODE.C26"/>
            <calcext:condition calcext:apply-style-name="Sin título1" calcext:value="formula-is([.$C26]=&quot;ORANGE&quot;)" calcext:base-cell-address="BAT_GENCODE.C26"/>
            <calcext:condition calcext:apply-style-name="AZUL" calcext:value="formula-is([.$C26]=&quot;BLUE&quot;)" calcext:base-cell-address="BAT_GENCODE.C26"/>
            <calcext:condition calcext:apply-style-name="AMARILLO" calcext:value="formula-is([.$C26]=&quot;YELLOW&quot;)" calcext:base-cell-address="BAT_GENCODE.C26"/>
          </calcext:conditional-format>
          <calcext:conditional-format calcext:target-range-address="BAT_GENCODE.C30:BAT_GENCODE.C30">
            <calcext:condition calcext:apply-style-name="Rojo" calcext:value="formula-is([.$C30]=&quot;RED&quot;)" calcext:base-cell-address="BAT_GENCODE.C30"/>
            <calcext:condition calcext:apply-style-name="VERDE" calcext:value="formula-is([.$C30]=&quot;GREEN&quot;)" calcext:base-cell-address="BAT_GENCODE.C30"/>
            <calcext:condition calcext:apply-style-name="Sin título1" calcext:value="formula-is([.$C30]=&quot;ORANGE&quot;)" calcext:base-cell-address="BAT_GENCODE.C30"/>
            <calcext:condition calcext:apply-style-name="AZUL" calcext:value="formula-is([.$C30]=&quot;BLUE&quot;)" calcext:base-cell-address="BAT_GENCODE.C30"/>
            <calcext:condition calcext:apply-style-name="AMARILLO" calcext:value="formula-is([.$C30]=&quot;YELLOW&quot;)" calcext:base-cell-address="BAT_GENCODE.C30"/>
          </calcext:conditional-format>
          <calcext:conditional-format calcext:target-range-address="BAT_GENCODE.C34:BAT_GENCODE.C34">
            <calcext:condition calcext:apply-style-name="Rojo" calcext:value="formula-is([.$C34]=&quot;RED&quot;)" calcext:base-cell-address="BAT_GENCODE.C34"/>
            <calcext:condition calcext:apply-style-name="VERDE" calcext:value="formula-is([.$C34]=&quot;GREEN&quot;)" calcext:base-cell-address="BAT_GENCODE.C34"/>
            <calcext:condition calcext:apply-style-name="Sin título1" calcext:value="formula-is([.$C34]=&quot;ORANGE&quot;)" calcext:base-cell-address="BAT_GENCODE.C34"/>
            <calcext:condition calcext:apply-style-name="AZUL" calcext:value="formula-is([.$C34]=&quot;BLUE&quot;)" calcext:base-cell-address="BAT_GENCODE.C34"/>
            <calcext:condition calcext:apply-style-name="AMARILLO" calcext:value="formula-is([.$C34]=&quot;YELLOW&quot;)" calcext:base-cell-address="BAT_GENCODE.C34"/>
          </calcext:conditional-format>
          <calcext:conditional-format calcext:target-range-address="BAT_GENCODE.C38:BAT_GENCODE.C38">
            <calcext:condition calcext:apply-style-name="Rojo" calcext:value="formula-is([.$C38]=&quot;RED&quot;)" calcext:base-cell-address="BAT_GENCODE.C38"/>
            <calcext:condition calcext:apply-style-name="VERDE" calcext:value="formula-is([.$C38]=&quot;GREEN&quot;)" calcext:base-cell-address="BAT_GENCODE.C38"/>
            <calcext:condition calcext:apply-style-name="Sin título1" calcext:value="formula-is([.$C38]=&quot;ORANGE&quot;)" calcext:base-cell-address="BAT_GENCODE.C38"/>
            <calcext:condition calcext:apply-style-name="AZUL" calcext:value="formula-is([.$C38]=&quot;BLUE&quot;)" calcext:base-cell-address="BAT_GENCODE.C38"/>
            <calcext:condition calcext:apply-style-name="AMARILLO" calcext:value="formula-is([.$C38]=&quot;YELLOW&quot;)" calcext:base-cell-address="BAT_GENCODE.C38"/>
          </calcext:conditional-format>
          <calcext:conditional-format calcext:target-range-address="BAT_GENCODE.C42:BAT_GENCODE.C42">
            <calcext:condition calcext:apply-style-name="Rojo" calcext:value="formula-is([.$C42]=&quot;RED&quot;)" calcext:base-cell-address="BAT_GENCODE.C42"/>
            <calcext:condition calcext:apply-style-name="VERDE" calcext:value="formula-is([.$C42]=&quot;GREEN&quot;)" calcext:base-cell-address="BAT_GENCODE.C42"/>
            <calcext:condition calcext:apply-style-name="Sin título1" calcext:value="formula-is([.$C42]=&quot;ORANGE&quot;)" calcext:base-cell-address="BAT_GENCODE.C42"/>
            <calcext:condition calcext:apply-style-name="AZUL" calcext:value="formula-is([.$C42]=&quot;BLUE&quot;)" calcext:base-cell-address="BAT_GENCODE.C42"/>
            <calcext:condition calcext:apply-style-name="AMARILLO" calcext:value="formula-is([.$C42]=&quot;YELLOW&quot;)" calcext:base-cell-address="BAT_GENCODE.C42"/>
          </calcext:conditional-format>
          <calcext:conditional-format calcext:target-range-address="BAT_GENCODE.C46:BAT_GENCODE.C46">
            <calcext:condition calcext:apply-style-name="Rojo" calcext:value="formula-is([.$C46]=&quot;RED&quot;)" calcext:base-cell-address="BAT_GENCODE.C46"/>
            <calcext:condition calcext:apply-style-name="VERDE" calcext:value="formula-is([.$C46]=&quot;GREEN&quot;)" calcext:base-cell-address="BAT_GENCODE.C46"/>
            <calcext:condition calcext:apply-style-name="Sin título1" calcext:value="formula-is([.$C46]=&quot;ORANGE&quot;)" calcext:base-cell-address="BAT_GENCODE.C46"/>
            <calcext:condition calcext:apply-style-name="AZUL" calcext:value="formula-is([.$C46]=&quot;BLUE&quot;)" calcext:base-cell-address="BAT_GENCODE.C46"/>
            <calcext:condition calcext:apply-style-name="AMARILLO" calcext:value="formula-is([.$C46]=&quot;YELLOW&quot;)" calcext:base-cell-address="BAT_GENCODE.C46"/>
          </calcext:conditional-format>
          <calcext:conditional-format calcext:target-range-address="BAT_GENCODE.C50:BAT_GENCODE.C50">
            <calcext:condition calcext:apply-style-name="Rojo" calcext:value="formula-is([.$C50]=&quot;RED&quot;)" calcext:base-cell-address="BAT_GENCODE.C50"/>
            <calcext:condition calcext:apply-style-name="VERDE" calcext:value="formula-is([.$C50]=&quot;GREEN&quot;)" calcext:base-cell-address="BAT_GENCODE.C50"/>
            <calcext:condition calcext:apply-style-name="Sin título1" calcext:value="formula-is([.$C50]=&quot;ORANGE&quot;)" calcext:base-cell-address="BAT_GENCODE.C50"/>
            <calcext:condition calcext:apply-style-name="AZUL" calcext:value="formula-is([.$C50]=&quot;BLUE&quot;)" calcext:base-cell-address="BAT_GENCODE.C50"/>
            <calcext:condition calcext:apply-style-name="AMARILLO" calcext:value="formula-is([.$C50]=&quot;YELLOW&quot;)" calcext:base-cell-address="BAT_GENCODE.C50"/>
          </calcext:conditional-format>
        </calcext:conditional-formats>
      </table:table>
      <table:table table:name="BAT_GENCODE_HYST" table:style-name="ta3">
        <office:forms form:automatic-focus="false" form:apply-design-mode="false"/>
        <table:table-column table:style-name="co25" table:default-cell-style-name="ce166"/>
        <table:table-column table:style-name="co50" table:default-cell-style-name="Default"/>
        <table:table-column table:style-name="co27" table:default-cell-style-name="ce237"/>
        <table:table-column table:style-name="co28" table:default-cell-style-name="Default"/>
        <table:table-column table:style-name="co29" table:default-cell-style-name="Default"/>
        <table:table-column table:style-name="co27" table:number-columns-repeated="4" table:default-cell-style-name="Default"/>
        <table:table-column table:style-name="co27" table:default-cell-style-name="ce186"/>
        <table:table-column table:style-name="co27" table:default-cell-style-name="ce188"/>
        <table:table-column table:style-name="co30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ce171"/>
        <table:table-column table:style-name="co27" table:number-columns-repeated="2" table:default-cell-style-name="Default"/>
        <table:table-column table:style-name="co35" table:number-columns-repeated="2" table:default-cell-style-name="Default"/>
        <table:table-column table:style-name="co27" table:default-cell-style-name="Default"/>
        <table:table-column table:style-name="co36" table:default-cell-style-name="Default"/>
        <table:table-column table:style-name="co27" table:visibility="collapse" table:number-columns-repeated="2" table:default-cell-style-name="Default"/>
        <table:table-column table:style-name="co37" table:visibility="collapse" table:default-cell-style-name="Default"/>
        <table:table-column table:style-name="co27" table:visibility="collapse" table:number-columns-repeated="2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51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ce221"/>
        <table:table-column table:style-name="co47" table:default-cell-style-name="ce225"/>
        <table:table-column table:style-name="co48" table:default-cell-style-name="ce225"/>
        <table:table-column table:style-name="co52" table:default-cell-style-name="ce228"/>
        <table:table-column table:style-name="co27" table:number-columns-repeated="961" table:default-cell-style-name="Default"/>
        <table:table-row table:style-name="ro5">
          <table:table-cell table:style-name="ce230" office:value-type="string" calcext:value-type="string">
            <text:p>Signal:</text:p>
          </table:table-cell>
          <table:table-cell table:style-name="ce230" table:formula="of:=[BAT_GENCODE.B1]" office:value-type="string" office:string-value="SAMPLE1_SENS" calcext:value-type="string">
            <text:p>SAMPLE1_SENS</text:p>
          </table:table-cell>
          <table:table-cell table:style-name="Default"/>
          <table:table-cell table:number-columns-repeated="6"/>
          <table:table-cell table:style-name="Default" table:number-columns-repeated="2"/>
          <table:table-cell table:number-columns-repeated="5"/>
          <table:table-cell table:style-name="Default"/>
          <table:table-cell table:number-columns-repeated="40"/>
          <table:table-cell table:style-name="Default" table:number-columns-repeated="4"/>
          <table:table-cell table:number-columns-repeated="961"/>
        </table:table-row>
        <table:table-row table:style-name="ro5">
          <table:table-cell table:style-name="ce230" office:value-type="string" calcext:value-type="string">
            <text:p>Abbrev</text:p>
          </table:table-cell>
          <table:table-cell table:style-name="ce230" table:formula="of:=[BAT_GENCODE.B2]" office:value-type="string" office:string-value="S1" calcext:value-type="string">
            <text:p>S1</text:p>
          </table:table-cell>
          <table:table-cell table:style-name="Default"/>
          <table:table-cell table:number-columns-repeated="6"/>
          <table:table-cell table:style-name="Default" table:number-columns-repeated="2"/>
          <table:table-cell table:number-columns-repeated="3"/>
          <table:table-cell table:style-name="ce190" table:number-columns-repeated="4"/>
          <table:table-cell table:number-columns-repeated="39"/>
          <table:table-cell table:style-name="Default" table:number-columns-repeated="4"/>
          <table:table-cell table:number-columns-repeated="961"/>
        </table:table-row>
        <table:table-row table:style-name="ro5">
          <table:table-cell table:style-name="ce231" office:value-type="string" calcext:value-type="string">
            <text:p>DataType</text:p>
          </table:table-cell>
          <table:table-cell table:style-name="ce230" table:formula="of:=[BAT_GENCODE.B3]" office:value-type="string" office:string-value="UI_16" calcext:value-type="string">
            <text:p>UI_16</text:p>
          </table:table-cell>
          <table:table-cell table:style-name="Default"/>
          <table:table-cell table:number-columns-repeated="2"/>
          <table:table-cell table:style-name="ce168" office:value-type="string" calcext:value-type="string" table:number-columns-spanned="13" table:number-rows-spanned="1">
            <text:p>Interpolation</text:p>
          </table:table-cell>
          <table:covered-table-cell table:number-columns-repeated="3"/>
          <table:covered-table-cell table:number-columns-repeated="2" table:style-name="Default"/>
          <table:covered-table-cell table:number-columns-repeated="4"/>
          <table:covered-table-cell table:style-name="ce133"/>
          <table:covered-table-cell table:style-name="Default"/>
          <table:covered-table-cell/>
          <table:table-cell table:number-columns-repeated="39"/>
          <table:table-cell table:style-name="Default" table:number-columns-repeated="4"/>
          <table:table-cell table:number-columns-repeated="961"/>
        </table:table-row>
        <table:table-row table:style-name="ro5">
          <table:table-cell table:style-name="ce230" office:value-type="string" calcext:value-type="string">
            <text:p>HYST</text:p>
          </table:table-cell>
          <table:table-cell table:style-name="ce234" office:value-type="float" office:value="0.2" calcext:value-type="float">
            <text:p>0,2</text:p>
          </table:table-cell>
          <table:table-cell table:style-name="ce168" office:value-type="string" calcext:value-type="string" table:number-columns-spanned="3" table:number-rows-spanned="1">
            <text:p>Direct conversion (if possible)</text:p>
          </table:table-cell>
          <table:covered-table-cell table:number-columns-repeated="2" table:style-name="ce161"/>
          <table:table-cell table:style-name="ce168" office:value-type="string" calcext:value-type="string" table:number-columns-spanned="5" table:number-rows-spanned="1">
            <text:p>interpolation look up values</text:p>
          </table:table-cell>
          <table:covered-table-cell table:number-columns-repeated="4" table:style-name="ce161"/>
          <table:table-cell table:style-name="ce168" office:value-type="string" calcext:value-type="string" table:number-columns-spanned="4" table:number-rows-spanned="1">
            <text:p>interpolation over calc</text:p>
          </table:table-cell>
          <table:covered-table-cell table:number-columns-repeated="3" table:style-name="ce161"/>
          <table:table-cell table:style-name="ce191" office:value-type="string" calcext:value-type="string" table:number-columns-spanned="4" table:number-rows-spanned="1">
            <text:p>interpolation over measure</text:p>
          </table:table-cell>
          <table:covered-table-cell table:number-columns-repeated="3" table:style-name="ce161"/>
          <table:table-cell table:style-name="ce168" office:value-type="string" calcext:value-type="string" table:number-columns-spanned="2" table:number-rows-spanned="1">
            <text:p>Summary</text:p>
          </table:table-cell>
          <table:covered-table-cell table:style-name="ce161"/>
          <table:table-cell table:style-name="ce168" office:value-type="string" calcext:value-type="string" table:number-columns-spanned="3" table:number-rows-spanned="1">
            <text:p>Raw</text:p>
          </table:table-cell>
          <table:covered-table-cell table:number-columns-repeated="2" table:style-name="ce161"/>
          <table:table-cell table:style-name="ce161" table:number-columns-repeated="26"/>
          <table:table-cell table:style-name="ce161" office:value-type="string" calcext:value-type="string">
            <text:p>Code</text:p>
          </table:table-cell>
          <table:table-cell table:style-name="ce161" table:number-columns-repeated="972"/>
        </table:table-row>
        <table:table-row table:style-name="ro5">
          <table:table-cell table:style-name="ce161" office:value-type="string" calcext:value-type="string">
            <text:p>Range Name</text:p>
          </table:table-cell>
          <table:table-cell table:style-name="ce161" office:value-type="string" calcext:value-type="string">
            <text:p>Min Value</text:p>
          </table:table-cell>
          <table:table-cell table:style-name="ce161" office:value-type="string" calcext:value-type="string">
            <text:p>calculated</text:p>
          </table:table-cell>
          <table:table-cell table:style-name="ce161" office:value-type="string" calcext:value-type="string">
            <text:p>measured</text:p>
          </table:table-cell>
          <table:table-cell table:style-name="ce161" office:value-type="string" calcext:value-type="string">
            <text:p>tolerance</text:p>
          </table:table-cell>
          <table:table-cell table:style-name="ce161" office:value-type="string" calcext:value-type="string">
            <text:p>prev</text:p>
          </table:table-cell>
          <table:table-cell table:style-name="ce161" office:value-type="string" calcext:value-type="string">
            <text:p>post</text:p>
          </table:table-cell>
          <table:table-cell table:style-name="ce161" office:value-type="string" calcext:value-type="string">
            <text:p>Def – prev</text:p>
          </table:table-cell>
          <table:table-cell table:style-name="ce161" office:value-type="string" calcext:value-type="string">
            <text:p>Post – Def</text:p>
          </table:table-cell>
          <table:table-cell table:style-name="ce161" office:value-type="string" calcext:value-type="string">
            <text:p>tolerance</text:p>
          </table:table-cell>
          <table:table-cell table:style-name="ce161" office:value-type="string" calcext:value-type="string">
            <text:p>prev val</text:p>
          </table:table-cell>
          <table:table-cell table:style-name="ce161" office:value-type="string" calcext:value-type="string">
            <text:p>post val</text:p>
          </table:table-cell>
          <table:table-cell table:style-name="ce161" office:value-type="string" calcext:value-type="string">
            <text:p>post val – prev val</text:p>
          </table:table-cell>
          <table:table-cell table:style-name="ce161" office:value-type="string" calcext:value-type="string">
            <text:p>result</text:p>
          </table:table-cell>
          <table:table-cell table:style-name="ce161" office:value-type="string" calcext:value-type="string">
            <text:p>prev val</text:p>
          </table:table-cell>
          <table:table-cell table:style-name="ce161" office:value-type="string" calcext:value-type="string">
            <text:p>post val</text:p>
          </table:table-cell>
          <table:table-cell table:style-name="ce161" office:value-type="string" calcext:value-type="string">
            <text:p>post val – prev val</text:p>
          </table:table-cell>
          <table:table-cell table:style-name="ce161" office:value-type="string" calcext:value-type="string">
            <text:p>result</text:p>
          </table:table-cell>
          <table:table-cell table:style-name="ce161" office:value-type="string" calcext:value-type="string">
            <text:p>Result</text:p>
          </table:table-cell>
          <table:table-cell table:style-name="ce161" office:value-type="string" calcext:value-type="string">
            <text:p>Tolerance</text:p>
          </table:table-cell>
          <table:table-cell table:style-name="ce161" office:value-type="string" calcext:value-type="string">
            <text:p>calculated</text:p>
          </table:table-cell>
          <table:table-cell table:style-name="ce161" office:value-type="string" calcext:value-type="string">
            <text:p>truncated</text:p>
          </table:table-cell>
          <table:table-cell table:style-name="ce161" office:value-type="string" calcext:value-type="string">
            <text:p>Hex</text:p>
          </table:table-cell>
          <table:table-cell table:style-name="ce161" table:number-columns-repeated="26"/>
          <table:table-cell table:style-name="ce161">
            <office:annotation draw:style-name="gr3" draw:text-style-name="P2" svg:width="2.899cm" svg:height="0.669cm" svg:x="75.522cm" svg:y="0.306cm" draw:caption-point-x="-0.61cm" draw:caption-point-y="1.51cm">
              <dc:date>2014-11-06T00:00:00</dc:date>
              <text:p text:style-name="P2"><text:span text:style-name="T3">º</text:span></text:p>
            </office:annotation>
          </table:table-cell>
          <table:table-cell table:style-name="ce161"/>
          <table:table-cell table:style-name="ce211" table:formula="of:=[.B3]&amp;&quot; &quot;" office:value-type="string" office:string-value="UI_16 " calcext:value-type="string">
            <text:p>UI_16 </text:p>
          </table:table-cell>
          <table:table-cell table:style-name="ce211" table:formula="of:=[.B1]&amp;&quot;_hyst_values[] = {&quot;" office:value-type="string" office:string-value="SAMPLE1_SENS_hyst_values[] = {" calcext:value-type="string">
            <text:p>SAMPLE1_SENS_hyst_values[] = {</text:p>
          </table:table-cell>
          <table:table-cell table:style-name="ce211"/>
          <table:table-cell table:style-name="ce161"/>
          <table:table-cell table:style-name="ce216" table:formula="of:=CONCATENATE([.AZ5];[.BA5];[.BB5])" office:value-type="string" office:string-value="UI_16 SAMPLE1_SENS_hyst_values[] = {" calcext:value-type="string">
            <text:p>UI_16 SAMPLE1_SENS_hyst_values[] = {</text:p>
          </table:table-cell>
          <table:table-cell table:style-name="ce219" office:value-type="string" calcext:value-type="string">
            <text:p>typedef_enum {</text:p>
          </table:table-cell>
          <table:table-cell table:style-name="ce219" table:number-columns-repeated="3"/>
          <table:table-cell table:style-name="ce216" table:formula="of:=[.BE5]" office:value-type="string" office:string-value="typedef_enum {" calcext:value-type="string">
            <text:p>typedef_enum {</text:p>
          </table:table-cell>
          <table:table-cell table:style-name="ce161" table:number-columns-repeated="961"/>
        </table:table-row>
        <table:table-row table:style-name="ro5">
          <table:table-cell table:style-name="ce230" table:formula="of:=CONCATENATE(&quot;&quot;;[BAT_GENCODE.A6])" office:value-type="string" office:string-value="LOW" calcext:value-type="string">
            <text:p>LOW</text:p>
          </table:table-cell>
          <table:table-cell table:style-name="ce235" table:formula="of:=IF(ISBLANK([BAT_GENCODE.B6]);&quot;&quot;;[BAT_GENCODE.B6]-[.$B$4])" office:value-type="float" office:value="-0.2" calcext:value-type="float">
            <text:p>-0,2</text:p>
          </table:table-cell>
          <table:table-cell table:style-name="ce171" table:formula="of:=VLOOKUP([.$B6];[BAT.$A$4:.$D$20];2;0)" office:value-type="string" office:string-value="" calcext:value-type="error">
            <text:p>#N/A</text:p>
          </table:table-cell>
          <table:table-cell table:style-name="ce171" table:formula="of:=VLOOKUP([.$B6];[BAT.$A$4:.$D$20];3;0)" office:value-type="string" office:string-value="" calcext:value-type="error">
            <text:p>#N/A</text:p>
          </table:table-cell>
          <table:table-cell table:style-name="ce171" table:formula="of:=VLOOKUP([.$B6];[BAT.$A$4:.$D$20];4;0)" office:value-type="string" office:string-value="" calcext:value-type="error">
            <text:p>#N/A</text:p>
          </table:table-cell>
          <table:table-cell table:style-name="ce171" table:formula="of:=VLOOKUP([.$B6];[BAT.$A$4:.$D$20];1;1)" office:value-type="string" office:string-value="" calcext:value-type="error">
            <text:p>#N/A</text:p>
          </table:table-cell>
          <table:table-cell table:style-name="ce171" table:formula="of:=INDEX([BAT.$A$5:.$A$20];MATCH([.$F6];[BAT.$A$4:.$A$20]);1)" office:value-type="string" office:string-value="" calcext:value-type="error">
            <text:p>#N/A</text:p>
          </table:table-cell>
          <table:table-cell table:style-name="ce171" table:formula="of:=[.B6]-[.F6]" office:value-type="string" office:string-value="" calcext:value-type="error">
            <text:p>#N/A</text:p>
          </table:table-cell>
          <table:table-cell table:style-name="ce171" table:formula="of:=[.G6]-[.F6]" office:value-type="string" office:string-value="" calcext:value-type="error">
            <text:p>#N/A</text:p>
          </table:table-cell>
          <table:table-cell table:style-name="ce171" table:formula="of:=VLOOKUP([.B6];[BAT.$A$4:.$D$20];4;1)" office:value-type="string" office:string-value="" calcext:value-type="error">
            <text:p>#N/A</text:p>
          </table:table-cell>
          <table:table-cell table:style-name="ce171" table:formula="of:=VLOOKUP([.F6];[BAT.$A$4:.$D$20];2;0)" office:value-type="string" office:string-value="" calcext:value-type="error">
            <text:p>#N/A</text:p>
          </table:table-cell>
          <table:table-cell table:style-name="ce171" table:formula="of:=VLOOKUP([.G6];[BAT.$A$4:.$D$20];2;0)" office:value-type="string" office:string-value="" calcext:value-type="error">
            <text:p>#N/A</text:p>
          </table:table-cell>
          <table:table-cell table:style-name="ce171" table:formula="of:=[.L6]-[.K6]" office:value-type="string" office:string-value="" calcext:value-type="error">
            <text:p>#N/A</text:p>
          </table:table-cell>
          <table:table-cell table:style-name="ce189" table:formula="of:=([.M6]*([.H6]/[.I6]))+[.K6]" office:value-type="string" office:string-value="" calcext:value-type="error">
            <text:p>#N/A</text:p>
          </table:table-cell>
          <table:table-cell table:style-name="ce171" table:formula="of:=VLOOKUP([.F6];[BAT.$A$4:.$D$20];3;0)" office:value-type="string" office:string-value="" calcext:value-type="error">
            <text:p>#N/A</text:p>
          </table:table-cell>
          <table:table-cell table:style-name="ce171" table:formula="of:=VLOOKUP([.G6];[BAT.$A$4:.$D$20];3;0)" office:value-type="string" office:string-value="" calcext:value-type="error">
            <text:p>#N/A</text:p>
          </table:table-cell>
          <table:table-cell table:formula="of:=[.P6]-[.O6]" office:value-type="string" office:string-value="" calcext:value-type="error">
            <text:p>#N/A</text:p>
          </table:table-cell>
          <table:table-cell table:style-name="ce189" table:formula="of:=IF(OR([.O6]=&quot;&quot;;[.P6]=&quot;&quot;);;([.Q6]*([.H6]/[.I6]))+[.O6])" office:value-type="string" office:string-value="" calcext:value-type="error">
            <text:p>#N/A</text:p>
          </table:table-cell>
          <table:table-cell table:style-name="ce199" table:formula="of:=IF(ISERROR([.D6]);IF(ISERROR([.R6]);[.N6];[.R6]);[.D6])" office:value-type="string" office:string-value="" calcext:value-type="error">
            <text:p>#N/A</text:p>
          </table:table-cell>
          <table:table-cell table:style-name="ce199" table:formula="of:=IF(ISERROR([.E6]);[.J6];[.E6])" office:value-type="string" office:string-value="" calcext:value-type="error">
            <text:p>#N/A</text:p>
          </table:table-cell>
          <table:table-cell table:style-name="ce200" table:formula="of:=[.S6]/[BAT.$G$11]" office:value-type="string" office:string-value="" calcext:value-type="error">
            <text:p>#N/A</text:p>
          </table:table-cell>
          <table:table-cell table:style-name="ce201" table:formula="of:=ROUND([.U6])" office:value-type="string" office:string-value="" calcext:value-type="error">
            <text:p>#N/A</text:p>
          </table:table-cell>
          <table:table-cell table:style-name="ce202" table:formula="of:=DEC2HEX([.V6])" office:value-type="string" office:string-value="" calcext:value-type="error">
            <text:p>#N/A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6])&gt;0;CONCATENATE([.$B$2];&quot;_&quot;;[.$A6];&quot;_HYST_CAL&quot;);&quot;&quot;)" office:value-type="string" office:string-value="S1_LOW_HYST_CAL" calcext:value-type="string">
            <text:p>S1_LOW_HYST_CAL</text:p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0x</text:p>
          </table:table-cell>
          <table:table-cell table:style-name="ce190" table:formula="of:=IF([.B6]&lt;0;&quot;0000&quot;;CONCATENATE(REPT(&quot;0&quot;;4-LEN([.W6]));[.W6]))" office:value-type="string" office:string-value="0000" calcext:value-type="string">
            <text:p>0000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6]" office:value-type="float" office:value="-0.2" calcext:value-type="float">
            <text:p>-0,2</text:p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IF([.B6]&lt;0;&quot;0&quot;;[.V6])" office:value-type="string" office:string-value="0" calcext:value-type="string">
            <text:p>0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IF([.B6]&lt;0;0;TRUNC([.S6];3))" office:value-type="float" office:value="0" calcext:value-type="float">
            <text:p>0,000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5" table:formula="of:=IF(LEN([.A6])=0;&quot;&quot;;CONCATENATE([.X6];[.Y6];CONCATENATE([.Z6];REPT(&quot; &quot;;40-LEN([.Z6]));[.AA6];[.AB6];[.AC6];[.AD6];[.AE6];[.AF6];[.AG6];[.AH6];[.AI6];[.AJ6];[.AK6];[.AL6];[.AM6];[.AN6];[.AO6];[.AP6];[.AQ6];[.AR6];[.AS6];[.AT6];[.AU6];[.AV6];[.AW6])))" office:value-type="string" office:string-value="#define S1_LOW_HYST_CAL                          ((UI_UI_16)0x0000)      /* -0,2V 0 adc 0 Vadc */" calcext:value-type="string">
            <text:p>#define S1_LOW_HYST_CAL <text:s text:c="25"/>((UI_UI_16)0x0000) <text:s text:c="5"/>/* -0,2V 0 adc 0 Vadc */</text:p>
          </table:table-cell>
          <table:table-cell table:style-name="ce208"/>
          <table:table-cell table:style-name="ce212"/>
          <table:table-cell table:style-name="ce212" table:formula="of:=CONCATENATE(&quot;&quot;;[.$Z6])" office:value-type="string" office:string-value="S1_LOW_HYST_CAL" calcext:value-type="string">
            <text:p>S1_LOW_HYST_CAL</text:p>
          </table:table-cell>
          <table:table-cell table:style-name="ce215" table:formula="of:=IF(LEN([.$BA7])&gt;0;&quot;,&quot;;&quot;&quot;)" office:value-type="string" office:string-value="," calcext:value-type="string">
            <text:p>,</text:p>
          </table:table-cell>
          <table:table-cell table:style-name="ce171"/>
          <table:table-cell table:style-name="ce217" table:formula="of:=IF(LEN([.BA6])&gt;0;CONCATENATE([.BA6];[.BB6]);&quot;&quot;)" office:value-type="string" office:string-value="S1_LOW_HYST_CAL," calcext:value-type="string">
            <text:p>S1_LOW_HYST_CAL,</text:p>
          </table:table-cell>
          <table:table-cell table:style-name="ce171"/>
          <table:table-cell table:style-name="ce171" table:formula="of:=CONCATENATE(&quot;&quot;;[.$Z6])" office:value-type="string" office:string-value="S1_LOW_HYST_CAL" calcext:value-type="string">
            <text:p>S1_LOW_HYST_CAL</text:p>
          </table:table-cell>
          <table:table-cell table:style-name="ce223" table:formula="of:=IF(LEN([.$BA6])&gt;0;&quot;_IDX&quot;;&quot;&quot;)" office:value-type="string" office:string-value="_IDX" calcext:value-type="string">
            <text:p>_IDX</text:p>
          </table:table-cell>
          <table:table-cell table:style-name="ce223" table:formula="of:=IF(LEN([.$BA7])&gt;0;&quot;,&quot;;&quot;&quot;)" office:value-type="string" office:string-value="," calcext:value-type="string">
            <text:p>,</text:p>
          </table:table-cell>
          <table:table-cell table:style-name="ce217" table:formula="of:=IF(LEN([.BF6])&gt;0;CONCATENATE([.BF6];[.BG6];[.BH6]);&quot;&quot;)" office:value-type="string" office:string-value="S1_LOW_HYST_CAL_IDX," calcext:value-type="string">
            <text:p>S1_LOW_HYST_CAL_IDX,</text:p>
          </table:table-cell>
          <table:table-cell table:style-name="ce171" table:number-columns-repeated="961"/>
        </table:table-row>
        <table:table-row table:style-name="ro5">
          <table:table-cell table:style-name="ce230" table:formula="of:=CONCATENATE(&quot;&quot;;[BAT_GENCODE.A7])" office:value-type="string" office:string-value="NORMAL" calcext:value-type="string">
            <text:p>NORMAL</text:p>
          </table:table-cell>
          <table:table-cell table:style-name="ce235" table:formula="of:=IF(ISBLANK([BAT_GENCODE.B7]);&quot;&quot;;[BAT_GENCODE.B7]-[.$B$4])" office:value-type="float" office:value="4.3" calcext:value-type="float">
            <text:p>4,3</text:p>
          </table:table-cell>
          <table:table-cell table:style-name="ce171" table:formula="of:=VLOOKUP([.$B7];[BAT.$A$4:.$D$20];2;0)" office:value-type="string" office:string-value="" calcext:value-type="error">
            <text:p>#N/A</text:p>
          </table:table-cell>
          <table:table-cell table:style-name="ce171" table:formula="of:=VLOOKUP([.$B7];[BAT.$A$4:.$D$20];3;0)" office:value-type="string" office:string-value="" calcext:value-type="error">
            <text:p>#N/A</text:p>
          </table:table-cell>
          <table:table-cell table:style-name="ce171" table:formula="of:=VLOOKUP([.$B7];[BAT.$A$4:.$D$20];4;0)" office:value-type="string" office:string-value="" calcext:value-type="error">
            <text:p>#N/A</text:p>
          </table:table-cell>
          <table:table-cell table:style-name="ce171" table:formula="of:=VLOOKUP([.$B7];[BAT.$A$4:.$D$20];1;1)" office:value-type="float" office:value="0" calcext:value-type="float">
            <text:p>0</text:p>
          </table:table-cell>
          <table:table-cell table:style-name="ce171" table:formula="of:=INDEX([BAT.$A$5:.$A$20];MATCH([.$F7];[BAT.$A$4:.$A$20]);1)" office:value-type="float" office:value="7" calcext:value-type="float">
            <text:p>7</text:p>
          </table:table-cell>
          <table:table-cell table:style-name="ce171" table:formula="of:=[.B7]-[.F7]" office:value-type="float" office:value="4.3" calcext:value-type="float">
            <text:p>4,3</text:p>
          </table:table-cell>
          <table:table-cell table:style-name="ce171" table:formula="of:=[.G7]-[.F7]" office:value-type="float" office:value="7" calcext:value-type="float">
            <text:p>7</text:p>
          </table:table-cell>
          <table:table-cell table:style-name="ce171" table:formula="of:=VLOOKUP([.B7];[BAT.$A$4:.$D$20];4;1)" office:value-type="string" office:string-value="'+/- 0,1 V" calcext:value-type="string">
            <text:p>'+/- 0,1 V</text:p>
          </table:table-cell>
          <table:table-cell table:style-name="ce171" table:formula="of:=VLOOKUP([.F7];[BAT.$A$4:.$D$20];2;0)" office:value-type="float" office:value="0" calcext:value-type="float">
            <text:p>0</text:p>
          </table:table-cell>
          <table:table-cell table:style-name="ce171" table:formula="of:=VLOOKUP([.G7];[BAT.$A$4:.$D$20];2;0)" office:value-type="float" office:value="0.948126801152738" calcext:value-type="float">
            <text:p>0,9481268012</text:p>
          </table:table-cell>
          <table:table-cell table:style-name="ce171" table:formula="of:=[.L7]-[.K7]" office:value-type="float" office:value="0.948126801152738" calcext:value-type="float">
            <text:p>0,9481268012</text:p>
          </table:table-cell>
          <table:table-cell table:style-name="ce189" table:formula="of:=([.M7]*([.H7]/[.I7]))+[.K7]" office:value-type="float" office:value="0.582420749279539" calcext:value-type="float">
            <text:p>0,582</text:p>
          </table:table-cell>
          <table:table-cell table:style-name="ce171" table:formula="of:=VLOOKUP([.F7];[BAT.$A$4:.$D$20];3;0)" office:value-type="float" office:value="0" calcext:value-type="float">
            <text:p>0</text:p>
          </table:table-cell>
          <table:table-cell table:style-name="ce171" table:formula="of:=VLOOKUP([.G7];[BAT.$A$4:.$D$20];3;0)" office:value-type="float" office:value="0.9176" calcext:value-type="float">
            <text:p>0,9176</text:p>
          </table:table-cell>
          <table:table-cell table:formula="of:=[.P7]-[.O7]" office:value-type="float" office:value="0.9176" calcext:value-type="float">
            <text:p>0,9176</text:p>
          </table:table-cell>
          <table:table-cell table:style-name="ce189" table:formula="of:=IF(OR([.O7]=&quot;&quot;;[.P7]=&quot;&quot;);;([.Q7]*([.H7]/[.I7]))+[.O7])" office:value-type="float" office:value="0.563668571428571" calcext:value-type="float">
            <text:p>0,564</text:p>
          </table:table-cell>
          <table:table-cell table:style-name="ce199" table:formula="of:=IF(ISERROR([.D7]);IF(ISERROR([.R7]);[.N7];[.R7]);[.D7])" office:value-type="float" office:value="0.563668571428571" calcext:value-type="float">
            <text:p>0,564</text:p>
          </table:table-cell>
          <table:table-cell table:style-name="ce199" table:formula="of:=IF(ISERROR([.E7]);[.J7];[.E7])" office:value-type="string" office:string-value="'+/- 0,1 V" calcext:value-type="string">
            <text:p>'+/- 0,1 V</text:p>
          </table:table-cell>
          <table:table-cell table:style-name="ce200" table:formula="of:=[.S7]/[BAT.$G$11]" office:value-type="float" office:value="461.757293714286" calcext:value-type="float">
            <text:p>461,76</text:p>
          </table:table-cell>
          <table:table-cell table:style-name="ce201" table:formula="of:=ROUND([.U7])" office:value-type="float" office:value="462" calcext:value-type="float">
            <text:p>462</text:p>
          </table:table-cell>
          <table:table-cell table:style-name="ce202" table:formula="of:=DEC2HEX([.V7])" office:value-type="string" office:string-value="1CE" calcext:value-type="string">
            <text:p>1CE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7])&gt;0;CONCATENATE([.$B$2];&quot;_&quot;;[.$A7];&quot;_HYST_CAL&quot;);&quot;&quot;)" office:value-type="string" office:string-value="S1_NORMAL_HYST_CAL" calcext:value-type="string">
            <text:p>S1_NORMAL_HYST_CAL</text:p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0x</text:p>
          </table:table-cell>
          <table:table-cell table:style-name="ce190" table:formula="of:=IF([.B7]&lt;0;&quot;0000&quot;;CONCATENATE(REPT(&quot;0&quot;;4-LEN([.W7]));[.W7]))" office:value-type="string" office:string-value="01CE" calcext:value-type="string">
            <text:p>01CE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7]" office:value-type="float" office:value="4.3" calcext:value-type="float">
            <text:p>4,3</text:p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IF([.B7]&lt;0;&quot;0&quot;;[.V7])" office:value-type="float" office:value="462" calcext:value-type="float">
            <text:p>462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IF([.B7]&lt;0;0;TRUNC([.S7];3))" office:value-type="float" office:value="0.563" calcext:value-type="float">
            <text:p>0,563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6" table:formula="of:=IF(LEN([.A7])=0;&quot;&quot;;CONCATENATE([.X7];[.Y7];CONCATENATE([.Z7];REPT(&quot; &quot;;40-LEN([.Z7]));[.AA7];[.AB7];[.AC7];[.AD7];[.AE7];[.AF7];[.AG7];[.AH7];[.AI7];[.AJ7];[.AK7];[.AL7];[.AM7];[.AN7];[.AO7];[.AP7];[.AQ7];[.AR7];[.AS7];[.AT7];[.AU7];[.AV7];[.AW7])))" office:value-type="string" office:string-value="#define S1_NORMAL_HYST_CAL                       ((UI_UI_16)0x01CE)      /* 4,3V 462 adc 0,563 Vadc */" calcext:value-type="string">
            <text:p>#define S1_NORMAL_HYST_CAL <text:s text:c="22"/>((UI_UI_16)0x01CE) <text:s text:c="5"/>/* 4,3V 462 adc 0,563 Vadc */</text:p>
          </table:table-cell>
          <table:table-cell table:style-name="ce209"/>
          <table:table-cell table:style-name="ce212"/>
          <table:table-cell table:style-name="ce212" table:formula="of:=CONCATENATE(&quot;&quot;;[.$Z7])" office:value-type="string" office:string-value="S1_NORMAL_HYST_CAL" calcext:value-type="string">
            <text:p>S1_NORMAL_HYST_CAL</text:p>
          </table:table-cell>
          <table:table-cell table:style-name="ce215" table:formula="of:=IF(LEN([.$BA8])&gt;0;&quot;,&quot;;&quot;&quot;)" office:value-type="string" office:string-value="," calcext:value-type="string">
            <text:p>,</text:p>
          </table:table-cell>
          <table:table-cell table:style-name="ce171"/>
          <table:table-cell table:style-name="ce217" table:formula="of:=IF(LEN([.BA7])&gt;0;CONCATENATE([.BA7];[.BB7]);&quot;&quot;)" office:value-type="string" office:string-value="S1_NORMAL_HYST_CAL," calcext:value-type="string">
            <text:p>S1_NORMAL_HYST_CAL,</text:p>
          </table:table-cell>
          <table:table-cell/>
          <table:table-cell table:style-name="ce171" table:formula="of:=CONCATENATE(&quot;&quot;;[.$Z7])" office:value-type="string" office:string-value="S1_NORMAL_HYST_CAL" calcext:value-type="string">
            <text:p>S1_NORMAL_HYST_CAL</text:p>
          </table:table-cell>
          <table:table-cell table:style-name="ce223" table:formula="of:=IF(LEN([.$BA7])&gt;0;&quot;_IDX&quot;;&quot;&quot;)" office:value-type="string" office:string-value="_IDX" calcext:value-type="string">
            <text:p>_IDX</text:p>
          </table:table-cell>
          <table:table-cell table:style-name="ce223" table:formula="of:=IF(LEN([.$BA8])&gt;0;&quot;,&quot;;&quot;&quot;)" office:value-type="string" office:string-value="," calcext:value-type="string">
            <text:p>,</text:p>
          </table:table-cell>
          <table:table-cell table:style-name="ce217" table:formula="of:=IF(LEN([.BF7])&gt;0;CONCATENATE([.BF7];[.BG7];[.BH7]);&quot;&quot;)" office:value-type="string" office:string-value="S1_NORMAL_HYST_CAL_IDX," calcext:value-type="string">
            <text:p>S1_NORMAL_HYST_CAL_IDX,</text:p>
          </table:table-cell>
          <table:table-cell table:number-columns-repeated="961"/>
        </table:table-row>
        <table:table-row table:style-name="ro5">
          <table:table-cell table:style-name="ce230" table:formula="of:=CONCATENATE(&quot;&quot;;[BAT_GENCODE.A8])" office:value-type="string" office:string-value="HIGH" calcext:value-type="string">
            <text:p>HIGH</text:p>
          </table:table-cell>
          <table:table-cell table:style-name="ce235" table:formula="of:=IF(ISBLANK([BAT_GENCODE.B8]);&quot;&quot;;[BAT_GENCODE.B8]-[.$B$4])" office:value-type="float" office:value="15.3" calcext:value-type="float">
            <text:p>15,3</text:p>
          </table:table-cell>
          <table:table-cell table:style-name="ce171" table:formula="of:=VLOOKUP([.$B8];[BAT.$A$4:.$D$20];2;0)" office:value-type="string" office:string-value="" calcext:value-type="error">
            <text:p>#N/A</text:p>
          </table:table-cell>
          <table:table-cell table:style-name="ce171" table:formula="of:=VLOOKUP([.$B8];[BAT.$A$4:.$D$20];3;0)" office:value-type="string" office:string-value="" calcext:value-type="error">
            <text:p>#N/A</text:p>
          </table:table-cell>
          <table:table-cell table:style-name="ce171" table:formula="of:=VLOOKUP([.$B8];[BAT.$A$4:.$D$20];4;0)" office:value-type="string" office:string-value="" calcext:value-type="error">
            <text:p>#N/A</text:p>
          </table:table-cell>
          <table:table-cell table:style-name="ce171" table:formula="of:=VLOOKUP([.$B8];[BAT.$A$4:.$D$20];1;1)" office:value-type="float" office:value="13.5" calcext:value-type="float">
            <text:p>13,5</text:p>
          </table:table-cell>
          <table:table-cell table:style-name="ce171" table:formula="of:=INDEX([BAT.$A$5:.$A$20];MATCH([.$F8];[BAT.$A$4:.$A$20]);1)" office:value-type="float" office:value="16" calcext:value-type="float">
            <text:p>16</text:p>
          </table:table-cell>
          <table:table-cell table:style-name="ce171" table:formula="of:=[.B8]-[.F8]" office:value-type="float" office:value="1.8" calcext:value-type="float">
            <text:p>1,8</text:p>
          </table:table-cell>
          <table:table-cell table:style-name="ce171" table:formula="of:=[.G8]-[.F8]" office:value-type="float" office:value="2.5" calcext:value-type="float">
            <text:p>2,5</text:p>
          </table:table-cell>
          <table:table-cell table:style-name="ce171" table:formula="of:=VLOOKUP([.B8];[BAT.$A$4:.$D$20];4;1)" office:value-type="string" office:string-value="'+/- 0,1 V" calcext:value-type="string">
            <text:p>'+/- 0,1 V</text:p>
          </table:table-cell>
          <table:table-cell table:style-name="ce171" table:formula="of:=VLOOKUP([.F8];[BAT.$A$4:.$D$20];2;0)" office:value-type="float" office:value="1.82853025936599" calcext:value-type="float">
            <text:p>1,8285302594</text:p>
          </table:table-cell>
          <table:table-cell table:style-name="ce171" table:formula="of:=VLOOKUP([.G8];[BAT.$A$4:.$D$20];2;0)" office:value-type="float" office:value="2.1671469740634" calcext:value-type="float">
            <text:p>2,1671469741</text:p>
          </table:table-cell>
          <table:table-cell table:style-name="ce171" table:formula="of:=[.L8]-[.K8]" office:value-type="float" office:value="0.33861671469741" calcext:value-type="float">
            <text:p>0,3386167147</text:p>
          </table:table-cell>
          <table:table-cell table:style-name="ce189" table:formula="of:=([.M8]*([.H8]/[.I8]))+[.K8]" office:value-type="float" office:value="2.07233429394812" calcext:value-type="float">
            <text:p>2,072</text:p>
          </table:table-cell>
          <table:table-cell table:style-name="ce171" table:formula="of:=VLOOKUP([.F8];[BAT.$A$4:.$D$20];3;0)" office:value-type="float" office:value="1.7727" calcext:value-type="float">
            <text:p>1,7727</text:p>
          </table:table-cell>
          <table:table-cell table:style-name="ce171" table:formula="of:=VLOOKUP([.G8];[BAT.$A$4:.$D$20];3;0)" office:value-type="float" office:value="2.0548" calcext:value-type="float">
            <text:p>2,0548</text:p>
          </table:table-cell>
          <table:table-cell table:formula="of:=[.P8]-[.O8]" office:value-type="float" office:value="0.2821" calcext:value-type="float">
            <text:p>0,2821</text:p>
          </table:table-cell>
          <table:table-cell table:style-name="ce189" table:formula="of:=IF(OR([.O8]=&quot;&quot;;[.P8]=&quot;&quot;);;([.Q8]*([.H8]/[.I8]))+[.O8])" office:value-type="float" office:value="1.975812" calcext:value-type="float">
            <text:p>1,976</text:p>
          </table:table-cell>
          <table:table-cell table:style-name="ce199" table:formula="of:=IF(ISERROR([.D8]);IF(ISERROR([.R8]);[.N8];[.R8]);[.D8])" office:value-type="float" office:value="1.975812" calcext:value-type="float">
            <text:p>1,976</text:p>
          </table:table-cell>
          <table:table-cell table:style-name="ce199" table:formula="of:=IF(ISERROR([.E8]);[.J8];[.E8])" office:value-type="string" office:string-value="'+/- 0,1 V" calcext:value-type="string">
            <text:p>'+/- 0,1 V</text:p>
          </table:table-cell>
          <table:table-cell table:style-name="ce200" table:formula="of:=[.S8]/[BAT.$G$11]" office:value-type="float" office:value="1618.5851904" calcext:value-type="float">
            <text:p>1618,59</text:p>
          </table:table-cell>
          <table:table-cell table:style-name="ce201" table:formula="of:=ROUND([.U8])" office:value-type="float" office:value="1619" calcext:value-type="float">
            <text:p>1619</text:p>
          </table:table-cell>
          <table:table-cell table:style-name="ce202" table:formula="of:=DEC2HEX([.V8])" office:value-type="string" office:string-value="653" calcext:value-type="string">
            <text:p>653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8])&gt;0;CONCATENATE([.$B$2];&quot;_&quot;;[.$A8];&quot;_HYST_CAL&quot;);&quot;&quot;)" office:value-type="string" office:string-value="S1_HIGH_HYST_CAL" calcext:value-type="string">
            <text:p>S1_HIGH_HYST_CAL</text:p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0x</text:p>
          </table:table-cell>
          <table:table-cell table:style-name="ce190" table:formula="of:=IF([.B8]&lt;0;&quot;0000&quot;;CONCATENATE(REPT(&quot;0&quot;;4-LEN([.W8]));[.W8]))" office:value-type="string" office:string-value="0653" calcext:value-type="string">
            <text:p>0653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8]" office:value-type="float" office:value="15.3" calcext:value-type="float">
            <text:p>15,3</text:p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IF([.B8]&lt;0;&quot;0&quot;;[.V8])" office:value-type="float" office:value="1619" calcext:value-type="float">
            <text:p>1619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IF([.B8]&lt;0;0;TRUNC([.S8];3))" office:value-type="float" office:value="1.975" calcext:value-type="float">
            <text:p>1,975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6" table:formula="of:=IF(LEN([.A8])=0;&quot;&quot;;CONCATENATE([.X8];[.Y8];CONCATENATE([.Z8];REPT(&quot; &quot;;40-LEN([.Z8]));[.AA8];[.AB8];[.AC8];[.AD8];[.AE8];[.AF8];[.AG8];[.AH8];[.AI8];[.AJ8];[.AK8];[.AL8];[.AM8];[.AN8];[.AO8];[.AP8];[.AQ8];[.AR8];[.AS8];[.AT8];[.AU8];[.AV8];[.AW8])))" office:value-type="string" office:string-value="#define S1_HIGH_HYST_CAL                         ((UI_UI_16)0x0653)      /* 15,3V 1619 adc 1,975 Vadc */" calcext:value-type="string">
            <text:p>#define S1_HIGH_HYST_CAL <text:s text:c="24"/>((UI_UI_16)0x0653) <text:s text:c="5"/>/* 15,3V 1619 adc 1,975 Vadc */</text:p>
          </table:table-cell>
          <table:table-cell table:style-name="ce209"/>
          <table:table-cell table:style-name="ce212"/>
          <table:table-cell table:style-name="ce212" table:formula="of:=CONCATENATE(&quot;&quot;;[.$Z8])" office:value-type="string" office:string-value="S1_HIGH_HYST_CAL" calcext:value-type="string">
            <text:p>S1_HIGH_HYST_CAL</text:p>
          </table:table-cell>
          <table:table-cell table:style-name="ce215" table:formula="of:=IF(LEN([.$BA9])&gt;0;&quot;,&quot;;&quot;&quot;)">
            <text:p/>
          </table:table-cell>
          <table:table-cell table:style-name="ce171"/>
          <table:table-cell table:style-name="ce217" table:formula="of:=IF(LEN([.BA8])&gt;0;CONCATENATE([.BA8];[.BB8]);&quot;&quot;)" office:value-type="string" office:string-value="S1_HIGH_HYST_CAL" calcext:value-type="string">
            <text:p>S1_HIGH_HYST_CAL</text:p>
          </table:table-cell>
          <table:table-cell/>
          <table:table-cell table:style-name="ce171" table:formula="of:=CONCATENATE(&quot;&quot;;[.$Z8])" office:value-type="string" office:string-value="S1_HIGH_HYST_CAL" calcext:value-type="string">
            <text:p>S1_HIGH_HYST_CAL</text:p>
          </table:table-cell>
          <table:table-cell table:style-name="ce223" table:formula="of:=IF(LEN([.$BA8])&gt;0;&quot;_IDX&quot;;&quot;&quot;)" office:value-type="string" office:string-value="_IDX" calcext:value-type="string">
            <text:p>_IDX</text:p>
          </table:table-cell>
          <table:table-cell table:style-name="ce223" table:formula="of:=IF(LEN([.$BA9])&gt;0;&quot;,&quot;;&quot;&quot;)">
            <text:p/>
          </table:table-cell>
          <table:table-cell table:style-name="ce217" table:formula="of:=IF(LEN([.BF8])&gt;0;CONCATENATE([.BF8];[.BG8];[.BH8]);&quot;&quot;)" office:value-type="string" office:string-value="S1_HIGH_HYST_CAL_IDX" calcext:value-type="string">
            <text:p>S1_HIGH_HYST_CAL_IDX</text:p>
          </table:table-cell>
          <table:table-cell table:number-columns-repeated="961"/>
        </table:table-row>
        <table:table-row table:style-name="ro5">
          <table:table-cell table:style-name="ce230" table:formula="of:=CONCATENATE(&quot;&quot;;[BAT_GENCODE.A9])">
            <text:p/>
          </table:table-cell>
          <table:table-cell table:style-name="ce235" table:formula="of:=IF(ISBLANK([BAT_GENCODE.B9]);&quot;&quot;;[BAT_GENCODE.B9]-[.$B$4])">
            <text:p/>
          </table:table-cell>
          <table:table-cell table:style-name="ce171" table:formula="of:=VLOOKUP([.$B9];[BAT.$A$4:.$D$20];2;0)" office:value-type="string" office:string-value="" calcext:value-type="error">
            <text:p>#N/A</text:p>
          </table:table-cell>
          <table:table-cell table:style-name="ce171" table:formula="of:=VLOOKUP([.$B9];[BAT.$A$4:.$D$20];3;0)" office:value-type="string" office:string-value="" calcext:value-type="error">
            <text:p>#N/A</text:p>
          </table:table-cell>
          <table:table-cell table:style-name="ce171" table:formula="of:=VLOOKUP([.$B9];[BAT.$A$4:.$D$20];4;0)" office:value-type="string" office:string-value="" calcext:value-type="error">
            <text:p>#N/A</text:p>
          </table:table-cell>
          <table:table-cell table:style-name="ce171" table:formula="of:=VLOOKUP([.$B9];[BAT.$A$4:.$D$20];1;1)" office:value-type="string" office:string-value="" calcext:value-type="error">
            <text:p>#N/A</text:p>
          </table:table-cell>
          <table:table-cell table:style-name="ce171" table:formula="of:=INDEX([BAT.$A$5:.$A$20];MATCH([.$F9];[BAT.$A$4:.$A$20]);1)" office:value-type="string" office:string-value="" calcext:value-type="error">
            <text:p>#N/A</text:p>
          </table:table-cell>
          <table:table-cell table:style-name="ce171" table:formula="of:=[.B9]-[.F9]" office:value-type="string" office:string-value="" calcext:value-type="error">
            <text:p>#VALUE!</text:p>
          </table:table-cell>
          <table:table-cell table:style-name="ce171" table:formula="of:=[.G9]-[.F9]" office:value-type="string" office:string-value="" calcext:value-type="error">
            <text:p>#N/A</text:p>
          </table:table-cell>
          <table:table-cell table:style-name="ce171" table:formula="of:=VLOOKUP([.B9];[BAT.$A$4:.$D$20];4;1)" office:value-type="string" office:string-value="" calcext:value-type="error">
            <text:p>#N/A</text:p>
          </table:table-cell>
          <table:table-cell table:style-name="ce171" table:formula="of:=VLOOKUP([.F9];[BAT.$A$4:.$D$20];2;0)" office:value-type="string" office:string-value="" calcext:value-type="error">
            <text:p>#N/A</text:p>
          </table:table-cell>
          <table:table-cell table:style-name="ce171" table:formula="of:=VLOOKUP([.G9];[BAT.$A$4:.$D$20];2;0)" office:value-type="string" office:string-value="" calcext:value-type="error">
            <text:p>#N/A</text:p>
          </table:table-cell>
          <table:table-cell table:style-name="ce171" table:formula="of:=[.L9]-[.K9]" office:value-type="string" office:string-value="" calcext:value-type="error">
            <text:p>#N/A</text:p>
          </table:table-cell>
          <table:table-cell table:style-name="ce189" table:formula="of:=([.M9]*([.H9]/[.I9]))+[.K9]" office:value-type="string" office:string-value="" calcext:value-type="error">
            <text:p>#VALUE!</text:p>
          </table:table-cell>
          <table:table-cell table:style-name="ce171" table:formula="of:=VLOOKUP([.F9];[BAT.$A$4:.$D$20];3;0)" office:value-type="string" office:string-value="" calcext:value-type="error">
            <text:p>#N/A</text:p>
          </table:table-cell>
          <table:table-cell table:style-name="ce171" table:formula="of:=VLOOKUP([.G9];[BAT.$A$4:.$D$20];3;0)" office:value-type="string" office:string-value="" calcext:value-type="error">
            <text:p>#N/A</text:p>
          </table:table-cell>
          <table:table-cell table:formula="of:=[.P9]-[.O9]" office:value-type="string" office:string-value="" calcext:value-type="error">
            <text:p>#N/A</text:p>
          </table:table-cell>
          <table:table-cell table:style-name="ce189" table:formula="of:=IF(OR([.O9]=&quot;&quot;;[.P9]=&quot;&quot;);;([.Q9]*([.H9]/[.I9]))+[.O9])" office:value-type="string" office:string-value="" calcext:value-type="error">
            <text:p>#N/A</text:p>
          </table:table-cell>
          <table:table-cell table:style-name="ce199" table:formula="of:=IF(ISERROR([.D9]);IF(ISERROR([.R9]);[.N9];[.R9]);[.D9])" office:value-type="string" office:string-value="" calcext:value-type="error">
            <text:p>#VALUE!</text:p>
          </table:table-cell>
          <table:table-cell table:style-name="ce199" table:formula="of:=IF(ISERROR([.E9]);[.J9];[.E9])" office:value-type="string" office:string-value="" calcext:value-type="error">
            <text:p>#N/A</text:p>
          </table:table-cell>
          <table:table-cell table:style-name="ce200" table:formula="of:=[.S9]/[BAT.$G$11]" office:value-type="string" office:string-value="" calcext:value-type="error">
            <text:p>#VALUE!</text:p>
          </table:table-cell>
          <table:table-cell table:style-name="ce201" table:formula="of:=ROUND([.U9])" office:value-type="string" office:string-value="" calcext:value-type="error">
            <text:p>#VALUE!</text:p>
          </table:table-cell>
          <table:table-cell table:style-name="ce202" table:formula="of:=DEC2HEX([.V9])" office:value-type="string" office:string-value="" calcext:value-type="error">
            <text:p>#VALUE!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9])&gt;0;CONCATENATE([.$B$2];&quot;_&quot;;[.$A9];&quot;_HYST_CAL&quot;);&quot;&quot;)">
            <text:p/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0x</text:p>
          </table:table-cell>
          <table:table-cell table:style-name="ce190" table:formula="of:=IF([.B9]&lt;0;&quot;0000&quot;;CONCATENATE(REPT(&quot;0&quot;;4-LEN([.W9]));[.W9]))" office:value-type="string" office:string-value="" calcext:value-type="error">
            <text:p>#VALUE!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9]">
            <text:p/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IF([.B9]&lt;0;&quot;0&quot;;[.V9])" office:value-type="string" office:string-value="" calcext:value-type="error">
            <text:p>#VALUE!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IF([.B9]&lt;0;0;TRUNC([.S9];3))" office:value-type="string" office:string-value="" calcext:value-type="error">
            <text:p>#VALUE!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6" table:formula="of:=IF(LEN([.A9])=0;&quot;&quot;;CONCATENATE([.X9];[.Y9];CONCATENATE([.Z9];REPT(&quot; &quot;;40-LEN([.Z9]));[.AA9];[.AB9];[.AC9];[.AD9];[.AE9];[.AF9];[.AG9];[.AH9];[.AI9];[.AJ9];[.AK9];[.AL9];[.AM9];[.AN9];[.AO9];[.AP9];[.AQ9];[.AR9];[.AS9];[.AT9];[.AU9];[.AV9];[.AW9])))">
            <text:p/>
          </table:table-cell>
          <table:table-cell table:style-name="ce209"/>
          <table:table-cell table:style-name="ce212"/>
          <table:table-cell table:style-name="ce212" table:formula="of:=CONCATENATE(&quot;&quot;;[.$Z9])">
            <text:p/>
          </table:table-cell>
          <table:table-cell table:style-name="ce215" table:formula="of:=IF(LEN([.$BA10])&gt;0;&quot;,&quot;;&quot;&quot;)">
            <text:p/>
          </table:table-cell>
          <table:table-cell table:style-name="ce171"/>
          <table:table-cell table:style-name="ce217" table:formula="of:=IF(LEN([.BA9])&gt;0;CONCATENATE([.BA9];[.BB9]);&quot;&quot;)">
            <text:p/>
          </table:table-cell>
          <table:table-cell/>
          <table:table-cell table:style-name="ce171" table:formula="of:=CONCATENATE(&quot;&quot;;[.$Z9])">
            <text:p/>
          </table:table-cell>
          <table:table-cell table:style-name="ce223" table:formula="of:=IF(LEN([.$BA9])&gt;0;&quot;_IDX&quot;;&quot;&quot;)">
            <text:p/>
          </table:table-cell>
          <table:table-cell table:style-name="ce223" table:formula="of:=IF(LEN([.$BA10])&gt;0;&quot;,&quot;;&quot;&quot;)">
            <text:p/>
          </table:table-cell>
          <table:table-cell table:style-name="ce217" table:formula="of:=IF(LEN([.BF9])&gt;0;CONCATENATE([.BF9];[.BG9];[.BH9]);&quot;&quot;)">
            <text:p/>
          </table:table-cell>
          <table:table-cell table:number-columns-repeated="961"/>
        </table:table-row>
        <table:table-row table:style-name="ro5">
          <table:table-cell table:style-name="ce230" table:formula="of:=CONCATENATE(&quot;&quot;;[BAT_GENCODE.A10])">
            <text:p/>
          </table:table-cell>
          <table:table-cell table:style-name="ce235" table:formula="of:=IF(ISBLANK([BAT_GENCODE.B10]);&quot;&quot;;[BAT_GENCODE.B10]-[.$B$4])">
            <text:p/>
          </table:table-cell>
          <table:table-cell table:style-name="ce171" table:formula="of:=VLOOKUP([.$B10];[BAT.$A$4:.$D$20];2;0)" office:value-type="string" office:string-value="" calcext:value-type="error">
            <text:p>#N/A</text:p>
          </table:table-cell>
          <table:table-cell table:style-name="ce171" table:formula="of:=VLOOKUP([.$B10];[BAT.$A$4:.$D$20];3;0)" office:value-type="string" office:string-value="" calcext:value-type="error">
            <text:p>#N/A</text:p>
          </table:table-cell>
          <table:table-cell table:style-name="ce171" table:formula="of:=VLOOKUP([.$B10];[BAT.$A$4:.$D$20];4;0)" office:value-type="string" office:string-value="" calcext:value-type="error">
            <text:p>#N/A</text:p>
          </table:table-cell>
          <table:table-cell table:style-name="ce171" table:formula="of:=VLOOKUP([.$B10];[BAT.$A$4:.$D$20];1;1)" office:value-type="string" office:string-value="" calcext:value-type="error">
            <text:p>#N/A</text:p>
          </table:table-cell>
          <table:table-cell table:style-name="ce171" table:formula="of:=INDEX([BAT.$A$5:.$A$20];MATCH([.$F10];[BAT.$A$4:.$A$20]);1)" office:value-type="string" office:string-value="" calcext:value-type="error">
            <text:p>#N/A</text:p>
          </table:table-cell>
          <table:table-cell table:style-name="ce171" table:formula="of:=[.B10]-[.F10]" office:value-type="string" office:string-value="" calcext:value-type="error">
            <text:p>#VALUE!</text:p>
          </table:table-cell>
          <table:table-cell table:style-name="ce171" table:formula="of:=[.G10]-[.F10]" office:value-type="string" office:string-value="" calcext:value-type="error">
            <text:p>#N/A</text:p>
          </table:table-cell>
          <table:table-cell table:style-name="ce171" table:formula="of:=VLOOKUP([.B10];[BAT.$A$4:.$D$20];4;1)" office:value-type="string" office:string-value="" calcext:value-type="error">
            <text:p>#N/A</text:p>
          </table:table-cell>
          <table:table-cell table:style-name="ce171" table:formula="of:=VLOOKUP([.F10];[BAT.$A$4:.$D$20];2;0)" office:value-type="string" office:string-value="" calcext:value-type="error">
            <text:p>#N/A</text:p>
          </table:table-cell>
          <table:table-cell table:style-name="ce171" table:formula="of:=VLOOKUP([.G10];[BAT.$A$4:.$D$20];2;0)" office:value-type="string" office:string-value="" calcext:value-type="error">
            <text:p>#N/A</text:p>
          </table:table-cell>
          <table:table-cell table:style-name="ce171" table:formula="of:=[.L10]-[.K10]" office:value-type="string" office:string-value="" calcext:value-type="error">
            <text:p>#N/A</text:p>
          </table:table-cell>
          <table:table-cell table:style-name="ce189" table:formula="of:=([.M10]*([.H10]/[.I10]))+[.K10]" office:value-type="string" office:string-value="" calcext:value-type="error">
            <text:p>#VALUE!</text:p>
          </table:table-cell>
          <table:table-cell table:style-name="ce171" table:formula="of:=VLOOKUP([.F10];[BAT.$A$4:.$D$20];3;0)" office:value-type="string" office:string-value="" calcext:value-type="error">
            <text:p>#N/A</text:p>
          </table:table-cell>
          <table:table-cell table:style-name="ce171" table:formula="of:=VLOOKUP([.G10];[BAT.$A$4:.$D$20];3;0)" office:value-type="string" office:string-value="" calcext:value-type="error">
            <text:p>#N/A</text:p>
          </table:table-cell>
          <table:table-cell table:formula="of:=[.P10]-[.O10]" office:value-type="string" office:string-value="" calcext:value-type="error">
            <text:p>#N/A</text:p>
          </table:table-cell>
          <table:table-cell table:style-name="ce189" table:formula="of:=IF(OR([.O10]=&quot;&quot;;[.P10]=&quot;&quot;);;([.Q10]*([.H10]/[.I10]))+[.O10])" office:value-type="string" office:string-value="" calcext:value-type="error">
            <text:p>#N/A</text:p>
          </table:table-cell>
          <table:table-cell table:style-name="ce199" table:formula="of:=IF(ISERROR([.D10]);IF(ISERROR([.R10]);[.N10];[.R10]);[.D10])" office:value-type="string" office:string-value="" calcext:value-type="error">
            <text:p>#VALUE!</text:p>
          </table:table-cell>
          <table:table-cell table:style-name="ce199" table:formula="of:=IF(ISERROR([.E10]);[.J10];[.E10])" office:value-type="string" office:string-value="" calcext:value-type="error">
            <text:p>#N/A</text:p>
          </table:table-cell>
          <table:table-cell table:style-name="ce200" table:formula="of:=[.S10]/[BAT.$G$11]" office:value-type="string" office:string-value="" calcext:value-type="error">
            <text:p>#VALUE!</text:p>
          </table:table-cell>
          <table:table-cell table:style-name="ce201" table:formula="of:=ROUND([.U10])" office:value-type="string" office:string-value="" calcext:value-type="error">
            <text:p>#VALUE!</text:p>
          </table:table-cell>
          <table:table-cell table:style-name="ce202" table:formula="of:=DEC2HEX([.V10])" office:value-type="string" office:string-value="" calcext:value-type="error">
            <text:p>#VALUE!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10])&gt;0;CONCATENATE([.$B$2];&quot;_&quot;;[.$A10];&quot;_HYST_CAL&quot;);&quot;&quot;)">
            <text:p/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0x</text:p>
          </table:table-cell>
          <table:table-cell table:style-name="ce190" table:formula="of:=IF([.B10]&lt;0;&quot;0000&quot;;CONCATENATE(REPT(&quot;0&quot;;4-LEN([.W10]));[.W10]))" office:value-type="string" office:string-value="" calcext:value-type="error">
            <text:p>#VALUE!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10]">
            <text:p/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IF([.B10]&lt;0;&quot;0&quot;;[.V10])" office:value-type="string" office:string-value="" calcext:value-type="error">
            <text:p>#VALUE!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IF([.B10]&lt;0;0;TRUNC([.S10];3))" office:value-type="string" office:string-value="" calcext:value-type="error">
            <text:p>#VALUE!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6" table:formula="of:=IF(LEN([.A10])=0;&quot;&quot;;CONCATENATE([.X10];[.Y10];CONCATENATE([.Z10];REPT(&quot; &quot;;40-LEN([.Z10]));[.AA10];[.AB10];[.AC10];[.AD10];[.AE10];[.AF10];[.AG10];[.AH10];[.AI10];[.AJ10];[.AK10];[.AL10];[.AM10];[.AN10];[.AO10];[.AP10];[.AQ10];[.AR10];[.AS10];[.AT10];[.AU10];[.AV10];[.AW10])))">
            <text:p/>
          </table:table-cell>
          <table:table-cell table:style-name="ce209"/>
          <table:table-cell table:style-name="ce212"/>
          <table:table-cell table:style-name="ce212" table:formula="of:=CONCATENATE(&quot;&quot;;[.$Z10])">
            <text:p/>
          </table:table-cell>
          <table:table-cell table:style-name="ce215" table:formula="of:=IF(LEN([.$BA11])&gt;0;&quot;,&quot;;&quot;&quot;)">
            <text:p/>
          </table:table-cell>
          <table:table-cell table:style-name="ce171"/>
          <table:table-cell table:style-name="ce217" table:formula="of:=IF(LEN([.BA10])&gt;0;CONCATENATE([.BA10];[.BB10]);&quot;&quot;)">
            <text:p/>
          </table:table-cell>
          <table:table-cell/>
          <table:table-cell table:style-name="ce171" table:formula="of:=CONCATENATE(&quot;&quot;;[.$Z10])">
            <text:p/>
          </table:table-cell>
          <table:table-cell table:style-name="ce223" table:formula="of:=IF(LEN([.$BA10])&gt;0;&quot;_IDX&quot;;&quot;&quot;)">
            <text:p/>
          </table:table-cell>
          <table:table-cell table:style-name="ce223" table:formula="of:=IF(LEN([.$BA11])&gt;0;&quot;,&quot;;&quot;&quot;)">
            <text:p/>
          </table:table-cell>
          <table:table-cell table:style-name="ce217" table:formula="of:=IF(LEN([.BF10])&gt;0;CONCATENATE([.BF10];[.BG10];[.BH10]);&quot;&quot;)">
            <text:p/>
          </table:table-cell>
          <table:table-cell table:number-columns-repeated="961"/>
        </table:table-row>
        <table:table-row table:style-name="ro5">
          <table:table-cell table:style-name="ce230" table:formula="of:=CONCATENATE(&quot;&quot;;[BAT_GENCODE.A11])">
            <text:p/>
          </table:table-cell>
          <table:table-cell table:style-name="ce235" table:formula="of:=IF(ISBLANK([BAT_GENCODE.B11]);&quot;&quot;;[BAT_GENCODE.B11]-[.$B$4])">
            <text:p/>
          </table:table-cell>
          <table:table-cell table:style-name="ce171" table:formula="of:=VLOOKUP([.$B11];[BAT.$A$4:.$D$20];2;0)" office:value-type="string" office:string-value="" calcext:value-type="error">
            <text:p>#N/A</text:p>
          </table:table-cell>
          <table:table-cell table:style-name="ce171" table:formula="of:=VLOOKUP([.$B11];[BAT.$A$4:.$D$20];3;0)" office:value-type="string" office:string-value="" calcext:value-type="error">
            <text:p>#N/A</text:p>
          </table:table-cell>
          <table:table-cell table:style-name="ce171" table:formula="of:=VLOOKUP([.$B11];[BAT.$A$4:.$D$20];4;0)" office:value-type="string" office:string-value="" calcext:value-type="error">
            <text:p>#N/A</text:p>
          </table:table-cell>
          <table:table-cell table:style-name="ce171" table:formula="of:=VLOOKUP([.$B11];[BAT.$A$4:.$D$20];1;1)" office:value-type="string" office:string-value="" calcext:value-type="error">
            <text:p>#N/A</text:p>
          </table:table-cell>
          <table:table-cell table:style-name="ce171" table:formula="of:=INDEX([BAT.$A$5:.$A$20];MATCH([.$F11];[BAT.$A$4:.$A$20]);1)" office:value-type="string" office:string-value="" calcext:value-type="error">
            <text:p>#N/A</text:p>
          </table:table-cell>
          <table:table-cell table:style-name="ce171" table:formula="of:=[.B11]-[.F11]" office:value-type="string" office:string-value="" calcext:value-type="error">
            <text:p>#VALUE!</text:p>
          </table:table-cell>
          <table:table-cell table:style-name="ce171" table:formula="of:=[.G11]-[.F11]" office:value-type="string" office:string-value="" calcext:value-type="error">
            <text:p>#N/A</text:p>
          </table:table-cell>
          <table:table-cell table:style-name="ce171" table:formula="of:=VLOOKUP([.B11];[BAT.$A$4:.$D$20];4;1)" office:value-type="string" office:string-value="" calcext:value-type="error">
            <text:p>#N/A</text:p>
          </table:table-cell>
          <table:table-cell table:style-name="ce171" table:formula="of:=VLOOKUP([.F11];[BAT.$A$4:.$D$20];2;0)" office:value-type="string" office:string-value="" calcext:value-type="error">
            <text:p>#N/A</text:p>
          </table:table-cell>
          <table:table-cell table:style-name="ce171" table:formula="of:=VLOOKUP([.G11];[BAT.$A$4:.$D$20];2;0)" office:value-type="string" office:string-value="" calcext:value-type="error">
            <text:p>#N/A</text:p>
          </table:table-cell>
          <table:table-cell table:style-name="ce171" table:formula="of:=[.L11]-[.K11]" office:value-type="string" office:string-value="" calcext:value-type="error">
            <text:p>#N/A</text:p>
          </table:table-cell>
          <table:table-cell table:style-name="ce189" table:formula="of:=([.M11]*([.H11]/[.I11]))+[.K11]" office:value-type="string" office:string-value="" calcext:value-type="error">
            <text:p>#VALUE!</text:p>
          </table:table-cell>
          <table:table-cell table:style-name="ce171" table:formula="of:=VLOOKUP([.F11];[BAT.$A$4:.$D$20];3;0)" office:value-type="string" office:string-value="" calcext:value-type="error">
            <text:p>#N/A</text:p>
          </table:table-cell>
          <table:table-cell table:style-name="ce171" table:formula="of:=VLOOKUP([.G11];[BAT.$A$4:.$D$20];3;0)" office:value-type="string" office:string-value="" calcext:value-type="error">
            <text:p>#N/A</text:p>
          </table:table-cell>
          <table:table-cell table:formula="of:=[.P11]-[.O11]" office:value-type="string" office:string-value="" calcext:value-type="error">
            <text:p>#N/A</text:p>
          </table:table-cell>
          <table:table-cell table:style-name="ce189" table:formula="of:=IF(OR([.O11]=&quot;&quot;;[.P11]=&quot;&quot;);;([.Q11]*([.H11]/[.I11]))+[.O11])" office:value-type="string" office:string-value="" calcext:value-type="error">
            <text:p>#N/A</text:p>
          </table:table-cell>
          <table:table-cell table:style-name="ce199" table:formula="of:=IF(ISERROR([.D11]);IF(ISERROR([.R11]);[.N11];[.R11]);[.D11])" office:value-type="string" office:string-value="" calcext:value-type="error">
            <text:p>#VALUE!</text:p>
          </table:table-cell>
          <table:table-cell table:style-name="ce199" table:formula="of:=IF(ISERROR([.E11]);[.J11];[.E11])" office:value-type="string" office:string-value="" calcext:value-type="error">
            <text:p>#N/A</text:p>
          </table:table-cell>
          <table:table-cell table:style-name="ce200" table:formula="of:=[.S11]/[BAT.$G$11]" office:value-type="string" office:string-value="" calcext:value-type="error">
            <text:p>#VALUE!</text:p>
          </table:table-cell>
          <table:table-cell table:style-name="ce201" table:formula="of:=ROUND([.U11])" office:value-type="string" office:string-value="" calcext:value-type="error">
            <text:p>#VALUE!</text:p>
          </table:table-cell>
          <table:table-cell table:style-name="ce202" table:formula="of:=DEC2HEX([.V11])" office:value-type="string" office:string-value="" calcext:value-type="error">
            <text:p>#VALUE!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11])&gt;0;CONCATENATE([.$B$2];&quot;_&quot;;[.$A11];&quot;_HYST_CAL&quot;);&quot;&quot;)">
            <text:p/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0x</text:p>
          </table:table-cell>
          <table:table-cell table:style-name="ce190" table:formula="of:=IF([.B11]&lt;0;&quot;0000&quot;;CONCATENATE(REPT(&quot;0&quot;;4-LEN([.W11]));[.W11]))" office:value-type="string" office:string-value="" calcext:value-type="error">
            <text:p>#VALUE!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11]">
            <text:p/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IF([.B11]&lt;0;&quot;0&quot;;[.V11])" office:value-type="string" office:string-value="" calcext:value-type="error">
            <text:p>#VALUE!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IF([.B11]&lt;0;0;TRUNC([.S11];3))" office:value-type="string" office:string-value="" calcext:value-type="error">
            <text:p>#VALUE!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6" table:formula="of:=IF(LEN([.A11])=0;&quot;&quot;;CONCATENATE([.X11];[.Y11];CONCATENATE([.Z11];REPT(&quot; &quot;;40-LEN([.Z11]));[.AA11];[.AB11];[.AC11];[.AD11];[.AE11];[.AF11];[.AG11];[.AH11];[.AI11];[.AJ11];[.AK11];[.AL11];[.AM11];[.AN11];[.AO11];[.AP11];[.AQ11];[.AR11];[.AS11];[.AT11];[.AU11];[.AV11];[.AW11])))">
            <text:p/>
          </table:table-cell>
          <table:table-cell table:style-name="ce209"/>
          <table:table-cell table:style-name="ce212"/>
          <table:table-cell table:style-name="ce212" table:formula="of:=CONCATENATE(&quot;&quot;;[.$Z11])">
            <text:p/>
          </table:table-cell>
          <table:table-cell table:style-name="ce215" table:formula="of:=IF(LEN([.$BA12])&gt;0;&quot;,&quot;;&quot;&quot;)">
            <text:p/>
          </table:table-cell>
          <table:table-cell table:style-name="ce171"/>
          <table:table-cell table:style-name="ce217" table:formula="of:=IF(LEN([.BA11])&gt;0;CONCATENATE([.BA11];[.BB11]);&quot;&quot;)">
            <text:p/>
          </table:table-cell>
          <table:table-cell/>
          <table:table-cell table:style-name="ce171" table:formula="of:=CONCATENATE(&quot;&quot;;[.$Z11])">
            <text:p/>
          </table:table-cell>
          <table:table-cell table:style-name="ce223" table:formula="of:=IF(LEN([.$BA11])&gt;0;&quot;_IDX&quot;;&quot;&quot;)">
            <text:p/>
          </table:table-cell>
          <table:table-cell table:style-name="ce223" table:formula="of:=IF(LEN([.$BA12])&gt;0;&quot;,&quot;;&quot;&quot;)">
            <text:p/>
          </table:table-cell>
          <table:table-cell table:style-name="ce217" table:formula="of:=IF(LEN([.BF11])&gt;0;CONCATENATE([.BF11];[.BG11];[.BH11]);&quot;&quot;)">
            <text:p/>
          </table:table-cell>
          <table:table-cell table:number-columns-repeated="961"/>
        </table:table-row>
        <table:table-row table:style-name="ro5">
          <table:table-cell table:style-name="ce230" table:formula="of:=CONCATENATE(&quot;&quot;;[BAT_GENCODE.A12])">
            <text:p/>
          </table:table-cell>
          <table:table-cell table:style-name="ce235" table:formula="of:=IF(ISBLANK([BAT_GENCODE.B12]);&quot;&quot;;[BAT_GENCODE.B12]-[.$B$4])">
            <text:p/>
          </table:table-cell>
          <table:table-cell table:style-name="ce171" table:formula="of:=VLOOKUP([.$B12];[BAT.$A$4:.$D$20];2;0)" office:value-type="string" office:string-value="" calcext:value-type="error">
            <text:p>#N/A</text:p>
          </table:table-cell>
          <table:table-cell table:style-name="ce171" table:formula="of:=VLOOKUP([.$B12];[BAT.$A$4:.$D$20];3;0)" office:value-type="string" office:string-value="" calcext:value-type="error">
            <text:p>#N/A</text:p>
          </table:table-cell>
          <table:table-cell table:style-name="ce171" table:formula="of:=VLOOKUP([.$B12];[BAT.$A$4:.$D$20];4;0)" office:value-type="string" office:string-value="" calcext:value-type="error">
            <text:p>#N/A</text:p>
          </table:table-cell>
          <table:table-cell table:style-name="ce171" table:formula="of:=VLOOKUP([.$B12];[BAT.$A$4:.$D$20];1;1)" office:value-type="string" office:string-value="" calcext:value-type="error">
            <text:p>#N/A</text:p>
          </table:table-cell>
          <table:table-cell table:style-name="ce171" table:formula="of:=INDEX([BAT.$A$5:.$A$20];MATCH([.$F12];[BAT.$A$4:.$A$20]);1)" office:value-type="string" office:string-value="" calcext:value-type="error">
            <text:p>#N/A</text:p>
          </table:table-cell>
          <table:table-cell table:style-name="ce171" table:formula="of:=[.B12]-[.F12]" office:value-type="string" office:string-value="" calcext:value-type="error">
            <text:p>#VALUE!</text:p>
          </table:table-cell>
          <table:table-cell table:style-name="ce171" table:formula="of:=[.G12]-[.F12]" office:value-type="string" office:string-value="" calcext:value-type="error">
            <text:p>#N/A</text:p>
          </table:table-cell>
          <table:table-cell table:style-name="ce171" table:formula="of:=VLOOKUP([.B12];[BAT.$A$4:.$D$20];4;1)" office:value-type="string" office:string-value="" calcext:value-type="error">
            <text:p>#N/A</text:p>
          </table:table-cell>
          <table:table-cell table:style-name="ce171" table:formula="of:=VLOOKUP([.F12];[BAT.$A$4:.$D$20];2;0)" office:value-type="string" office:string-value="" calcext:value-type="error">
            <text:p>#N/A</text:p>
          </table:table-cell>
          <table:table-cell table:style-name="ce171" table:formula="of:=VLOOKUP([.G12];[BAT.$A$4:.$D$20];2;0)" office:value-type="string" office:string-value="" calcext:value-type="error">
            <text:p>#N/A</text:p>
          </table:table-cell>
          <table:table-cell table:style-name="ce171" table:formula="of:=[.L12]-[.K12]" office:value-type="string" office:string-value="" calcext:value-type="error">
            <text:p>#N/A</text:p>
          </table:table-cell>
          <table:table-cell table:style-name="ce189" table:formula="of:=([.M12]*([.H12]/[.I12]))+[.K12]" office:value-type="string" office:string-value="" calcext:value-type="error">
            <text:p>#VALUE!</text:p>
          </table:table-cell>
          <table:table-cell table:style-name="ce171" table:formula="of:=VLOOKUP([.F12];[BAT.$A$4:.$D$20];3;0)" office:value-type="string" office:string-value="" calcext:value-type="error">
            <text:p>#N/A</text:p>
          </table:table-cell>
          <table:table-cell table:style-name="ce171" table:formula="of:=VLOOKUP([.G12];[BAT.$A$4:.$D$20];3;0)" office:value-type="string" office:string-value="" calcext:value-type="error">
            <text:p>#N/A</text:p>
          </table:table-cell>
          <table:table-cell table:formula="of:=[.P12]-[.O12]" office:value-type="string" office:string-value="" calcext:value-type="error">
            <text:p>#N/A</text:p>
          </table:table-cell>
          <table:table-cell table:style-name="ce189" table:formula="of:=IF(OR([.O12]=&quot;&quot;;[.P12]=&quot;&quot;);;([.Q12]*([.H12]/[.I12]))+[.O12])" office:value-type="string" office:string-value="" calcext:value-type="error">
            <text:p>#N/A</text:p>
          </table:table-cell>
          <table:table-cell table:style-name="ce199" table:formula="of:=IF(ISERROR([.D12]);IF(ISERROR([.R12]);[.N12];[.R12]);[.D12])" office:value-type="string" office:string-value="" calcext:value-type="error">
            <text:p>#VALUE!</text:p>
          </table:table-cell>
          <table:table-cell table:style-name="ce199" table:formula="of:=IF(ISERROR([.E12]);[.J12];[.E12])" office:value-type="string" office:string-value="" calcext:value-type="error">
            <text:p>#N/A</text:p>
          </table:table-cell>
          <table:table-cell table:style-name="ce200" table:formula="of:=[.S12]/[BAT.$G$11]" office:value-type="string" office:string-value="" calcext:value-type="error">
            <text:p>#VALUE!</text:p>
          </table:table-cell>
          <table:table-cell table:style-name="ce201" table:formula="of:=ROUND([.U12])" office:value-type="string" office:string-value="" calcext:value-type="error">
            <text:p>#VALUE!</text:p>
          </table:table-cell>
          <table:table-cell table:style-name="ce202" table:formula="of:=DEC2HEX([.V12])" office:value-type="string" office:string-value="" calcext:value-type="error">
            <text:p>#VALUE!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12])&gt;0;CONCATENATE([.$B$2];&quot;_&quot;;[.$A12];&quot;_HYST_CAL&quot;);&quot;&quot;)">
            <text:p/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0x</text:p>
          </table:table-cell>
          <table:table-cell table:style-name="ce190" table:formula="of:=IF([.B12]&lt;0;&quot;0000&quot;;CONCATENATE(REPT(&quot;0&quot;;4-LEN([.W12]));[.W12]))" office:value-type="string" office:string-value="" calcext:value-type="error">
            <text:p>#VALUE!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12]">
            <text:p/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IF([.B12]&lt;0;&quot;0&quot;;[.V12])" office:value-type="string" office:string-value="" calcext:value-type="error">
            <text:p>#VALUE!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IF([.B12]&lt;0;0;TRUNC([.S12];3))" office:value-type="string" office:string-value="" calcext:value-type="error">
            <text:p>#VALUE!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6" table:formula="of:=IF(LEN([.A12])=0;&quot;&quot;;CONCATENATE([.X12];[.Y12];CONCATENATE([.Z12];REPT(&quot; &quot;;40-LEN([.Z12]));[.AA12];[.AB12];[.AC12];[.AD12];[.AE12];[.AF12];[.AG12];[.AH12];[.AI12];[.AJ12];[.AK12];[.AL12];[.AM12];[.AN12];[.AO12];[.AP12];[.AQ12];[.AR12];[.AS12];[.AT12];[.AU12];[.AV12];[.AW12])))">
            <text:p/>
          </table:table-cell>
          <table:table-cell table:style-name="ce209"/>
          <table:table-cell table:style-name="ce212"/>
          <table:table-cell table:style-name="ce212" table:formula="of:=CONCATENATE(&quot;&quot;;[.$Z12])">
            <text:p/>
          </table:table-cell>
          <table:table-cell table:style-name="ce215" table:formula="of:=IF(LEN([.$BA13])&gt;0;&quot;,&quot;;&quot;&quot;)">
            <text:p/>
          </table:table-cell>
          <table:table-cell table:style-name="ce171"/>
          <table:table-cell table:style-name="ce217" table:formula="of:=IF(LEN([.BA12])&gt;0;CONCATENATE([.BA12];[.BB12]);&quot;&quot;)">
            <text:p/>
          </table:table-cell>
          <table:table-cell/>
          <table:table-cell table:style-name="ce171" table:formula="of:=CONCATENATE(&quot;&quot;;[.$Z12])">
            <text:p/>
          </table:table-cell>
          <table:table-cell table:style-name="ce223" table:formula="of:=IF(LEN([.$BA12])&gt;0;&quot;_IDX&quot;;&quot;&quot;)">
            <text:p/>
          </table:table-cell>
          <table:table-cell table:style-name="ce223" table:formula="of:=IF(LEN([.$BA13])&gt;0;&quot;,&quot;;&quot;&quot;)">
            <text:p/>
          </table:table-cell>
          <table:table-cell table:style-name="ce217" table:formula="of:=IF(LEN([.BF12])&gt;0;CONCATENATE([.BF12];[.BG12];[.BH12]);&quot;&quot;)">
            <text:p/>
          </table:table-cell>
          <table:table-cell table:number-columns-repeated="961"/>
        </table:table-row>
        <table:table-row table:style-name="ro5">
          <table:table-cell table:style-name="ce230" table:formula="of:=CONCATENATE(&quot;&quot;;[BAT_GENCODE.A13])">
            <text:p/>
          </table:table-cell>
          <table:table-cell table:style-name="ce235" table:formula="of:=IF(ISBLANK([BAT_GENCODE.B13]);&quot;&quot;;[BAT_GENCODE.B13]-[.$B$4])">
            <text:p/>
          </table:table-cell>
          <table:table-cell table:style-name="ce171" table:formula="of:=VLOOKUP([.$B13];[BAT.$A$4:.$D$20];2;0)" office:value-type="string" office:string-value="" calcext:value-type="error">
            <text:p>#N/A</text:p>
          </table:table-cell>
          <table:table-cell table:style-name="ce171" table:formula="of:=VLOOKUP([.$B13];[BAT.$A$4:.$D$20];3;0)" office:value-type="string" office:string-value="" calcext:value-type="error">
            <text:p>#N/A</text:p>
          </table:table-cell>
          <table:table-cell table:style-name="ce171" table:formula="of:=VLOOKUP([.$B13];[BAT.$A$4:.$D$20];4;0)" office:value-type="string" office:string-value="" calcext:value-type="error">
            <text:p>#N/A</text:p>
          </table:table-cell>
          <table:table-cell table:style-name="ce171" table:formula="of:=VLOOKUP([.$B13];[BAT.$A$4:.$D$20];1;1)" office:value-type="string" office:string-value="" calcext:value-type="error">
            <text:p>#N/A</text:p>
          </table:table-cell>
          <table:table-cell table:style-name="ce171" table:formula="of:=INDEX([BAT.$A$5:.$A$20];MATCH([.$F13];[BAT.$A$4:.$A$20]);1)" office:value-type="string" office:string-value="" calcext:value-type="error">
            <text:p>#N/A</text:p>
          </table:table-cell>
          <table:table-cell table:style-name="ce171" table:formula="of:=[.B13]-[.F13]" office:value-type="string" office:string-value="" calcext:value-type="error">
            <text:p>#VALUE!</text:p>
          </table:table-cell>
          <table:table-cell table:style-name="ce171" table:formula="of:=[.G13]-[.F13]" office:value-type="string" office:string-value="" calcext:value-type="error">
            <text:p>#N/A</text:p>
          </table:table-cell>
          <table:table-cell table:style-name="ce171" table:formula="of:=VLOOKUP([.B13];[BAT.$A$4:.$D$20];4;1)" office:value-type="string" office:string-value="" calcext:value-type="error">
            <text:p>#N/A</text:p>
          </table:table-cell>
          <table:table-cell table:style-name="ce171" table:formula="of:=VLOOKUP([.F13];[BAT.$A$4:.$D$20];2;0)" office:value-type="string" office:string-value="" calcext:value-type="error">
            <text:p>#N/A</text:p>
          </table:table-cell>
          <table:table-cell table:style-name="ce171" table:formula="of:=VLOOKUP([.G13];[BAT.$A$4:.$D$20];2;0)" office:value-type="string" office:string-value="" calcext:value-type="error">
            <text:p>#N/A</text:p>
          </table:table-cell>
          <table:table-cell table:style-name="ce171" table:formula="of:=[.L13]-[.K13]" office:value-type="string" office:string-value="" calcext:value-type="error">
            <text:p>#N/A</text:p>
          </table:table-cell>
          <table:table-cell table:style-name="ce189" table:formula="of:=([.M13]*([.H13]/[.I13]))+[.K13]" office:value-type="string" office:string-value="" calcext:value-type="error">
            <text:p>#VALUE!</text:p>
          </table:table-cell>
          <table:table-cell table:style-name="ce171" table:formula="of:=VLOOKUP([.F13];[BAT.$A$4:.$D$20];3;0)" office:value-type="string" office:string-value="" calcext:value-type="error">
            <text:p>#N/A</text:p>
          </table:table-cell>
          <table:table-cell table:style-name="ce171" table:formula="of:=VLOOKUP([.G13];[BAT.$A$4:.$D$20];3;0)" office:value-type="string" office:string-value="" calcext:value-type="error">
            <text:p>#N/A</text:p>
          </table:table-cell>
          <table:table-cell table:formula="of:=[.P13]-[.O13]" office:value-type="string" office:string-value="" calcext:value-type="error">
            <text:p>#N/A</text:p>
          </table:table-cell>
          <table:table-cell table:style-name="ce189" table:formula="of:=IF(OR([.O13]=&quot;&quot;;[.P13]=&quot;&quot;);;([.Q13]*([.H13]/[.I13]))+[.O13])" office:value-type="string" office:string-value="" calcext:value-type="error">
            <text:p>#N/A</text:p>
          </table:table-cell>
          <table:table-cell table:style-name="ce199" table:formula="of:=IF(ISERROR([.D13]);IF(ISERROR([.R13]);[.N13];[.R13]);[.D13])" office:value-type="string" office:string-value="" calcext:value-type="error">
            <text:p>#VALUE!</text:p>
          </table:table-cell>
          <table:table-cell table:style-name="ce199" table:formula="of:=IF(ISERROR([.E13]);[.J13];[.E13])" office:value-type="string" office:string-value="" calcext:value-type="error">
            <text:p>#N/A</text:p>
          </table:table-cell>
          <table:table-cell table:style-name="ce200" table:formula="of:=[.S13]/[BAT.$G$11]" office:value-type="string" office:string-value="" calcext:value-type="error">
            <text:p>#VALUE!</text:p>
          </table:table-cell>
          <table:table-cell table:style-name="ce201" table:formula="of:=ROUND([.U13])" office:value-type="string" office:string-value="" calcext:value-type="error">
            <text:p>#VALUE!</text:p>
          </table:table-cell>
          <table:table-cell table:style-name="ce202" table:formula="of:=DEC2HEX([.V13])" office:value-type="string" office:string-value="" calcext:value-type="error">
            <text:p>#VALUE!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13])&gt;0;CONCATENATE([.$B$2];&quot;_&quot;;[.$A13];&quot;_HYST_CAL&quot;);&quot;&quot;)">
            <text:p/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0x</text:p>
          </table:table-cell>
          <table:table-cell table:style-name="ce190" table:formula="of:=IF([.B13]&lt;0;&quot;0000&quot;;CONCATENATE(REPT(&quot;0&quot;;4-LEN([.W13]));[.W13]))" office:value-type="string" office:string-value="" calcext:value-type="error">
            <text:p>#VALUE!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13]">
            <text:p/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IF([.B13]&lt;0;&quot;0&quot;;[.V13])" office:value-type="string" office:string-value="" calcext:value-type="error">
            <text:p>#VALUE!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IF([.B13]&lt;0;0;TRUNC([.S13];3))" office:value-type="string" office:string-value="" calcext:value-type="error">
            <text:p>#VALUE!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6" table:formula="of:=IF(LEN([.A13])=0;&quot;&quot;;CONCATENATE([.X13];[.Y13];CONCATENATE([.Z13];REPT(&quot; &quot;;40-LEN([.Z13]));[.AA13];[.AB13];[.AC13];[.AD13];[.AE13];[.AF13];[.AG13];[.AH13];[.AI13];[.AJ13];[.AK13];[.AL13];[.AM13];[.AN13];[.AO13];[.AP13];[.AQ13];[.AR13];[.AS13];[.AT13];[.AU13];[.AV13];[.AW13])))">
            <text:p/>
          </table:table-cell>
          <table:table-cell table:style-name="ce209"/>
          <table:table-cell table:style-name="ce212"/>
          <table:table-cell table:style-name="ce212" table:formula="of:=CONCATENATE(&quot;&quot;;[.$Z13])">
            <text:p/>
          </table:table-cell>
          <table:table-cell table:style-name="ce215" table:formula="of:=IF(LEN([.$BA14])&gt;0;&quot;,&quot;;&quot;&quot;)">
            <text:p/>
          </table:table-cell>
          <table:table-cell table:style-name="ce171"/>
          <table:table-cell table:style-name="ce217" table:formula="of:=IF(LEN([.BA13])&gt;0;CONCATENATE([.BA13];[.BB13]);&quot;&quot;)">
            <text:p/>
          </table:table-cell>
          <table:table-cell/>
          <table:table-cell table:style-name="ce171" table:formula="of:=CONCATENATE(&quot;&quot;;[.$Z13])">
            <text:p/>
          </table:table-cell>
          <table:table-cell table:style-name="ce223" table:formula="of:=IF(LEN([.$BA13])&gt;0;&quot;_IDX&quot;;&quot;&quot;)">
            <text:p/>
          </table:table-cell>
          <table:table-cell table:style-name="ce223" table:formula="of:=IF(LEN([.$BA14])&gt;0;&quot;,&quot;;&quot;&quot;)">
            <text:p/>
          </table:table-cell>
          <table:table-cell table:style-name="ce217" table:formula="of:=IF(LEN([.BF13])&gt;0;CONCATENATE([.BF13];[.BG13];[.BH13]);&quot;&quot;)">
            <text:p/>
          </table:table-cell>
          <table:table-cell table:number-columns-repeated="961"/>
        </table:table-row>
        <table:table-row table:style-name="ro5">
          <table:table-cell table:style-name="ce230" table:formula="of:=CONCATENATE(&quot;&quot;;[BAT_GENCODE.A14])">
            <text:p/>
          </table:table-cell>
          <table:table-cell table:style-name="ce235" table:formula="of:=IF(ISBLANK([BAT_GENCODE.B14]);&quot;&quot;;[BAT_GENCODE.B14]-[.$B$4])">
            <text:p/>
          </table:table-cell>
          <table:table-cell table:style-name="ce171" table:formula="of:=VLOOKUP([.$B14];[BAT.$A$4:.$D$20];2;0)" office:value-type="string" office:string-value="" calcext:value-type="error">
            <text:p>#N/A</text:p>
          </table:table-cell>
          <table:table-cell table:style-name="ce171" table:formula="of:=VLOOKUP([.$B14];[BAT.$A$4:.$D$20];3;0)" office:value-type="string" office:string-value="" calcext:value-type="error">
            <text:p>#N/A</text:p>
          </table:table-cell>
          <table:table-cell table:style-name="ce171" table:formula="of:=VLOOKUP([.$B14];[BAT.$A$4:.$D$20];4;0)" office:value-type="string" office:string-value="" calcext:value-type="error">
            <text:p>#N/A</text:p>
          </table:table-cell>
          <table:table-cell table:style-name="ce171" table:formula="of:=VLOOKUP([.$B14];[BAT.$A$4:.$D$20];1;1)" office:value-type="string" office:string-value="" calcext:value-type="error">
            <text:p>#N/A</text:p>
          </table:table-cell>
          <table:table-cell table:style-name="ce171" table:formula="of:=INDEX([BAT.$A$5:.$A$20];MATCH([.$F14];[BAT.$A$4:.$A$20]);1)" office:value-type="string" office:string-value="" calcext:value-type="error">
            <text:p>#N/A</text:p>
          </table:table-cell>
          <table:table-cell table:style-name="ce171" table:formula="of:=[.B14]-[.F14]" office:value-type="string" office:string-value="" calcext:value-type="error">
            <text:p>#VALUE!</text:p>
          </table:table-cell>
          <table:table-cell table:style-name="ce171" table:formula="of:=[.G14]-[.F14]" office:value-type="string" office:string-value="" calcext:value-type="error">
            <text:p>#N/A</text:p>
          </table:table-cell>
          <table:table-cell table:style-name="ce171" table:formula="of:=VLOOKUP([.B14];[BAT.$A$4:.$D$20];4;1)" office:value-type="string" office:string-value="" calcext:value-type="error">
            <text:p>#N/A</text:p>
          </table:table-cell>
          <table:table-cell table:style-name="ce171" table:formula="of:=VLOOKUP([.F14];[BAT.$A$4:.$D$20];2;0)" office:value-type="string" office:string-value="" calcext:value-type="error">
            <text:p>#N/A</text:p>
          </table:table-cell>
          <table:table-cell table:style-name="ce171" table:formula="of:=VLOOKUP([.G14];[BAT.$A$4:.$D$20];2;0)" office:value-type="string" office:string-value="" calcext:value-type="error">
            <text:p>#N/A</text:p>
          </table:table-cell>
          <table:table-cell table:style-name="ce171" table:formula="of:=[.L14]-[.K14]" office:value-type="string" office:string-value="" calcext:value-type="error">
            <text:p>#N/A</text:p>
          </table:table-cell>
          <table:table-cell table:style-name="ce189" table:formula="of:=([.M14]*([.H14]/[.I14]))+[.K14]" office:value-type="string" office:string-value="" calcext:value-type="error">
            <text:p>#VALUE!</text:p>
          </table:table-cell>
          <table:table-cell table:style-name="ce171" table:formula="of:=VLOOKUP([.F14];[BAT.$A$4:.$D$20];3;0)" office:value-type="string" office:string-value="" calcext:value-type="error">
            <text:p>#N/A</text:p>
          </table:table-cell>
          <table:table-cell table:style-name="ce171" table:formula="of:=VLOOKUP([.G14];[BAT.$A$4:.$D$20];3;0)" office:value-type="string" office:string-value="" calcext:value-type="error">
            <text:p>#N/A</text:p>
          </table:table-cell>
          <table:table-cell table:formula="of:=[.P14]-[.O14]" office:value-type="string" office:string-value="" calcext:value-type="error">
            <text:p>#N/A</text:p>
          </table:table-cell>
          <table:table-cell table:style-name="ce189" table:formula="of:=IF(OR([.O14]=&quot;&quot;;[.P14]=&quot;&quot;);;([.Q14]*([.H14]/[.I14]))+[.O14])" office:value-type="string" office:string-value="" calcext:value-type="error">
            <text:p>#N/A</text:p>
          </table:table-cell>
          <table:table-cell table:style-name="ce199" table:formula="of:=IF(ISERROR([.D14]);IF(ISERROR([.R14]);[.N14];[.R14]);[.D14])" office:value-type="string" office:string-value="" calcext:value-type="error">
            <text:p>#VALUE!</text:p>
          </table:table-cell>
          <table:table-cell table:style-name="ce199" table:formula="of:=IF(ISERROR([.E14]);[.J14];[.E14])" office:value-type="string" office:string-value="" calcext:value-type="error">
            <text:p>#N/A</text:p>
          </table:table-cell>
          <table:table-cell table:style-name="ce200" table:formula="of:=[.S14]/[BAT.$G$11]" office:value-type="string" office:string-value="" calcext:value-type="error">
            <text:p>#VALUE!</text:p>
          </table:table-cell>
          <table:table-cell table:style-name="ce201" table:formula="of:=ROUND([.U14])" office:value-type="string" office:string-value="" calcext:value-type="error">
            <text:p>#VALUE!</text:p>
          </table:table-cell>
          <table:table-cell table:style-name="ce202" table:formula="of:=DEC2HEX([.V14])" office:value-type="string" office:string-value="" calcext:value-type="error">
            <text:p>#VALUE!</text:p>
          </table:table-cell>
          <table:table-cell table:style-name="ce190" office:value-type="string" calcext:value-type="string">
            <text:p>#define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IF(LEN([.$A14])&gt;0;CONCATENATE([.$B$2];&quot;_&quot;;[.$A14];&quot;_HYST_CAL&quot;);&quot;&quot;)">
            <text:p/>
          </table:table-cell>
          <table:table-cell table:style-name="ce190" office:value-type="string" calcext:value-type="string">
            <text:p><text:s/></text:p>
          </table:table-cell>
          <table:table-cell table:number-columns-repeated="2" table:style-name="ce190" office:value-type="string" calcext:value-type="string">
            <text:p>(</text:p>
          </table:table-cell>
          <table:table-cell table:style-name="ce190" office:value-type="string" calcext:value-type="string">
            <text:p>UI_</text:p>
          </table:table-cell>
          <table:table-cell table:style-name="ce190" table:formula="of:=[.$B$3]" office:value-type="string" office:string-value="UI_16" calcext:value-type="string">
            <text:p>UI_16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0x</text:p>
          </table:table-cell>
          <table:table-cell table:style-name="ce190" table:formula="of:=IF([.B14]&lt;0;&quot;0000&quot;;CONCATENATE(REPT(&quot;0&quot;;4-LEN([.W14]));[.W14]))" office:value-type="string" office:string-value="" calcext:value-type="error">
            <text:p>#VALUE!</text:p>
          </table:table-cell>
          <table:table-cell table:style-name="ce190" office:value-type="string" calcext:value-type="string">
            <text:p>)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<text:s text:c="5"/>/*</text:p>
          </table:table-cell>
          <table:table-cell table:style-name="ce190" office:value-type="string" calcext:value-type="string">
            <text:p><text:s/></text:p>
          </table:table-cell>
          <table:table-cell table:style-name="ce190" table:formula="of:=[.B14]">
            <text:p/>
          </table:table-cell>
          <table:table-cell table:style-name="ce190" office:value-type="string" calcext:value-type="string">
            <text:p>V</text:p>
          </table:table-cell>
          <table:table-cell table:style-name="ce190" office:value-type="string" calcext:value-type="string">
            <text:p><text:s/></text:p>
          </table:table-cell>
          <table:table-cell table:style-name="ce203" table:formula="of:=IF([.B14]&lt;0;&quot;0&quot;;[.V14])" office:value-type="string" office:string-value="" calcext:value-type="error">
            <text:p>#VALUE!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adc</text:p>
          </table:table-cell>
          <table:table-cell table:style-name="ce190" office:value-type="string" calcext:value-type="string">
            <text:p><text:s/></text:p>
          </table:table-cell>
          <table:table-cell table:style-name="ce204" table:formula="of:=IF([.B14]&lt;0;0;TRUNC([.S14];3))" office:value-type="string" office:string-value="" calcext:value-type="error">
            <text:p>#VALUE!</text:p>
          </table:table-cell>
          <table:table-cell table:style-name="ce190" office:value-type="string" calcext:value-type="string">
            <text:p><text:s/></text:p>
          </table:table-cell>
          <table:table-cell table:style-name="ce190" office:value-type="string" calcext:value-type="string">
            <text:p>Vadc</text:p>
          </table:table-cell>
          <table:table-cell table:style-name="ce190" office:value-type="string" calcext:value-type="string">
            <text:p><text:s/>*/</text:p>
          </table:table-cell>
          <table:table-cell table:style-name="ce207" table:formula="of:=IF(LEN([.A14])=0;&quot;&quot;;CONCATENATE([.X14];[.Y14];CONCATENATE([.Z14];REPT(&quot; &quot;;40-LEN([.Z14]));[.AA14];[.AB14];[.AC14];[.AD14];[.AE14];[.AF14];[.AG14];[.AH14];[.AI14];[.AJ14];[.AK14];[.AL14];[.AM14];[.AN14];[.AO14];[.AP14];[.AQ14];[.AR14];[.AS14];[.AT14];[.AU14];[.AV14];[.AW14])))">
            <text:p/>
          </table:table-cell>
          <table:table-cell table:style-name="ce210"/>
          <table:table-cell table:style-name="ce212"/>
          <table:table-cell table:style-name="ce212" table:formula="of:=CONCATENATE(&quot;&quot;;[.$Z14])">
            <text:p/>
          </table:table-cell>
          <table:table-cell table:style-name="ce212"/>
          <table:table-cell table:style-name="ce171"/>
          <table:table-cell table:style-name="ce217" table:formula="of:=IF(LEN([.BA14])&gt;0;CONCATENATE([.BA14];[.BB14]);&quot;&quot;)">
            <text:p/>
          </table:table-cell>
          <table:table-cell/>
          <table:table-cell table:style-name="ce171" table:formula="of:=CONCATENATE(&quot;&quot;;[.$Z14])">
            <text:p/>
          </table:table-cell>
          <table:table-cell table:style-name="ce223" table:formula="of:=IF(LEN([.$BA14])&gt;0;&quot;_IDX&quot;;&quot;&quot;)">
            <text:p/>
          </table:table-cell>
          <table:table-cell table:style-name="ce171"/>
          <table:table-cell table:style-name="ce217" table:formula="of:=IF(LEN([.BF14])&gt;0;CONCATENATE([.BF14];[.BG14];[.BH14]);&quot;&quot;)">
            <text:p/>
          </table:table-cell>
          <table:table-cell table:number-columns-repeated="961"/>
        </table:table-row>
        <table:table-row table:style-name="ro5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5"/>
          <table:table-cell table:style-name="Default"/>
          <table:table-cell table:number-columns-repeated="34"/>
          <table:table-cell table:style-name="ce213" office:value-type="string" calcext:value-type="string">
            <text:p>}</text:p>
          </table:table-cell>
          <table:table-cell table:style-name="ce213"/>
          <table:table-cell table:style-name="ce213" office:value-type="string" calcext:value-type="string">
            <text:p>;</text:p>
          </table:table-cell>
          <table:table-cell/>
          <table:table-cell table:style-name="ce218" table:formula="of:=CONCATENATE([.AZ15];[.BA15];[.BB15])" office:value-type="string" office:string-value="};" calcext:value-type="string">
            <text:p>};</text:p>
          </table:table-cell>
          <table:table-cell table:style-name="ce220" office:value-type="string" calcext:value-type="string">
            <text:p>} t_enum_</text:p>
          </table:table-cell>
          <table:table-cell table:style-name="ce220" table:formula="of:=[.B1]" office:value-type="string" office:string-value="SAMPLE1_SENS" calcext:value-type="string">
            <text:p>SAMPLE1_SENS</text:p>
          </table:table-cell>
          <table:table-cell table:style-name="ce220" office:value-type="string" calcext:value-type="string">
            <text:p>_hyst;</text:p>
          </table:table-cell>
          <table:table-cell table:style-name="Default"/>
          <table:table-cell table:style-name="ce218" table:formula="of:=IF(LEN([.BF15])&gt;0;CONCATENATE([.BE15];[.BF15];[.BG15]);&quot;&quot;)" office:value-type="string" office:string-value="} t_enum_SAMPLE1_SENS_hyst;" calcext:value-type="string">
            <text:p>} t_enum_SAMPLE1_SENS_hyst;</text:p>
          </table:table-cell>
          <table:table-cell table:number-columns-repeated="961"/>
        </table:table-row>
        <table:table-row table:style-name="ro5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5"/>
          <table:table-cell table:style-name="Default"/>
          <table:table-cell table:number-columns-repeated="34"/>
          <table:table-cell office:value-type="string" calcext:value-type="string">
            <text:p>input</text:p>
          </table:table-cell>
          <table:table-cell table:style-name="ce214" office:value-type="string" calcext:value-type="string">
            <office:annotation office:display="true" draw:style-name="gr4" draw:text-style-name="P2" svg:width="2.899cm" svg:height="1.781cm" svg:x="72.467cm" svg:y="8.534cm" draw:caption-point-x="9.796cm" draw:caption-point-y="-1.751cm">
              <dc:date>2014-11-06T00:00:00</dc:date>
              <text:p text:style-name="P3"><text:span text:style-name="T3">Use green areas to tune the discretizer source code.</text:span></text:p>
            </office:annotation>
            <text:p>_input</text:p>
          </table:table-cell>
          <table:table-cell table:number-columns-repeated="4"/>
          <table:table-cell table:style-name="Default" table:number-columns-repeated="4"/>
          <table:table-cell table:number-columns-repeated="961"/>
        </table:table-row>
        <table:table-row table:style-name="ro5">
          <table:table-cell table:style-name="ce163" table:number-columns-repeated="2"/>
          <table:table-cell table:style-name="Default"/>
          <table:table-cell table:number-columns-repeated="6"/>
          <table:table-cell table:style-name="Default"/>
          <table:table-cell table:style-name="ce180" table:number-columns-repeated="3"/>
          <table:table-cell table:number-columns-repeated="3"/>
          <table:table-cell table:style-name="Default"/>
          <table:table-cell table:number-columns-repeated="34"/>
          <table:table-cell office:value-type="string" calcext:value-type="string">
            <text:p>output</text:p>
          </table:table-cell>
          <table:table-cell table:style-name="ce214" office:value-type="string" calcext:value-type="string">
            <text:p>_range_unfilt</text:p>
          </table:table-cell>
          <table:table-cell table:number-columns-repeated="4"/>
          <table:table-cell table:style-name="Default" table:number-columns-repeated="4"/>
          <table:table-cell table:number-columns-repeated="961"/>
        </table:table-row>
        <table:table-row table:style-name="ro5">
          <table:table-cell table:style-name="ce163" table:number-columns-repeated="2"/>
          <table:table-cell table:style-name="Default"/>
          <table:table-cell table:style-name="ce180" office:value-type="string" calcext:value-type="string">
            <text:p><text:s/>/* <text:s text:c="9"/></text:p>
          </table:table-cell>
          <table:table-cell table:style-name="ce180" office:value-type="string" calcext:value-type="string">
            <text:p>-----</text:p>
          </table:table-cell>
          <table:table-cell table:style-name="ce180"/>
          <table:table-cell table:style-name="ce180" office:value-type="string" calcext:value-type="string">
            <text:p>| <text:s text:c="9"/></text:p>
          </table:table-cell>
          <table:table-cell/>
          <table:table-cell table:style-name="ce180" office:value-type="string" calcext:value-type="string">
            <text:p><text:s text:c="2"/>*/</text:p>
          </table:table-cell>
          <table:table-cell table:style-name="ce180" table:number-columns-repeated="4"/>
          <table:table-cell table:number-columns-repeated="3"/>
          <table:table-cell table:style-name="Default"/>
          <table:table-cell table:number-columns-repeated="34"/>
          <table:table-cell office:value-type="string" calcext:value-type="string">
            <text:p>if (</text:p>
          </table:table-cell>
          <table:table-cell table:formula="of:=CONCATENATE([.$B$2];[.BA16])" office:value-type="string" office:string-value="S1_input" calcext:value-type="string">
            <text:p>S1_input</text:p>
          </table:table-cell>
          <table:table-cell table:style-name="ce214" office:value-type="string" calcext:value-type="string">
            <text:p>&lt;</text:p>
          </table:table-cell>
          <table:table-cell/>
          <table:table-cell table:formula="of:=[.BA7]" office:value-type="string" office:string-value="S1_NORMAL_HYST_CAL" calcext:value-type="string">
            <text:p>S1_NORMAL_HYST_CAL</text:p>
          </table:table-cell>
          <table:table-cell office:value-type="string" calcext:value-type="string">
            <text:p>){</text:p>
          </table:table-cell>
          <table:table-cell table:style-name="ce249" table:formula="of:=IF(LEN([.BD19])&gt;0;CONCATENATE(IF(LEN([.BD18])&gt;0;CONCATENATE([.AZ18];[.BA18];[.BB18];[.BC18];[.BD18];[.BE18]);[.AZ$34]);&quot;&quot;);&quot;&quot;)" office:value-type="string" office:string-value="if (S1_input&lt;S1_NORMAL_HYST_CAL){" calcext:value-type="string">
            <text:p>if (S1_input&lt;S1_NORMAL_HYST_CAL){</text:p>
          </table:table-cell>
          <table:table-cell table:style-name="ce224" table:number-columns-repeated="2"/>
          <table:table-cell table:style-name="ce227"/>
          <table:table-cell table:number-columns-repeated="961"/>
        </table:table-row>
        <table:table-row table:style-name="ro5">
          <table:table-cell table:style-name="ce164"/>
          <table:table-cell table:style-name="ce163"/>
          <table:table-cell table:style-name="Default"/>
          <table:table-cell table:style-name="ce180" office:value-type="string" calcext:value-type="string">
            <text:p><text:s/>/* <text:s text:c="9"/></text:p>
          </table:table-cell>
          <table:table-cell table:style-name="ce183"/>
          <table:table-cell table:style-name="ce180" office:value-type="string" calcext:value-type="string">
            <text:p>v</text:p>
          </table:table-cell>
          <table:table-cell table:style-name="ce180" office:value-type="string" calcext:value-type="string">
            <text:p>| - - - - - - - - - - - - - - - <text:s/>*/</text:p>
          </table:table-cell>
          <table:table-cell table:style-name="ce180" table:number-columns-repeated="6"/>
          <table:table-cell table:number-columns-repeated="3"/>
          <table:table-cell table:style-name="Default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CONCATENATE([.$B$2];[.BA17])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A6]" office:value-type="string" office:string-value="S1_LOW_HYST_CAL" calcext:value-type="string">
            <text:p>S1_LOW_HYST_CAL</text:p>
          </table:table-cell>
          <table:table-cell office:value-type="string" calcext:value-type="string">
            <text:p>;</text:p>
          </table:table-cell>
          <table:table-cell table:formula="of:=IF(LEN([.BD19])&gt;0;CONCATENATE([.AZ19];[.BA19];[.BB19];[.BC19];[.BD19];[.BE19]);&quot;&quot;)" office:value-type="string" office:string-value="    S1_range_unfilt=S1_LOW_HYST_CAL;" calcext:value-type="string">
            <text:p><text:s text:c="4"/>S1_range_unfilt=S1_LOW_HYST_CAL;</text:p>
          </table:table-cell>
          <table:table-cell table:number-columns-repeated="964"/>
        </table:table-row>
        <table:table-row table:style-name="ro5">
          <table:table-cell table:style-name="Default"/>
          <table:table-cell/>
          <table:table-cell table:style-name="Default"/>
          <table:table-cell table:style-name="ce180" office:value-type="string" calcext:value-type="string">
            <text:p><text:s/>/* <text:s text:c="9"/></text:p>
          </table:table-cell>
          <table:table-cell table:style-name="ce180" office:value-type="string" calcext:value-type="string">
            <text:p>-----</text:p>
          </table:table-cell>
          <table:table-cell table:style-name="ce180"/>
          <table:table-cell table:style-name="ce180" office:value-type="string" calcext:value-type="string">
            <text:p>|________________________________*/</text:p>
          </table:table-cell>
          <table:table-cell/>
          <table:table-cell table:style-name="ce180" table:number-columns-repeated="5"/>
          <table:table-cell table:number-columns-repeated="3"/>
          <table:table-cell table:style-name="Default"/>
          <table:table-cell table:number-columns-repeated="34"/>
          <table:table-cell office:value-type="string" calcext:value-type="string">
            <text:p>} else if (</text:p>
          </table:table-cell>
          <table:table-cell table:formula="of:=[.BA18]" office:value-type="string" office:string-value="S1_input" calcext:value-type="string">
            <text:p>S1_input</text:p>
          </table:table-cell>
          <table:table-cell table:formula="of:=[.BB18]" office:value-type="string" office:string-value="&lt;" calcext:value-type="string">
            <text:p>&lt;</text:p>
          </table:table-cell>
          <table:table-cell/>
          <table:table-cell table:formula="of:=[.BA8]" office:value-type="string" office:string-value="S1_HIGH_HYST_CAL" calcext:value-type="string">
            <text:p>S1_HIGH_HYST_CAL</text:p>
          </table:table-cell>
          <table:table-cell office:value-type="string" calcext:value-type="string">
            <text:p>){</text:p>
          </table:table-cell>
          <table:table-cell table:formula="of:=IF(LEN([.BD21])&gt;0;CONCATENATE(IF(LEN([.BD20])&gt;0;CONCATENATE([.AZ20];[.BA20];[.BB20];[.BC20];[.BD20];[.BE20]);[.AZ$34]);&quot;&quot;);&quot;&quot;)" office:value-type="string" office:string-value="} else if (S1_input&lt;S1_HIGH_HYST_CAL){" calcext:value-type="string">
            <text:p>} else if (S1_input&lt;S1_HIGH_HYST_CAL){</text:p>
          </table:table-cell>
          <table:table-cell table:number-columns-repeated="964"/>
        </table:table-row>
        <table:table-row table:style-name="ro5">
          <table:table-cell table:style-name="Default"/>
          <table:table-cell/>
          <table:table-cell table:style-name="Default"/>
          <table:table-cell table:style-name="ce180" office:value-type="string" calcext:value-type="string">
            <text:p><text:s/>/* <text:s text:c="9"/></text:p>
          </table:table-cell>
          <table:table-cell table:style-name="ce180" office:value-type="string" calcext:value-type="string">
            <text:p><text:s text:c="5"/></text:p>
          </table:table-cell>
          <table:table-cell table:style-name="ce180"/>
          <table:table-cell table:style-name="ce180" office:value-type="string" calcext:value-type="string">
            <text:p>_________________________________*/</text:p>
          </table:table-cell>
          <table:table-cell table:style-name="ce180" table:number-columns-repeated="3"/>
          <table:table-cell table:formula="of:=CONCATENATE([.D21];[.E21];[.F21];[.G21];[.H21];[.I21];[.J21])" office:value-type="string" office:string-value=" /*               _________________________________*/" calcext:value-type="string">
            <text:p><text:s/>/* <text:s text:c="14"/>_________________________________*/</text:p>
          </table:table-cell>
          <table:table-cell table:number-columns-repeated="5"/>
          <table:table-cell table:style-name="Default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19]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D18]" office:value-type="string" office:string-value="S1_NORMAL_HYST_CAL" calcext:value-type="string">
            <text:p>S1_NORMAL_HYST_CAL</text:p>
          </table:table-cell>
          <table:table-cell office:value-type="string" calcext:value-type="string">
            <text:p>;</text:p>
          </table:table-cell>
          <table:table-cell table:formula="of:=IF(LEN([.BD21])&gt;0;CONCATENATE([.AZ21];[.BA21];[.BB21];[.BC21];[.BD21];[.BE21]);&quot;&quot;)" office:value-type="string" office:string-value="    S1_range_unfilt=S1_NORMAL_HYST_CAL;" calcext:value-type="string">
            <text:p><text:s text:c="4"/>S1_range_unfilt=S1_NORMAL_HYST_CAL;</text:p>
          </table:table-cell>
          <table:table-cell table:number-columns-repeated="964"/>
        </table:table-row>
        <table:table-row table:style-name="ro5">
          <table:table-cell table:style-name="ce232" table:content-validation-name="val4" table:formula="of:=CONCATENATE(&quot;&quot;;[BAT_GENCODE.A22])" office:value-type="string" office:string-value="HIGH" calcext:value-type="string">
            <text:p>HIGH</text:p>
          </table:table-cell>
          <table:table-cell table:style-name="ce181" table:formula="of:=IF(LEN([.A22])&gt;0;VLOOKUP([.A22];[.$A$6:.$B$15];2;0);&quot;&quot;)" office:value-type="float" office:value="15.3" calcext:value-type="float">
            <text:p>15,3</text:p>
          </table:table-cell>
          <table:table-cell table:style-name="ce236" table:content-validation-name="val3" office:value-type="string" calcext:value-type="string">
            <text:p>RED</text:p>
          </table:table-cell>
          <table:table-cell table:style-name="ce181" table:formula="of:=[.D23]" office:value-type="string" office:string-value=" /*          " calcext:value-type="string">
            <text:p><text:s/>/* <text:s text:c="9"/></text:p>
          </table:table-cell>
          <table:table-cell table:style-name="ce181" table:formula="of:=[.E23]" office:value-type="string" office:string-value="-----" calcext:value-type="string">
            <text:p>-----</text:p>
          </table:table-cell>
          <table:table-cell table:style-name="ce181" table:formula="of:=[.F23]">
            <text:p/>
          </table:table-cell>
          <table:table-cell table:style-name="ce181" table:formula="of:=[.G23]" office:value-type="string" office:string-value="|          " calcext:value-type="string">
            <text:p>| <text:s text:c="9"/></text:p>
          </table:table-cell>
          <table:table-cell table:style-name="ce181" table:formula="of:=IF(LEN([.$A22])=0;&quot;&quot;;REPT(&quot; &quot;;20))" office:value-type="string" office:string-value="                    " calcext:value-type="string">
            <text:p><text:s text:c="20"/></text:p>
          </table:table-cell>
          <table:table-cell table:style-name="ce181" table:formula="of:=IF(LEN([.$A22])=0;&quot;&quot;;CONCATENATE(&quot;&quot;;[.I$23]))" office:value-type="string" office:string-value="  */" calcext:value-type="string">
            <text:p><text:s text:c="2"/>*/</text:p>
          </table:table-cell>
          <table:table-cell table:style-name="ce185" table:formula="of:=IF(LEN([.$A22])=0;&quot;&quot;;CONCATENATE(&quot;&quot;;[.J$17]))">
            <text:p/>
          </table:table-cell>
          <table:table-cell table:formula="of:=CONCATENATE([.D22];[.E22];[.F22];[.G22];[.H22];[.I22];[.J22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242"/>
          <table:table-cell table:number-columns-repeated="34"/>
          <table:table-cell table:formula="of:=[.AZ20]" office:value-type="string" office:string-value="} else if (" calcext:value-type="string">
            <text:p>} else if (</text:p>
          </table:table-cell>
          <table:table-cell table:formula="of:=[.BA20]" office:value-type="string" office:string-value="S1_input" calcext:value-type="string">
            <text:p>S1_input</text:p>
          </table:table-cell>
          <table:table-cell table:formula="of:=[.BB20]" office:value-type="string" office:string-value="&lt;" calcext:value-type="string">
            <text:p>&lt;</text:p>
          </table:table-cell>
          <table:table-cell/>
          <table:table-cell table:formula="of:=[.BA9]">
            <text:p/>
          </table:table-cell>
          <table:table-cell office:value-type="string" calcext:value-type="string">
            <text:p>){</text:p>
          </table:table-cell>
          <table:table-cell table:formula="of:=IF(LEN([.BD23])&gt;0;CONCATENATE(IF(LEN([.BD22])&gt;0;CONCATENATE([.AZ22];[.BA22];[.BB22];[.BC22];[.BD22];[.BE22]);[.AZ$34]);&quot;&quot;);&quot;&quot;)" office:value-type="string" office:string-value="} else {" calcext:value-type="string">
            <text:p>} else {</text:p>
          </table:table-cell>
          <table:table-cell table:number-columns-repeated="964"/>
        </table:table-row>
        <table:table-row table:style-name="ro5">
          <table:table-cell table:number-columns-repeated="2"/>
          <table:table-cell table:formula="of:=CONCATENATE(&quot;&quot;;[.C22])" office:value-type="string" office:string-value="RED" calcext:value-type="string">
            <text:p>RED</text:p>
          </table:table-cell>
          <table:table-cell table:formula="of:=IF(LEN([.$A22])=0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LEN([.$A22])=0;&quot;&quot;;CONCATENATE(&quot;&quot;;[.E$18]))" office:value-type="string" office:string-value="-----" calcext:value-type="string">
            <text:p>-----</text:p>
          </table:table-cell>
          <table:table-cell table:formula="of:=IF(LEN([.$A22])=0;&quot;&quot;;CONCATENATE(&quot;&quot;;[.F$18]))">
            <text:p/>
          </table:table-cell>
          <table:table-cell table:formula="of:=IF(LEN([.$A22])=0;&quot;&quot;;CONCATENATE(&quot;&quot;;[.G$18]))" office:value-type="string" office:string-value="|          " calcext:value-type="string">
            <text:p>| <text:s text:c="9"/></text:p>
          </table:table-cell>
          <table:table-cell table:formula="of:=IF(LEN([.$A22])=0;&quot;&quot;;[.$A22]&amp;REPT(&quot; &quot;;20-LEN([.$A22])))" office:value-type="string" office:string-value="HIGH                " calcext:value-type="string">
            <text:p>HIGH <text:s text:c="15"/></text:p>
          </table:table-cell>
          <table:table-cell table:formula="of:=IF(LEN([.$A22])=0;&quot;&quot;;CONCATENATE(&quot;&quot;;[.I$18]))" office:value-type="string" office:string-value="  */" calcext:value-type="string">
            <text:p><text:s text:c="2"/>*/</text:p>
          </table:table-cell>
          <table:table-cell table:formula="of:=IF(LEN([.$A22])=0;&quot;&quot;;CONCATENATE(&quot;&quot;;[.J$18]))">
            <text:p/>
          </table:table-cell>
          <table:table-cell table:formula="of:=CONCATENATE([.D23];[.E23];[.F23];[.G23];[.H23];[.I23];[.J23])" office:value-type="string" office:string-value=" /*          -----|          HIGH                  */" calcext:value-type="string">
            <text:p><text:s/>/* <text:s text:c="9"/>-----| <text:s text:c="9"/>HIGH <text:s text:c="17"/>*/</text:p>
          </table:table-cell>
          <table:table-cell table:number-columns-repeated="5"/>
          <table:table-cell table:style-name="ce243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1]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0]" office:value-type="string" office:string-value="S1_HIGH_HYST_CAL" calcext:value-type="string">
            <text:p>S1_HIGH_HYST_CAL</text:p>
          </table:table-cell>
          <table:table-cell office:value-type="string" calcext:value-type="string">
            <text:p>;</text:p>
          </table:table-cell>
          <table:table-cell table:formula="of:=IF(LEN([.BD23])&gt;0;CONCATENATE([.AZ23];[.BA23];[.BB23];[.BC23];[.BD23];[.BE23]);&quot;&quot;)" office:value-type="string" office:string-value="    S1_range_unfilt=S1_HIGH_HYST_CAL;" calcext:value-type="string">
            <text:p><text:s text:c="4"/>S1_range_unfilt=S1_HIGH_HYST_CAL;</text:p>
          </table:table-cell>
          <table:table-cell table:number-columns-repeated="964"/>
        </table:table-row>
        <table:table-row table:style-name="ro5">
          <table:table-cell table:number-columns-repeated="2"/>
          <table:table-cell table:formula="of:=CONCATENATE(&quot;&quot;;[.C23])" office:value-type="string" office:string-value="RED" calcext:value-type="string">
            <text:p>RED</text:p>
          </table:table-cell>
          <table:table-cell table:style-name="ce182" table:formula="of:=[.D25]" office:value-type="string" office:string-value=" /*          " calcext:value-type="string">
            <text:p><text:s/>/* <text:s text:c="9"/></text:p>
          </table:table-cell>
          <table:table-cell table:style-name="ce182" table:formula="of:=IF(LEN([.B22])&gt;0;IF(LEN([.B26])&gt;0;[BAT_GENCODE.E25];&quot;----&quot;);&quot;&quot;)" office:value-type="string" office:string-value="15,5" calcext:value-type="string">
            <text:p>15,5</text:p>
          </table:table-cell>
          <table:table-cell table:style-name="ce182" table:formula="of:=IF(LEN([.B26])&gt;0;[.F25];&quot;-&quot;)" office:value-type="string" office:string-value="v" calcext:value-type="string">
            <text:p>v</text:p>
          </table:table-cell>
          <table:table-cell table:style-name="ce182" table:formula="of:=IF([.E24]&lt;&gt;&quot;----&quot;;IF(LEN([.$A22])=0;&quot;&quot;;IF(LEN([.$A26])=0;CONCATENATE(&quot;&quot;;[.G$20]);CONCATENATE(&quot;&quot;;[.G$19])));[.G23])" office:value-type="string" office:string-value="| - - - - - - - - - - - - - - -  */" calcext:value-type="string">
            <text:p>| - - - - - - - - - - - - - - - <text:s/>*/</text:p>
          </table:table-cell>
          <table:table-cell table:style-name="ce182" table:formula="of:=IF(LEN([.$A22])=0;&quot;&quot;;REPT(&quot; &quot;;20))" office:value-type="string" office:string-value="                    " calcext:value-type="string">
            <text:p><text:s text:c="20"/></text:p>
          </table:table-cell>
          <table:table-cell table:style-name="ce182" table:formula="of:=IF(LEN([.$A22])=0;&quot;&quot;;CONCATENATE(&quot;&quot;;[.I$23]))" office:value-type="string" office:string-value="  */" calcext:value-type="string">
            <text:p><text:s text:c="2"/>*/</text:p>
          </table:table-cell>
          <table:table-cell table:formula="of:=IF(LEN([.$A22])=0;&quot;&quot;;CONCATENATE(&quot;&quot;;[.J$17]))">
            <text:p/>
          </table:table-cell>
          <table:table-cell table:formula="of:=CONCATENATE([.D24];[.E24];[.F24];[.G24];[.H24];[.I24];[.J24])" office:value-type="string" office:string-value=" /*          15,5v| - - - - - - - - - - - - - - -  */                      */" calcext:value-type="string">
            <text:p><text:s/>/* <text:s text:c="9"/>15,5v| - - - - - - - - - - - - - - - <text:s/>*/ <text:s text:c="21"/>*/</text:p>
          </table:table-cell>
          <table:table-cell table:number-columns-repeated="4"/>
          <table:table-cell table:style-name="ce239" table:formula="of:==IF(LEN([.B26])&gt;0;[.E24]&amp;&quot; v&quot;;&quot;&quot;)" office:value-type="string" office:string-value="15,5 v" calcext:value-type="string">
            <text:p>15,5 v</text:p>
          </table:table-cell>
          <table:table-cell table:style-name="ce244" table:formula="of:=CONCATENATE(&quot;&quot;;[.A22])" office:value-type="string" office:string-value="HIGH" calcext:value-type="string">
            <text:p>HIGH</text:p>
          </table:table-cell>
          <table:table-cell table:number-columns-repeated="34"/>
          <table:table-cell table:formula="of:=[.AZ22]" office:value-type="string" office:string-value="} else if (" calcext:value-type="string">
            <text:p>} else if (</text:p>
          </table:table-cell>
          <table:table-cell table:formula="of:=[.BA22]" office:value-type="string" office:string-value="S1_input" calcext:value-type="string">
            <text:p>S1_input</text:p>
          </table:table-cell>
          <table:table-cell table:formula="of:=[.BB22]" office:value-type="string" office:string-value="&lt;" calcext:value-type="string">
            <text:p>&lt;</text:p>
          </table:table-cell>
          <table:table-cell/>
          <table:table-cell table:formula="of:=[.BA10]">
            <text:p/>
          </table:table-cell>
          <table:table-cell office:value-type="string" calcext:value-type="string">
            <text:p>){</text:p>
          </table:table-cell>
          <table:table-cell table:formula="of:=IF(LEN([.BD25])&gt;0;CONCATENATE(IF(LEN([.BD24])&gt;0;CONCATENATE([.AZ24];[.BA24];[.BB24];[.BC24];[.BD24];[.BE24]);[.AZ$34]);&quot;&quot;);&quot;&quot;)">
            <text:p/>
          </table:table-cell>
          <table:table-cell table:number-columns-repeated="964"/>
        </table:table-row>
        <table:table-row table:style-name="ro5">
          <table:table-cell table:style-name="ce167"/>
          <table:table-cell table:style-name="ce170"/>
          <table:table-cell table:formula="of:=CONCATENATE(&quot;&quot;;[.C24])" office:value-type="string" office:string-value="RED" calcext:value-type="string">
            <text:p>RED</text:p>
          </table:table-cell>
          <table:table-cell table:style-name="ce170" table:formula="of:=IF(LEN([.$A22])=0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70" table:formula="of:=CONCATENATE(REPT(&quot; &quot;;4-LEN(TEXT([.B22];&quot;0,0&quot;)));TEXT([.B22];&quot;0,0&quot;))" office:value-type="string" office:string-value="15,3" calcext:value-type="string">
            <text:p>15,3</text:p>
          </table:table-cell>
          <table:table-cell table:style-name="ce170" table:formula="of:=IF(LEN([.$A22])=0;&quot;&quot;;CONCATENATE(&quot;&quot;;[.F$19]))" office:value-type="string" office:string-value="v" calcext:value-type="string">
            <text:p>v</text:p>
          </table:table-cell>
          <table:table-cell table:style-name="ce184" table:formula="of:=IF(LEN([.$A22])=0;&quot;&quot;;IF(LEN([.$A26])=0;CONCATENATE(&quot;&quot;;[.G$20]);CONCATENATE(&quot;&quot;;[.G$19])))" office:value-type="string" office:string-value="| - - - - - - - - - - - - - - -  */" calcext:value-type="string">
            <text:p>| - - - - - - - - - - - - - - - <text:s/>*/</text:p>
          </table:table-cell>
          <table:table-cell table:style-name="ce170" table:formula="of:=IF(LEN([.$A22])=0;&quot;&quot;;CONCATENATE(&quot;&quot;;[.H$19]))">
            <text:p/>
          </table:table-cell>
          <table:table-cell table:style-name="ce170" table:formula="of:=IF(LEN([.$A22])=0;&quot;&quot;;CONCATENATE(&quot;&quot;;[.I$19]))">
            <text:p/>
          </table:table-cell>
          <table:table-cell table:style-name="ce187" table:formula="of:=IF(LEN([.$A22])=0;&quot;&quot;;CONCATENATE(&quot;&quot;;[.J$19]))">
            <text:p/>
          </table:table-cell>
          <table:table-cell table:formula="of:=CONCATENATE([.D25];[.E25];[.F25];[.G25];[.H25];[.I25];[.J25])" office:value-type="string" office:string-value=" /*          15,3v| - - - - - - - - - - - - - - -  */" calcext:value-type="string">
            <text:p><text:s/>/* <text:s text:c="9"/>15,3v| - - - - - - - - - - - - - - - <text:s/>*/</text:p>
          </table:table-cell>
          <table:table-cell table:number-columns-repeated="4"/>
          <table:table-cell table:style-name="ce192" table:formula="of:=[.E25]&amp;&quot; v&quot;" office:value-type="string" office:string-value="15,3 v" calcext:value-type="string">
            <text:p>15,3 v</text:p>
          </table:table-cell>
          <table:table-cell table:style-name="ce245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3]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2]">
            <text:p/>
          </table:table-cell>
          <table:table-cell office:value-type="string" calcext:value-type="string">
            <text:p>;</text:p>
          </table:table-cell>
          <table:table-cell table:formula="of:=IF(LEN([.BD25])&gt;0;CONCATENATE([.AZ25];[.BA25];[.BB25];[.BC25];[.BD25];[.BE25]);&quot;&quot;)">
            <text:p/>
          </table:table-cell>
          <table:table-cell table:number-columns-repeated="964"/>
        </table:table-row>
        <table:table-row table:style-name="ro5">
          <table:table-cell table:style-name="ce232" table:content-validation-name="val4" table:formula="of:=CONCATENATE(&quot;&quot;;[BAT_GENCODE.A26])" office:value-type="string" office:string-value="NORMAL" calcext:value-type="string">
            <text:p>NORMAL</text:p>
          </table:table-cell>
          <table:table-cell table:formula="of:=IF(LEN([.A26])&gt;0;VLOOKUP([.A26];[.$A$6:.$B$15];2;0);&quot;&quot;)" office:value-type="float" office:value="4.3" calcext:value-type="float">
            <text:p>4,3</text:p>
          </table:table-cell>
          <table:table-cell table:style-name="ce236" table:content-validation-name="val3" office:value-type="string" calcext:value-type="string">
            <text:p>GREEN</text:p>
          </table:table-cell>
          <table:table-cell table:style-name="ce181" table:formula="of:=[.D27]" office:value-type="string" office:string-value=" /*          " calcext:value-type="string">
            <text:p><text:s/>/* <text:s text:c="9"/></text:p>
          </table:table-cell>
          <table:table-cell table:style-name="ce181" table:formula="of:=[.E27]" office:value-type="string" office:string-value="-----" calcext:value-type="string">
            <text:p>-----</text:p>
          </table:table-cell>
          <table:table-cell table:style-name="ce181" table:formula="of:=[.F27]">
            <text:p/>
          </table:table-cell>
          <table:table-cell table:style-name="ce181" table:formula="of:=[.G27]" office:value-type="string" office:string-value="|          " calcext:value-type="string">
            <text:p>| <text:s text:c="9"/></text:p>
          </table:table-cell>
          <table:table-cell table:style-name="ce181" table:formula="of:=IF(LEN([.$A26])=0;&quot;&quot;;REPT(&quot; &quot;;20))" office:value-type="string" office:string-value="                    " calcext:value-type="string">
            <text:p><text:s text:c="20"/></text:p>
          </table:table-cell>
          <table:table-cell table:style-name="ce181" table:formula="of:=IF(LEN([.$A26])=0;&quot;&quot;;CONCATENATE(&quot;&quot;;[.I$23]))" office:value-type="string" office:string-value="  */" calcext:value-type="string">
            <text:p><text:s text:c="2"/>*/</text:p>
          </table:table-cell>
          <table:table-cell table:style-name="ce185" table:formula="of:=IF(LEN([.$A26])=0;&quot;&quot;;CONCATENATE(&quot;&quot;;[.J$17]))">
            <text:p/>
          </table:table-cell>
          <table:table-cell table:formula="of:=CONCATENATE([.D26];[.E26];[.F26];[.G26];[.H26];[.I26];[.J26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246"/>
          <table:table-cell table:number-columns-repeated="34"/>
          <table:table-cell table:formula="of:=[.AZ24]" office:value-type="string" office:string-value="} else if (" calcext:value-type="string">
            <text:p>} else if (</text:p>
          </table:table-cell>
          <table:table-cell table:formula="of:=[.BA24]" office:value-type="string" office:string-value="S1_input" calcext:value-type="string">
            <text:p>S1_input</text:p>
          </table:table-cell>
          <table:table-cell table:formula="of:=[.BB24]" office:value-type="string" office:string-value="&lt;" calcext:value-type="string">
            <text:p>&lt;</text:p>
          </table:table-cell>
          <table:table-cell/>
          <table:table-cell table:formula="of:=[.BA11]">
            <text:p/>
          </table:table-cell>
          <table:table-cell office:value-type="string" calcext:value-type="string">
            <text:p>){</text:p>
          </table:table-cell>
          <table:table-cell table:formula="of:=IF(LEN([.BD27])&gt;0;CONCATENATE(IF(LEN([.BD26])&gt;0;CONCATENATE([.AZ26];[.BA26];[.BB26];[.BC26];[.BD26];[.BE26]);[.AZ$34]);&quot;&quot;);&quot;&quot;)">
            <text:p/>
          </table:table-cell>
          <table:table-cell table:number-columns-repeated="964"/>
        </table:table-row>
        <table:table-row table:style-name="ro5">
          <table:table-cell table:number-columns-repeated="2"/>
          <table:table-cell table:formula="of:=CONCATENATE(&quot;&quot;;[.C26])" office:value-type="string" office:string-value="GREEN" calcext:value-type="string">
            <text:p>GREEN</text:p>
          </table:table-cell>
          <table:table-cell table:formula="of:=IF(LEN([.$A26])=0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LEN([.$A26])=0;&quot;&quot;;CONCATENATE(&quot;&quot;;[.E$18]))" office:value-type="string" office:string-value="-----" calcext:value-type="string">
            <text:p>-----</text:p>
          </table:table-cell>
          <table:table-cell table:formula="of:=IF(LEN([.$A26])=0;&quot;&quot;;CONCATENATE(&quot;&quot;;[.F$18]))">
            <text:p/>
          </table:table-cell>
          <table:table-cell table:formula="of:=IF(LEN([.$A26])=0;&quot;&quot;;CONCATENATE(&quot;&quot;;[.G$18]))" office:value-type="string" office:string-value="|          " calcext:value-type="string">
            <text:p>| <text:s text:c="9"/></text:p>
          </table:table-cell>
          <table:table-cell table:formula="of:=IF(LEN([.$A26])=0;&quot;&quot;;[.$A26]&amp;REPT(&quot; &quot;;20-LEN([.$A26])))" office:value-type="string" office:string-value="NORMAL              " calcext:value-type="string">
            <text:p>NORMAL <text:s text:c="13"/></text:p>
          </table:table-cell>
          <table:table-cell table:formula="of:=IF(LEN([.$A26])=0;&quot;&quot;;CONCATENATE(&quot;&quot;;[.I$18]))" office:value-type="string" office:string-value="  */" calcext:value-type="string">
            <text:p><text:s text:c="2"/>*/</text:p>
          </table:table-cell>
          <table:table-cell table:formula="of:=IF(LEN([.$A26])=0;&quot;&quot;;CONCATENATE(&quot;&quot;;[.J$18]))">
            <text:p/>
          </table:table-cell>
          <table:table-cell table:formula="of:=CONCATENATE([.D27];[.E27];[.F27];[.G27];[.H27];[.I27];[.J27])" office:value-type="string" office:string-value=" /*          -----|          NORMAL                */" calcext:value-type="string">
            <text:p><text:s/>/* <text:s text:c="9"/>-----| <text:s text:c="9"/>NORMAL <text:s text:c="15"/>*/</text:p>
          </table:table-cell>
          <table:table-cell table:number-columns-repeated="5"/>
          <table:table-cell table:style-name="ce243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5]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4]">
            <text:p/>
          </table:table-cell>
          <table:table-cell office:value-type="string" calcext:value-type="string">
            <text:p>;</text:p>
          </table:table-cell>
          <table:table-cell table:formula="of:=IF(LEN([.BD27])&gt;0;CONCATENATE([.AZ27];[.BA27];[.BB27];[.BC27];[.BD27];[.BE27]);&quot;&quot;)">
            <text:p/>
          </table:table-cell>
          <table:table-cell table:number-columns-repeated="964"/>
        </table:table-row>
        <table:table-row table:style-name="ro5">
          <table:table-cell table:number-columns-repeated="2"/>
          <table:table-cell table:formula="of:=CONCATENATE(&quot;&quot;;[.C27])" office:value-type="string" office:string-value="GREEN" calcext:value-type="string">
            <text:p>GREEN</text:p>
          </table:table-cell>
          <table:table-cell table:style-name="ce182" table:formula="of:=[.D29]" office:value-type="string" office:string-value=" /*          " calcext:value-type="string">
            <text:p><text:s/>/* <text:s text:c="9"/></text:p>
          </table:table-cell>
          <table:table-cell table:style-name="ce182" table:formula="of:=IF(LEN([.B26])&gt;0;IF(LEN([.B30])&gt;0;[BAT_GENCODE.E29];&quot;----&quot;);&quot;&quot;)" office:value-type="string" office:string-value=" 4,5" calcext:value-type="string">
            <text:p><text:s/>4,5</text:p>
          </table:table-cell>
          <table:table-cell table:style-name="ce182" table:formula="of:=IF(LEN([.B30])&gt;0;[.F29];&quot;-&quot;)" office:value-type="string" office:string-value="v" calcext:value-type="string">
            <text:p>v</text:p>
          </table:table-cell>
          <table:table-cell table:style-name="ce182" table:formula="of:=IF([.E28]&lt;&gt;&quot;----&quot;;IF(LEN([.$A26])=0;&quot;&quot;;IF(LEN([.$A30])=0;CONCATENATE(&quot;&quot;;[.G$20]);CONCATENATE(&quot;&quot;;[.G$19])));[.G27])" office:value-type="string" office:string-value="| - - - - - - - - - - - - - - -  */" calcext:value-type="string">
            <text:p>| - - - - - - - - - - - - - - - <text:s/>*/</text:p>
          </table:table-cell>
          <table:table-cell table:style-name="ce182" table:formula="of:=IF(LEN([.$A26])=0;&quot;&quot;;REPT(&quot; &quot;;20))" office:value-type="string" office:string-value="                    " calcext:value-type="string">
            <text:p><text:s text:c="20"/></text:p>
          </table:table-cell>
          <table:table-cell table:style-name="ce182" table:formula="of:=IF(LEN([.$A26])=0;&quot;&quot;;CONCATENATE(&quot;&quot;;[.I$23]))" office:value-type="string" office:string-value="  */" calcext:value-type="string">
            <text:p><text:s text:c="2"/>*/</text:p>
          </table:table-cell>
          <table:table-cell table:formula="of:=IF(LEN([.$A26])=0;&quot;&quot;;CONCATENATE(&quot;&quot;;[.J$17]))">
            <text:p/>
          </table:table-cell>
          <table:table-cell table:formula="of:=CONCATENATE([.D28];[.E28];[.F28];[.G28];[.H28];[.I28];[.J28])" office:value-type="string" office:string-value=" /*           4,5v| - - - - - - - - - - - - - - -  */                      */" calcext:value-type="string">
            <text:p><text:s/>/* <text:s text:c="10"/>4,5v| - - - - - - - - - - - - - - - <text:s/>*/ <text:s text:c="21"/>*/</text:p>
          </table:table-cell>
          <table:table-cell table:number-columns-repeated="4"/>
          <table:table-cell table:style-name="ce239" table:formula="of:==IF(LEN([.B30])&gt;0;[.E28]&amp;&quot; v&quot;;&quot;&quot;)" office:value-type="string" office:string-value=" 4,5 v" calcext:value-type="string">
            <text:p><text:s/>4,5 v</text:p>
          </table:table-cell>
          <table:table-cell table:style-name="ce244" table:formula="of:=CONCATENATE(&quot;&quot;;[.A26])" office:value-type="string" office:string-value="NORMAL" calcext:value-type="string">
            <text:p>NORMAL</text:p>
          </table:table-cell>
          <table:table-cell table:number-columns-repeated="34"/>
          <table:table-cell table:formula="of:=[.AZ26]" office:value-type="string" office:string-value="} else if (" calcext:value-type="string">
            <text:p>} else if (</text:p>
          </table:table-cell>
          <table:table-cell table:formula="of:=[.BA26]" office:value-type="string" office:string-value="S1_input" calcext:value-type="string">
            <text:p>S1_input</text:p>
          </table:table-cell>
          <table:table-cell table:formula="of:=[.BB26]" office:value-type="string" office:string-value="&lt;" calcext:value-type="string">
            <text:p>&lt;</text:p>
          </table:table-cell>
          <table:table-cell/>
          <table:table-cell table:formula="of:=[.BA12]">
            <text:p/>
          </table:table-cell>
          <table:table-cell office:value-type="string" calcext:value-type="string">
            <text:p>){</text:p>
          </table:table-cell>
          <table:table-cell table:formula="of:=IF(LEN([.BD29])&gt;0;CONCATENATE(IF(LEN([.BD28])&gt;0;CONCATENATE([.AZ28];[.BA28];[.BB28];[.BC28];[.BD28];[.BE28]);[.AZ$34]);&quot;&quot;);&quot;&quot;)">
            <text:p/>
          </table:table-cell>
          <table:table-cell table:number-columns-repeated="964"/>
        </table:table-row>
        <table:table-row table:style-name="ro5">
          <table:table-cell table:style-name="ce167"/>
          <table:table-cell table:style-name="ce170"/>
          <table:table-cell table:formula="of:=CONCATENATE(&quot;&quot;;[.C28])" office:value-type="string" office:string-value="GREEN" calcext:value-type="string">
            <text:p>GREEN</text:p>
          </table:table-cell>
          <table:table-cell table:style-name="ce170" table:formula="of:=IF(LEN([.$A26])=0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70" table:formula="of:=CONCATENATE(REPT(&quot; &quot;;4-LEN(TEXT([.B26];&quot;0,0&quot;)));TEXT([.B26];&quot;0,0&quot;))" office:value-type="string" office:string-value=" 4,3" calcext:value-type="string">
            <text:p><text:s/>4,3</text:p>
          </table:table-cell>
          <table:table-cell table:style-name="ce170" table:formula="of:=IF(LEN([.$A26])=0;&quot;&quot;;CONCATENATE(&quot;&quot;;[.F$19]))" office:value-type="string" office:string-value="v" calcext:value-type="string">
            <text:p>v</text:p>
          </table:table-cell>
          <table:table-cell table:style-name="ce184" table:formula="of:=IF(LEN([.$A26])=0;&quot;&quot;;IF(LEN([.$A30])=0;CONCATENATE(&quot;&quot;;[.G$20]);CONCATENATE(&quot;&quot;;[.G$19])))" office:value-type="string" office:string-value="| - - - - - - - - - - - - - - -  */" calcext:value-type="string">
            <text:p>| - - - - - - - - - - - - - - - <text:s/>*/</text:p>
          </table:table-cell>
          <table:table-cell table:style-name="ce170" table:formula="of:=IF(LEN([.$A26])=0;&quot;&quot;;CONCATENATE(&quot;&quot;;[.H$19]))">
            <text:p/>
          </table:table-cell>
          <table:table-cell table:style-name="ce170" table:formula="of:=IF(LEN([.$A26])=0;&quot;&quot;;CONCATENATE(&quot;&quot;;[.I$19]))">
            <text:p/>
          </table:table-cell>
          <table:table-cell table:style-name="ce187" table:formula="of:=IF(LEN([.$A26])=0;&quot;&quot;;CONCATENATE(&quot;&quot;;[.J$19]))">
            <text:p/>
          </table:table-cell>
          <table:table-cell table:formula="of:=CONCATENATE([.D29];[.E29];[.F29];[.G29];[.H29];[.I29];[.J29])" office:value-type="string" office:string-value=" /*           4,3v| - - - - - - - - - - - - - - -  */" calcext:value-type="string">
            <text:p><text:s/>/* <text:s text:c="10"/>4,3v| - - - - - - - - - - - - - - - <text:s/>*/</text:p>
          </table:table-cell>
          <table:table-cell table:number-columns-repeated="4"/>
          <table:table-cell table:style-name="ce192" table:formula="of:=[.E29]&amp;&quot; v&quot;" office:value-type="string" office:string-value=" 4,3 v" calcext:value-type="string">
            <text:p><text:s/>4,3 v</text:p>
          </table:table-cell>
          <table:table-cell table:style-name="ce245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7]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D28]">
            <text:p/>
          </table:table-cell>
          <table:table-cell office:value-type="string" calcext:value-type="string">
            <text:p>;</text:p>
          </table:table-cell>
          <table:table-cell table:formula="of:=IF(LEN([.BD29])&gt;0;CONCATENATE([.AZ29];[.BA29];[.BB29];[.BC29];[.BD29];[.BE29]);&quot;&quot;)">
            <text:p/>
          </table:table-cell>
          <table:table-cell table:number-columns-repeated="964"/>
        </table:table-row>
        <table:table-row table:style-name="ro5">
          <table:table-cell table:style-name="ce232" table:content-validation-name="val4" table:formula="of:=CONCATENATE(&quot;&quot;;[BAT_GENCODE.A30])" office:value-type="string" office:string-value="LOW" calcext:value-type="string">
            <text:p>LOW</text:p>
          </table:table-cell>
          <table:table-cell table:formula="of:=IF(LEN([.A30])&gt;0;VLOOKUP([.A30];[.$A$6:.$B$15];2;0);&quot;&quot;)" office:value-type="float" office:value="-0.2" calcext:value-type="float">
            <text:p>-0,2</text:p>
          </table:table-cell>
          <table:table-cell table:style-name="ce236" table:content-validation-name="val3" office:value-type="string" calcext:value-type="string">
            <text:p>RED</text:p>
          </table:table-cell>
          <table:table-cell table:style-name="ce181" table:formula="of:=[.D31]" office:value-type="string" office:string-value=" /*          " calcext:value-type="string">
            <text:p><text:s/>/* <text:s text:c="9"/></text:p>
          </table:table-cell>
          <table:table-cell table:style-name="ce181" table:formula="of:=[.E31]" office:value-type="string" office:string-value="-----" calcext:value-type="string">
            <text:p>-----</text:p>
          </table:table-cell>
          <table:table-cell table:style-name="ce181" table:formula="of:=[.F31]">
            <text:p/>
          </table:table-cell>
          <table:table-cell table:style-name="ce181" table:formula="of:=[.G31]" office:value-type="string" office:string-value="|          " calcext:value-type="string">
            <text:p>| <text:s text:c="9"/></text:p>
          </table:table-cell>
          <table:table-cell table:style-name="ce181" table:formula="of:=IF(LEN([.$A30])=0;&quot;&quot;;REPT(&quot; &quot;;20))" office:value-type="string" office:string-value="                    " calcext:value-type="string">
            <text:p><text:s text:c="20"/></text:p>
          </table:table-cell>
          <table:table-cell table:style-name="ce181" table:formula="of:=IF(LEN([.$A30])=0;&quot;&quot;;CONCATENATE(&quot;&quot;;[.I$23]))" office:value-type="string" office:string-value="  */" calcext:value-type="string">
            <text:p><text:s text:c="2"/>*/</text:p>
          </table:table-cell>
          <table:table-cell table:style-name="ce185" table:formula="of:=IF(LEN([.$A30])=0;&quot;&quot;;CONCATENATE(&quot;&quot;;[.J$17]))">
            <text:p/>
          </table:table-cell>
          <table:table-cell table:formula="of:=CONCATENATE([.D30];[.E30];[.F30];[.G30];[.H30];[.I30];[.J30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5"/>
          <table:table-cell table:style-name="ce246"/>
          <table:table-cell table:number-columns-repeated="34"/>
          <table:table-cell table:formula="of:=[.AZ28]" office:value-type="string" office:string-value="} else if (" calcext:value-type="string">
            <text:p>} else if (</text:p>
          </table:table-cell>
          <table:table-cell table:formula="of:=[.BA28]" office:value-type="string" office:string-value="S1_input" calcext:value-type="string">
            <text:p>S1_input</text:p>
          </table:table-cell>
          <table:table-cell table:formula="of:=[.BB28]" office:value-type="string" office:string-value="&lt;" calcext:value-type="string">
            <text:p>&lt;</text:p>
          </table:table-cell>
          <table:table-cell/>
          <table:table-cell table:formula="of:=[.BA13]">
            <text:p/>
          </table:table-cell>
          <table:table-cell office:value-type="string" calcext:value-type="string">
            <text:p>){</text:p>
          </table:table-cell>
          <table:table-cell table:formula="of:=IF(LEN([.BD31])&gt;0;CONCATENATE(IF(LEN([.BD30])&gt;0;CONCATENATE([.AZ30];[.BA30];[.BB30];[.BC30];[.BD30];[.BE30]);[.AZ$34]);&quot;&quot;);&quot;&quot;)">
            <text:p/>
          </table:table-cell>
          <table:table-cell table:number-columns-repeated="964"/>
        </table:table-row>
        <table:table-row table:style-name="ro5">
          <table:table-cell table:number-columns-repeated="2"/>
          <table:table-cell table:formula="of:=CONCATENATE(&quot;&quot;;[.C30])" office:value-type="string" office:string-value="RED" calcext:value-type="string">
            <text:p>RED</text:p>
          </table:table-cell>
          <table:table-cell table:formula="of:=IF(LEN([.$A30])=0;&quot;&quot;;CONCATENATE(&quot;&quot;;[.D$18]))" office:value-type="string" office:string-value=" /*          " calcext:value-type="string">
            <text:p><text:s/>/* <text:s text:c="9"/></text:p>
          </table:table-cell>
          <table:table-cell table:formula="of:=IF(LEN([.$A30])=0;&quot;&quot;;CONCATENATE(&quot;&quot;;[.E$18]))" office:value-type="string" office:string-value="-----" calcext:value-type="string">
            <text:p>-----</text:p>
          </table:table-cell>
          <table:table-cell table:formula="of:=IF(LEN([.$A30])=0;&quot;&quot;;CONCATENATE(&quot;&quot;;[.F$18]))">
            <text:p/>
          </table:table-cell>
          <table:table-cell table:formula="of:=IF(LEN([.$A30])=0;&quot;&quot;;CONCATENATE(&quot;&quot;;[.G$18]))" office:value-type="string" office:string-value="|          " calcext:value-type="string">
            <text:p>| <text:s text:c="9"/></text:p>
          </table:table-cell>
          <table:table-cell table:formula="of:=IF(LEN([.$A30])=0;&quot;&quot;;[.$A30]&amp;REPT(&quot; &quot;;20-LEN([.$A30])))" office:value-type="string" office:string-value="LOW                 " calcext:value-type="string">
            <text:p>LOW <text:s text:c="16"/></text:p>
          </table:table-cell>
          <table:table-cell table:formula="of:=IF(LEN([.$A30])=0;&quot;&quot;;CONCATENATE(&quot;&quot;;[.I$18]))" office:value-type="string" office:string-value="  */" calcext:value-type="string">
            <text:p><text:s text:c="2"/>*/</text:p>
          </table:table-cell>
          <table:table-cell table:formula="of:=IF(LEN([.$A30])=0;&quot;&quot;;CONCATENATE(&quot;&quot;;[.J$18]))">
            <text:p/>
          </table:table-cell>
          <table:table-cell table:formula="of:=CONCATENATE([.D31];[.E31];[.F31];[.G31];[.H31];[.I31];[.J31])" office:value-type="string" office:string-value=" /*          -----|          LOW                   */" calcext:value-type="string">
            <text:p><text:s/>/* <text:s text:c="9"/>-----| <text:s text:c="9"/>LOW <text:s text:c="18"/>*/</text:p>
          </table:table-cell>
          <table:table-cell table:number-columns-repeated="5"/>
          <table:table-cell table:style-name="ce247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29]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A14]">
            <text:p/>
          </table:table-cell>
          <table:table-cell office:value-type="string" calcext:value-type="string">
            <text:p>;</text:p>
          </table:table-cell>
          <table:table-cell table:formula="of:=IF(LEN([.BD31])&gt;0;CONCATENATE([.AZ31];[.BA31];[.BB31];[.BC31];[.BD31];[.BE31]);&quot;&quot;)">
            <text:p/>
          </table:table-cell>
          <table:table-cell table:number-columns-repeated="964"/>
        </table:table-row>
        <table:table-row table:style-name="ro5">
          <table:table-cell table:number-columns-repeated="2"/>
          <table:table-cell table:formula="of:=CONCATENATE(&quot;&quot;;[.C31])" office:value-type="string" office:string-value="RED" calcext:value-type="string">
            <text:p>RED</text:p>
          </table:table-cell>
          <table:table-cell table:style-name="ce182" table:formula="of:=[.D33]" office:value-type="string" office:string-value=" /*          " calcext:value-type="string">
            <text:p><text:s/>/* <text:s text:c="9"/></text:p>
          </table:table-cell>
          <table:table-cell table:style-name="ce182" table:formula="of:=IF(LEN([.B30])&gt;0;IF(LEN([.B34])&gt;0;[BAT_GENCODE.E33];&quot;----&quot;);&quot;&quot;)" office:value-type="string" office:string-value="----" calcext:value-type="string">
            <text:p>----</text:p>
          </table:table-cell>
          <table:table-cell table:style-name="ce182" table:formula="of:=IF(LEN([.B34])&gt;0;[.F33];&quot;-&quot;)" office:value-type="string" office:string-value="-" calcext:value-type="string">
            <text:p>-</text:p>
          </table:table-cell>
          <table:table-cell table:style-name="ce182" table:formula="of:=IF([.E32]&lt;&gt;&quot;----&quot;;IF(LEN([.$A30])=0;&quot;&quot;;IF(LEN([.$A34])=0;CONCATENATE(&quot;&quot;;[.G$20]);CONCATENATE(&quot;&quot;;[.G$19])));[.G31])" office:value-type="string" office:string-value="|          " calcext:value-type="string">
            <text:p>| <text:s text:c="9"/></text:p>
          </table:table-cell>
          <table:table-cell table:style-name="ce182" table:formula="of:=IF(LEN([.$A30])=0;&quot;&quot;;REPT(&quot; &quot;;20))" office:value-type="string" office:string-value="                    " calcext:value-type="string">
            <text:p><text:s text:c="20"/></text:p>
          </table:table-cell>
          <table:table-cell table:style-name="ce182" table:formula="of:=IF(LEN([.$A30])=0;&quot;&quot;;CONCATENATE(&quot;&quot;;[.I$23]))" office:value-type="string" office:string-value="  */" calcext:value-type="string">
            <text:p><text:s text:c="2"/>*/</text:p>
          </table:table-cell>
          <table:table-cell table:formula="of:=IF(LEN([.$A30])=0;&quot;&quot;;CONCATENATE(&quot;&quot;;[.J$17]))">
            <text:p/>
          </table:table-cell>
          <table:table-cell table:formula="of:=CONCATENATE([.D32];[.E32];[.F32];[.G32];[.H32];[.I32];[.J32])" office:value-type="string" office:string-value=" /*          -----|                                */" calcext:value-type="string">
            <text:p><text:s/>/* <text:s text:c="9"/>-----| <text:s text:c="31"/>*/</text:p>
          </table:table-cell>
          <table:table-cell table:number-columns-repeated="4"/>
          <table:table-cell table:style-name="ce239" table:formula="of:==IF(LEN([.B34])&gt;0;[.E32]&amp;&quot; v&quot;;&quot;&quot;)">
            <text:p/>
          </table:table-cell>
          <table:table-cell table:style-name="ce244" table:formula="of:=CONCATENATE(&quot;&quot;;[.A30])" office:value-type="string" office:string-value="LOW" calcext:value-type="string">
            <text:p>LOW</text:p>
          </table:table-cell>
          <table:table-cell table:number-columns-repeated="34"/>
          <table:table-cell table:formula="of:=[.AZ30]" office:value-type="string" office:string-value="} else if (" calcext:value-type="string">
            <text:p>} else if (</text:p>
          </table:table-cell>
          <table:table-cell table:formula="of:=[.BA30]" office:value-type="string" office:string-value="S1_input" calcext:value-type="string">
            <text:p>S1_input</text:p>
          </table:table-cell>
          <table:table-cell table:formula="of:=[.BB30]" office:value-type="string" office:string-value="&lt;" calcext:value-type="string">
            <text:p>&lt;</text:p>
          </table:table-cell>
          <table:table-cell/>
          <table:table-cell table:formula="of:=[.BA13]">
            <text:p/>
          </table:table-cell>
          <table:table-cell office:value-type="string" calcext:value-type="string">
            <text:p>){</text:p>
          </table:table-cell>
          <table:table-cell table:formula="of:=IF(LEN([.BD33])&gt;0;CONCATENATE(IF(LEN([.BD32])&gt;0;CONCATENATE([.AZ32];[.BA32];[.BB32];[.BC32];[.BD32];[.BE32]);[.AZ$34]);&quot;&quot;);&quot;&quot;)">
            <text:p/>
          </table:table-cell>
          <table:table-cell table:number-columns-repeated="964"/>
        </table:table-row>
        <table:table-row table:style-name="ro5">
          <table:table-cell table:style-name="ce167"/>
          <table:table-cell table:style-name="ce170"/>
          <table:table-cell table:formula="of:=CONCATENATE(&quot;&quot;;[.C32])" office:value-type="string" office:string-value="RED" calcext:value-type="string">
            <text:p>RED</text:p>
          </table:table-cell>
          <table:table-cell table:style-name="ce170" table:formula="of:=IF(LEN([.$A30])=0;&quot;&quot;;CONCATENATE(&quot;&quot;;[.D$19]))" office:value-type="string" office:string-value=" /*          " calcext:value-type="string">
            <text:p><text:s/>/* <text:s text:c="9"/></text:p>
          </table:table-cell>
          <table:table-cell table:style-name="ce170" table:formula="of:=CONCATENATE(REPT(&quot; &quot;;4-LEN(TEXT([.B30];&quot;0,0&quot;)));TEXT([.B30];&quot;0,0&quot;))" office:value-type="string" office:string-value="-0,2" calcext:value-type="string">
            <text:p>-0,2</text:p>
          </table:table-cell>
          <table:table-cell table:style-name="ce170" table:formula="of:=IF(LEN([.$A30])=0;&quot;&quot;;CONCATENATE(&quot;&quot;;[.F$19]))" office:value-type="string" office:string-value="v" calcext:value-type="string">
            <text:p>v</text:p>
          </table:table-cell>
          <table:table-cell table:style-name="ce184" table:formula="of:=IF(LEN([.$A30])=0;&quot;&quot;;IF(LEN([.$A34])=0;CONCATENATE(&quot;&quot;;[.G$20]);CONCATENATE(&quot;&quot;;[.G$19])))" office:value-type="string" office:string-value="|________________________________*/" calcext:value-type="string">
            <text:p>|________________________________*/</text:p>
          </table:table-cell>
          <table:table-cell table:style-name="ce170" table:formula="of:=IF(LEN([.$A30])=0;&quot;&quot;;CONCATENATE(&quot;&quot;;[.H$19]))">
            <text:p/>
          </table:table-cell>
          <table:table-cell table:style-name="ce170" table:formula="of:=IF(LEN([.$A30])=0;&quot;&quot;;CONCATENATE(&quot;&quot;;[.I$19]))">
            <text:p/>
          </table:table-cell>
          <table:table-cell table:style-name="ce187" table:formula="of:=IF(LEN([.$A30])=0;&quot;&quot;;CONCATENATE(&quot;&quot;;[.J$19]))">
            <text:p/>
          </table:table-cell>
          <table:table-cell table:formula="of:=CONCATENATE([.D33];[.E33];[.F33];[.G33];[.H33];[.I33];[.J33])" office:value-type="string" office:string-value=" /*          -0,2v|________________________________*/" calcext:value-type="string">
            <text:p><text:s/>/* <text:s text:c="9"/>-0,2v|________________________________*/</text:p>
          </table:table-cell>
          <table:table-cell table:number-columns-repeated="4"/>
          <table:table-cell table:style-name="ce192" table:formula="of:=[.E33]&amp;&quot; v&quot;" office:value-type="string" office:string-value="-0,2 v" calcext:value-type="string">
            <text:p>-0,2 v</text:p>
          </table:table-cell>
          <table:table-cell table:style-name="ce245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31]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D32]">
            <text:p/>
          </table:table-cell>
          <table:table-cell office:value-type="string" calcext:value-type="string">
            <text:p>;</text:p>
          </table:table-cell>
          <table:table-cell table:formula="of:=IF(LEN([.BD33])&gt;0;CONCATENATE([.AZ33];[.BA33];[.BB33];[.BC33];[.BD33];[.BE33]);&quot;&quot;)">
            <text:p/>
          </table:table-cell>
          <table:table-cell table:number-columns-repeated="964"/>
        </table:table-row>
        <table:table-row table:style-name="ro5">
          <table:table-cell table:style-name="ce232" table:content-validation-name="val4" table:formula="of:=CONCATENATE(&quot;&quot;;[BAT_GENCODE.A34])">
            <text:p/>
          </table:table-cell>
          <table:table-cell table:formula="of:=IF(LEN([.A34])&gt;0;VLOOKUP([.A34];[.$A$6:.$B$15];2;0);&quot;&quot;)">
            <text:p/>
          </table:table-cell>
          <table:table-cell table:style-name="ce236" table:content-validation-name="val3"/>
          <table:table-cell table:style-name="ce181" table:formula="of:=[.D35]">
            <text:p/>
          </table:table-cell>
          <table:table-cell table:style-name="ce181" table:formula="of:=[.E35]">
            <text:p/>
          </table:table-cell>
          <table:table-cell table:style-name="ce181" table:formula="of:=[.F35]">
            <text:p/>
          </table:table-cell>
          <table:table-cell table:style-name="ce181" table:formula="of:=[.G35]">
            <text:p/>
          </table:table-cell>
          <table:table-cell table:style-name="ce181" table:formula="of:=IF(LEN([.$A34])=0;&quot;&quot;;REPT(&quot; &quot;;20))">
            <text:p/>
          </table:table-cell>
          <table:table-cell table:style-name="ce181" table:formula="of:=IF(LEN([.$A34])=0;&quot;&quot;;CONCATENATE(&quot;&quot;;[.I$23]))">
            <text:p/>
          </table:table-cell>
          <table:table-cell table:style-name="ce185" table:formula="of:=IF(LEN([.$A34])=0;&quot;&quot;;CONCATENATE(&quot;&quot;;[.J$17]))">
            <text:p/>
          </table:table-cell>
          <table:table-cell table:formula="of:=CONCATENATE([.D34];[.E34];[.F34];[.G34];[.H34];[.I34];[.J34])">
            <text:p/>
          </table:table-cell>
          <table:table-cell table:number-columns-repeated="5"/>
          <table:table-cell table:style-name="ce246"/>
          <table:table-cell table:number-columns-repeated="34"/>
          <table:table-cell office:value-type="string" calcext:value-type="string">
            <text:p>} else {</text:p>
          </table:table-cell>
          <table:table-cell table:number-columns-repeated="5"/>
          <table:table-cell table:formula="of:=IF(LEN([.BD35])&gt;0;CONCATENATE(IF(LEN([.BD34])&gt;0;CONCATENATE([.AZ34];[.BA34];[.BB34];[.BC34];[.BD34];[.BE34]);[.AZ$34]);&quot;&quot;);&quot;&quot;)">
            <text:p/>
          </table:table-cell>
          <table:table-cell table:number-columns-repeated="964"/>
        </table:table-row>
        <table:table-row table:style-name="ro5">
          <table:table-cell table:number-columns-repeated="2"/>
          <table:table-cell table:formula="of:=CONCATENATE(&quot;&quot;;[.C34])">
            <text:p/>
          </table:table-cell>
          <table:table-cell table:formula="of:=IF(LEN([.$A34])=0;&quot;&quot;;CONCATENATE(&quot;&quot;;[.D$18]))">
            <text:p/>
          </table:table-cell>
          <table:table-cell table:formula="of:=IF(LEN([.$A34])=0;&quot;&quot;;CONCATENATE(&quot;&quot;;[.E$18]))">
            <text:p/>
          </table:table-cell>
          <table:table-cell table:formula="of:=IF(LEN([.$A34])=0;&quot;&quot;;CONCATENATE(&quot;&quot;;[.F$18]))">
            <text:p/>
          </table:table-cell>
          <table:table-cell table:formula="of:=IF(LEN([.$A34])=0;&quot;&quot;;CONCATENATE(&quot;&quot;;[.G$18]))">
            <text:p/>
          </table:table-cell>
          <table:table-cell table:formula="of:=IF(LEN([.$A34])=0;&quot;&quot;;[.$A34]&amp;REPT(&quot; &quot;;20-LEN([.$A34])))">
            <text:p/>
          </table:table-cell>
          <table:table-cell table:formula="of:=IF(LEN([.$A34])=0;&quot;&quot;;CONCATENATE(&quot;&quot;;[.I$18]))">
            <text:p/>
          </table:table-cell>
          <table:table-cell table:formula="of:=IF(LEN([.$A34])=0;&quot;&quot;;CONCATENATE(&quot;&quot;;[.J$18]))">
            <text:p/>
          </table:table-cell>
          <table:table-cell table:formula="of:=CONCATENATE([.D35];[.E35];[.F35];[.G35];[.H35];[.I35];[.J35])">
            <text:p/>
          </table:table-cell>
          <table:table-cell table:number-columns-repeated="5"/>
          <table:table-cell table:style-name="ce243"/>
          <table:table-cell table:number-columns-repeated="34"/>
          <table:table-cell office:value-type="string" calcext:value-type="string">
            <text:p><text:s text:c="4"/></text:p>
          </table:table-cell>
          <table:table-cell table:formula="of:=[.BA33]" office:value-type="string" office:string-value="S1_range_unfilt" calcext:value-type="string">
            <text:p>S1_range_unfilt</text:p>
          </table:table-cell>
          <table:table-cell office:value-type="string" calcext:value-type="string">
            <text:p>=</text:p>
          </table:table-cell>
          <table:table-cell/>
          <table:table-cell table:formula="of:=[.BA14]">
            <text:p/>
          </table:table-cell>
          <table:table-cell office:value-type="string" calcext:value-type="string">
            <text:p>;</text:p>
          </table:table-cell>
          <table:table-cell table:formula="of:=IF(LEN([.BD35])&gt;0;CONCATENATE([.AZ35];[.BA35];[.BB35];[.BC35];[.BD35];[.BE35]);&quot;&quot;)">
            <text:p/>
          </table:table-cell>
          <table:table-cell table:number-columns-repeated="964"/>
        </table:table-row>
        <table:table-row table:style-name="ro5">
          <table:table-cell table:number-columns-repeated="2"/>
          <table:table-cell table:formula="of:=CONCATENATE(&quot;&quot;;[.C35])">
            <text:p/>
          </table:table-cell>
          <table:table-cell table:style-name="ce182" table:formula="of:=[.D37]">
            <text:p/>
          </table:table-cell>
          <table:table-cell table:style-name="ce182" table:formula="of:=IF(LEN([.B34])&gt;0;IF(LEN([.B38])&gt;0;[BAT_GENCODE.E37];&quot;----&quot;);&quot;&quot;)">
            <text:p/>
          </table:table-cell>
          <table:table-cell table:style-name="ce182" table:formula="of:=IF(LEN([.B34])&gt;0;IF(LEN([.B38])&gt;0;[.F37];&quot;-&quot;);&quot;&quot;)">
            <text:p/>
          </table:table-cell>
          <table:table-cell table:style-name="ce182" table:formula="of:=IF([.E36]&lt;&gt;&quot;----&quot;;IF(LEN([.$A34])=0;&quot;&quot;;IF(LEN([.$A38])=0;CONCATENATE(&quot;&quot;;[.G$20]);CONCATENATE(&quot;&quot;;[.G$19])));[.G35])">
            <text:p/>
          </table:table-cell>
          <table:table-cell table:style-name="ce182" table:formula="of:=IF(LEN([.$A34])=0;&quot;&quot;;REPT(&quot; &quot;;20))">
            <text:p/>
          </table:table-cell>
          <table:table-cell table:style-name="ce182" table:formula="of:=IF(LEN([.$A34])=0;&quot;&quot;;CONCATENATE(&quot;&quot;;[.I$23]))">
            <text:p/>
          </table:table-cell>
          <table:table-cell table:formula="of:=IF(LEN([.$A34])=0;&quot;&quot;;CONCATENATE(&quot;&quot;;[.J$17]))">
            <text:p/>
          </table:table-cell>
          <table:table-cell table:formula="of:=CONCATENATE([.D36];[.E36];[.F36];[.G36];[.H36];[.I36];[.J36])">
            <text:p/>
          </table:table-cell>
          <table:table-cell table:number-columns-repeated="4"/>
          <table:table-cell table:style-name="ce240" table:formula="of:==IF(LEN([.B38])&gt;0;[.E36]&amp;&quot; v&quot;;&quot;&quot;)">
            <text:p/>
          </table:table-cell>
          <table:table-cell table:style-name="ce244" table:formula="of:=CONCATENATE(&quot;&quot;;[.A34])">
            <text:p/>
          </table:table-cell>
          <table:table-cell table:number-columns-repeated="34"/>
          <table:table-cell office:value-type="string" calcext:value-type="string">
            <text:p>}</text:p>
          </table:table-cell>
          <table:table-cell table:number-columns-repeated="5"/>
          <table:table-cell table:style-name="ce222" table:formula="of:=[.AZ36]" office:value-type="string" office:string-value="}" calcext:value-type="string">
            <text:p>}</text:p>
          </table:table-cell>
          <table:table-cell table:style-name="ce226" table:number-columns-repeated="2"/>
          <table:table-cell table:style-name="ce229"/>
          <table:table-cell table:number-columns-repeated="961"/>
        </table:table-row>
        <table:table-row table:style-name="ro5">
          <table:table-cell table:style-name="ce167"/>
          <table:table-cell table:style-name="ce170"/>
          <table:table-cell table:formula="of:=CONCATENATE(&quot;&quot;;[.C36])">
            <text:p/>
          </table:table-cell>
          <table:table-cell table:style-name="ce170" table:formula="of:=IF(LEN([.$A34])=0;&quot;&quot;;CONCATENATE(&quot;&quot;;[.D$19]))">
            <text:p/>
          </table:table-cell>
          <table:table-cell table:style-name="ce170" table:formula="of:=CONCATENATE(REPT(&quot; &quot;;4-LEN(TEXT([.B34];&quot;0,0&quot;)));TEXT([.B34];&quot;0,0&quot;))" office:value-type="string" office:string-value="    " calcext:value-type="string">
            <text:p><text:s text:c="4"/></text:p>
          </table:table-cell>
          <table:table-cell table:style-name="ce170" table:formula="of:=IF(LEN([.$A34])=0;&quot;&quot;;CONCATENATE(&quot;&quot;;[.F$19]))">
            <text:p/>
          </table:table-cell>
          <table:table-cell table:style-name="ce184" table:formula="of:=IF(LEN([.$A34])=0;&quot;&quot;;IF(LEN([.$A38])=0;CONCATENATE(&quot;&quot;;[.G$20]);CONCATENATE(&quot;&quot;;[.G$19])))">
            <text:p/>
          </table:table-cell>
          <table:table-cell table:style-name="ce170" table:formula="of:=IF(LEN([.$A34])=0;&quot;&quot;;CONCATENATE(&quot;&quot;;[.H$19]))">
            <text:p/>
          </table:table-cell>
          <table:table-cell table:style-name="ce170" table:formula="of:=IF(LEN([.$A34])=0;&quot;&quot;;CONCATENATE(&quot;&quot;;[.I$19]))">
            <text:p/>
          </table:table-cell>
          <table:table-cell table:style-name="ce187" table:formula="of:=IF(LEN([.$A34])=0;&quot;&quot;;CONCATENATE(&quot;&quot;;[.J$19]))">
            <text:p/>
          </table:table-cell>
          <table:table-cell table:formula="of:=CONCATENATE([.D37];[.E37];[.F37];[.G37];[.H37];[.I37];[.J37])" office:value-type="string" office:string-value="    " calcext:value-type="string">
            <text:p><text:s text:c="4"/></text:p>
          </table:table-cell>
          <table:table-cell table:number-columns-repeated="4"/>
          <table:table-cell table:style-name="ce192" table:formula="of:=[.E37]&amp;&quot; v&quot;" office:value-type="string" office:string-value="     v" calcext:value-type="string">
            <text:p><text:s text:c="5"/>v</text:p>
          </table:table-cell>
          <table:table-cell table:style-name="ce245"/>
          <table:table-cell table:number-columns-repeated="40"/>
          <table:table-cell table:style-name="Default" table:number-columns-repeated="4"/>
          <table:table-cell table:number-columns-repeated="961"/>
        </table:table-row>
        <table:table-row table:style-name="ro5">
          <table:table-cell table:style-name="ce232" table:content-validation-name="val4" table:formula="of:=CONCATENATE(&quot;&quot;;[BAT_GENCODE.A38])">
            <text:p/>
          </table:table-cell>
          <table:table-cell table:formula="of:=IF(LEN([.A38])&gt;0;VLOOKUP([.A38];[.$A$6:.$B$15];2;0);&quot;&quot;)">
            <text:p/>
          </table:table-cell>
          <table:table-cell table:style-name="ce236" table:content-validation-name="val3"/>
          <table:table-cell table:style-name="ce181" table:formula="of:=[.D39]">
            <text:p/>
          </table:table-cell>
          <table:table-cell table:style-name="ce181" table:formula="of:=[.E39]">
            <text:p/>
          </table:table-cell>
          <table:table-cell table:style-name="ce181" table:formula="of:=[.F39]">
            <text:p/>
          </table:table-cell>
          <table:table-cell table:style-name="ce181" table:formula="of:=[.G39]">
            <text:p/>
          </table:table-cell>
          <table:table-cell table:style-name="ce181" table:formula="of:=IF(LEN([.$A38])=0;&quot;&quot;;REPT(&quot; &quot;;20))">
            <text:p/>
          </table:table-cell>
          <table:table-cell table:style-name="ce181" table:formula="of:=IF(LEN([.$A38])=0;&quot;&quot;;CONCATENATE(&quot;&quot;;[.I$23]))">
            <text:p/>
          </table:table-cell>
          <table:table-cell table:style-name="ce185" table:formula="of:=IF(LEN([.$A38])=0;&quot;&quot;;CONCATENATE(&quot;&quot;;[.J$17]))">
            <text:p/>
          </table:table-cell>
          <table:table-cell table:formula="of:=CONCATENATE([.D38];[.E38];[.F38];[.G38];[.H38];[.I38];[.J38])">
            <text:p/>
          </table:table-cell>
          <table:table-cell table:number-columns-repeated="5"/>
          <table:table-cell table:style-name="ce246"/>
          <table:table-cell table:number-columns-repeated="40"/>
          <table:table-cell table:style-name="Default" table:number-columns-repeated="4"/>
          <table:table-cell table:number-columns-repeated="961"/>
        </table:table-row>
        <table:table-row table:style-name="ro5">
          <table:table-cell table:number-columns-repeated="2"/>
          <table:table-cell table:formula="of:=CONCATENATE(&quot;&quot;;[.C38])">
            <text:p/>
          </table:table-cell>
          <table:table-cell table:formula="of:=IF(LEN([.$A38])=0;&quot;&quot;;CONCATENATE(&quot;&quot;;[.D$18]))">
            <text:p/>
          </table:table-cell>
          <table:table-cell table:formula="of:=IF(LEN([.$A38])=0;&quot;&quot;;CONCATENATE(&quot;&quot;;[.E$18]))">
            <text:p/>
          </table:table-cell>
          <table:table-cell table:formula="of:=IF(LEN([.$A38])=0;&quot;&quot;;CONCATENATE(&quot;&quot;;[.F$18]))">
            <text:p/>
          </table:table-cell>
          <table:table-cell table:formula="of:=IF(LEN([.$A38])=0;&quot;&quot;;CONCATENATE(&quot;&quot;;[.G$18]))">
            <text:p/>
          </table:table-cell>
          <table:table-cell table:formula="of:=IF(LEN([.$A38])=0;&quot;&quot;;[.$A38]&amp;REPT(&quot; &quot;;20-LEN([.$A38])))">
            <text:p/>
          </table:table-cell>
          <table:table-cell table:formula="of:=IF(LEN([.$A38])=0;&quot;&quot;;CONCATENATE(&quot;&quot;;[.I$18]))">
            <text:p/>
          </table:table-cell>
          <table:table-cell table:formula="of:=IF(LEN([.$A38])=0;&quot;&quot;;CONCATENATE(&quot;&quot;;[.J$18]))">
            <text:p/>
          </table:table-cell>
          <table:table-cell table:formula="of:=CONCATENATE([.D39];[.E39];[.F39];[.G39];[.H39];[.I39];[.J39])">
            <text:p/>
          </table:table-cell>
          <table:table-cell table:number-columns-repeated="5"/>
          <table:table-cell table:style-name="ce243"/>
          <table:table-cell table:number-columns-repeated="40"/>
          <table:table-cell table:style-name="Default" table:number-columns-repeated="4"/>
          <table:table-cell table:number-columns-repeated="961"/>
        </table:table-row>
        <table:table-row table:style-name="ro5">
          <table:table-cell table:number-columns-repeated="2"/>
          <table:table-cell table:formula="of:=CONCATENATE(&quot;&quot;;[.C39])">
            <text:p/>
          </table:table-cell>
          <table:table-cell table:style-name="ce182" table:formula="of:=[.D41]">
            <text:p/>
          </table:table-cell>
          <table:table-cell table:style-name="ce182" table:formula="of:=IF(LEN([.B38])&gt;0;IF(LEN([.B42])&gt;0;[BAT_GENCODE.E41];&quot;----&quot;);&quot;&quot;)">
            <text:p/>
          </table:table-cell>
          <table:table-cell table:style-name="ce182" table:formula="of:=IF(LEN([.B42])&gt;0;[.F41];&quot;-&quot;)" office:value-type="string" office:string-value="-" calcext:value-type="string">
            <text:p>-</text:p>
          </table:table-cell>
          <table:table-cell table:style-name="ce182" table:formula="of:=IF([.E40]&lt;&gt;&quot;----&quot;;IF(LEN([.$A38])=0;&quot;&quot;;IF(LEN([.$A42])=0;CONCATENATE(&quot;&quot;;[.G$20]);CONCATENATE(&quot;&quot;;[.G$19])));[.G39])">
            <text:p/>
          </table:table-cell>
          <table:table-cell table:style-name="ce182" table:formula="of:=IF(LEN([.$A38])=0;&quot;&quot;;REPT(&quot; &quot;;20))">
            <text:p/>
          </table:table-cell>
          <table:table-cell table:style-name="ce182" table:formula="of:=IF(LEN([.$A38])=0;&quot;&quot;;CONCATENATE(&quot;&quot;;[.I$23]))">
            <text:p/>
          </table:table-cell>
          <table:table-cell table:formula="of:=IF(LEN([.$A38])=0;&quot;&quot;;CONCATENATE(&quot;&quot;;[.J$17]))">
            <text:p/>
          </table:table-cell>
          <table:table-cell table:formula="of:=CONCATENATE([.D40];[.E40];[.F40];[.G40];[.H40];[.I40];[.J40])" office:value-type="string" office:string-value="-" calcext:value-type="string">
            <text:p>-</text:p>
          </table:table-cell>
          <table:table-cell table:number-columns-repeated="4"/>
          <table:table-cell table:style-name="ce239" table:formula="of:==IF(LEN([.B42])&gt;0;[.E40]&amp;&quot; v&quot;;&quot;&quot;)">
            <text:p/>
          </table:table-cell>
          <table:table-cell table:style-name="ce244" table:formula="of:=CONCATENATE(&quot;&quot;;[.A38])">
            <text:p/>
          </table:table-cell>
          <table:table-cell table:number-columns-repeated="40"/>
          <table:table-cell table:style-name="Default" table:number-columns-repeated="4"/>
          <table:table-cell table:number-columns-repeated="961"/>
        </table:table-row>
        <table:table-row table:style-name="ro5">
          <table:table-cell table:style-name="ce167"/>
          <table:table-cell table:style-name="ce170"/>
          <table:table-cell table:formula="of:=CONCATENATE(&quot;&quot;;[.C40])">
            <text:p/>
          </table:table-cell>
          <table:table-cell table:style-name="ce170" table:formula="of:=IF(LEN([.$A38])=0;&quot;&quot;;CONCATENATE(&quot;&quot;;[.D$19]))">
            <text:p/>
          </table:table-cell>
          <table:table-cell table:style-name="ce170" table:formula="of:=IF([.B38]&lt;0;&quot; 0,0&quot;;CONCATENATE(REPT(&quot; &quot;;4-LEN(TEXT([.B38];&quot;0,0&quot;)));TEXT([.B38];&quot;0,0&quot;)))" office:value-type="string" office:string-value="    " calcext:value-type="string">
            <text:p><text:s text:c="4"/></text:p>
          </table:table-cell>
          <table:table-cell table:style-name="ce170" table:formula="of:=IF(LEN([.$A38])=0;&quot;&quot;;CONCATENATE(&quot;&quot;;[.F$19]))">
            <text:p/>
          </table:table-cell>
          <table:table-cell table:style-name="ce184" table:formula="of:=IF(LEN([.$A38])=0;&quot;&quot;;IF(LEN([.$A42])=0;CONCATENATE(&quot;&quot;;[.G$20]);CONCATENATE(&quot;&quot;;[.G$19])))">
            <text:p/>
          </table:table-cell>
          <table:table-cell table:style-name="ce170" table:formula="of:=IF(LEN([.$A38])=0;&quot;&quot;;CONCATENATE(&quot;&quot;;[.H$19]))">
            <text:p/>
          </table:table-cell>
          <table:table-cell table:style-name="ce170" table:formula="of:=IF(LEN([.$A38])=0;&quot;&quot;;CONCATENATE(&quot;&quot;;[.I$19]))">
            <text:p/>
          </table:table-cell>
          <table:table-cell table:style-name="ce187" table:formula="of:=IF(LEN([.$A38])=0;&quot;&quot;;CONCATENATE(&quot;&quot;;[.J$19]))">
            <text:p/>
          </table:table-cell>
          <table:table-cell table:formula="of:=CONCATENATE([.D41];[.E41];[.F41];[.G41];[.H41];[.I41];[.J41])" office:value-type="string" office:string-value="    " calcext:value-type="string">
            <text:p><text:s text:c="4"/></text:p>
          </table:table-cell>
          <table:table-cell table:number-columns-repeated="4"/>
          <table:table-cell table:style-name="ce192" table:formula="of:=[.E41]&amp;&quot; v&quot;" office:value-type="string" office:string-value="     v" calcext:value-type="string">
            <text:p><text:s text:c="5"/>v</text:p>
          </table:table-cell>
          <table:table-cell table:style-name="ce245"/>
          <table:table-cell table:number-columns-repeated="34"/>
          <table:table-cell office:value-type="string" calcext:value-type="string">
            <text:p>if (s1_range_unfil&gt;s1_final_range_unfilt){</text:p>
          </table:table-cell>
          <table:table-cell table:number-columns-repeated="5"/>
          <table:table-cell table:style-name="ce250" table:formula="of:=CONCATENATE([.AY41];[.AZ41];[.BA41];[.BB41];[.BC41];[.BD41])" office:value-type="string" office:string-value="if (s1_range_unfil&gt;s1_final_range_unfilt){" calcext:value-type="string">
            <text:p>if (s1_range_unfil&gt;s1_final_range_unfilt){</text:p>
          </table:table-cell>
          <table:table-cell table:style-name="ce253" table:number-columns-repeated="2"/>
          <table:table-cell table:style-name="ce256"/>
          <table:table-cell table:number-columns-repeated="961"/>
        </table:table-row>
        <table:table-row table:style-name="ro5">
          <table:table-cell table:style-name="ce233" table:content-validation-name="val4" table:formula="of:=CONCATENATE(&quot;&quot;;[BAT_GENCODE.A42])">
            <text:p/>
          </table:table-cell>
          <table:table-cell table:style-name="ce182" table:formula="of:=IF(LEN([.A42])&gt;0;VLOOKUP([.A42];[.$A$6:.$B$15];2;0);&quot;&quot;)">
            <text:p/>
          </table:table-cell>
          <table:table-cell table:style-name="ce236" table:content-validation-name="val3"/>
          <table:table-cell table:style-name="ce181" table:formula="of:=[.D43]">
            <text:p/>
          </table:table-cell>
          <table:table-cell table:style-name="ce181" table:formula="of:=[.E43]">
            <text:p/>
          </table:table-cell>
          <table:table-cell table:style-name="ce181" table:formula="of:=[.F43]">
            <text:p/>
          </table:table-cell>
          <table:table-cell table:style-name="ce181" table:formula="of:=[.G43]">
            <text:p/>
          </table:table-cell>
          <table:table-cell table:style-name="ce181" table:formula="of:=IF(LEN([.$A42])=0;&quot;&quot;;REPT(&quot; &quot;;20))">
            <text:p/>
          </table:table-cell>
          <table:table-cell table:style-name="ce181" table:formula="of:=IF(LEN([.$A42])=0;&quot;&quot;;CONCATENATE(&quot;&quot;;[.I$23]))">
            <text:p/>
          </table:table-cell>
          <table:table-cell table:style-name="ce185" table:formula="of:=IF(LEN([.$A42])=0;&quot;&quot;;CONCATENATE(&quot;&quot;;[.J$17]))">
            <text:p/>
          </table:table-cell>
          <table:table-cell table:formula="of:=CONCATENATE([.D42];[.E42];[.F42];[.G42];[.H42];[.I42];[.J42])">
            <text:p/>
          </table:table-cell>
          <table:table-cell table:number-columns-repeated="5"/>
          <table:table-cell table:style-name="ce248"/>
          <table:table-cell table:number-columns-repeated="34"/>
          <table:table-cell office:value-type="string" calcext:value-type="string">
            <text:p><text:s text:c="4"/></text:p>
          </table:table-cell>
          <table:table-cell office:value-type="string" calcext:value-type="string">
            <text:p>if (s1_range_hyst_unfilt&gt;s1_final_range_unfilt){</text:p>
          </table:table-cell>
          <table:table-cell table:number-columns-repeated="4"/>
          <table:table-cell table:style-name="ce251" table:formula="of:=CONCATENATE([.AY42];[.AZ42];[.BA42];[.BB42];[.BC42];[.BD42])" office:value-type="string" office:string-value="    if (s1_range_hyst_unfilt&gt;s1_final_range_unfilt){" calcext:value-type="string">
            <text:p><text:s text:c="4"/>if (s1_range_hyst_unfilt&gt;s1_final_range_unfilt){</text:p>
          </table:table-cell>
          <table:table-cell table:style-name="ce254" table:number-columns-repeated="2"/>
          <table:table-cell table:style-name="ce257"/>
          <table:table-cell table:number-columns-repeated="961"/>
        </table:table-row>
        <table:table-row table:style-name="ro5">
          <table:table-cell table:style-name="ce182" table:number-columns-repeated="2"/>
          <table:table-cell table:formula="of:=CONCATENATE(&quot;&quot;;[.C42])">
            <text:p/>
          </table:table-cell>
          <table:table-cell table:formula="of:=IF(LEN([.$A42])=0;&quot;&quot;;CONCATENATE(&quot;&quot;;[.D$18]))">
            <text:p/>
          </table:table-cell>
          <table:table-cell table:formula="of:=IF(LEN([.$A42])=0;&quot;&quot;;CONCATENATE(&quot;&quot;;[.E$18]))">
            <text:p/>
          </table:table-cell>
          <table:table-cell table:formula="of:=IF(LEN([.$A42])=0;&quot;&quot;;CONCATENATE(&quot;&quot;;[.F$18]))">
            <text:p/>
          </table:table-cell>
          <table:table-cell table:formula="of:=IF(LEN([.$A42])=0;&quot;&quot;;CONCATENATE(&quot;&quot;;[.G$18]))">
            <text:p/>
          </table:table-cell>
          <table:table-cell table:formula="of:=IF(LEN([.$A42])=0;&quot;&quot;;[.$A42]&amp;REPT(&quot; &quot;;20-LEN([.$A42])))">
            <text:p/>
          </table:table-cell>
          <table:table-cell table:formula="of:=IF(LEN([.$A42])=0;&quot;&quot;;CONCATENATE(&quot;&quot;;[.I$18]))">
            <text:p/>
          </table:table-cell>
          <table:table-cell table:formula="of:=IF(LEN([.$A42])=0;&quot;&quot;;CONCATENATE(&quot;&quot;;[.J$18]))">
            <text:p/>
          </table:table-cell>
          <table:table-cell table:formula="of:=CONCATENATE([.D43];[.E43];[.F43];[.G43];[.H43];[.I43];[.J43])">
            <text:p/>
          </table:table-cell>
          <table:table-cell table:number-columns-repeated="5"/>
          <table:table-cell table:style-name="ce247"/>
          <table:table-cell table:number-columns-repeated="34"/>
          <table:table-cell table:number-columns-repeated="2" office:value-type="string" calcext:value-type="string">
            <text:p><text:s text:c="4"/></text:p>
          </table:table-cell>
          <table:table-cell office:value-type="string" calcext:value-type="string">
            <text:p>s1_final_range_unfilt=s1_range_unfilt;</text:p>
          </table:table-cell>
          <table:table-cell table:number-columns-repeated="3"/>
          <table:table-cell table:style-name="ce251" table:formula="of:=CONCATENATE([.AY43];[.AZ43];[.BA43];[.BB43];[.BC43];[.BD43])" office:value-type="string" office:string-value="        s1_final_range_unfilt=s1_range_unfilt;" calcext:value-type="string">
            <text:p><text:s text:c="8"/>s1_final_range_unfilt=s1_range_unfilt;</text:p>
          </table:table-cell>
          <table:table-cell table:style-name="ce254" table:number-columns-repeated="2"/>
          <table:table-cell table:style-name="ce257"/>
          <table:table-cell table:number-columns-repeated="961"/>
        </table:table-row>
        <table:table-row table:style-name="ro5">
          <table:table-cell table:style-name="ce182" table:number-columns-repeated="2"/>
          <table:table-cell table:formula="of:=CONCATENATE(&quot;&quot;;[.C43])">
            <text:p/>
          </table:table-cell>
          <table:table-cell table:style-name="ce182" table:formula="of:=[.D45]">
            <text:p/>
          </table:table-cell>
          <table:table-cell table:style-name="ce182" table:formula="of:=IF(LEN([.B42])&gt;0;IF(LEN([.B46])&gt;0;[BAT_GENCODE.E45];&quot;----&quot;);&quot;&quot;)">
            <text:p/>
          </table:table-cell>
          <table:table-cell table:style-name="ce182" table:formula="of:=[.F43]">
            <text:p/>
          </table:table-cell>
          <table:table-cell table:style-name="ce182" table:formula="of:=IF([.E44]&lt;&gt;&quot;----&quot;;IF(LEN([.$A42])=0;&quot;&quot;;IF(LEN([.$A46])=0;CONCATENATE(&quot;&quot;;[.G$20]);CONCATENATE(&quot;&quot;;[.G$19])));[.G43])">
            <text:p/>
          </table:table-cell>
          <table:table-cell table:style-name="ce182" table:formula="of:=IF(LEN([.$A42])=0;&quot;&quot;;REPT(&quot; &quot;;20))">
            <text:p/>
          </table:table-cell>
          <table:table-cell table:style-name="ce182" table:formula="of:=IF(LEN([.$A42])=0;&quot;&quot;;CONCATENATE(&quot;&quot;;[.I$23]))">
            <text:p/>
          </table:table-cell>
          <table:table-cell table:formula="of:=IF(LEN([.$A42])=0;&quot;&quot;;CONCATENATE(&quot;&quot;;[.J$17]))">
            <text:p/>
          </table:table-cell>
          <table:table-cell table:formula="of:=CONCATENATE([.D44];[.E44];[.F44];[.G44];[.H44];[.I44];[.J44])">
            <text:p/>
          </table:table-cell>
          <table:table-cell table:number-columns-repeated="4"/>
          <table:table-cell table:style-name="ce241"/>
          <table:table-cell table:style-name="ce244" table:formula="of:=CONCATENATE(&quot;&quot;;[.A42])">
            <text:p/>
          </table:table-cell>
          <table:table-cell table:number-columns-repeated="34"/>
          <table:table-cell office:value-type="string" calcext:value-type="string">
            <text:p><text:s text:c="4"/></text:p>
          </table:table-cell>
          <table:table-cell office:value-type="string" calcext:value-type="string">
            <text:p>}</text:p>
          </table:table-cell>
          <table:table-cell table:number-columns-repeated="4"/>
          <table:table-cell table:style-name="ce251" table:formula="of:=CONCATENATE([.AY44];[.AZ44];[.BA44];[.BB44];[.BC44];[.BD44])" office:value-type="string" office:string-value="    }" calcext:value-type="string">
            <text:p><text:s text:c="4"/>}</text:p>
          </table:table-cell>
          <table:table-cell table:style-name="ce254" table:number-columns-repeated="2"/>
          <table:table-cell table:style-name="ce257"/>
          <table:table-cell table:number-columns-repeated="961"/>
        </table:table-row>
        <table:table-row table:style-name="ro5">
          <table:table-cell table:style-name="ce182" table:number-columns-repeated="2"/>
          <table:table-cell table:formula="of:=CONCATENATE(&quot;&quot;;[.C44])">
            <text:p/>
          </table:table-cell>
          <table:table-cell table:style-name="ce170" table:formula="of:=IF(LEN([.$A42])=0;&quot;&quot;;CONCATENATE(&quot;&quot;;[.D$19]))">
            <text:p/>
          </table:table-cell>
          <table:table-cell table:style-name="ce170" table:formula="of:=CONCATENATE(REPT(&quot; &quot;;4-LEN(TEXT([.B42];&quot;0,0&quot;)));TEXT([.B42];&quot;0,0&quot;))" office:value-type="string" office:string-value="    " calcext:value-type="string">
            <text:p><text:s text:c="4"/></text:p>
          </table:table-cell>
          <table:table-cell table:style-name="ce170" table:formula="of:=IF(LEN([.$A42])=0;&quot;&quot;;CONCATENATE(&quot;&quot;;[.F$19]))">
            <text:p/>
          </table:table-cell>
          <table:table-cell table:style-name="ce184" table:formula="of:=IF(LEN([.$A42])=0;&quot;&quot;;IF(LEN([.$A46])=0;CONCATENATE(&quot;&quot;;[.G$20]);CONCATENATE(&quot;&quot;;[.G$19])))">
            <text:p/>
          </table:table-cell>
          <table:table-cell table:style-name="ce170" table:formula="of:=IF(LEN([.$A42])=0;&quot;&quot;;CONCATENATE(&quot;&quot;;[.H$19]))">
            <text:p/>
          </table:table-cell>
          <table:table-cell table:style-name="ce170" table:formula="of:=IF(LEN([.$A42])=0;&quot;&quot;;CONCATENATE(&quot;&quot;;[.I$19]))">
            <text:p/>
          </table:table-cell>
          <table:table-cell table:style-name="ce187" table:formula="of:=IF(LEN([.$A42])=0;&quot;&quot;;CONCATENATE(&quot;&quot;;[.J$19]))">
            <text:p/>
          </table:table-cell>
          <table:table-cell table:formula="of:=CONCATENATE([.D45];[.E45];[.F45];[.G45];[.H45];[.I45];[.J45])" office:value-type="string" office:string-value="    " calcext:value-type="string">
            <text:p><text:s text:c="4"/></text:p>
          </table:table-cell>
          <table:table-cell table:number-columns-repeated="4"/>
          <table:table-cell table:style-name="ce192" table:formula="of:=[.E45]&amp;&quot; v&quot;" office:value-type="string" office:string-value="     v" calcext:value-type="string">
            <text:p><text:s text:c="5"/>v</text:p>
          </table:table-cell>
          <table:table-cell table:style-name="ce245"/>
          <table:table-cell table:number-columns-repeated="34"/>
          <table:table-cell office:value-type="string" calcext:value-type="string">
            <text:p>} else {</text:p>
          </table:table-cell>
          <table:table-cell table:number-columns-repeated="5"/>
          <table:table-cell table:style-name="ce251" table:formula="of:=CONCATENATE([.AY45];[.AZ45];[.BA45];[.BB45];[.BC45];[.BD45])" office:value-type="string" office:string-value="} else {" calcext:value-type="string">
            <text:p>} else {</text:p>
          </table:table-cell>
          <table:table-cell table:style-name="ce254" table:number-columns-repeated="2"/>
          <table:table-cell table:style-name="ce257"/>
          <table:table-cell table:number-columns-repeated="961"/>
        </table:table-row>
        <table:table-row table:style-name="ro5">
          <table:table-cell table:style-name="ce232" table:content-validation-name="val4" table:formula="of:=CONCATENATE(&quot;&quot;;[BAT_GENCODE.A46])">
            <text:p/>
          </table:table-cell>
          <table:table-cell table:style-name="ce185" table:formula="of:=IF(LEN([.A46])&gt;0;VLOOKUP([.A46];[.$A$6:.$B$15];2;0);&quot;&quot;)">
            <text:p/>
          </table:table-cell>
          <table:table-cell table:style-name="ce236" table:content-validation-name="val3"/>
          <table:table-cell table:style-name="ce181" table:formula="of:=[.D47]">
            <text:p/>
          </table:table-cell>
          <table:table-cell table:style-name="ce181" table:formula="of:=[.E47]">
            <text:p/>
          </table:table-cell>
          <table:table-cell table:style-name="ce181" table:formula="of:=[.F47]">
            <text:p/>
          </table:table-cell>
          <table:table-cell table:style-name="ce181" table:formula="of:=[.G47]">
            <text:p/>
          </table:table-cell>
          <table:table-cell table:style-name="ce181" table:formula="of:=IF(LEN([.$A46])=0;&quot;&quot;;REPT(&quot; &quot;;20))">
            <text:p/>
          </table:table-cell>
          <table:table-cell table:style-name="ce181" table:formula="of:=IF(LEN([.$A46])=0;&quot;&quot;;CONCATENATE(&quot;&quot;;[.I$23]))">
            <text:p/>
          </table:table-cell>
          <table:table-cell table:style-name="ce185" table:formula="of:=IF(LEN([.$A46])=0;&quot;&quot;;CONCATENATE(&quot;&quot;;[.J$17]))">
            <text:p/>
          </table:table-cell>
          <table:table-cell table:formula="of:=CONCATENATE([.D46];[.E46];[.F46];[.G46];[.H46];[.I46];[.J46])">
            <text:p/>
          </table:table-cell>
          <table:table-cell table:number-columns-repeated="5"/>
          <table:table-cell table:style-name="ce248"/>
          <table:table-cell table:number-columns-repeated="34"/>
          <table:table-cell office:value-type="string" calcext:value-type="string">
            <text:p><text:s text:c="4"/></text:p>
          </table:table-cell>
          <table:table-cell office:value-type="string" calcext:value-type="string">
            <text:p>if (s1_range_unfil&lt;s1_final_range_unfilt){</text:p>
          </table:table-cell>
          <table:table-cell table:number-columns-repeated="4"/>
          <table:table-cell table:style-name="ce251" table:formula="of:=CONCATENATE([.AY46];[.AZ46];[.BA46];[.BB46];[.BC46];[.BD46])" office:value-type="string" office:string-value="    if (s1_range_unfil&lt;s1_final_range_unfilt){" calcext:value-type="string">
            <text:p><text:s text:c="4"/>if (s1_range_unfil&lt;s1_final_range_unfilt){</text:p>
          </table:table-cell>
          <table:table-cell table:style-name="ce254" table:number-columns-repeated="2"/>
          <table:table-cell table:style-name="ce257"/>
          <table:table-cell table:number-columns-repeated="961"/>
        </table:table-row>
        <table:table-row table:style-name="ro5">
          <table:table-cell/>
          <table:table-cell table:style-name="ce186"/>
          <table:table-cell table:formula="of:=CONCATENATE(&quot;&quot;;[.C46])">
            <text:p/>
          </table:table-cell>
          <table:table-cell table:formula="of:=IF(LEN([.$A46])=0;&quot;&quot;;CONCATENATE(&quot;&quot;;[.D$18]))">
            <text:p/>
          </table:table-cell>
          <table:table-cell table:formula="of:=IF(LEN([.$A46])=0;&quot;&quot;;CONCATENATE(&quot;&quot;;[.E$18]))">
            <text:p/>
          </table:table-cell>
          <table:table-cell table:formula="of:=IF(LEN([.$A46])=0;&quot;&quot;;CONCATENATE(&quot;&quot;;[.F$18]))">
            <text:p/>
          </table:table-cell>
          <table:table-cell table:formula="of:=IF(LEN([.$A46])=0;&quot;&quot;;CONCATENATE(&quot;&quot;;[.G$18]))">
            <text:p/>
          </table:table-cell>
          <table:table-cell table:formula="of:=IF(LEN([.$A46])=0;&quot;&quot;;[.$A46]&amp;REPT(&quot; &quot;;20-LEN([.$A46])))">
            <text:p/>
          </table:table-cell>
          <table:table-cell table:formula="of:=IF(LEN([.$A46])=0;&quot;&quot;;CONCATENATE(&quot;&quot;;[.I$18]))">
            <text:p/>
          </table:table-cell>
          <table:table-cell table:formula="of:=IF(LEN([.$A46])=0;&quot;&quot;;CONCATENATE(&quot;&quot;;[.J$18]))">
            <text:p/>
          </table:table-cell>
          <table:table-cell table:formula="of:=CONCATENATE([.D47];[.E47];[.F47];[.G47];[.H47];[.I47];[.J47])">
            <text:p/>
          </table:table-cell>
          <table:table-cell table:number-columns-repeated="5"/>
          <table:table-cell table:style-name="ce247"/>
          <table:table-cell table:number-columns-repeated="34"/>
          <table:table-cell table:number-columns-repeated="2" office:value-type="string" calcext:value-type="string">
            <text:p><text:s text:c="4"/></text:p>
          </table:table-cell>
          <table:table-cell office:value-type="string" calcext:value-type="string">
            <text:p>if (s1_range_hyst_unfilt&lt;s1_final_range_unfilt){</text:p>
          </table:table-cell>
          <table:table-cell table:number-columns-repeated="3"/>
          <table:table-cell table:style-name="ce251" table:formula="of:=CONCATENATE([.AY47];[.AZ47];[.BA47];[.BB47];[.BC47];[.BD47])" office:value-type="string" office:string-value="        if (s1_range_hyst_unfilt&lt;s1_final_range_unfilt){" calcext:value-type="string">
            <text:p><text:s text:c="8"/>if (s1_range_hyst_unfilt&lt;s1_final_range_unfilt){</text:p>
          </table:table-cell>
          <table:table-cell table:style-name="ce254" table:number-columns-repeated="2"/>
          <table:table-cell table:style-name="ce257"/>
          <table:table-cell table:number-columns-repeated="961"/>
        </table:table-row>
        <table:table-row table:style-name="ro5">
          <table:table-cell/>
          <table:table-cell table:style-name="ce186"/>
          <table:table-cell table:formula="of:=CONCATENATE(&quot;&quot;;[.C47])">
            <text:p/>
          </table:table-cell>
          <table:table-cell table:style-name="ce182" table:formula="of:=[.D49]">
            <text:p/>
          </table:table-cell>
          <table:table-cell table:style-name="ce182" table:formula="of:=IF(LEN([.B46])&gt;0;IF(LEN([.B50])&gt;0;[BAT_GENCODE.E49];&quot;----&quot;);&quot;&quot;)">
            <text:p/>
          </table:table-cell>
          <table:table-cell table:style-name="ce182" table:formula="of:=[.F47]">
            <text:p/>
          </table:table-cell>
          <table:table-cell table:style-name="ce182" table:formula="of:=IF([.E48]&lt;&gt;&quot;----&quot;;IF(LEN([.$A46])=0;&quot;&quot;;IF(LEN([.$A50])=0;CONCATENATE(&quot;&quot;;[.G$20]);CONCATENATE(&quot;&quot;;[.G$19])));[.G47])">
            <text:p/>
          </table:table-cell>
          <table:table-cell table:style-name="ce182" table:formula="of:=IF(LEN([.$A46])=0;&quot;&quot;;REPT(&quot; &quot;;20))">
            <text:p/>
          </table:table-cell>
          <table:table-cell table:style-name="ce182" table:formula="of:=IF(LEN([.$A46])=0;&quot;&quot;;CONCATENATE(&quot;&quot;;[.I$23]))">
            <text:p/>
          </table:table-cell>
          <table:table-cell table:formula="of:=IF(LEN([.$A46])=0;&quot;&quot;;CONCATENATE(&quot;&quot;;[.J$17]))">
            <text:p/>
          </table:table-cell>
          <table:table-cell table:formula="of:=CONCATENATE([.D48];[.E48];[.F48];[.G48];[.H48];[.I48];[.J48])">
            <text:p/>
          </table:table-cell>
          <table:table-cell table:number-columns-repeated="4"/>
          <table:table-cell table:style-name="ce241"/>
          <table:table-cell table:style-name="ce244" table:formula="of:=CONCATENATE(&quot;&quot;;[.A46])">
            <text:p/>
          </table:table-cell>
          <table:table-cell table:number-columns-repeated="34"/>
          <table:table-cell table:number-columns-repeated="3" office:value-type="string" calcext:value-type="string">
            <text:p><text:s text:c="4"/></text:p>
          </table:table-cell>
          <table:table-cell office:value-type="string" calcext:value-type="string">
            <text:p>s1_final_range_unfilt=s1_range_hyst_unfilt;</text:p>
          </table:table-cell>
          <table:table-cell table:number-columns-repeated="2"/>
          <table:table-cell table:style-name="ce251" table:formula="of:=CONCATENATE([.AY48];[.AZ48];[.BA48];[.BB48];[.BC48];[.BD48])" office:value-type="string" office:string-value="            s1_final_range_unfilt=s1_range_hyst_unfilt;" calcext:value-type="string">
            <text:p><text:s text:c="12"/>s1_final_range_unfilt=s1_range_hyst_unfilt;</text:p>
          </table:table-cell>
          <table:table-cell table:style-name="ce254" table:number-columns-repeated="2"/>
          <table:table-cell table:style-name="ce257"/>
          <table:table-cell table:number-columns-repeated="961"/>
        </table:table-row>
        <table:table-row table:style-name="ro5">
          <table:table-cell table:style-name="ce167"/>
          <table:table-cell table:style-name="ce187"/>
          <table:table-cell table:formula="of:=CONCATENATE(&quot;&quot;;[.C48])">
            <text:p/>
          </table:table-cell>
          <table:table-cell table:style-name="ce170" table:formula="of:=IF(LEN([.$A46])=0;&quot;&quot;;CONCATENATE(&quot;&quot;;[.D$19]))">
            <text:p/>
          </table:table-cell>
          <table:table-cell table:style-name="ce170" table:formula="of:=CONCATENATE(REPT(&quot; &quot;;4-LEN(TEXT([.B46];&quot;0,0&quot;)));TEXT([.B46];&quot;0,0&quot;))" office:value-type="string" office:string-value="    " calcext:value-type="string">
            <text:p><text:s text:c="4"/></text:p>
          </table:table-cell>
          <table:table-cell table:style-name="ce170" table:formula="of:=IF(LEN([.$A46])=0;&quot;&quot;;CONCATENATE(&quot;&quot;;[.F$19]))">
            <text:p/>
          </table:table-cell>
          <table:table-cell table:style-name="ce184" table:formula="of:=IF(LEN([.$A46])=0;&quot;&quot;;IF(LEN([.$A50])=0;CONCATENATE(&quot;&quot;;[.G$20]);CONCATENATE(&quot;&quot;;[.G$19])))">
            <text:p/>
          </table:table-cell>
          <table:table-cell table:style-name="ce170" table:formula="of:=IF(LEN([.$A46])=0;&quot;&quot;;CONCATENATE(&quot;&quot;;[.H$19]))">
            <text:p/>
          </table:table-cell>
          <table:table-cell table:style-name="ce170" table:formula="of:=IF(LEN([.$A46])=0;&quot;&quot;;CONCATENATE(&quot;&quot;;[.I$19]))">
            <text:p/>
          </table:table-cell>
          <table:table-cell table:style-name="ce187" table:formula="of:=IF(LEN([.$A46])=0;&quot;&quot;;CONCATENATE(&quot;&quot;;[.J$19]))">
            <text:p/>
          </table:table-cell>
          <table:table-cell table:formula="of:=CONCATENATE([.D49];[.E49];[.F49];[.G49];[.H49];[.I49];[.J49])" office:value-type="string" office:string-value="    " calcext:value-type="string">
            <text:p><text:s text:c="4"/></text:p>
          </table:table-cell>
          <table:table-cell table:number-columns-repeated="4"/>
          <table:table-cell table:style-name="ce192" table:formula="of:=[.E49]&amp;&quot; v&quot;" office:value-type="string" office:string-value="     v" calcext:value-type="string">
            <text:p><text:s text:c="5"/>v</text:p>
          </table:table-cell>
          <table:table-cell table:style-name="ce245"/>
          <table:table-cell table:number-columns-repeated="34"/>
          <table:table-cell table:number-columns-repeated="2" office:value-type="string" calcext:value-type="string">
            <text:p><text:s text:c="4"/></text:p>
          </table:table-cell>
          <table:table-cell office:value-type="string" calcext:value-type="string">
            <text:p>}</text:p>
          </table:table-cell>
          <table:table-cell table:number-columns-repeated="3"/>
          <table:table-cell table:style-name="ce251" table:formula="of:=CONCATENATE([.AY49];[.AZ49];[.BA49];[.BB49];[.BC49];[.BD49])" office:value-type="string" office:string-value="        }" calcext:value-type="string">
            <text:p><text:s text:c="8"/>}</text:p>
          </table:table-cell>
          <table:table-cell table:style-name="ce254" table:number-columns-repeated="2"/>
          <table:table-cell table:style-name="ce257"/>
          <table:table-cell table:number-columns-repeated="961"/>
        </table:table-row>
        <table:table-row table:style-name="ro5">
          <table:table-cell table:style-name="ce232" table:content-validation-name="val4" table:formula="of:=CONCATENATE(&quot;&quot;;[BAT_GENCODE.A50])">
            <text:p/>
          </table:table-cell>
          <table:table-cell table:formula="of:=IF(LEN([.A50])&gt;0;VLOOKUP([.A50];[.$A$6:.$B$15];2;0);&quot;&quot;)">
            <text:p/>
          </table:table-cell>
          <table:table-cell table:style-name="ce236" table:content-validation-name="val3"/>
          <table:table-cell table:style-name="ce181" table:formula="of:=[.D51]">
            <text:p/>
          </table:table-cell>
          <table:table-cell table:style-name="ce181" table:formula="of:=[.E51]">
            <text:p/>
          </table:table-cell>
          <table:table-cell table:style-name="ce181" table:formula="of:=[.F51]">
            <text:p/>
          </table:table-cell>
          <table:table-cell table:style-name="ce181" table:formula="of:=[.G51]">
            <text:p/>
          </table:table-cell>
          <table:table-cell table:style-name="ce181" table:formula="of:=IF(LEN([.$A50])=0;&quot;&quot;;REPT(&quot; &quot;;20))">
            <text:p/>
          </table:table-cell>
          <table:table-cell table:style-name="ce181" table:formula="of:=IF(LEN([.$A50])=0;&quot;&quot;;CONCATENATE(&quot;&quot;;[.I$23]))">
            <text:p/>
          </table:table-cell>
          <table:table-cell table:style-name="ce185" table:formula="of:=IF(LEN([.$A50])=0;&quot;&quot;;CONCATENATE(&quot;&quot;;[.J$17]))">
            <text:p/>
          </table:table-cell>
          <table:table-cell table:formula="of:=CONCATENATE([.D50];[.E50];[.F50];[.G50];[.H50];[.I50];[.J50])">
            <text:p/>
          </table:table-cell>
          <table:table-cell table:number-columns-repeated="5"/>
          <table:table-cell table:style-name="ce248"/>
          <table:table-cell table:number-columns-repeated="34"/>
          <table:table-cell office:value-type="string" calcext:value-type="string">
            <text:p><text:s text:c="4"/></text:p>
          </table:table-cell>
          <table:table-cell office:value-type="string" calcext:value-type="string">
            <text:p>}</text:p>
          </table:table-cell>
          <table:table-cell table:number-columns-repeated="4"/>
          <table:table-cell table:style-name="ce251" table:formula="of:=CONCATENATE([.AY50];[.AZ50];[.BA50];[.BB50];[.BC50];[.BD50])" office:value-type="string" office:string-value="    }" calcext:value-type="string">
            <text:p><text:s text:c="4"/>}</text:p>
          </table:table-cell>
          <table:table-cell table:style-name="ce254" table:number-columns-repeated="2"/>
          <table:table-cell table:style-name="ce257"/>
          <table:table-cell table:number-columns-repeated="961"/>
        </table:table-row>
        <table:table-row table:style-name="ro5">
          <table:table-cell table:number-columns-repeated="2"/>
          <table:table-cell table:formula="of:=CONCATENATE(&quot;&quot;;[.C50])">
            <text:p/>
          </table:table-cell>
          <table:table-cell table:formula="of:=IF(LEN([.$A50])=0;&quot;&quot;;CONCATENATE(&quot;&quot;;[.D$18]))">
            <text:p/>
          </table:table-cell>
          <table:table-cell table:formula="of:=IF(LEN([.$A50])=0;&quot;&quot;;CONCATENATE(&quot;&quot;;[.E$18]))">
            <text:p/>
          </table:table-cell>
          <table:table-cell table:formula="of:=IF(LEN([.$A50])=0;&quot;&quot;;CONCATENATE(&quot;&quot;;[.F$18]))">
            <text:p/>
          </table:table-cell>
          <table:table-cell table:formula="of:=IF(LEN([.$A50])=0;&quot;&quot;;CONCATENATE(&quot;&quot;;[.G$18]))">
            <text:p/>
          </table:table-cell>
          <table:table-cell table:formula="of:=IF(LEN([.$A50])=0;&quot;&quot;;[.$A50]&amp;REPT(&quot; &quot;;20-LEN([.$A50])))">
            <text:p/>
          </table:table-cell>
          <table:table-cell table:formula="of:=IF(LEN([.$A50])=0;&quot;&quot;;CONCATENATE(&quot;&quot;;[.I$18]))">
            <text:p/>
          </table:table-cell>
          <table:table-cell table:formula="of:=IF(LEN([.$A50])=0;&quot;&quot;;CONCATENATE(&quot;&quot;;[.J$18]))">
            <text:p/>
          </table:table-cell>
          <table:table-cell table:formula="of:=CONCATENATE([.D51];[.E51];[.F51];[.G51];[.H51];[.I51];[.J51])">
            <text:p/>
          </table:table-cell>
          <table:table-cell table:number-columns-repeated="5"/>
          <table:table-cell table:style-name="ce247"/>
          <table:table-cell table:number-columns-repeated="34"/>
          <table:table-cell office:value-type="string" calcext:value-type="string">
            <text:p>}</text:p>
          </table:table-cell>
          <table:table-cell table:number-columns-repeated="5"/>
          <table:table-cell table:style-name="ce252" table:formula="of:=CONCATENATE([.AY51];[.AZ51];[.BA51];[.BB51];[.BC51];[.BD51])" office:value-type="string" office:string-value="}" calcext:value-type="string">
            <text:p>}</text:p>
          </table:table-cell>
          <table:table-cell table:style-name="ce255" table:number-columns-repeated="2"/>
          <table:table-cell table:style-name="ce258"/>
          <table:table-cell table:number-columns-repeated="961"/>
        </table:table-row>
        <table:table-row table:style-name="ro5">
          <table:table-cell table:number-columns-repeated="2"/>
          <table:table-cell table:formula="of:=CONCATENATE(&quot;&quot;;[.C51])">
            <text:p/>
          </table:table-cell>
          <table:table-cell table:style-name="ce182" table:formula="of:=[.D53]">
            <text:p/>
          </table:table-cell>
          <table:table-cell table:style-name="ce182" table:formula="of:=IF(LEN([.B50])&gt;0;IF(LEN([.B54])&gt;0;[BAT_GENCODE.E53];&quot;----&quot;);&quot;&quot;)">
            <text:p/>
          </table:table-cell>
          <table:table-cell table:style-name="ce182" table:formula="of:=[.F51]">
            <text:p/>
          </table:table-cell>
          <table:table-cell table:style-name="ce182" table:formula="of:=IF([.E52]&lt;&gt;&quot;----&quot;;IF(LEN([.$A50])=0;&quot;&quot;;IF(LEN([.$A54])=0;CONCATENATE(&quot;&quot;;[.G$20]);CONCATENATE(&quot;&quot;;[.G$19])));[.G51])">
            <text:p/>
          </table:table-cell>
          <table:table-cell table:style-name="ce182" table:formula="of:=IF(LEN([.$A50])=0;&quot;&quot;;REPT(&quot; &quot;;20))">
            <text:p/>
          </table:table-cell>
          <table:table-cell table:style-name="ce182" table:formula="of:=IF(LEN([.$A50])=0;&quot;&quot;;CONCATENATE(&quot;&quot;;[.I$23]))">
            <text:p/>
          </table:table-cell>
          <table:table-cell table:formula="of:=IF(LEN([.$A50])=0;&quot;&quot;;CONCATENATE(&quot;&quot;;[.J$17]))">
            <text:p/>
          </table:table-cell>
          <table:table-cell table:formula="of:=CONCATENATE([.D52];[.E52];[.F52];[.G52];[.H52];[.I52];[.J52])">
            <text:p/>
          </table:table-cell>
          <table:table-cell table:number-columns-repeated="4"/>
          <table:table-cell table:style-name="ce241"/>
          <table:table-cell table:style-name="ce244" table:formula="of:=CONCATENATE(&quot;&quot;;[.A50])">
            <text:p/>
          </table:table-cell>
          <table:table-cell table:number-columns-repeated="40"/>
          <table:table-cell table:style-name="Default" table:number-columns-repeated="4"/>
          <table:table-cell table:number-columns-repeated="961"/>
        </table:table-row>
        <table:table-row table:style-name="ro5">
          <table:table-cell table:style-name="ce167"/>
          <table:table-cell table:style-name="ce170"/>
          <table:table-cell table:style-name="ce238" table:formula="of:=CONCATENATE(&quot;&quot;;[.C52])">
            <text:p/>
          </table:table-cell>
          <table:table-cell table:style-name="ce170" table:formula="of:=IF(LEN([.$A50])=0;&quot;&quot;;CONCATENATE(&quot;&quot;;[.D$19]))">
            <text:p/>
          </table:table-cell>
          <table:table-cell table:style-name="ce170" table:formula="of:=CONCATENATE(REPT(&quot; &quot;;4-LEN(TEXT([.B50];&quot;0,0&quot;)));TEXT([.B50];&quot;0,0&quot;))" office:value-type="string" office:string-value="    " calcext:value-type="string">
            <text:p><text:s text:c="4"/></text:p>
          </table:table-cell>
          <table:table-cell table:style-name="ce170" table:formula="of:=IF(LEN([.$A50])=0;&quot;&quot;;CONCATENATE(&quot;&quot;;[.F$19]))">
            <text:p/>
          </table:table-cell>
          <table:table-cell table:style-name="ce184" table:formula="of:=IF(LEN([.$A50])=0;&quot;&quot;;IF(LEN([.$A54])=0;CONCATENATE(&quot;&quot;;[.G$20]);CONCATENATE(&quot;&quot;;[.G$19])))">
            <text:p/>
          </table:table-cell>
          <table:table-cell table:style-name="ce170" table:formula="of:=IF(LEN([.$A50])=0;&quot;&quot;;CONCATENATE(&quot;&quot;;[.H$19]))">
            <text:p/>
          </table:table-cell>
          <table:table-cell table:style-name="ce170" table:formula="of:=IF(LEN([.$A50])=0;&quot;&quot;;CONCATENATE(&quot;&quot;;[.I$19]))">
            <text:p/>
          </table:table-cell>
          <table:table-cell table:style-name="ce187" table:formula="of:=IF(LEN([.$A50])=0;&quot;&quot;;CONCATENATE(&quot;&quot;;[.J$19]))">
            <text:p/>
          </table:table-cell>
          <table:table-cell table:formula="of:=CONCATENATE([.D53];[.E53];[.F53];[.G53];[.H53];[.I53];[.J53])" office:value-type="string" office:string-value="    " calcext:value-type="string">
            <text:p><text:s text:c="4"/></text:p>
          </table:table-cell>
          <table:table-cell table:number-columns-repeated="4"/>
          <table:table-cell table:style-name="ce192" table:formula="of:=[.E53]&amp;&quot; v&quot;" office:value-type="string" office:string-value="     v" calcext:value-type="string">
            <text:p><text:s text:c="5"/>v</text:p>
          </table:table-cell>
          <table:table-cell table:style-name="ce245"/>
          <table:table-cell table:number-columns-repeated="40"/>
          <table:table-cell table:style-name="Default" table:number-columns-repeated="4"/>
          <table:table-cell table:number-columns-repeated="961"/>
        </table:table-row>
        <calcext:conditional-formats>
          <calcext:conditional-format calcext:target-range-address="BAT_GENCODE.Q22:BAT_GENCODE.Q53 BAT_GENCODE.C22:BAT_GENCODE.C53">
            <calcext:condition calcext:apply-style-name="Rojo" calcext:value="formula-is([.$C22]=&quot;RED&quot;)" calcext:base-cell-address="BAT_GENCODE.C22"/>
            <calcext:condition calcext:apply-style-name="VERDE" calcext:value="formula-is([.$C22]=&quot;GREEN&quot;)" calcext:base-cell-address="BAT_GENCODE.C22"/>
            <calcext:condition calcext:apply-style-name="Sin título1" calcext:value="formula-is([.$C22]=&quot;ORANGE&quot;)" calcext:base-cell-address="BAT_GENCODE.C22"/>
            <calcext:condition calcext:apply-style-name="AZUL" calcext:value="formula-is([.$C22]=&quot;BLUE&quot;)" calcext:base-cell-address="BAT_GENCODE.C22"/>
            <calcext:condition calcext:apply-style-name="AMARILLO" calcext:value="formula-is([.$C22]=&quot;YELLOW&quot;)" calcext:base-cell-address="BAT_GENCODE.C22"/>
          </calcext:conditional-format>
        </calcext:conditional-formats>
      </table:table>
      <table:named-expressions/>
      <table:database-ranges>
        <table:database-range table:name="__Anonymous_Sheet_DB__2" table:target-range-address="BAT.A30:BAT.D34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BAT_GENCODE.A6:BAT_GENCODE.B10" table:contains-header="false">
          <table:sort>
            <table:sort-by table:field-number="1" table:data-type="automatic"/>
          </table:sort>
        </table:database-range>
        <table:database-range table:name="__Anonymous_Sheet_DB__4" table:target-range-address="BAT_GENCODE_HYST.A6:BAT_GENCODE_HYST.B1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Arial2" svg:font-family="Arial" style:font-pitch="variable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date-style style:name="N110P0" style:volatile="true">
      <number:day/>
      <number:text>/</number:text>
      <number:month number:style="long"/>
      <number:text>/</number:text>
      <number:year number:style="long"/>
    </number:date-style>
    <number:text-style style:name="N110">
      <number:text-content/>
      <style:map style:condition="value()&gt;=0" style:apply-style-name="N110P0"/>
    </number:text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€ </number:text>
    </number:number-style>
    <number:number-style style:name="N128P1" style:volatile="true">
      <number:text>-</number:text>
      <number:number number:decimal-places="0" number:min-integer-digits="1" number:grouping="true"/>
      <number:text> € </number:text>
    </number:number-style>
    <number:number-style style:name="N128P2" style:volatile="true">
      <number:text> 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€ </number:text>
    </number:number-style>
    <number:number-style style:name="N136P1" style:volatile="true">
      <number:text>-</number:text>
      <number:number number:decimal-places="2" number:min-integer-digits="1" number:grouping="true"/>
      <number:text> € </number:text>
    </number:number-style>
    <number:number-style style:name="N136P2" style:volatile="true">
      <number:text> -</number:text>
      <number:number number: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 (</number:text>
      <number:number number:decimal-places="2" number:min-integer-digits="1" number:grouping="true"/>
      <number:text>)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P0" style:volatile="true">
      <number:day/>
      <number:text>/</number:text>
      <number:month number:style="long"/>
      <number:text>/</number:text>
      <number:year/>
    </number:date-style>
    <number:text-style style:name="N167">
      <number:text-content/>
      <style:map style:condition="value()&gt;=0" style:apply-style-name="N167P0"/>
    </number:text-style>
    <number:date-style style:name="N168">
      <number:month number:textual="true"/>
      <number:text>-</number:text>
      <number:year number:style="long"/>
    </number:date-style>
    <number:date-style style:name="N170P0" style:volatile="true">
      <number:month number:style="long"/>
      <number:text>/</number:text>
      <number:day number:style="long"/>
      <number:text>/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2P0" style:volatile="true">
      <number:number number:decimal-places="0" number:min-integer-digits="1" number:grouping="true"/>
      <number:text> F</number:text>
    </number:number-style>
    <number:number-style style:name="N172">
      <number:text>-</number:text>
      <number:number number:decimal-places="0" number:min-integer-digits="1" number:grouping="true"/>
      <number:text> F</number:text>
      <style:map style:condition="value()&gt;=0" style:apply-style-name="N172P0"/>
    </number:number-style>
    <number:number-style style:name="N173P0" style:volatile="true">
      <number:number number:decimal-places="0" number:min-integer-digits="1" number:grouping="true"/>
      <number:text> F</number:text>
    </number:number-style>
    <number:number-style style:name="N17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73P0"/>
    </number:number-style>
    <number:number-style style:name="N175P0" style:volatile="true">
      <number:number number:decimal-places="2" number:min-integer-digits="1" number:grouping="true"/>
      <number:text> F</number:text>
    </number:number-style>
    <number:number-style style:name="N175">
      <number:text>-</number:text>
      <number:number number:decimal-places="2" number:min-integer-digits="1" number:grouping="true"/>
      <number:text> F</number:text>
      <style:map style:condition="value()&gt;=0" style:apply-style-name="N175P0"/>
    </number:number-style>
    <number:number-style style:name="N176P0" style:volatile="true">
      <number:number number:decimal-places="2" number:min-integer-digits="1" number:grouping="true"/>
      <number:text> F</number:text>
    </number:number-style>
    <number:number-style style:name="N17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76P0"/>
    </number:number-style>
    <number:number-style style:name="N180P0" style:volatile="true">
      <number:number number:decimal-places="0" number:min-integer-digits="1" number:grouping="true"/>
      <number:text> F </number:text>
    </number:number-style>
    <number:number-style style:name="N180P1" style:volatile="true">
      <number:text>-</number:text>
      <number:number number:decimal-places="0" number:min-integer-digits="1" number:grouping="true"/>
      <number:text> F </number:text>
    </number:number-style>
    <number:number-style style:name="N180P2" style:volatile="true">
      <number:text> - F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F </number:text>
    </number:number-style>
    <number:number-style style:name="N184P1" style:volatile="true">
      <number:text>-</number:text>
      <number:number number:decimal-places="2" number:min-integer-digits="1" number:grouping="true"/>
      <number:text> F </number:text>
    </number:number-style>
    <number:number-style style:name="N184P2" style:volatile="true">
      <number:text> -</number:text>
      <number:number number:decimal-places="0" number:min-integer-digits="0"/>
      <number:text> F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number:number number:decimal-places="3" number:min-integer-digits="1" number:grouping="true"/>
      <number:text>    </number:text>
    </number:number-style>
    <number:number-style style:name="N187P1" style:volatile="true">
      <number:text>-</number:text>
      <number:number number:decimal-places="3" number:min-integer-digits="1" number:grouping="true"/>
      <number:text>    </number:text>
    </number:number-style>
    <number:number-style style:name="N187P2" style:volatile="true">
      <number:text> -</number:text>
      <number:number number:decimal-places="0" number:min-integer-digits="0"/>
      <number:text>   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0P0" style:volatile="true">
      <number:number number:decimal-places="1" number:min-integer-digits="1" number:grouping="true"/>
      <number:text>    </number:text>
    </number:number-style>
    <number:number-style style:name="N190P1" style:volatile="true">
      <number:text>-</number:text>
      <number:number number:decimal-places="1" number:min-integer-digits="1" number:grouping="true"/>
      <number:text>    </number:text>
    </number:number-style>
    <number:number-style style:name="N190P2" style:volatile="true">
      <number:text> -</number:text>
      <number:number number:decimal-places="0" number:min-integer-digits="0"/>
      <number:text>   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number:number number:decimal-places="0" number:min-integer-digits="1" number:grouping="true"/>
      <number:text>    </number:text>
    </number:number-style>
    <number:number-style style:name="N191P1" style:volatile="true">
      <number:text>-</number:text>
      <number:number number:decimal-places="0" number:min-integer-digits="1" number:grouping="true"/>
      <number:text>    </number:text>
    </number:number-style>
    <number:number-style style:name="N191P2" style:volatile="true">
      <number:text> -</number:text>
      <number:number number:decimal-places="0" number:min-integer-digits="0"/>
      <number:text>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4P0" style:volatile="true">
      <number:number number:decimal-places="4" number:min-integer-digits="1" number:grouping="true"/>
      <number:text>    </number:text>
    </number:number-style>
    <number:number-style style:name="N194P1" style:volatile="true">
      <number:text>-</number:text>
      <number:number number:decimal-places="4" number:min-integer-digits="1" number:grouping="true"/>
      <number:text>    </number:text>
    </number:number-style>
    <number:number-style style:name="N194P2" style:volatile="true">
      <number:text> -</number:text>
      <number:number number:decimal-places="0" number:min-integer-digits="0"/>
      <number:text>   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4" number:min-integer-digits="1"/>
    </number:number-style>
    <number:number-style style:name="N197P0" style:volatile="true">
      <number:text>$</number:text>
      <number:number number:decimal-places="0" number:min-integer-digits="1" number:grouping="true"/>
    </number:number-style>
    <number:number-style style:name="N197">
      <number:text>-$</number:text>
      <number:number number:decimal-places="0" number:min-integer-digits="1" number:grouping="true"/>
      <style:map style:condition="value()&gt;=0" style:apply-style-name="N197P0"/>
    </number:number-style>
    <number:number-style style:name="N198P0" style:volatile="true">
      <number:text>$</number:text>
      <number:number number:decimal-places="0" number:min-integer-digits="1" number:grouping="true"/>
    </number:number-style>
    <number:number-style style:name="N198">
      <style:text-properties fo:color="#ff0000"/>
      <number:text>-$</number:text>
      <number:number number:decimal-places="0" number:min-integer-digits="1" number:grouping="true"/>
      <style:map style:condition="value()&gt;=0" style:apply-style-name="N198P0"/>
    </number:number-style>
    <number:number-style style:name="N200P0" style:volatile="true">
      <number:text>$</number:text>
      <number:number number:decimal-places="2" number:min-integer-digits="1" number:grouping="true"/>
    </number:number-style>
    <number:number-style style:name="N200">
      <number:text>-$</number:text>
      <number:number number:decimal-places="2" number:min-integer-digits="1" number:grouping="true"/>
      <style:map style:condition="value()&gt;=0" style:apply-style-name="N200P0"/>
    </number:number-style>
    <number:number-style style:name="N201P0" style:volatile="true">
      <number:text>$</number:text>
      <number:number number:decimal-places="2" number:min-integer-digits="1" number:grouping="true"/>
    </number:number-style>
    <number:number-style style:name="N201">
      <style:text-properties fo:color="#ff0000"/>
      <number:text>-$</number:text>
      <number:number number:decimal-places="2" number:min-integer-digits="1" number:grouping="true"/>
      <style:map style:condition="value()&gt;=0" style:apply-style-name="N201P0"/>
    </number:number-style>
    <number:number-style style:name="N203P0" style:volatile="true">
      <number:text> $</number:text>
      <number:number number:decimal-places="0" number:min-integer-digits="1" number:grouping="true"/>
      <number:text> </number:text>
    </number:number-style>
    <number:number-style style:name="N203P1" style:volatile="true">
      <number:text>-$</number:text>
      <number:number number:decimal-places="0" number:min-integer-digits="1" number:grouping="true"/>
      <number:text> </number:text>
    </number:number-style>
    <number:number-style style:name="N203P2" style:volatile="true">
      <number:text> $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number number:decimal-places="0" number:min-integer-digits="1" number:grouping="true"/>
      <number:text> </number:text>
    </number:number-style>
    <number:number-style style:name="N205P1" style:volatile="true">
      <number:text>-</number:text>
      <number:number number:decimal-places="0" number:min-integer-digits="1" number:grouping="true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 $</number:text>
      <number:number number:decimal-places="2" number:min-integer-digits="1" number:grouping="true"/>
      <number:text> </number:text>
    </number:number-style>
    <number:number-style style:name="N207P1" style:volatile="true">
      <number:text>-$</number:text>
      <number:number number:decimal-places="2" number:min-integer-digits="1" number:grouping="true"/>
      <number:text> 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number number:decimal-places="2" number:min-integer-digits="1" number:grouping="true"/>
      <number:text> </number:text>
    </number:number-style>
    <number:number-style style:name="N209P1" style:volatile="true">
      <number:text>-</number:text>
      <number:number number:decimal-places="2" number:min-integer-digits="1" number:grouping="true"/>
      <number:text> </number:text>
    </number:number-style>
    <number:number-style style:name="N209P2" style:volatile="true">
      <number:text> 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">
      <number:number number:decimal-places="3" number:min-integer-digits="1"/>
    </number:number-style>
    <number:number-style style:name="N211">
      <number:number number:decimal-places="8" number:min-integer-digits="1"/>
    </number:number-style>
    <number:number-style style:name="N212">
      <number:number number:decimal-places="0" number:min-integer-digits="2"/>
    </number:number-style>
    <number:number-style style:name="N214P0" style:volatile="true">
      <number:text>VERDADERO</number:text>
    </number:number-style>
    <number:number-style style:name="N214P1" style:volatile="true">
      <number:text>VERDADERO</number:text>
    </number:number-style>
    <number:number-style style:name="N214">
      <number:text>FALSO</number:text>
      <style:map style:condition="value()&gt;0" style:apply-style-name="N214P0"/>
      <style:map style:condition="value()&lt;0" style:apply-style-name="N214P1"/>
    </number:number-style>
    <number:number-style style:name="N215">
      <number:number number:decimal-places="1" number:min-integer-digits="1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2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20121" number:language="en" number:country="US">
      <number:text-content/>
      <style:map style:condition="value()&gt;=0" style:apply-style-name="N20121P0"/>
    </number:text-style>
    <number:date-style style:name="N20123P0" style:volatile="true" number:language="en" number:country="US">
      <number:day/>
      <number:text>-</number:text>
      <number:month number:textual="true"/>
    </number:date-style>
    <number:text-style style:name="N20123" number:language="en" number:country="US">
      <number:text-content/>
      <style:map style:condition="value()&gt;=0" style:apply-style-name="N20123P0"/>
    </number:text-style>
    <number:date-style style:name="N30107P0" style:volatile="true" number:language="fr" number:country="FR">
      <number:day number:style="long"/>
      <number:text>-</number:text>
      <number:month number:textual="true"/>
      <number:text>-</number:text>
      <number:year/>
    </number:date-style>
    <number:text-style style:name="N30107" number:language="fr" number:country="FR">
      <number:text-content/>
      <style:map style:condition="value()&gt;=0" style:apply-style-name="N30107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Droid Sans" style:font-family-asian="'Droid San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018cm 0.053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c0c0c0"/>
    </style:style>
    <style:style style:name="Output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4" style:display-name="ConditionalStyle_4" style:family="table-cell" style:parent-style-name="Default">
      <style:table-cell-properties fo:background-color="#ffff99"/>
    </style:style>
    <style:style style:name="ConditionalStyle_5f_3" style:display-name="ConditionalStyle_3" style:family="table-cell" style:parent-style-name="Default">
      <style:table-cell-properties fo:background-color="#00ff00"/>
    </style:style>
    <style:style style:name="ConditionalStyle_5f_2" style:display-name="ConditionalStyle_2" style:family="table-cell" style:parent-style-name="Default">
      <style:table-cell-properties fo:background-color="#ff0000"/>
    </style:style>
    <style:style style:name="ConditionalStyle_5f_1" style:display-name="ConditionalStyle_1" style:family="table-cell" style:parent-style-name="Default">
      <style:table-cell-properties fo:background-color="#ffff99"/>
    </style:style>
    <style:style style:name="ConditionalStyle_5f_12" style:display-name="ConditionalStyle_12" style:family="table-cell" style:parent-style-name="Default">
      <style:table-cell-properties fo:background-color="#ff0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11" style:display-name="ConditionalStyle_11" style:family="table-cell" style:parent-style-name="Default">
      <style:table-cell-properties fo:background-color="#ff99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10" style:display-name="ConditionalStyle_10" style:family="table-cell" style:parent-style-name="Default">
      <style:table-cell-properties fo:background-color="#00ff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9" style:display-name="ConditionalStyle_9" style:family="table-cell" style:parent-style-name="Default">
      <style:table-cell-properties fo:background-color="#00ff00"/>
    </style:style>
    <style:style style:name="ConditionalStyle_5f_8" style:display-name="ConditionalStyle_8" style:family="table-cell" style:parent-style-name="Default">
      <style:table-cell-properties fo:background-color="#ff0000"/>
    </style:style>
    <style:style style:name="ConditionalStyle_5f_7" style:display-name="ConditionalStyle_7" style:family="table-cell" style:parent-style-name="Default">
      <style:table-cell-properties fo:background-color="#ff0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6" style:display-name="ConditionalStyle_6" style:family="table-cell" style:parent-style-name="Default">
      <style:table-cell-properties fo:background-color="#ff99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5" style:display-name="ConditionalStyle_5" style:family="table-cell" style:parent-style-name="Default">
      <style:table-cell-properties fo:background-color="#00ff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732" style:display-name="ConditionalStyle_7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31" style:display-name="ConditionalStyle_7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30" style:display-name="ConditionalStyle_7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9" style:display-name="ConditionalStyle_7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8" style:display-name="ConditionalStyle_7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7" style:display-name="ConditionalStyle_7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6" style:display-name="ConditionalStyle_7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5" style:display-name="ConditionalStyle_7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4" style:display-name="ConditionalStyle_7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3" style:display-name="ConditionalStyle_7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2" style:display-name="ConditionalStyle_7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1" style:display-name="ConditionalStyle_7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0" style:display-name="ConditionalStyle_7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9" style:display-name="ConditionalStyle_7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8" style:display-name="ConditionalStyle_7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7" style:display-name="ConditionalStyle_7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6" style:display-name="ConditionalStyle_7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5" style:display-name="ConditionalStyle_7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4" style:display-name="ConditionalStyle_7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3" style:display-name="ConditionalStyle_7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2" style:display-name="ConditionalStyle_7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1" style:display-name="ConditionalStyle_7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0" style:display-name="ConditionalStyle_7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9" style:display-name="ConditionalStyle_7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8" style:display-name="ConditionalStyle_7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7" style:display-name="ConditionalStyle_7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6" style:display-name="ConditionalStyle_7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5" style:display-name="ConditionalStyle_7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4" style:display-name="ConditionalStyle_7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3" style:display-name="ConditionalStyle_7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2" style:display-name="ConditionalStyle_7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1" style:display-name="ConditionalStyle_7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0" style:display-name="ConditionalStyle_7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9" style:display-name="ConditionalStyle_6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8" style:display-name="ConditionalStyle_6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7" style:display-name="ConditionalStyle_6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6" style:display-name="ConditionalStyle_6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5" style:display-name="ConditionalStyle_6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4" style:display-name="ConditionalStyle_6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3" style:display-name="ConditionalStyle_6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2" style:display-name="ConditionalStyle_6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1" style:display-name="ConditionalStyle_6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0" style:display-name="ConditionalStyle_6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9" style:display-name="ConditionalStyle_6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8" style:display-name="ConditionalStyle_6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7" style:display-name="ConditionalStyle_6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6" style:display-name="ConditionalStyle_6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5" style:display-name="ConditionalStyle_6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4" style:display-name="ConditionalStyle_6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3" style:display-name="ConditionalStyle_6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2" style:display-name="ConditionalStyle_6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1" style:display-name="ConditionalStyle_6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0" style:display-name="ConditionalStyle_6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9" style:display-name="ConditionalStyle_6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8" style:display-name="ConditionalStyle_6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7" style:display-name="ConditionalStyle_6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6" style:display-name="ConditionalStyle_6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5" style:display-name="ConditionalStyle_6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4" style:display-name="ConditionalStyle_6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3" style:display-name="ConditionalStyle_6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2" style:display-name="ConditionalStyle_6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1" style:display-name="ConditionalStyle_6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0" style:display-name="ConditionalStyle_6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9" style:display-name="ConditionalStyle_6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8" style:display-name="ConditionalStyle_6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7" style:display-name="ConditionalStyle_6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6" style:display-name="ConditionalStyle_6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5" style:display-name="ConditionalStyle_6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4" style:display-name="ConditionalStyle_6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3" style:display-name="ConditionalStyle_6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2" style:display-name="ConditionalStyle_6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1" style:display-name="ConditionalStyle_6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0" style:display-name="ConditionalStyle_6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9" style:display-name="ConditionalStyle_6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8" style:display-name="ConditionalStyle_6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7" style:display-name="ConditionalStyle_6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6" style:display-name="ConditionalStyle_6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5" style:display-name="ConditionalStyle_6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4" style:display-name="ConditionalStyle_6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3" style:display-name="ConditionalStyle_6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2" style:display-name="ConditionalStyle_6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1" style:display-name="ConditionalStyle_6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0" style:display-name="ConditionalStyle_6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9" style:display-name="ConditionalStyle_6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8" style:display-name="ConditionalStyle_6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7" style:display-name="ConditionalStyle_6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6" style:display-name="ConditionalStyle_6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5" style:display-name="ConditionalStyle_6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4" style:display-name="ConditionalStyle_6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3" style:display-name="ConditionalStyle_6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2" style:display-name="ConditionalStyle_6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1" style:display-name="ConditionalStyle_6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0" style:display-name="ConditionalStyle_6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9" style:display-name="ConditionalStyle_6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8" style:display-name="ConditionalStyle_6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7" style:display-name="ConditionalStyle_6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6" style:display-name="ConditionalStyle_6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5" style:display-name="ConditionalStyle_6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4" style:display-name="ConditionalStyle_6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3" style:display-name="ConditionalStyle_6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2" style:display-name="ConditionalStyle_6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1" style:display-name="ConditionalStyle_6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0" style:display-name="ConditionalStyle_6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9" style:display-name="ConditionalStyle_6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8" style:display-name="ConditionalStyle_6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7" style:display-name="ConditionalStyle_6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6" style:display-name="ConditionalStyle_6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5" style:display-name="ConditionalStyle_6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4" style:display-name="ConditionalStyle_6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3" style:display-name="ConditionalStyle_6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2" style:display-name="ConditionalStyle_6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1" style:display-name="ConditionalStyle_6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0" style:display-name="ConditionalStyle_6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9" style:display-name="ConditionalStyle_6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8" style:display-name="ConditionalStyle_6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7" style:display-name="ConditionalStyle_6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6" style:display-name="ConditionalStyle_6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5" style:display-name="ConditionalStyle_6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4" style:display-name="ConditionalStyle_6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3" style:display-name="ConditionalStyle_6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2" style:display-name="ConditionalStyle_6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1" style:display-name="ConditionalStyle_6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0" style:display-name="ConditionalStyle_6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9" style:display-name="ConditionalStyle_6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8" style:display-name="ConditionalStyle_6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7" style:display-name="ConditionalStyle_6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6" style:display-name="ConditionalStyle_6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5" style:display-name="ConditionalStyle_6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4" style:display-name="ConditionalStyle_6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3" style:display-name="ConditionalStyle_6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2" style:display-name="ConditionalStyle_6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1" style:display-name="ConditionalStyle_6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0" style:display-name="ConditionalStyle_6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9" style:display-name="ConditionalStyle_5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8" style:display-name="ConditionalStyle_5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7" style:display-name="ConditionalStyle_5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6" style:display-name="ConditionalStyle_5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5" style:display-name="ConditionalStyle_5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4" style:display-name="ConditionalStyle_5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3" style:display-name="ConditionalStyle_5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2" style:display-name="ConditionalStyle_5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1" style:display-name="ConditionalStyle_5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0" style:display-name="ConditionalStyle_5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9" style:display-name="ConditionalStyle_5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8" style:display-name="ConditionalStyle_5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7" style:display-name="ConditionalStyle_5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6" style:display-name="ConditionalStyle_5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5" style:display-name="ConditionalStyle_5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4" style:display-name="ConditionalStyle_5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3" style:display-name="ConditionalStyle_5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2" style:display-name="ConditionalStyle_5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1" style:display-name="ConditionalStyle_5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0" style:display-name="ConditionalStyle_5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9" style:display-name="ConditionalStyle_5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8" style:display-name="ConditionalStyle_5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7" style:display-name="ConditionalStyle_5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6" style:display-name="ConditionalStyle_5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5" style:display-name="ConditionalStyle_5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4" style:display-name="ConditionalStyle_5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3" style:display-name="ConditionalStyle_5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2" style:display-name="ConditionalStyle_5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1" style:display-name="ConditionalStyle_5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0" style:display-name="ConditionalStyle_5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9" style:display-name="ConditionalStyle_5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8" style:display-name="ConditionalStyle_5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7" style:display-name="ConditionalStyle_5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6" style:display-name="ConditionalStyle_5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5" style:display-name="ConditionalStyle_5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4" style:display-name="ConditionalStyle_5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3" style:display-name="ConditionalStyle_5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2" style:display-name="ConditionalStyle_5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1" style:display-name="ConditionalStyle_5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0" style:display-name="ConditionalStyle_5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9" style:display-name="ConditionalStyle_5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8" style:display-name="ConditionalStyle_5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7" style:display-name="ConditionalStyle_5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6" style:display-name="ConditionalStyle_5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5" style:display-name="ConditionalStyle_5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4" style:display-name="ConditionalStyle_5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3" style:display-name="ConditionalStyle_5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2" style:display-name="ConditionalStyle_5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1" style:display-name="ConditionalStyle_5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0" style:display-name="ConditionalStyle_5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9" style:display-name="ConditionalStyle_5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8" style:display-name="ConditionalStyle_5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7" style:display-name="ConditionalStyle_5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6" style:display-name="ConditionalStyle_5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5" style:display-name="ConditionalStyle_5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4" style:display-name="ConditionalStyle_5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3" style:display-name="ConditionalStyle_5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2" style:display-name="ConditionalStyle_5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1" style:display-name="ConditionalStyle_5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0" style:display-name="ConditionalStyle_5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9" style:display-name="ConditionalStyle_5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8" style:display-name="ConditionalStyle_5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7" style:display-name="ConditionalStyle_5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6" style:display-name="ConditionalStyle_5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5" style:display-name="ConditionalStyle_5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4" style:display-name="ConditionalStyle_5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3" style:display-name="ConditionalStyle_5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2" style:display-name="ConditionalStyle_5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1" style:display-name="ConditionalStyle_5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0" style:display-name="ConditionalStyle_5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9" style:display-name="ConditionalStyle_5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8" style:display-name="ConditionalStyle_5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7" style:display-name="ConditionalStyle_5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6" style:display-name="ConditionalStyle_5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5" style:display-name="ConditionalStyle_5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4" style:display-name="ConditionalStyle_5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3" style:display-name="ConditionalStyle_5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2" style:display-name="ConditionalStyle_5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1" style:display-name="ConditionalStyle_5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0" style:display-name="ConditionalStyle_5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9" style:display-name="ConditionalStyle_5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8" style:display-name="ConditionalStyle_5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7" style:display-name="ConditionalStyle_5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6" style:display-name="ConditionalStyle_5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5" style:display-name="ConditionalStyle_5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4" style:display-name="ConditionalStyle_5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3" style:display-name="ConditionalStyle_5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2" style:display-name="ConditionalStyle_5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1" style:display-name="ConditionalStyle_5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0" style:display-name="ConditionalStyle_5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9" style:display-name="ConditionalStyle_5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8" style:display-name="ConditionalStyle_5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7" style:display-name="ConditionalStyle_5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6" style:display-name="ConditionalStyle_5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5" style:display-name="ConditionalStyle_5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4" style:display-name="ConditionalStyle_5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3" style:display-name="ConditionalStyle_5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2" style:display-name="ConditionalStyle_5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1" style:display-name="ConditionalStyle_5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0" style:display-name="ConditionalStyle_5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9" style:display-name="ConditionalStyle_4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8" style:display-name="ConditionalStyle_4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7" style:display-name="ConditionalStyle_4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6" style:display-name="ConditionalStyle_4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5" style:display-name="ConditionalStyle_4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4" style:display-name="ConditionalStyle_4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3" style:display-name="ConditionalStyle_4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2" style:display-name="ConditionalStyle_4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1" style:display-name="ConditionalStyle_4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0" style:display-name="ConditionalStyle_4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9" style:display-name="ConditionalStyle_4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8" style:display-name="ConditionalStyle_4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7" style:display-name="ConditionalStyle_4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6" style:display-name="ConditionalStyle_4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5" style:display-name="ConditionalStyle_4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4" style:display-name="ConditionalStyle_4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3" style:display-name="ConditionalStyle_4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2" style:display-name="ConditionalStyle_4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1" style:display-name="ConditionalStyle_4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0" style:display-name="ConditionalStyle_4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9" style:display-name="ConditionalStyle_4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8" style:display-name="ConditionalStyle_4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7" style:display-name="ConditionalStyle_4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6" style:display-name="ConditionalStyle_4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5" style:display-name="ConditionalStyle_4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4" style:display-name="ConditionalStyle_4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3" style:display-name="ConditionalStyle_4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2" style:display-name="ConditionalStyle_4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1" style:display-name="ConditionalStyle_4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0" style:display-name="ConditionalStyle_4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9" style:display-name="ConditionalStyle_4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8" style:display-name="ConditionalStyle_4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7" style:display-name="ConditionalStyle_4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6" style:display-name="ConditionalStyle_4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5" style:display-name="ConditionalStyle_4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4" style:display-name="ConditionalStyle_4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3" style:display-name="ConditionalStyle_4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2" style:display-name="ConditionalStyle_4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1" style:display-name="ConditionalStyle_4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0" style:display-name="ConditionalStyle_4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9" style:display-name="ConditionalStyle_4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8" style:display-name="ConditionalStyle_4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7" style:display-name="ConditionalStyle_4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6" style:display-name="ConditionalStyle_4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5" style:display-name="ConditionalStyle_4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4" style:display-name="ConditionalStyle_4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3" style:display-name="ConditionalStyle_4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2" style:display-name="ConditionalStyle_4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1" style:display-name="ConditionalStyle_4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0" style:display-name="ConditionalStyle_4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9" style:display-name="ConditionalStyle_4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8" style:display-name="ConditionalStyle_4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7" style:display-name="ConditionalStyle_4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6" style:display-name="ConditionalStyle_4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5" style:display-name="ConditionalStyle_4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4" style:display-name="ConditionalStyle_4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3" style:display-name="ConditionalStyle_4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2" style:display-name="ConditionalStyle_4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1" style:display-name="ConditionalStyle_4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0" style:display-name="ConditionalStyle_4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9" style:display-name="ConditionalStyle_4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8" style:display-name="ConditionalStyle_4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7" style:display-name="ConditionalStyle_4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6" style:display-name="ConditionalStyle_4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5" style:display-name="ConditionalStyle_4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4" style:display-name="ConditionalStyle_4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3" style:display-name="ConditionalStyle_4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2" style:display-name="ConditionalStyle_4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1" style:display-name="ConditionalStyle_4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0" style:display-name="ConditionalStyle_4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9" style:display-name="ConditionalStyle_4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8" style:display-name="ConditionalStyle_4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7" style:display-name="ConditionalStyle_4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6" style:display-name="ConditionalStyle_4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5" style:display-name="ConditionalStyle_4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4" style:display-name="ConditionalStyle_4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3" style:display-name="ConditionalStyle_4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2" style:display-name="ConditionalStyle_4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1" style:display-name="ConditionalStyle_4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0" style:display-name="ConditionalStyle_4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9" style:display-name="ConditionalStyle_4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8" style:display-name="ConditionalStyle_4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7" style:display-name="ConditionalStyle_4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6" style:display-name="ConditionalStyle_4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5" style:display-name="ConditionalStyle_4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4" style:display-name="ConditionalStyle_4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3" style:display-name="ConditionalStyle_4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2" style:display-name="ConditionalStyle_4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1" style:display-name="ConditionalStyle_4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0" style:display-name="ConditionalStyle_4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9" style:display-name="ConditionalStyle_4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8" style:display-name="ConditionalStyle_4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7" style:display-name="ConditionalStyle_4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6" style:display-name="ConditionalStyle_4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5" style:display-name="ConditionalStyle_4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4" style:display-name="ConditionalStyle_4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3" style:display-name="ConditionalStyle_4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2" style:display-name="ConditionalStyle_4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1" style:display-name="ConditionalStyle_4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0" style:display-name="ConditionalStyle_4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9" style:display-name="ConditionalStyle_3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8" style:display-name="ConditionalStyle_3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7" style:display-name="ConditionalStyle_3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6" style:display-name="ConditionalStyle_3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5" style:display-name="ConditionalStyle_3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4" style:display-name="ConditionalStyle_3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3" style:display-name="ConditionalStyle_3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2" style:display-name="ConditionalStyle_3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1" style:display-name="ConditionalStyle_3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0" style:display-name="ConditionalStyle_3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9" style:display-name="ConditionalStyle_3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8" style:display-name="ConditionalStyle_3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7" style:display-name="ConditionalStyle_3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6" style:display-name="ConditionalStyle_3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5" style:display-name="ConditionalStyle_3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4" style:display-name="ConditionalStyle_3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3" style:display-name="ConditionalStyle_3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2" style:display-name="ConditionalStyle_3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1" style:display-name="ConditionalStyle_3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0" style:display-name="ConditionalStyle_3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9" style:display-name="ConditionalStyle_3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8" style:display-name="ConditionalStyle_3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7" style:display-name="ConditionalStyle_3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6" style:display-name="ConditionalStyle_3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5" style:display-name="ConditionalStyle_3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4" style:display-name="ConditionalStyle_3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3" style:display-name="ConditionalStyle_3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2" style:display-name="ConditionalStyle_3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1" style:display-name="ConditionalStyle_3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0" style:display-name="ConditionalStyle_3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9" style:display-name="ConditionalStyle_3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8" style:display-name="ConditionalStyle_3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7" style:display-name="ConditionalStyle_3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6" style:display-name="ConditionalStyle_3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5" style:display-name="ConditionalStyle_3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4" style:display-name="ConditionalStyle_3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3" style:display-name="ConditionalStyle_3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2" style:display-name="ConditionalStyle_3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1" style:display-name="ConditionalStyle_3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0" style:display-name="ConditionalStyle_3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9" style:display-name="ConditionalStyle_3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8" style:display-name="ConditionalStyle_3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7" style:display-name="ConditionalStyle_3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6" style:display-name="ConditionalStyle_3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5" style:display-name="ConditionalStyle_3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4" style:display-name="ConditionalStyle_3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3" style:display-name="ConditionalStyle_3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2" style:display-name="ConditionalStyle_3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1" style:display-name="ConditionalStyle_3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0" style:display-name="ConditionalStyle_3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9" style:display-name="ConditionalStyle_3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8" style:display-name="ConditionalStyle_3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7" style:display-name="ConditionalStyle_3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6" style:display-name="ConditionalStyle_3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5" style:display-name="ConditionalStyle_3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4" style:display-name="ConditionalStyle_3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3" style:display-name="ConditionalStyle_3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2" style:display-name="ConditionalStyle_3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1" style:display-name="ConditionalStyle_3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0" style:display-name="ConditionalStyle_3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9" style:display-name="ConditionalStyle_3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8" style:display-name="ConditionalStyle_3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7" style:display-name="ConditionalStyle_3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6" style:display-name="ConditionalStyle_3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5" style:display-name="ConditionalStyle_3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4" style:display-name="ConditionalStyle_3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3" style:display-name="ConditionalStyle_3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2" style:display-name="ConditionalStyle_3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1" style:display-name="ConditionalStyle_3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0" style:display-name="ConditionalStyle_3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9" style:display-name="ConditionalStyle_3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8" style:display-name="ConditionalStyle_3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7" style:display-name="ConditionalStyle_3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6" style:display-name="ConditionalStyle_3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5" style:display-name="ConditionalStyle_3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4" style:display-name="ConditionalStyle_3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3" style:display-name="ConditionalStyle_3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2" style:display-name="ConditionalStyle_3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1" style:display-name="ConditionalStyle_3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0" style:display-name="ConditionalStyle_3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9" style:display-name="ConditionalStyle_3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8" style:display-name="ConditionalStyle_3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7" style:display-name="ConditionalStyle_3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6" style:display-name="ConditionalStyle_3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5" style:display-name="ConditionalStyle_3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4" style:display-name="ConditionalStyle_3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3" style:display-name="ConditionalStyle_3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2" style:display-name="ConditionalStyle_3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1" style:display-name="ConditionalStyle_3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0" style:display-name="ConditionalStyle_3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9" style:display-name="ConditionalStyle_3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8" style:display-name="ConditionalStyle_3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7" style:display-name="ConditionalStyle_3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6" style:display-name="ConditionalStyle_3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5" style:display-name="ConditionalStyle_3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4" style:display-name="ConditionalStyle_3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3" style:display-name="ConditionalStyle_3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2" style:display-name="ConditionalStyle_3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1" style:display-name="ConditionalStyle_3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0" style:display-name="ConditionalStyle_3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9" style:display-name="ConditionalStyle_2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8" style:display-name="ConditionalStyle_2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7" style:display-name="ConditionalStyle_2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6" style:display-name="ConditionalStyle_2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5" style:display-name="ConditionalStyle_2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4" style:display-name="ConditionalStyle_2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3" style:display-name="ConditionalStyle_2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2" style:display-name="ConditionalStyle_2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1" style:display-name="ConditionalStyle_2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0" style:display-name="ConditionalStyle_2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9" style:display-name="ConditionalStyle_2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8" style:display-name="ConditionalStyle_2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7" style:display-name="ConditionalStyle_2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6" style:display-name="ConditionalStyle_2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5" style:display-name="ConditionalStyle_2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4" style:display-name="ConditionalStyle_2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3" style:display-name="ConditionalStyle_2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2" style:display-name="ConditionalStyle_2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1" style:display-name="ConditionalStyle_2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0" style:display-name="ConditionalStyle_2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9" style:display-name="ConditionalStyle_2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8" style:display-name="ConditionalStyle_2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7" style:display-name="ConditionalStyle_2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6" style:display-name="ConditionalStyle_2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5" style:display-name="ConditionalStyle_2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4" style:display-name="ConditionalStyle_2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3" style:display-name="ConditionalStyle_2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2" style:display-name="ConditionalStyle_2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1" style:display-name="ConditionalStyle_2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0" style:display-name="ConditionalStyle_2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9" style:display-name="ConditionalStyle_2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8" style:display-name="ConditionalStyle_2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7" style:display-name="ConditionalStyle_2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6" style:display-name="ConditionalStyle_2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5" style:display-name="ConditionalStyle_2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4" style:display-name="ConditionalStyle_2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3" style:display-name="ConditionalStyle_2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2" style:display-name="ConditionalStyle_2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1" style:display-name="ConditionalStyle_2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0" style:display-name="ConditionalStyle_2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9" style:display-name="ConditionalStyle_2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8" style:display-name="ConditionalStyle_2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7" style:display-name="ConditionalStyle_2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6" style:display-name="ConditionalStyle_2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5" style:display-name="ConditionalStyle_2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4" style:display-name="ConditionalStyle_2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3" style:display-name="ConditionalStyle_2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2" style:display-name="ConditionalStyle_2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1" style:display-name="ConditionalStyle_2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0" style:display-name="ConditionalStyle_2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9" style:display-name="ConditionalStyle_2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8" style:display-name="ConditionalStyle_2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7" style:display-name="ConditionalStyle_2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6" style:display-name="ConditionalStyle_2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5" style:display-name="ConditionalStyle_2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4" style:display-name="ConditionalStyle_2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3" style:display-name="ConditionalStyle_2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2" style:display-name="ConditionalStyle_2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1" style:display-name="ConditionalStyle_2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0" style:display-name="ConditionalStyle_2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9" style:display-name="ConditionalStyle_2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8" style:display-name="ConditionalStyle_2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7" style:display-name="ConditionalStyle_2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6" style:display-name="ConditionalStyle_2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5" style:display-name="ConditionalStyle_2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4" style:display-name="ConditionalStyle_2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3" style:display-name="ConditionalStyle_2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2" style:display-name="ConditionalStyle_2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1" style:display-name="ConditionalStyle_2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0" style:display-name="ConditionalStyle_2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9" style:display-name="ConditionalStyle_2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8" style:display-name="ConditionalStyle_2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7" style:display-name="ConditionalStyle_2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6" style:display-name="ConditionalStyle_2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5" style:display-name="ConditionalStyle_2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4" style:display-name="ConditionalStyle_2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3" style:display-name="ConditionalStyle_2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2" style:display-name="ConditionalStyle_2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1" style:display-name="ConditionalStyle_2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0" style:display-name="ConditionalStyle_2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9" style:display-name="ConditionalStyle_2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8" style:display-name="ConditionalStyle_2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7" style:display-name="ConditionalStyle_2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6" style:display-name="ConditionalStyle_2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5" style:display-name="ConditionalStyle_2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4" style:display-name="ConditionalStyle_2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3" style:display-name="ConditionalStyle_2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2" style:display-name="ConditionalStyle_2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1" style:display-name="ConditionalStyle_2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0" style:display-name="ConditionalStyle_2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9" style:display-name="ConditionalStyle_2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8" style:display-name="ConditionalStyle_2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7" style:display-name="ConditionalStyle_2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6" style:display-name="ConditionalStyle_2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5" style:display-name="ConditionalStyle_2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4" style:display-name="ConditionalStyle_2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3" style:display-name="ConditionalStyle_2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2" style:display-name="ConditionalStyle_2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1" style:display-name="ConditionalStyle_2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0" style:display-name="ConditionalStyle_2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9" style:display-name="ConditionalStyle_1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8" style:display-name="ConditionalStyle_1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7" style:display-name="ConditionalStyle_1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6" style:display-name="ConditionalStyle_1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5" style:display-name="ConditionalStyle_1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4" style:display-name="ConditionalStyle_1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3" style:display-name="ConditionalStyle_1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2" style:display-name="ConditionalStyle_1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1" style:display-name="ConditionalStyle_1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0" style:display-name="ConditionalStyle_1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9" style:display-name="ConditionalStyle_1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8" style:display-name="ConditionalStyle_1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7" style:display-name="ConditionalStyle_1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6" style:display-name="ConditionalStyle_1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5" style:display-name="ConditionalStyle_1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4" style:display-name="ConditionalStyle_1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3" style:display-name="ConditionalStyle_1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2" style:display-name="ConditionalStyle_1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1" style:display-name="ConditionalStyle_1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0" style:display-name="ConditionalStyle_1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9" style:display-name="ConditionalStyle_1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8" style:display-name="ConditionalStyle_1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7" style:display-name="ConditionalStyle_1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6" style:display-name="ConditionalStyle_1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5" style:display-name="ConditionalStyle_1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4" style:display-name="ConditionalStyle_1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3" style:display-name="ConditionalStyle_1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2" style:display-name="ConditionalStyle_1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1" style:display-name="ConditionalStyle_1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0" style:display-name="ConditionalStyle_1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9" style:display-name="ConditionalStyle_1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8" style:display-name="ConditionalStyle_1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7" style:display-name="ConditionalStyle_1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6" style:display-name="ConditionalStyle_1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5" style:display-name="ConditionalStyle_1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4" style:display-name="ConditionalStyle_1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3" style:display-name="ConditionalStyle_1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2" style:display-name="ConditionalStyle_1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1" style:display-name="ConditionalStyle_1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0" style:display-name="ConditionalStyle_1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9" style:display-name="ConditionalStyle_1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8" style:display-name="ConditionalStyle_1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7" style:display-name="ConditionalStyle_1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6" style:display-name="ConditionalStyle_1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5" style:display-name="ConditionalStyle_1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4" style:display-name="ConditionalStyle_1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3" style:display-name="ConditionalStyle_1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2" style:display-name="ConditionalStyle_1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1" style:display-name="ConditionalStyle_1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0" style:display-name="ConditionalStyle_1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9" style:display-name="ConditionalStyle_1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8" style:display-name="ConditionalStyle_1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7" style:display-name="ConditionalStyle_1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6" style:display-name="ConditionalStyle_1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5" style:display-name="ConditionalStyle_1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4" style:display-name="ConditionalStyle_1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3" style:display-name="ConditionalStyle_1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2" style:display-name="ConditionalStyle_1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1" style:display-name="ConditionalStyle_1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0" style:display-name="ConditionalStyle_1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9" style:display-name="ConditionalStyle_1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8" style:display-name="ConditionalStyle_1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7" style:display-name="ConditionalStyle_1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6" style:display-name="ConditionalStyle_1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5" style:display-name="ConditionalStyle_1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4" style:display-name="ConditionalStyle_1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3" style:display-name="ConditionalStyle_1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2" style:display-name="ConditionalStyle_1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1" style:display-name="ConditionalStyle_1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0" style:display-name="ConditionalStyle_1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9" style:display-name="ConditionalStyle_1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8" style:display-name="ConditionalStyle_1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7" style:display-name="ConditionalStyle_1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6" style:display-name="ConditionalStyle_1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5" style:display-name="ConditionalStyle_1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4" style:display-name="ConditionalStyle_1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3" style:display-name="ConditionalStyle_1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2" style:display-name="ConditionalStyle_1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1" style:display-name="ConditionalStyle_1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0" style:display-name="ConditionalStyle_1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9" style:display-name="ConditionalStyle_1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8" style:display-name="ConditionalStyle_1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7" style:display-name="ConditionalStyle_1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6" style:display-name="ConditionalStyle_1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5" style:display-name="ConditionalStyle_1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4" style:display-name="ConditionalStyle_1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3" style:display-name="ConditionalStyle_1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2" style:display-name="ConditionalStyle_1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1" style:display-name="ConditionalStyle_1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0" style:display-name="ConditionalStyle_1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9" style:display-name="ConditionalStyle_1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8" style:display-name="ConditionalStyle_1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7" style:display-name="ConditionalStyle_1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6" style:display-name="ConditionalStyle_1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5" style:display-name="ConditionalStyle_1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4" style:display-name="ConditionalStyle_1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3" style:display-name="ConditionalStyle_1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2" style:display-name="ConditionalStyle_1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1" style:display-name="ConditionalStyle_1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0" style:display-name="ConditionalStyle_1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9" style:display-name="ConditionalStyle_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8" style:display-name="ConditionalStyle_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7" style:display-name="ConditionalStyle_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6" style:display-name="ConditionalStyle_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5" style:display-name="ConditionalStyle_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4" style:display-name="ConditionalStyle_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3" style:display-name="ConditionalStyle_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2" style:display-name="ConditionalStyle_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1" style:display-name="ConditionalStyle_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0" style:display-name="ConditionalStyle_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9" style:display-name="ConditionalStyle_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8" style:display-name="ConditionalStyle_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7" style:display-name="ConditionalStyle_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6" style:display-name="ConditionalStyle_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5" style:display-name="ConditionalStyle_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4" style:display-name="ConditionalStyle_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3" style:display-name="ConditionalStyle_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2" style:display-name="ConditionalStyle_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1" style:display-name="ConditionalStyle_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0" style:display-name="ConditionalStyle_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9" style:display-name="ConditionalStyle_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8" style:display-name="ConditionalStyle_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7" style:display-name="ConditionalStyle_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6" style:display-name="ConditionalStyle_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5" style:display-name="ConditionalStyle_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4" style:display-name="ConditionalStyle_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3" style:display-name="ConditionalStyle_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" style:display-name="ConditionalStyle_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" style:display-name="ConditionalStyle_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" style:display-name="ConditionalStyle_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" style:display-name="ConditionalStyle_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" style:display-name="ConditionalStyle_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" style:display-name="ConditionalStyle_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" style:display-name="ConditionalStyle_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" style:display-name="ConditionalStyle_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" style:display-name="ConditionalStyle_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" style:display-name="ConditionalStyle_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" style:display-name="ConditionalStyle_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" style:display-name="ConditionalStyle_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" style:display-name="ConditionalStyle_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" style:display-name="ConditionalStyle_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" style:display-name="ConditionalStyle_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" style:display-name="ConditionalStyle_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" style:display-name="ConditionalStyle_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" style:display-name="ConditionalStyle_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" style:display-name="ConditionalStyle_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" style:display-name="ConditionalStyle_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" style:display-name="ConditionalStyle_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" style:display-name="ConditionalStyle_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" style:display-name="ConditionalStyle_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" style:display-name="ConditionalStyle_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" style:display-name="ConditionalStyle_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" style:display-name="ConditionalStyle_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" style:display-name="ConditionalStyle_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" style:display-name="ConditionalStyle_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" style:display-name="ConditionalStyle_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" style:display-name="ConditionalStyle_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" style:display-name="ConditionalStyle_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" style:display-name="ConditionalStyle_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" style:display-name="ConditionalStyle_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" style:display-name="ConditionalStyle_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" style:display-name="ConditionalStyle_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" style:display-name="ConditionalStyle_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" style:display-name="ConditionalStyle_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" style:display-name="ConditionalStyle_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" style:display-name="ConditionalStyle_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" style:display-name="ConditionalStyle_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" style:display-name="ConditionalStyle_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" style:display-name="ConditionalStyle_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" style:display-name="ConditionalStyle_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" style:display-name="ConditionalStyle_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" style:display-name="ConditionalStyle_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" style:display-name="ConditionalStyle_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" style:display-name="ConditionalStyle_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" style:display-name="ConditionalStyle_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" style:display-name="ConditionalStyle_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" style:display-name="ConditionalStyle_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" style:display-name="ConditionalStyle_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" style:display-name="ConditionalStyle_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" style:display-name="ConditionalStyle_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" style:display-name="ConditionalStyle_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" style:display-name="ConditionalStyle_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" style:display-name="ConditionalStyle_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" style:display-name="ConditionalStyle_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" style:display-name="ConditionalStyle_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" style:display-name="ConditionalStyle_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" style:display-name="ConditionalStyle_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Excel_20_Built-in_20_Percent" style:display-name="Excel Built-in Percent" style:family="table-cell" style:parent-style-name="Default" style:data-style-name="N10"/>
    <style:style style:name="Rojo" style:family="table-cell" style:parent-style-name="Default">
      <style:table-cell-properties fo:background-color="#ff3333"/>
    </style:style>
    <style:style style:name="VERDE" style:family="table-cell" style:parent-style-name="Default">
      <style:table-cell-properties fo:background-color="#669900"/>
    </style:style>
    <style:style style:name="Sin_20_título1" style:display-name="Sin título1" style:family="table-cell" style:parent-style-name="Default">
      <style:table-cell-properties fo:background-color="#ff9900"/>
    </style:style>
    <style:style style:name="AZUL" style:family="table-cell" style:parent-style-name="Default">
      <style:table-cell-properties fo:background-color="#99ccff"/>
    </style:style>
    <style:style style:name="AMARILLO" style:family="table-cell" style:parent-style-name="Default">
      <style:table-cell-properties fo:background-color="#ffff66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shadow="none" fo:background-color="transparent" style:first-page-number="continue" style:scale-to="24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1.3cm" fo:margin-left="1.168cm" fo:margin-right="1.041cm" style:print-page-order="ttb" style:first-page-number="continue" style:scale-to-X="1" style:scale-to-Y="3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99cm" fo:margin-left="0cm" fo:margin-right="0cm" fo:margin-top="0.49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9.7cm" fo:page-height="21.001cm" style:num-format="1" style:print-orientation="landscape" fo:margin-top="1.101cm" fo:margin-bottom="1.3cm" fo:margin-left="1cm" fo:margin-right="0.6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svg:height="0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1.101cm" fo:margin-bottom="1.3cm" fo:margin-left="1cm" fo:margin-right="0.6cm" style:shadow="none" fo:background-color="transparent" style:print-page-order="ttb" style:first-page-number="continue" style:scale-to="52%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svg:height="0.101cm" fo:margin-left="0cm" fo:margin-right="0cm" fo:margin-top="0cm"/>
      </style:footer-style>
    </style:page-layout>
    <style:page-layout style:name="Mpm7">
      <style:page-layout-properties fo:page-width="29.7cm" fo:page-height="21.001cm" style:num-format="1" style:print-orientation="landscape" fo:margin-top="1.101cm" fo:margin-bottom="1.3cm" fo:margin-left="1cm" fo:margin-right="0.6cm" style:print-page-order="ttb" style:first-page-number="continue" style:scale-to-X="1" style:scale-to-Y="9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svg:height="0cm" fo:margin-left="0cm" fo:margin-right="0cm" fo:margin-top="0cm"/>
      </style:footer-style>
    </style:page-layout>
    <style:page-layout style:name="Mpm8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00/00/0000</text:date>, <text:time style:data-style-name="N2" text:time-value="11:15:06.63792407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  <text:p><text:span text:style-name="MT1"><text:sheet-name>???</text:sheet-name></text:span></text:p>
        </style:region-left>
        <style:region-center>
          <text:p><text:span text:style-name="MT1">Date printed : </text:span><text:span text:style-name="MT1"><text:date style:data-style-name="N2" text:date-value="2014-11-14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Dictionary" style:display-name="PageStyle_Diction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quirements" style:display-name="PageStyle_Requirements" style:page-layout-name="Mpm5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left>
        <style:region-center>
          <text:p><text:span text:style-name="MT1"/></text:p>
          <text:p><text:span text:style-name="MT1">Date printed : </text:span><text:span text:style-name="MT1"><text:date style:data-style-name="N2" text:date-value="2014-11-14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DiagnosticsList" style:display-name="PageStyle_DiagnosticsList" style:page-layout-name="Mpm5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left>
        <style:region-center>
          <text:p><text:span text:style-name="MT1"/></text:p>
          <text:p><text:span text:style-name="MT1">Date printed : </text:span><text:span text:style-name="MT1"><text:date style:data-style-name="N2" text:date-value="2014-11-14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DiagnosticsTable" style:display-name="PageStyle_DiagnosticsTable" style:page-layout-name="Mpm6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left>
        <style:region-center>
          <text:p><text:span text:style-name="MT1"/></text:p>
          <text:p><text:span text:style-name="MT1">Date printed : </text:span><text:span text:style-name="MT1"><text:date style:data-style-name="N2" text:date-value="2014-11-14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Calibrations_20_data" style:display-name="PageStyle_Calibrations data" style:page-layout-name="Mpm7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left>
        <style:region-center>
          <text:p><text:span text:style-name="MT1"/></text:p>
          <text:p><text:span text:style-name="MT1">Date printed : </text:span><text:span text:style-name="MT1"><text:date style:data-style-name="N2" text:date-value="2014-11-14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DiagM_5f_Cmd" style:display-name="PageStyle_DiagM_Cmd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TemperatureFT" style:display-name="PageStyle_TemperatureF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PP Project</dc:title>
    <dc:subject>Diagnostic Table</dc:subject>
    <meta:initial-creator>metenof</meta:initial-creator>
    <meta:print-date>2012-08-30T16:29:26</meta:print-date>
    <meta:creation-date>2012-06-01T15:23:46</meta:creation-date>
    <dc:date>2014-11-14T11:46:41.205463622</dc:date>
    <meta:generator>LibreOffice/4.3.2.2$Linux_X86_64 LibreOffice_project/edfb5295ba211bd31ad47d0bad0118690f76407d</meta:generator>
    <meta:editing-cycles>383</meta:editing-cycles>
    <meta:editing-duration>P1DT23H19M5S</meta:editing-duration>
    <dc:creator>Txinto Vaz</dc:creator>
    <meta:document-statistic meta:table-count="5" meta:cell-count="2191" meta:object-count="0"/>
  </office:meta>
</office:document-meta>
</file>